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Basic/Standard/PlacerTx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menubar/menubar.xml" manifest:media-type=""/>
  <manifest:file-entry manifest:full-path="Configurations2/accelerator/current.xml" manifest:media-type=""/>
  <manifest:file-entry manifest:full-path="Configurations2/toolbar/custom_toolbar_369e4f2f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Liberation Sans3" svg:font-family="'Liberation Sans'" style:font-family-generic="decorative" style:font-pitch="variable"/>
    <style:font-face style:name="Swis721 BdOul BT" svg:font-family="'Swis721 BdOul BT'" style:font-family-generic="decorative" style:font-pitch="variable"/>
    <style:font-face style:name="Swis721 BdOul BT1" svg:font-family="'Swis721 BdOul BT'" style:font-adornments="Fed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HelveticaNeueLT Std" svg:font-family="'HelveticaNeueLT Std'" style:font-family-generic="swiss" style:font-pitch="variable"/>
    <style:font-face style:name="HelveticaNeueLT Std Med Cn" svg:font-family="'HelveticaNeueLT Std Med Cn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45cm" fo:min-width="11.234cm"/>
    </style:style>
    <style:style style:name="gr2" style:family="graphic" style:parent-style-name="standard">
      <style:graphic-properties draw:stroke="none" svg:stroke-color="#000000" draw:fill="none" draw:fill-color="#ffffff" fo:min-height="3.35cm"/>
    </style:style>
    <style:style style:name="gr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0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941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638cm"/>
    </style:style>
    <style:style style:name="gr6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948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374cm"/>
    </style:style>
    <style:style style:name="gr8" style:family="graphic" style:parent-style-name="objectwithoutfill">
      <style:graphic-properties svg:stroke-width="0.2cm" svg:stroke-color="#008000" draw:marker-start-width="0.8cm" draw:marker-end-width="0.8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88cm" fo:min-width="10.55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86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0.409cm" fo:padding-top="0.151cm" fo:padding-bottom="0.151cm" fo:padding-left="0.276cm" fo:padding-right="0.276cm" fo:wrap-option="no-wrap"/>
    </style:style>
    <style:style style:name="gr1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361cm" fo:padding-top="0.151cm" fo:padding-bottom="0.151cm" fo:padding-left="0.276cm" fo:padding-right="0.276cm" fo:wrap-option="no-wrap"/>
    </style:style>
    <style:style style:name="gr13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60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817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_32__20_Dots_20_1_20_Dash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9cm" fo:min-width="5.774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_32__20_Dots_20_1_20_Dash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774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6cm" fo:padding-top="0.151cm" fo:padding-bottom="0.151cm" fo:padding-left="0.276cm" fo:padding-right="0.276cm" fo:wrap-option="no-wrap"/>
    </style:style>
    <style:style style:name="gr18" style:family="graphic" style:parent-style-name="standard" style:list-style-name="L1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6cm" fo:padding-top="0.151cm" fo:padding-bottom="0.151cm" fo:padding-left="0.276cm" fo:padding-right="0.276cm" fo:wrap-option="no-wrap"/>
    </style:style>
    <style:style style:name="gr19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62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325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298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745cm" fo:min-width="17.109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821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896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682cm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draw:stroke="dash" draw:stroke-dash="_33__20_Dashes_20_3_20_Dots_20__28_var_29_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917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draw:stroke="dash" draw:stroke-dash="_33__20_Dashes_20_3_20_Dots_20__28_var_29_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217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8cm" fo:padding-top="0.151cm" fo:padding-bottom="0.151cm" fo:padding-left="0.276cm" fo:padding-right="0.276cm" fo:wrap-option="no-wrap"/>
    </style:style>
    <style:style style:name="gr29" style:family="graphic" style:parent-style-name="standard">
      <style:graphic-properties draw:stroke="none" draw:fill="none" fo:min-height="18.445cm"/>
    </style:style>
    <style:style style:name="gr30" style:family="graphic" style:parent-style-name="standard">
      <style:graphic-properties draw:fill-color="#004586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712cm"/>
    </style:style>
    <style:style style:name="gr32" style:family="graphic" style:parent-style-name="standard">
      <style:graphic-properties svg:stroke-width="0cm" svg:stroke-color="#000000" draw:marker-start-width="0.183cm" draw:marker-end-width="0.183cm" svg:stroke-opacity="80%" draw:stroke-linejoin="bevel" svg:stroke-linecap="round" draw:fill="none" draw:textarea-horizontal-align="justify" draw:textarea-vertical-align="middle" draw:auto-grow-height="false" fo:min-height="0.198cm" fo:min-width="7.416cm" fo:padding-top="0.125cm" fo:padding-bottom="0.125cm" fo:padding-left="0.25cm" fo:padding-right="0.25cm"/>
    </style:style>
    <style:style style:name="gr33" style:family="graphic" style:parent-style-name="standard">
      <style:graphic-properties svg:stroke-width="0cm" svg:stroke-color="#000000" draw:marker-start-width="0.262cm" draw:marker-end-width="0.262cm" svg:stroke-opacity="80%" draw:stroke-linejoin="bevel" svg:stroke-linecap="round" draw:fill="none" draw:textarea-horizontal-align="left" draw:textarea-vertical-align="top" draw:auto-grow-height="false" fo:min-height="1.457cm" fo:min-width="7.416cm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color="#000000" draw:fill="none" draw:fill-color="#ffffff" fo:min-height="0.008cm"/>
    </style:style>
    <style:style style:name="gr35" style:family="graphic" style:parent-style-name="standard">
      <style:graphic-properties draw:stroke="none" svg:stroke-color="#000000" draw:fill="none" draw:fill-color="#ffffff" fo:min-height="0.433cm"/>
    </style:style>
    <style:style style:name="gr36" style:family="graphic" style:parent-style-name="standard">
      <style:graphic-properties draw:stroke="none" draw:fill="none" fo:min-height="0.412cm"/>
    </style:style>
    <style:style style:name="gr37" style:family="graphic" style:parent-style-name="standard" style:list-style-name="L1">
      <style:graphic-properties draw:stroke="none" draw:fill="none" fo:min-height="0.412cm"/>
    </style:style>
    <style:style style:name="gr38" style:family="graphic" style:parent-style-name="standard" style:list-style-name="L1">
      <style:graphic-properties draw:stroke="none" draw:fill="none" fo:min-height="0.412cm"/>
    </style:style>
    <style:style style:name="gr39" style:family="graphic" style:parent-style-name="standard" style:list-style-name="L1">
      <style:graphic-properties draw:stroke="none" draw:fill="none" fo:min-height="0.412cm"/>
    </style:style>
    <style:style style:name="gr40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17cm" fo:min-width="2.24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fo:min-height="0.319cm"/>
    </style:style>
    <style:style style:name="gr42" style:family="graphic" style:parent-style-name="standard">
      <style:graphic-properties draw:stroke="none" svg:stroke-color="#000000" draw:fill="none" draw:fill-color="#ffffff" fo:min-height="0.869cm"/>
    </style:style>
    <style:style style:name="gr4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88cm" fo:min-width="9.448cm" fo:padding-top="0.151cm" fo:padding-bottom="0.151cm" fo:padding-left="0.276cm" fo:padding-right="0.276cm"/>
    </style:style>
    <style:style style:name="gr44" style:family="graphic" style:parent-style-name="standard">
      <style:graphic-properties svg:stroke-width="0cm" svg:stroke-color="#000000" draw:marker-start-width="0.341cm" draw:marker-end-width="0.341cm" svg:stroke-opacity="80%" draw:stroke-linejoin="bevel" svg:stroke-linecap="round" draw:fill="none" draw:textarea-horizontal-align="justify" draw:textarea-vertical-align="middle" draw:auto-grow-height="false" fo:min-height="0.198cm" fo:min-width="7.416cm" fo:padding-top="0.125cm" fo:padding-bottom="0.125cm" fo:padding-left="0.25cm" fo:padding-right="0.25cm"/>
    </style:style>
    <style:style style:name="gr45" style:family="graphic" style:parent-style-name="standard">
      <style:graphic-properties draw:opacity="10%" draw:textarea-horizontal-align="justify" draw:textarea-vertical-align="middle" draw:auto-grow-height="false" fo:min-height="27.45cm" fo:min-width="21.2cm" draw:shadow-opacity="10%"/>
    </style:style>
    <style:style style:name="gr46" style:family="graphic" style:parent-style-name="standard">
      <style:graphic-properties svg:stroke-width="0.2cm" svg:stroke-color="#996633" draw:marker-start-width="0.8cm" draw:marker-end-width="0.8cm" svg:stroke-opacity="40%" draw:opacity="5%" draw:textarea-horizontal-align="justify" draw:textarea-vertical-align="middle" draw:auto-grow-height="false" fo:min-height="27.382cm" fo:min-width="21.234cm" fo:padding-top="0.225cm" fo:padding-bottom="0.225cm" fo:padding-left="0.2cm" fo:padding-right="0.2cm" draw:shadow-opacity="5%"/>
    </style:style>
    <style:style style:name="gr47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2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325cm" fo:padding-top="0.151cm" fo:padding-bottom="0.151cm" fo:padding-left="0.276cm" fo:padding-right="0.276cm"/>
    </style:style>
    <style:style style:name="gr49" style:family="graphic" style:parent-style-name="standard">
      <style:graphic-properties draw:stroke="none" draw:fill="none" fo:min-height="0.628cm"/>
    </style:style>
    <style:style style:name="gr50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88cm" fo:min-width="8.464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608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387cm" fo:padding-top="0.151cm" fo:padding-bottom="0.151cm" fo:padding-left="0.276cm" fo:padding-right="0.276cm" fo:wrap-option="no-wrap"/>
    </style:style>
    <style:style style:name="gr5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594cm" fo:min-width="0.822cm" fo:padding-top="0.151cm" fo:padding-bottom="0.151cm" fo:padding-left="0.276cm" fo:padding-right="0.276cm" fo:wrap-option="no-wrap"/>
    </style:style>
    <style:style style:name="gr5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125cm" fo:padding-right="0.125cm"/>
    </style:style>
    <style:style style:name="gr55" style:family="graphic" style:parent-style-name="standard">
      <style:graphic-properties draw:stroke="dash" draw:stroke-dash="_32__20_Dots_20_1_20_Dash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9cm" fo:min-width="5.81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_32__20_Dots_20_1_20_Dash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81cm" fo:padding-top="0.151cm" fo:padding-bottom="0.151cm" fo:padding-left="0.276cm" fo:padding-right="0.276cm"/>
    </style:style>
    <style:style style:name="gr57" style:family="graphic" style:parent-style-name="objectwithoutfill">
      <style:graphic-properties svg:stroke-color="#00ffff" draw:fill="none" draw:textarea-vertical-align="middle"/>
    </style:style>
    <style:style style:name="gr58" style:family="graphic" style:parent-style-name="standard">
      <style:graphic-properties draw:stroke="none" draw:fill="none" fo:min-height="20.353cm"/>
    </style:style>
    <style:style style:name="gr59" style:family="graphic" style:parent-style-name="standard" style:list-style-name="L1">
      <style:graphic-properties svg:stroke-width="0cm" svg:stroke-color="#000000" draw:marker-start-width="0.341cm" draw:marker-end-width="0.341cm" svg:stroke-opacity="80%" draw:stroke-linejoin="bevel" svg:stroke-linecap="round" draw:fill="none" draw:textarea-horizontal-align="left" draw:textarea-vertical-align="top" draw:auto-grow-height="false" fo:min-height="1.509cm" fo:min-width="7.468cm" fo:padding-top="0.125cm" fo:padding-bottom="0.125cm" fo:padding-left="0.25cm" fo:padding-right="0.25cm"/>
    </style:style>
    <style:style style:name="gr60" style:family="graphic" style:parent-style-name="standard" style:list-style-name="L1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6cm" fo:padding-top="0.151cm" fo:padding-bottom="0.151cm" fo:padding-left="0.276cm" fo:padding-right="0.276cm" fo:wrap-option="no-wrap"/>
    </style:style>
    <style:style style:name="gr61" style:family="graphic" style:parent-style-name="standard" style:list-style-name="L1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6cm" fo:padding-top="0.151cm" fo:padding-bottom="0.151cm" fo:padding-left="0.276cm" fo:padding-right="0.276cm" fo:wrap-option="no-wrap"/>
    </style:style>
    <style:style style:name="gr62" style:family="graphic" style:parent-style-name="standard" style:list-style-name="L1">
      <style:graphic-properties svg:stroke-width="0cm" svg:stroke-color="#000000" draw:marker-start-width="0.341cm" draw:marker-end-width="0.341cm" svg:stroke-opacity="80%" draw:stroke-linejoin="bevel" svg:stroke-linecap="round" draw:fill="none" draw:textarea-horizontal-align="justify" draw:textarea-vertical-align="middle" draw:auto-grow-height="false" fo:min-height="0.25cm" fo:min-width="7.468cm" fo:padding-top="0.125cm" fo:padding-bottom="0.125cm" fo:padding-left="0.25cm" fo:padding-right="0.25cm"/>
    </style:style>
    <style:style style:name="gr63" style:family="graphic" style:parent-style-name="standard">
      <style:graphic-properties draw:stroke="none" draw:fill="none" fo:min-height="15.583cm"/>
    </style:style>
    <style:style style:name="gr64" style:family="graphic" style:parent-style-name="standard">
      <style:graphic-properties draw:stroke="dash" draw:stroke-dash="Ultrafine_20_2_20_Dots_20_3_20_Dashes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7.981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637cm" fo:min-width="8.464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000080" draw:marker-start-width="0.579cm" draw:marker-end-width="0.579cm" svg:stroke-opacity="80%" draw:stroke-linejoin="bevel" draw:fill="none" draw:textarea-horizontal-align="justify" draw:textarea-vertical-align="middle" draw:auto-grow-height="false" fo:min-height="13.326cm" fo:min-width="20.189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997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608cm" fo:padding-top="0.151cm" fo:padding-bottom="0.151cm" fo:padding-left="0.276cm" fo:padding-right="0.276cm"/>
    </style:style>
    <style:style style:name="gr69" style:family="graphic" style:parent-style-name="standard" style:list-style-name="L1">
      <style:graphic-properties draw:stroke="dash" draw:stroke-dash="_33__20_Dashes_20_3_20_Dots_20__28_var_29_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.917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draw:stroke="dash" draw:stroke-dash="_33__20_Dashes_20_3_20_Dots_20__28_var_29_"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217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594cm" fo:min-width="0.495cm" fo:padding-top="0.151cm" fo:padding-bottom="0.151cm" fo:padding-left="0.276cm" fo:padding-right="0.276cm" fo:wrap-option="no-wrap"/>
    </style:style>
    <style:style style:name="gr72" style:family="graphic" style:parent-style-name="standard">
      <style:graphic-properties draw:stroke="none" svg:stroke-color="#000000" draw:fill="none" draw:fill-color="#ffffff" fo:min-height="0.637cm"/>
    </style:style>
    <style:style style:name="gr73" style:family="graphic" style:parent-style-name="standard">
      <style:graphic-properties fo:background-color="#ffffcc"/>
    </style:style>
    <style:style style:name="gr74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75" style:family="graphic" style:parent-style-name="objectwithoutfill">
      <style:graphic-properties svg:stroke-width="0.05cm" draw:marker-start-width="0.505cm" draw:marker-end-width="0.505cm" draw:fill="none" draw:textarea-vertical-align="middle" fo:padding-top="0.15cm" fo:padding-bottom="0.15cm" fo:padding-left="0.125cm" fo:padding-right="0.125cm"/>
    </style:style>
    <style:style style:name="gr76" style:family="graphic" style:parent-style-name="objectwithoutfill">
      <style:graphic-properties svg:stroke-width="0.05cm" draw:marker-start-width="0.43cm" draw:marker-end-width="0.43cm" draw:fill="none" draw:textarea-vertical-align="middle" fo:padding-top="0.15cm" fo:padding-bottom="0.15cm" fo:padding-left="0.125cm" fo:padding-right="0.125cm"/>
    </style:style>
    <style:style style:name="gr77" style:family="graphic" style:parent-style-name="objectwithoutfill">
      <style:graphic-properties svg:stroke-width="0.05cm" draw:marker-start-width="0.58cm" draw:marker-end-width="0.58cm" draw:fill="none" draw:textarea-vertical-align="middle" fo:padding-top="0.15cm" fo:padding-bottom="0.15cm" fo:padding-left="0.125cm" fo:padding-right="0.125cm"/>
    </style:style>
    <style:style style:name="gr78" style:family="graphic" style:parent-style-name="standard">
      <style:graphic-properties svg:stroke-width="0cm" svg:stroke-color="#000000" draw:marker-start-width="0.104cm" draw:marker-end-width="0.104cm" svg:stroke-opacity="80%" draw:stroke-linejoin="bevel" svg:stroke-linecap="round" draw:fill="none" draw:textarea-horizontal-align="justify" draw:textarea-vertical-align="middle" draw:auto-grow-height="false" fo:min-height="0.198cm" fo:min-width="7.416cm" fo:padding-top="0.125cm" fo:padding-bottom="0.125cm" fo:padding-left="0.25cm" fo:padding-right="0.25cm"/>
    </style:style>
    <style:style style:name="gr79" style:family="graphic" style:parent-style-name="standard" style:list-style-name="L1">
      <style:graphic-properties svg:stroke-width="0cm" svg:stroke-color="#000000" draw:marker-start-width="0.183cm" draw:marker-end-width="0.183cm" svg:stroke-opacity="80%" draw:stroke-linejoin="bevel" svg:stroke-linecap="round" draw:fill="none" draw:textarea-horizontal-align="left" draw:textarea-vertical-align="top" draw:auto-grow-height="false" fo:min-height="1.509cm" fo:min-width="7.468cm" fo:padding-top="0.125cm" fo:padding-bottom="0.125cm" fo:padding-left="0.25cm" fo:padding-right="0.25cm"/>
    </style:style>
    <style:style style:name="gr80" style:family="graphic" style:parent-style-name="standard" style:list-style-name="L1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6cm" fo:padding-top="0.151cm" fo:padding-bottom="0.151cm" fo:padding-left="0.276cm" fo:padding-right="0.276cm" fo:wrap-option="no-wrap"/>
    </style:style>
    <style:style style:name="gr81" style:family="graphic" style:parent-style-name="standard" style:list-style-name="L1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6cm" fo:padding-top="0.151cm" fo:padding-bottom="0.151cm" fo:padding-left="0.276cm" fo:padding-right="0.276cm" fo:wrap-option="no-wrap"/>
    </style:style>
    <style:style style:name="gr82" style:family="graphic" style:parent-style-name="standard" style:list-style-name="L1">
      <style:graphic-properties svg:stroke-width="0cm" svg:stroke-color="#000000" draw:marker-start-width="0.262cm" draw:marker-end-width="0.262cm" svg:stroke-opacity="80%" draw:stroke-linejoin="bevel" svg:stroke-linecap="round" draw:fill="none" draw:textarea-horizontal-align="justify" draw:textarea-vertical-align="middle" draw:auto-grow-height="false" fo:min-height="0.25cm" fo:min-width="7.468cm" fo:padding-top="0.125cm" fo:padding-bottom="0.125cm" fo:padding-left="0.25cm" fo:padding-right="0.25cm"/>
    </style:style>
    <style:style style:name="gr8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356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657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9.527cm" fo:padding-top="0.151cm" fo:padding-bottom="0.151cm" fo:padding-left="0.276cm" fo:padding-right="0.276cm"/>
    </style:style>
    <style:style style:name="gr87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4.061cm" fo:padding-top="0.151cm" fo:padding-bottom="0.151cm" fo:padding-left="0.276cm" fo:padding-right="0.276cm"/>
    </style:style>
    <style:style style:name="gr88" style:family="graphic" style:parent-style-name="standard">
      <style:graphic-properties draw:stroke="none" draw:fill="none" fo:min-height="19.399cm"/>
    </style:style>
    <style:style style:name="gr89" style:family="graphic" style:parent-style-name="standard">
      <style:graphic-properties svg:stroke-width="0cm" svg:stroke-color="#000000" draw:marker-start-width="0.025cm" draw:marker-end-width="0.025cm" svg:stroke-opacity="80%" draw:stroke-linejoin="bevel" svg:stroke-linecap="round" draw:fill="none" draw:textarea-horizontal-align="justify" draw:textarea-vertical-align="middle" draw:auto-grow-height="false" fo:min-height="0.198cm" fo:min-width="7.416cm" fo:padding-top="0.125cm" fo:padding-bottom="0.125cm" fo:padding-left="0.25cm" fo:padding-right="0.25cm"/>
    </style:style>
    <style:style style:name="gr90" style:family="graphic" style:parent-style-name="standard" style:list-style-name="L1">
      <style:graphic-properties svg:stroke-width="0cm" svg:stroke-color="#000000" draw:marker-start-width="0.104cm" draw:marker-end-width="0.104cm" svg:stroke-opacity="80%" draw:stroke-linejoin="bevel" svg:stroke-linecap="round" draw:fill="none" draw:textarea-horizontal-align="left" draw:textarea-vertical-align="top" draw:auto-grow-height="false" fo:min-height="1.509cm" fo:min-width="7.468cm" fo:padding-top="0.125cm" fo:padding-bottom="0.125cm" fo:padding-left="0.25cm" fo:padding-right="0.25cm"/>
    </style:style>
    <style:style style:name="gr9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392cm" fo:padding-top="0.151cm" fo:padding-bottom="0.151cm" fo:padding-left="0.276cm" fo:padding-right="0.276cm"/>
    </style:style>
    <style:style style:name="gr9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5.289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853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4.083cm" fo:padding-top="0.151cm" fo:padding-bottom="0.151cm" fo:padding-left="0.276cm" fo:padding-right="0.276cm"/>
    </style:style>
    <style:style style:name="gr9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4.325cm" fo:padding-top="0.151cm" fo:padding-bottom="0.151cm" fo:padding-left="0.276cm" fo:padding-right="0.276cm"/>
    </style:style>
    <style:style style:name="gr96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4.34cm" fo:padding-top="0.151cm" fo:padding-bottom="0.151cm" fo:padding-left="0.276cm" fo:padding-right="0.276cm"/>
    </style:style>
    <style:style style:name="gr97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2.986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46cm" fo:padding-top="0.151cm" fo:padding-bottom="0.151cm" fo:padding-left="0.276cm" fo:padding-right="0.276cm"/>
    </style:style>
    <style:style style:name="gr99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8.141cm" fo:padding-top="0.151cm" fo:padding-bottom="0.151cm" fo:padding-left="0.276cm" fo:padding-right="0.276cm"/>
    </style:style>
    <style:style style:name="gr100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753cm" fo:padding-top="0.151cm" fo:padding-bottom="0.151cm" fo:padding-left="0.276cm" fo:padding-right="0.276cm"/>
    </style:style>
    <style:style style:name="gr101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0.518cm" fo:padding-top="0.151cm" fo:padding-bottom="0.151cm" fo:padding-left="0.276cm" fo:padding-right="0.276cm"/>
    </style:style>
    <style:style style:name="gr102" style:family="graphic" style:parent-style-name="standard">
      <style:graphic-properties draw:stroke="none" draw:fill="none" fo:min-height="0.32cm"/>
    </style:style>
    <style:style style:name="gr103" style:family="graphic" style:parent-style-name="objectwithoutfill">
      <style:graphic-properties draw:fill="none" draw:textarea-vertical-align="middle"/>
    </style:style>
    <style:style style:name="gr104" style:family="graphic" style:parent-style-name="standard" style:list-style-name="L1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6cm" fo:padding-top="0.151cm" fo:padding-bottom="0.151cm" fo:padding-left="0.276cm" fo:padding-right="0.276cm" fo:wrap-option="no-wrap"/>
    </style:style>
    <style:style style:name="gr105" style:family="graphic" style:parent-style-name="standard" style:list-style-name="L1">
      <style:graphic-properties svg:stroke-width="0.053cm" svg:stroke-color="#e6ff00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4cm" fo:min-width="21.696cm" fo:padding-top="0.151cm" fo:padding-bottom="0.151cm" fo:padding-left="0.276cm" fo:padding-right="0.276cm" fo:wrap-option="no-wrap"/>
    </style:style>
    <style:style style:name="gr106" style:family="graphic" style:parent-style-name="standard" style:list-style-name="L1">
      <style:graphic-properties svg:stroke-width="0cm" svg:stroke-color="#000000" draw:marker-start-width="0.183cm" draw:marker-end-width="0.183cm" svg:stroke-opacity="80%" draw:stroke-linejoin="bevel" svg:stroke-linecap="round" draw:fill="none" draw:textarea-horizontal-align="justify" draw:textarea-vertical-align="middle" draw:auto-grow-height="false" fo:min-height="0.25cm" fo:min-width="7.468cm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fo:min-height="3.567cm"/>
    </style:style>
    <style:style style:name="gr108" style:family="graphic" style:parent-style-name="standard">
      <style:graphic-properties draw:stroke="none" draw:fill="none" fo:min-height="10.177cm"/>
    </style:style>
    <style:style style:name="gr109" style:family="graphic" style:parent-style-name="standard">
      <style:graphic-properties svg:stroke-width="0cm" svg:stroke-color="#000000" draw:marker-start-width="0cm" draw:marker-end-width="0cm" svg:stroke-opacity="80%" draw:stroke-linejoin="bevel" svg:stroke-linecap="round" draw:fill="none" draw:textarea-horizontal-align="justify" draw:textarea-vertical-align="middle" draw:auto-grow-height="false" fo:min-height="0.198cm" fo:min-width="7.416cm" fo:padding-top="0.125cm" fo:padding-bottom="0.125cm" fo:padding-left="0.25cm" fo:padding-right="0.25cm"/>
    </style:style>
    <style:style style:name="gr110" style:family="graphic" style:parent-style-name="standard" style:list-style-name="L1">
      <style:graphic-properties svg:stroke-width="0cm" svg:stroke-color="#000000" draw:marker-start-width="0.025cm" draw:marker-end-width="0.025cm" svg:stroke-opacity="80%" draw:stroke-linejoin="bevel" svg:stroke-linecap="round" draw:fill="none" draw:textarea-horizontal-align="left" draw:textarea-vertical-align="top" draw:auto-grow-height="false" fo:min-height="1.509cm" fo:min-width="7.468cm" fo:padding-top="0.125cm" fo:padding-bottom="0.125cm" fo:padding-left="0.25cm" fo:padding-right="0.25cm"/>
    </style:style>
    <style:style style:name="gr111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6.804cm" fo:padding-top="0.151cm" fo:padding-bottom="0.151cm" fo:padding-left="0.276cm" fo:padding-right="0.276cm"/>
    </style:style>
    <style:style style:name="gr112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498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6.804cm" fo:padding-top="0.151cm" fo:padding-bottom="0.151cm" fo:padding-left="0.276cm" fo:padding-right="0.276cm"/>
    </style:style>
    <style:style style:name="gr114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6.068cm" fo:padding-top="0.151cm" fo:padding-bottom="0.151cm" fo:padding-left="0.276cm" fo:padding-right="0.276cm"/>
    </style:style>
    <style:style style:name="gr11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3.313cm" fo:padding-top="0.151cm" fo:padding-bottom="0.151cm" fo:padding-left="0.276cm" fo:padding-right="0.276cm"/>
    </style:style>
    <style:style style:name="gr116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6.068cm" fo:padding-top="0.151cm" fo:padding-bottom="0.151cm" fo:padding-left="0.276cm" fo:padding-right="0.276cm"/>
    </style:style>
    <style:style style:name="gr117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6.068cm" fo:padding-top="0.151cm" fo:padding-bottom="0.151cm" fo:padding-left="0.276cm" fo:padding-right="0.276cm"/>
    </style:style>
    <style:style style:name="gr118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6.804cm" fo:padding-top="0.151cm" fo:padding-bottom="0.151cm" fo:padding-left="0.276cm" fo:padding-right="0.276cm"/>
    </style:style>
    <style:style style:name="gr119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6.804cm" fo:padding-top="0.151cm" fo:padding-bottom="0.151cm" fo:padding-left="0.276cm" fo:padding-right="0.276cm"/>
    </style:style>
    <style:style style:name="gr120" style:family="graphic" style:parent-style-name="standard" style:list-style-name="L1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6.068cm" fo:padding-top="0.151cm" fo:padding-bottom="0.151cm" fo:padding-left="0.276cm" fo:padding-right="0.276cm"/>
    </style:style>
    <style:style style:name="gr121" style:family="graphic" style:parent-style-name="standard">
      <style:graphic-properties draw:stroke="none" draw:fill="none" fo:min-height="0.454cm"/>
    </style:style>
    <style:style style:name="gr122" style:family="graphic" style:parent-style-name="standard">
      <style:graphic-properties draw:stroke="none" draw:fill="none" fo:min-height="0.395cm"/>
    </style:style>
    <style:style style:name="gr123" style:family="graphic" style:parent-style-name="standard" style:list-style-name="L1">
      <style:graphic-properties draw:stroke="none" draw:fill="none" fo:min-height="0.789cm"/>
    </style:style>
    <style:style style:name="gr12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8.928cm" fo:padding-top="0.151cm" fo:padding-bottom="0.151cm" fo:padding-left="0.276cm" fo:padding-right="0.276cm"/>
    </style:style>
    <style:style style:name="gr125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3.88cm" fo:padding-top="0.151cm" fo:padding-bottom="0.151cm" fo:padding-left="0.276cm" fo:padding-right="0.276cm"/>
    </style:style>
    <style:style style:name="gr126" style:family="graphic" style:parent-style-name="standard" style:list-style-name="L1">
      <style:graphic-properties svg:stroke-width="0cm" svg:stroke-color="#000000" draw:marker-start-width="0.104cm" draw:marker-end-width="0.104cm" svg:stroke-opacity="80%" draw:stroke-linejoin="bevel" svg:stroke-linecap="round" draw:fill="none" draw:textarea-horizontal-align="justify" draw:textarea-vertical-align="middle" draw:auto-grow-height="false" fo:min-height="0.25cm" fo:min-width="7.468cm" fo:padding-top="0.125cm" fo:padding-bottom="0.125cm" fo:padding-left="0.25cm" fo:padding-right="0.25cm"/>
    </style:style>
    <style:style style:name="gr127" style:family="graphic" style:parent-style-name="standard">
      <style:graphic-properties draw:stroke="none" draw:fill="none" fo:min-height="9.91cm"/>
    </style:style>
    <style:style style:name="gr128" style:family="graphic" style:parent-style-name="standard" style:list-style-name="L1">
      <style:graphic-properties svg:stroke-width="0cm" svg:stroke-color="#000000" draw:marker-start-width="0cm" draw:marker-end-width="0cm" svg:stroke-opacity="80%" draw:stroke-linejoin="bevel" svg:stroke-linecap="round" draw:fill="none" draw:textarea-horizontal-align="left" draw:textarea-vertical-align="top" draw:auto-grow-height="false" fo:min-height="1.509cm" fo:min-width="7.468cm" fo:padding-top="0.125cm" fo:padding-bottom="0.125cm" fo:padding-left="0.25cm" fo:padding-right="0.25cm"/>
    </style:style>
    <style:style style:name="gr129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13.596cm" fo:padding-top="0.151cm" fo:padding-bottom="0.151cm" fo:padding-left="0.276cm" fo:padding-right="0.276cm"/>
    </style:style>
    <style:style style:name="gr130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198cm" fo:min-width="3.884cm" fo:padding-top="0.151cm" fo:padding-bottom="0.151cm" fo:padding-left="0.276cm" fo:padding-right="0.276cm"/>
    </style:style>
    <style:style style:name="gr131" style:family="graphic" style:parent-style-name="standard" style:list-style-name="L1">
      <style:graphic-properties svg:stroke-width="0cm" svg:stroke-color="#000000" draw:marker-start-width="0.025cm" draw:marker-end-width="0.025cm" svg:stroke-opacity="80%" draw:stroke-linejoin="bevel" svg:stroke-linecap="round" draw:fill="none" draw:textarea-horizontal-align="justify" draw:textarea-vertical-align="middle" draw:auto-grow-height="false" fo:min-height="0.25cm" fo:min-width="7.468cm" fo:padding-top="0.125cm" fo:padding-bottom="0.125cm" fo:padding-left="0.25cm" fo:padding-right="0.25cm"/>
    </style:style>
    <style:style style:name="gr132" style:family="graphic" style:parent-style-name="standard">
      <style:graphic-properties draw:stroke="none" draw:fill="none" fo:min-height="9.859cm"/>
    </style:style>
    <style:style style:name="gr133" style:family="graphic" style:parent-style-name="standard" style:list-style-name="L1">
      <style:graphic-properties svg:stroke-width="0cm" svg:stroke-color="#000000" draw:marker-start-width="0cm" draw:marker-end-width="0cm" svg:stroke-opacity="80%" draw:stroke-linejoin="bevel" svg:stroke-linecap="round" draw:fill="none" draw:textarea-horizontal-align="left" draw:textarea-vertical-align="top" draw:auto-grow-height="false" fo:min-height="1.509cm" fo:min-width="7.468cm" fo:padding-top="0.125cm" fo:padding-bottom="0.125cm" fo:padding-left="0.25cm" fo:padding-right="0.25cm"/>
    </style:style>
    <style:style style:name="gr134" style:family="graphic" style:parent-style-name="standard">
      <style:graphic-properties svg:stroke-width="0.053cm" svg:stroke-color="#999999" draw:marker-start-width="0.5cm" draw:marker-end-width="0.5cm" svg:stroke-opacity="80%" draw:stroke-linejoin="bevel" svg:stroke-linecap="round" draw:fill="none" draw:textarea-horizontal-align="justify" draw:textarea-vertical-align="middle" draw:auto-grow-height="false" fo:min-height="0.2cm" fo:min-width="13.596cm" fo:padding-top="0.151cm" fo:padding-bottom="0.151cm" fo:padding-left="0.276cm" fo:padding-right="0.276cm"/>
    </style:style>
    <style:style style:name="gr135" style:family="graphic" style:parent-style-name="standard" style:list-style-name="L1">
      <style:graphic-properties svg:stroke-width="0cm" svg:stroke-color="#000000" draw:marker-start-width="0cm" draw:marker-end-width="0cm" svg:stroke-opacity="80%" draw:stroke-linejoin="bevel" svg:stroke-linecap="round" draw:fill="none" draw:textarea-horizontal-align="justify" draw:textarea-vertical-align="middle" draw:auto-grow-height="false" fo:min-height="0.25cm" fo:min-width="7.468cm" fo:padding-top="0.125cm" fo:padding-bottom="0.125cm" fo:padding-left="0.25cm" fo:padding-right="0.25cm"/>
    </style:style>
    <style:style style:name="gr136" style:family="graphic" style:parent-style-name="standard">
      <style:graphic-properties draw:stroke="none" draw:fill="none" fo:min-height="7.951cm"/>
    </style:style>
    <style:style style:name="gr137" style:family="graphic" style:parent-style-name="standard">
      <style:graphic-properties draw:stroke="none" draw:fill="none" fo:min-height="17.809cm"/>
    </style:style>
    <style:style style:name="gr138" style:family="graphic" style:parent-style-name="standard">
      <style:graphic-properties draw:stroke="none" draw:fill="none" fo:min-height="20.111cm"/>
    </style:style>
    <style:style style:name="gr139" style:family="graphic" style:parent-style-name="standard">
      <style:graphic-properties draw:stroke="none" draw:fill="none" fo:min-height="20.035cm"/>
    </style:style>
    <style:style style:name="gr140" style:family="graphic" style:parent-style-name="standard">
      <style:graphic-properties draw:stroke="none" draw:fill="none" fo:min-height="13.51cm"/>
    </style:style>
    <style:style style:name="co1" style:family="table-column">
      <style:table-column-properties style:column-width="0.326cm" style:use-optimal-column-width="false"/>
    </style:style>
    <style:style style:name="co2" style:family="table-column">
      <style:table-column-properties style:column-width="3.242cm" style:use-optimal-column-width="false"/>
    </style:style>
    <style:style style:name="co3" style:family="table-column">
      <style:table-column-properties style:column-width="0.328cm" style:use-optimal-column-width="false"/>
    </style:style>
    <style:style style:name="co4" style:family="table-column">
      <style:table-column-properties style:column-width="0.3cm" style:use-optimal-column-width="false"/>
    </style:style>
    <style:style style:name="co5" style:family="table-column">
      <style:table-column-properties style:column-width="8.262cm" style:use-optimal-column-width="false"/>
    </style:style>
    <style:style style:name="co6" style:family="table-column">
      <style:table-column-properties style:column-width="0.307cm" style:use-optimal-column-width="false"/>
    </style:style>
    <style:style style:name="co7" style:family="table-column">
      <style:table-column-properties style:column-width="8.263cm" style:use-optimal-column-width="false"/>
    </style:style>
    <style:style style:name="co8" style:family="table-column">
      <style:table-column-properties style:column-width="0.308cm" style:use-optimal-column-width="false"/>
    </style:style>
    <style:style style:name="co9" style:family="table-column">
      <style:table-column-properties style:column-width="5.603cm" style:use-optimal-column-width="false"/>
    </style:style>
    <style:style style:name="co10" style:family="table-column">
      <style:table-column-properties style:column-width="0.301cm" style:use-optimal-column-width="false"/>
    </style:style>
    <style:style style:name="co11" style:family="table-column">
      <style:table-column-properties style:column-width="4.271cm" style:use-optimal-column-width="false"/>
    </style:style>
    <style:style style:name="co12" style:family="table-column">
      <style:table-column-properties style:column-width="4.286cm" style:use-optimal-column-width="false"/>
    </style:style>
    <style:style style:name="co13" style:family="table-column">
      <style:table-column-properties style:column-width="4.313cm" style:use-optimal-column-width="false"/>
    </style:style>
    <style:style style:name="co14" style:family="table-column">
      <style:table-column-properties style:column-width="4.26cm" style:use-optimal-column-width="false"/>
    </style:style>
    <style:style style:name="co15" style:family="table-column">
      <style:table-column-properties style:column-width="4.365cm" style:use-optimal-column-width="false"/>
    </style:style>
    <style:style style:name="ro1" style:family="table-row">
      <style:table-row-properties style:row-height="0.557cm"/>
    </style:style>
    <style:style style:name="ro2" style:family="table-row">
      <style:table-row-properties style:row-height="5.323cm"/>
    </style:style>
    <style:style style:name="ro3" style:family="table-row">
      <style:table-row-properties style:row-height="0.912cm"/>
    </style:style>
    <style:style style:name="ro4" style:family="table-row">
      <style:table-row-properties style:row-height="0.561cm"/>
    </style:style>
    <style:style style:name="ro5" style:family="table-row">
      <style:table-row-properties style:row-height="12.661cm"/>
    </style:style>
    <style:style style:name="ro6" style:family="table-row">
      <style:table-row-properties style:row-height="11.599cm"/>
    </style:style>
    <style:style style:name="ro7" style:family="table-row">
      <style:table-row-properties style:row-height="11.601cm"/>
    </style:style>
    <style:style style:name="ro8" style:family="table-row">
      <style:table-row-properties style:row-height="29.749cm"/>
    </style:style>
    <style:style style:name="ro9" style:family="table-row">
      <style:table-row-properties style:row-height="21.561cm"/>
    </style:style>
    <style:style style:name="ro10" style:family="table-row">
      <style:table-row-properties style:row-height="0.617cm"/>
    </style:style>
    <style:style style:name="ro11" style:family="table-row">
      <style:table-row-properties style:row-height="7.025cm"/>
    </style:style>
    <style:style style:name="ro12" style:family="table-row">
      <style:table-row-properties style:row-height="5.245cm"/>
    </style:style>
    <style:style style:name="ro13" style:family="table-row">
      <style:table-row-properties style:row-height="3.465cm"/>
    </style:style>
    <style:style style:name="ro14" style:family="table-row">
      <style:table-row-properties style:row-height="1.685cm"/>
    </style:style>
    <style:style style:name="ro15" style:family="table-row">
      <style:table-row-properties style:row-height="2.397cm"/>
    </style:style>
    <style:style style:name="ro16" style:family="table-row">
      <style:table-row-properties style:row-height="1.329cm"/>
    </style:style>
    <style:style style:name="ce1" style:family="table-cell">
      <loext:graphic-properties style:repeat="repeat" fo:padding-top="0.1cm" fo:padding-bottom="0.1cm" fo:padding-left="0.1cm" fo:padding-right="0.1cm"/>
    </style:style>
    <style:style style:name="ce2" style:family="table-cell">
      <loext:graphic-properties style:repeat="repeat" fo:padding-top="0.1cm" fo:padding-bottom="0.1cm" fo:padding-left="0.1cm" fo:padding-right="0.1cm"/>
      <style:paragraph-properties fo:margin-left="0cm" fo:margin-right="0cm" fo:text-indent="0cm" fo:border-left="0.03pt solid #ffffff" fo:border-right="0.03pt solid #ffffff" fo:border-top="0.03pt solid #ffffff" fo:border-bottom="none"/>
      <style:text-properties fo:color="#ffffff"/>
    </style:style>
    <style:style style:name="ce3" style:family="table-cell">
      <loext:graphic-properties style:repeat="repeat" fo:padding-top="0.1cm" fo:padding-bottom="0.1cm" fo:padding-left="0.1cm" fo:padding-right="0.1cm"/>
      <style:paragraph-properties fo:border-left="0.03pt solid #ffffff" fo:border-right="none" fo:border-top="0.03pt solid #ffffff" fo:border-bottom="none"/>
    </style:style>
    <style:style style:name="ce4" style:family="table-cell">
      <loext:graphic-properties draw:fill-color="#ffffcc" style:repeat="repeat" fo:padding-top="0.1cm" fo:padding-bottom="0.1cm" fo:padding-left="0.1cm" fo:padding-right="0.1cm"/>
      <style:paragraph-properties fo:margin-left="0.2cm" fo:margin-right="0cm" fo:text-indent="0cm" fo:border-left="0.03pt solid #ffffff" fo:border-right="0.03pt solid #ffffff" fo:border-top="0.03pt solid #ffffff" fo:border-bottom="none"/>
      <style:text-properties fo:font-size="10pt" style:font-size-asian="18pt" style:font-size-complex="18pt"/>
    </style:style>
    <style:style style:name="ce5" style:family="table-cell">
      <loext:graphic-properties style:repeat="repeat" fo:padding-top="0.1cm" fo:padding-bottom="0.1cm" fo:padding-left="0.1cm" fo:padding-right="0.1cm"/>
      <style:paragraph-properties fo:border-left="none" fo:border-right="0.03pt solid #ffffff" fo:border-top="0.03pt solid #ffffff" fo:border-bottom="none"/>
    </style:style>
    <style:style style:name="ce6" style:family="table-cell">
      <loext:graphic-properties draw:fill-color="#c0c0c0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7" style:family="table-cell">
      <loext:graphic-properties draw:fill-color="#c0c0c0" style:repeat="repeat" fo:padding-top="0.1cm" fo:padding-bottom="0.1cm" fo:padding-left="0.1cm" fo:padding-right="0.1cm"/>
      <style:paragraph-properties fo:border="0.03pt solid #ffffff"/>
      <style:text-properties fo:font-size="10pt" style:font-size-asian="18pt" style:font-size-complex="18pt"/>
    </style:style>
    <style:style style:name="ce8" style:family="table-cell">
      <loext:graphic-properties draw:fill-color="#c0c0c0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ce9" style:family="table-cell">
      <loext:graphic-properties style:repeat="repeat" fo:padding-top="0.1cm" fo:padding-bottom="0.1cm" fo:padding-left="0.1cm" fo:padding-right="0.1cm"/>
      <style:text-properties style:font-size-asian="18pt" style:font-size-complex="18pt"/>
    </style:style>
    <style:style style:name="ce10" style:family="table-cell">
      <loext:graphic-properties style:repeat="repeat" fo:padding-top="0.1cm" fo:padding-bottom="0.1cm" fo:padding-left="0.1cm" fo:padding-right="0.1cm"/>
      <style:paragraph-properties fo:margin-left="0cm" fo:margin-right="0cm" fo:text-indent="0cm" fo:border-left="0.03pt solid #ffffff" fo:border-right="0.03pt solid #ffffff" fo:border-top="0.03pt solid #ffffff" fo:border-bottom="none"/>
      <style:text-properties fo:font-size="9pt" style:font-size-asian="18pt" style:font-size-complex="18pt"/>
    </style:style>
    <style:style style:name="ce11" style:family="table-cell">
      <loext:graphic-properties style:repeat="repeat" fo:padding-top="0.1cm" fo:padding-bottom="0.1cm" fo:padding-left="0.1cm" fo:padding-right="0.1cm"/>
      <style:paragraph-properties fo:border-left="0.03pt solid #ffffff" fo:border-right="none" fo:border-top="0.03pt solid #ffffff" fo:border-bottom="none"/>
      <style:text-properties style:font-size-asian="18pt" style:font-size-complex="18pt"/>
    </style:style>
    <style:style style:name="ce12" style:family="table-cell">
      <loext:graphic-properties draw:fill-color="#ccffff" style:repeat="repeat" fo:padding-top="0.1cm" fo:padding-bottom="0.1cm" fo:padding-left="0.1cm" fo:padding-right="0.1cm"/>
      <style:paragraph-properties fo:margin-left="0.2cm" fo:margin-right="0cm" fo:text-indent="0cm" fo:border-left="0.03pt solid #ffffff" fo:border-right="0.03pt solid #ffffff" fo:border-top="0.03pt solid #ffffff" fo:border-bottom="none"/>
      <style:text-properties fo:font-size="10pt" style:font-size-asian="18pt" style:font-size-complex="18pt"/>
    </style:style>
    <style:style style:name="ce13" style:family="table-cell">
      <loext:graphic-properties style:repeat="repeat" fo:padding-top="0.1cm" fo:padding-bottom="0.1cm" fo:padding-left="0.1cm" fo:padding-right="0.1cm"/>
      <style:paragraph-properties fo:border-left="none" fo:border-right="0.03pt solid #ffffff" fo:border-top="0.03pt solid #ffffff" fo:border-bottom="none"/>
      <style:text-properties style:font-size-asian="18pt" style:font-size-complex="18pt"/>
    </style:style>
    <style:style style:name="ce14" style:family="table-cell">
      <loext:graphic-properties draw:fill-color="#c0c0c0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style:font-size-asian="18pt" style:font-size-complex="18pt"/>
    </style:style>
    <style:style style:name="ce15" style:family="table-cell">
      <loext:graphic-properties draw:fill-color="#c0c0c0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  <style:text-properties style:font-size-asian="18pt" style:font-size-complex="18pt"/>
    </style:style>
    <style:style style:name="ce16" style:family="table-cell">
      <loext:graphic-properties style:repeat="repeat" fo:padding-top="0.1cm" fo:padding-bottom="0.1cm" fo:padding-left="0.1cm" fo:padding-right="0.1cm"/>
      <style:paragraph-properties fo:margin-left="0cm" fo:margin-right="0cm" fo:text-indent="0cm" fo:border-left="0.03pt solid #ffffff" fo:border-right="0.03pt solid #ffffff" fo:border-top="0.03pt solid #ffffff" fo:border-bottom="none"/>
      <style:text-properties fo:color="#ffffff" fo:font-size="9pt" style:font-size-asian="18pt" style:font-size-complex="18pt"/>
    </style:style>
    <style:style style:name="ce17" style:family="table-cell">
      <loext:graphic-properties style:repeat="repeat"/>
      <style:text-properties fo:font-size="10.5pt" style:font-size-asian="10.5pt" style:font-size-complex="10.5pt"/>
    </style:style>
    <style:style style:name="ce18" style:family="table-cell">
      <loext:graphic-properties style:repeat="repea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999999" style:font-name="Swis721 BdOul BT1" fo:font-size="80pt" style:text-underline-style="none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2cm" fo:margin-right="0cm" fo:text-indent="0cm"/>
    </style:style>
    <style:style style:name="P6" style:family="paragraph">
      <style:paragraph-properties fo:margin-left="0.3cm" fo:margin-right="0cm" fo:text-indent="0cm" style:text-autospace="none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style:paragraph-properties style:text-autospace="none"/>
    </style:style>
    <style:style style:name="P9" style:family="paragraph">
      <style:paragraph-properties fo:margin-left="0.3cm" fo:margin-right="0cm" fo:text-indent="0cm"/>
    </style:style>
    <style:style style:name="P10" style:family="paragraph">
      <style:paragraph-properties fo:text-align="start" style:text-autospace="none"/>
    </style:style>
    <style:style style:name="P11" style:family="paragraph">
      <loext:graphic-properties draw:fill="none"/>
      <style:paragraph-properties fo:margin-left="0cm" fo:margin-right="0cm" fo:text-align="start" fo:text-indent="0cm" style:text-autospace="none"/>
      <style:text-properties fo:font-size="9pt" style:font-size-asian="9pt" style:font-size-complex="9pt"/>
    </style:style>
    <style:style style:name="P12" style:family="paragraph">
      <loext:graphic-properties draw:fill="none"/>
      <style:paragraph-properties fo:margin-left="0cm" fo:margin-right="0cm" fo:text-indent="0cm" style:text-autospace="none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end" style:text-autospace="none"/>
    </style:style>
    <style:style style:name="P14" style:family="paragraph">
      <loext:graphic-properties draw:fill="none"/>
      <style:paragraph-properties fo:margin-left="0cm" fo:margin-right="0cm" fo:text-align="end" fo:text-indent="0cm" style:text-autospace="none"/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/>
      <style:paragraph-properties fo:margin-left="0cm" fo:margin-right="0cm" fo:text-align="start" fo:text-indent="0cm"/>
      <style:text-properties style:use-window-font-color="true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margin-left="0cm" fo:margin-right="0cm" fo:text-align="end" fo:text-indent="0cm"/>
      <style:text-properties style:font-name="Times New Roman1" fo:font-size="9pt" style:font-size-asian="9pt" style:font-size-complex="9pt"/>
    </style:style>
    <style:style style:name="P20" style:family="paragraph">
      <loext:graphic-properties draw:fill="none"/>
      <style:paragraph-properties fo:margin-left="0cm" fo:margin-right="0cm" fo:text-align="start" fo:text-indent="0cm"/>
      <style:text-properties style:font-name="Times New Roman1" fo:font-size="9pt" style:font-size-asian="9pt" style:font-size-complex="9pt"/>
    </style:style>
    <style:style style:name="P21" style:family="paragraph">
      <style:paragraph-properties fo:margin-left="0cm" fo:margin-right="0cm" fo:text-align="end" fo:text-indent="0cm"/>
    </style:style>
    <style:style style:name="P22" style:family="paragraph">
      <loext:graphic-properties draw:fill="none"/>
      <style:paragraph-properties fo:margin-left="0cm" fo:margin-right="0cm" fo:text-align="end" fo:text-indent="0cm"/>
      <style:text-properties style:font-name="Times New Roman1" fo:font-size="10pt" style:letter-kerning="true" style:font-name-asian="Microsoft YaHei" style:font-size-asian="18pt" style:font-name-complex="Mangal" style:font-size-complex="18pt"/>
    </style:style>
    <style:style style:name="P23" style:family="paragraph">
      <loext:graphic-properties draw:fill="none"/>
      <style:paragraph-properties fo:margin-left="0cm" fo:margin-right="0cm" fo:text-indent="0cm" style:text-autospace="none"/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P24" style:family="paragraph">
      <loext:graphic-properties draw:fill="none"/>
      <style:paragraph-properties fo:margin-left="0cm" fo:margin-right="0cm" fo:text-align="start" fo:text-indent="0cm"/>
      <style:text-properties fo:color="#ff0000" style:font-name="Times New Roman1" fo:font-size="10pt" style:letter-kerning="true" style:font-name-asian="Microsoft YaHei" style:font-size-asian="9pt" style:font-name-complex="Mangal" style:font-size-complex="9pt"/>
    </style:style>
    <style:style style:name="P25" style:family="paragraph">
      <loext:graphic-properties draw:fill="none"/>
      <style:paragraph-properties fo:margin-left="0cm" fo:margin-right="0cm" fo:text-align="end" fo:text-indent="0cm" style:text-autospace="none"/>
      <style:text-properties fo:font-size="9pt" style:font-size-asian="9pt" style:font-size-complex="9pt"/>
    </style:style>
    <style:style style:name="P26" style:family="paragraph">
      <style:paragraph-properties fo:margin-left="0cm" fo:margin-right="0cm" fo:text-align="end" fo:text-indent="0cm" style:text-autospace="none"/>
    </style:style>
    <style:style style:name="P27" style:family="paragraph">
      <loext:graphic-properties draw:fill="none"/>
      <style:paragraph-properties fo:margin-left="0cm" fo:margin-right="0cm" fo:text-align="end" fo:text-indent="0cm" style:text-autospace="none"/>
      <style:text-properties style:font-name="Liberation Sans" fo:font-size="9pt" style:letter-kerning="true" style:font-name-asian="Microsoft YaHei" style:font-size-asian="9pt" style:font-name-complex="Mangal" style:font-size-complex="9pt"/>
    </style:style>
    <style:style style:name="P28" style:family="paragraph">
      <loext:graphic-properties draw:fill="none"/>
      <style:paragraph-properties fo:margin-left="0cm" fo:margin-right="0cm" fo:text-align="start" fo:text-indent="0cm"/>
      <style:text-properties fo:color="#ff0000" style:font-name="Times New Roman1" fo:font-size="10pt" style:font-size-asian="9pt" style:font-size-complex="9pt"/>
    </style:style>
    <style:style style:name="P29" style:family="paragraph">
      <loext:graphic-properties draw:fill="none"/>
      <style:text-properties fo:font-size="8pt" style:font-size-asian="18pt" style:font-size-complex="18pt"/>
    </style:style>
    <style:style style:name="P30" style:family="paragraph">
      <loext:graphic-properties draw:fill-color="#004586"/>
      <style:paragraph-properties fo:text-align="center"/>
      <style:text-properties fo:color="#ffffff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cm" fo:margin-right="0cm" fo:text-indent="0cm" style:text-autospace="none"/>
      <style:text-properties style:font-name="Liberation Sans" fo:font-size="8pt" style:letter-kerning="true" style:font-name-asian="Microsoft YaHei" style:font-size-asian="18pt" style:font-name-complex="Mangal" style:font-size-complex="18pt"/>
    </style:style>
    <style:style style:name="P33" style:family="paragraph">
      <loext:graphic-properties draw:fill="none"/>
      <style:paragraph-properties fo:margin-left="0cm" fo:margin-right="0cm" fo:text-align="start" fo:text-indent="0cm" style:text-autospace="none"/>
      <style:text-properties fo:font-size="8pt" style:font-size-asian="18pt" style:font-size-complex="18pt"/>
    </style:style>
    <style:style style:name="P34" style:family="paragraph">
      <loext:graphic-properties draw:fill="none" draw:fill-color="#ffffff"/>
      <style:text-properties fo:color="#008000" fo:font-size="7pt" style:font-size-asian="18pt" style:font-size-complex="18pt"/>
    </style:style>
    <style:style style:name="P35" style:family="paragraph">
      <loext:graphic-properties draw:fill="none" draw:fill-color="#ffffff"/>
      <style:text-properties fo:font-size="11pt" style:font-size-asian="11pt" style:font-size-complex="11pt"/>
    </style:style>
    <style:style style:name="P3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7" style:family="paragraph">
      <loext:graphic-properties draw:fill="none"/>
      <style:paragraph-properties fo:margin-left="0cm" fo:margin-right="0cm" fo:text-align="end" fo:text-indent="0cm" style:text-autospace="none"/>
      <style:text-properties fo:color="#000000" style:font-name="HelveticaNeueLT Std Med Cn" fo:font-size="10pt" fo:font-weight="normal" style:font-size-asian="10pt" style:font-weight-asian="bold" style:font-size-complex="10pt" style:font-weight-complex="bold"/>
    </style:style>
    <style:style style:name="P38" style:family="paragraph">
      <loext:graphic-properties draw:fill="none"/>
      <style:paragraph-properties fo:margin-left="0cm" fo:margin-right="0cm" fo:text-align="end" fo:text-indent="0cm" style:text-autospace="none"/>
      <style:text-properties fo:color="#000080" style:font-name="HelveticaNeueLT Std Med Cn" fo:font-size="10pt" fo:font-weight="normal" style:letter-kerning="true" style:font-name-asian="Microsoft YaHei" style:font-size-asian="10pt" style:font-weight-asian="bold" style:font-name-complex="Mangal" style:font-size-complex="10pt" style:font-weight-complex="bold"/>
    </style:style>
    <style:style style:name="P39" style:family="paragraph">
      <style:paragraph-properties fo:text-align="center" style:text-autospace="none"/>
    </style:style>
    <style:style style:name="P40" style:family="paragraph">
      <loext:graphic-properties draw:fill="none"/>
      <style:paragraph-properties fo:margin-left="0cm" fo:margin-right="0cm" fo:text-align="center" fo:text-indent="0cm" style:text-autospace="none"/>
      <style:text-properties fo:color="#000000" style:font-name="HelveticaNeueLT Std Med Cn" fo:font-size="10pt" fo:font-weight="normal" style:font-size-asian="10pt" style:font-weight-asian="bold" style:font-size-complex="10pt" style:font-weight-complex="bold"/>
    </style:style>
    <style:style style:name="P41" style:family="paragraph">
      <style:paragraph-properties fo:margin-left="0cm" fo:margin-right="0cm" fo:text-align="center" fo:text-indent="0cm" style:text-autospace="none"/>
    </style:style>
    <style:style style:name="P42" style:family="paragraph">
      <loext:graphic-properties draw:fill="none"/>
      <style:paragraph-properties fo:margin-left="0cm" fo:margin-right="0cm" fo:text-align="center" fo:text-indent="0cm" style:text-autospace="none"/>
      <style:text-properties fo:color="#000080" style:font-name="HelveticaNeueLT Std Med Cn" fo:font-size="10pt" fo:font-weight="normal" style:letter-kerning="true" style:font-name-asian="Microsoft YaHei" style:font-size-asian="10pt" style:font-weight-asian="bold" style:font-name-complex="Mangal" style:font-size-complex="10pt" style:font-weight-complex="bold"/>
    </style:style>
    <style:style style:name="P43" style:family="paragraph">
      <loext:graphic-properties draw:fill="none"/>
      <style:paragraph-properties fo:margin-left="0cm" fo:margin-right="0cm" fo:text-align="start" fo:text-indent="0cm" style:text-autospace="none"/>
      <style:text-properties fo:color="#000000" style:font-name="HelveticaNeueLT Std Med Cn" fo:font-size="10pt" fo:font-weight="normal" style:font-size-asian="10pt" style:font-weight-asian="bold" style:font-size-complex="10pt" style:font-weight-complex="bold"/>
    </style:style>
    <style:style style:name="P44" style:family="paragraph">
      <style:paragraph-properties fo:margin-left="0cm" fo:margin-right="0cm" fo:text-align="start" fo:text-indent="0cm" style:text-autospace="none"/>
    </style:style>
    <style:style style:name="P45" style:family="paragraph">
      <loext:graphic-properties draw:fill="none"/>
      <style:paragraph-properties fo:margin-left="0cm" fo:margin-right="0cm" fo:text-align="start" fo:text-indent="0cm" style:text-autospace="none"/>
      <style:text-properties fo:color="#000080" style:font-name="HelveticaNeueLT Std Med Cn" fo:font-size="10pt" fo:font-weight="normal" style:letter-kerning="true" style:font-name-asian="Microsoft YaHei" style:font-size-asian="10pt" style:font-weight-asian="bold" style:font-name-complex="Mangal" style:font-size-complex="10pt" style:font-weight-complex="bold"/>
    </style:style>
    <style:style style:name="P46" style:family="paragraph">
      <loext:graphic-properties draw:fill="none"/>
      <style:paragraph-properties fo:margin-left="0cm" fo:margin-right="0cm" fo:text-align="start" fo:text-indent="0cm" style:text-autospace="none"/>
      <style:text-properties style:font-name="HelveticaNeueLT Std Med Cn" fo:font-size="10pt" style:font-size-asian="10pt" style:font-size-complex="10pt"/>
    </style:style>
    <style:style style:name="P47" style:family="paragraph">
      <loext:graphic-properties draw:fill="none"/>
      <style:paragraph-properties fo:margin-left="0cm" fo:margin-right="0cm" fo:text-align="start" fo:text-indent="0cm" style:text-autospace="none"/>
      <style:text-properties fo:color="#000080" style:font-name="HelveticaNeueLT Std Med Cn" fo:font-size="10pt" style:font-size-asian="10pt" style:font-size-complex="10pt"/>
    </style:style>
    <style:style style:name="P48" style:family="paragraph">
      <loext:graphic-properties draw:fill="none"/>
      <style:paragraph-properties fo:margin-left="0cm" fo:margin-right="0cm" fo:text-align="center" fo:text-indent="0cm" style:text-autospace="none"/>
      <style:text-properties style:font-name="HelveticaNeueLT Std Med Cn" fo:font-size="10pt" style:font-size-asian="10pt" style:font-size-complex="10pt"/>
    </style:style>
    <style:style style:name="P49" style:family="paragraph">
      <loext:graphic-properties draw:fill="none"/>
      <style:paragraph-properties fo:margin-left="0cm" fo:margin-right="0cm" fo:text-align="center" fo:text-indent="0cm" style:text-autospace="none"/>
      <style:text-properties fo:color="#000080" style:font-name="HelveticaNeueLT Std Med Cn" fo:font-size="10pt" style:font-size-asian="10pt" style:font-size-complex="10pt"/>
    </style:style>
    <style:style style:name="P50" style:family="paragraph">
      <loext:graphic-properties draw:fill="none"/>
      <style:paragraph-properties fo:margin-left="0cm" fo:margin-right="0cm" fo:text-align="end" fo:text-indent="0cm" style:text-autospace="none"/>
      <style:text-properties style:font-name="HelveticaNeueLT Std Med Cn" fo:font-size="10pt" style:font-size-asian="10pt" style:font-size-complex="10pt"/>
    </style:style>
    <style:style style:name="P51" style:family="paragraph">
      <loext:graphic-properties draw:fill="none"/>
      <style:paragraph-properties fo:margin-left="0cm" fo:margin-right="0cm" fo:text-align="end" fo:text-indent="0cm" style:text-autospace="none"/>
      <style:text-properties fo:color="#000080" style:font-name="HelveticaNeueLT Std Med Cn" fo:font-size="10pt" style:font-size-asian="10pt" style:font-size-complex="10pt"/>
    </style:style>
    <style:style style:name="P52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53" style:family="paragraph">
      <loext:graphic-properties draw:fill="none" draw:fill-color="#ffffff"/>
      <style:text-properties fo:font-size="8pt" style:font-size-asian="8pt" style:font-size-complex="8pt"/>
    </style:style>
    <style:style style:name="P5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55" style:family="paragraph">
      <loext:graphic-properties draw:fill="none"/>
      <style:paragraph-properties fo:margin-left="0cm" fo:margin-right="0cm" fo:text-align="start" fo:text-indent="0cm"/>
      <style:text-properties style:use-window-font-color="true" fo:font-size="10pt" style:font-size-asian="10pt" style:font-size-complex="10pt"/>
    </style:style>
    <style:style style:name="P56" style:family="paragraph">
      <loext:graphic-properties draw:opacity="10%"/>
      <style:paragraph-properties fo:text-align="center"/>
      <style:text-properties fo:color="#cccccc" fo:font-size="18pt" fo:font-style="italic" style:font-size-asian="18pt" style:font-size-complex="18pt"/>
    </style:style>
    <style:style style:name="P57" style:family="paragraph">
      <loext:graphic-properties draw:opacity="5%"/>
      <style:paragraph-properties fo:text-align="center"/>
    </style:style>
    <style:style style:name="P58" style:family="paragraph">
      <loext:graphic-properties draw:fill="none" draw:fill-color="#ffffff"/>
      <style:paragraph-properties fo:text-align="center"/>
      <style:text-properties fo:color="#999999" style:font-name="Swis721 BdOul BT1" fo:font-size="80pt" style:font-size-asian="18pt" style:font-size-complex="18pt"/>
    </style:style>
    <style:style style:name="P59" style:family="paragraph">
      <loext:graphic-properties draw:fill="none"/>
      <style:paragraph-properties fo:margin-left="0cm" fo:margin-right="0cm" fo:text-align="start" fo:text-indent="0cm" style:text-autospace="none"/>
      <style:text-properties fo:color="#000080" fo:font-size="9pt" style:font-size-asian="9pt" style:font-size-complex="9pt"/>
    </style:style>
    <style:style style:name="P60" style:family="paragraph">
      <loext:graphic-properties draw:fill="none"/>
      <style:paragraph-properties fo:margin-left="0cm" fo:margin-right="0cm" fo:text-align="end" fo:text-indent="0cm"/>
      <style:text-properties style:font-name="Times New Roman1" fo:font-size="10pt" style:font-size-asian="9pt" style:font-size-complex="9pt"/>
    </style:style>
    <style:style style:name="P61" style:family="paragraph">
      <loext:graphic-properties draw:fill="none"/>
      <style:paragraph-properties fo:margin-left="0cm" fo:margin-right="0cm" fo:text-align="end" fo:text-indent="0cm"/>
      <style:text-properties fo:font-size="9pt" style:font-size-asian="18pt" style:font-size-complex="18pt"/>
    </style:style>
    <style:style style:name="P62" style:family="paragraph">
      <loext:graphic-properties draw:fill="none"/>
      <style:paragraph-properties fo:margin-left="0cm" fo:margin-right="0cm" fo:text-align="start" fo:text-indent="0cm" style:text-autospace="none"/>
      <style:text-properties fo:font-size="9pt" fo:font-style="normal" style:font-size-asian="9pt" style:font-size-complex="9pt"/>
    </style:style>
    <style:style style:name="P63" style:family="paragraph">
      <loext:graphic-properties draw:fill="none"/>
      <style:paragraph-properties fo:margin-left="0cm" fo:margin-right="0cm" fo:text-align="start" fo:text-indent="0cm" style:text-autospace="none"/>
      <style:text-properties style:font-name="Liberation Sans" fo:font-size="8pt" style:letter-kerning="true" style:font-name-asian="Microsoft YaHei" style:font-size-asian="18pt" style:font-name-complex="Mangal" style:font-size-complex="18pt"/>
    </style:style>
    <style:style style:name="P64" style:family="paragraph">
      <loext:graphic-properties draw:fill="none" draw:fill-color="#ffffff"/>
      <style:text-properties fo:color="#666666" fo:font-size="11pt" style:font-size-asian="11pt" style:font-size-complex="18pt"/>
    </style:style>
    <style:style style:name="P65" style:family="paragraph">
      <loext:graphic-properties draw:fill="none"/>
      <style:paragraph-properties fo:text-align="center" style:text-autospace="none"/>
      <style:text-properties fo:color="#666666" fo:font-size="11pt" style:font-size-asian="9pt" style:font-size-complex="9pt"/>
    </style:style>
    <style:style style:name="P66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67" style:family="paragraph">
      <style:paragraph-properties fo:text-align="start"/>
      <style:text-properties style:text-line-through-style="none" style:text-line-through-type="none" style:font-name="Liberation Sans4" fo:font-size="10pt" fo:font-style="normal" style:text-underline-style="none" fo:font-weight="normal"/>
    </style:style>
    <style:style style:name="P68" style:family="paragraph">
      <style:paragraph-properties>
        <style:tab-stops>
          <style:tab-stop style:position="1.198cm"/>
          <style:tab-stop style:position="1.81cm"/>
        </style:tab-stops>
      </style:paragraph-properties>
    </style:style>
    <style:style style:name="P69" style:family="paragraph">
      <loext:graphic-properties draw:fill="none"/>
      <style:paragraph-properties>
        <style:tab-stops>
          <style:tab-stop style:position="1.198cm"/>
          <style:tab-stop style:position="1.81cm"/>
        </style:tab-stops>
      </style:paragraph-properties>
      <style:text-properties fo:font-size="8pt" style:font-size-asian="18pt" style:font-size-complex="18pt"/>
    </style:style>
    <style:style style:name="P70" style:family="paragraph">
      <loext:graphic-properties draw:fill="none"/>
      <style:paragraph-properties fo:margin-left="0cm" fo:margin-right="0cm" fo:text-indent="0cm" style:text-autospace="none"/>
      <style:text-properties fo:color="#ff0000" fo:font-size="16pt" fo:font-style="italic" fo:font-weight="bold" style:font-size-asian="16pt" style:font-weight-asian="bold" style:font-size-complex="16pt" style:font-weight-complex="bold"/>
    </style:style>
    <style:style style:name="P71" style:family="paragraph">
      <loext:graphic-properties draw:fill="none"/>
    </style:style>
    <style:style style:name="P72" style:family="paragraph">
      <loext:graphic-properties draw:fill="none"/>
      <style:paragraph-properties fo:margin-left="0cm" fo:margin-right="0cm" fo:text-align="center" fo:text-indent="0cm" style:text-autospace="none"/>
      <style:text-properties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="none"/>
      <style:paragraph-properties fo:margin-left="0cm" fo:margin-right="0cm" fo:text-align="start" fo:text-indent="0cm" style:text-autospace="none"/>
      <style:text-properties style:font-name="HelveticaNeueLT Std" fo:font-size="10pt" style:letter-kerning="true" style:font-name-asian="Microsoft YaHei" style:font-size-asian="10pt" style:font-name-complex="Mangal" style:font-size-complex="10pt"/>
    </style:style>
    <style:style style:name="P74" style:family="paragraph">
      <loext:graphic-properties draw:fill="none"/>
      <style:paragraph-properties fo:margin-left="0cm" fo:margin-right="0cm" fo:text-align="start" fo:text-indent="0cm" style:text-autospace="none"/>
      <style:text-properties style:font-name="HelveticaNeueLT Std" fo:font-size="11pt" style:font-size-asian="11pt" style:font-size-complex="11pt"/>
    </style:style>
    <style:style style:name="P75" style:family="paragraph">
      <loext:graphic-properties draw:fill="none"/>
      <style:paragraph-properties fo:margin-left="0cm" fo:margin-right="0cm" fo:text-align="start" fo:text-indent="0cm" style:text-autospace="none"/>
      <style:text-properties style:font-name="HelveticaNeueLT Std" fo:font-size="11pt" fo:font-weight="normal" style:letter-kerning="true" style:font-name-asian="Microsoft YaHei" style:font-size-asian="11pt" style:font-weight-asian="normal" style:font-name-complex="Mangal" style:font-size-complex="11pt" style:font-weight-complex="normal"/>
    </style:style>
    <style:style style:name="P76" style:family="paragraph">
      <loext:graphic-properties draw:fill="none"/>
      <style:paragraph-properties fo:margin-left="0cm" fo:margin-right="0cm" fo:text-align="start" fo:text-indent="0cm" style:text-autospace="none"/>
      <style:text-properties style:font-name="HelveticaNeueLT St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7" style:family="paragraph">
      <loext:graphic-properties draw:fill="none"/>
      <style:paragraph-properties fo:margin-left="0cm" fo:margin-right="0cm" fo:text-align="start" fo:text-indent="0cm" style:text-autospace="none"/>
      <style:text-properties style:font-name="HelveticaNeueLT Std" fo:font-size="11pt" fo:font-weight="bold" style:font-size-asian="11pt" style:font-weight-asian="bold" style:font-size-complex="11pt" style:font-weight-complex="bold"/>
    </style:style>
    <style:style style:name="P78" style:family="paragraph">
      <loext:graphic-properties draw:fill="none"/>
      <style:paragraph-properties fo:margin-left="0cm" fo:margin-right="0cm" fo:text-align="start" fo:text-indent="0cm" style:text-autospace="none"/>
      <style:text-properties style:font-name="HelveticaNeueLT Std" fo:font-size="11pt" style:letter-kerning="true" style:font-name-asian="Microsoft YaHei" style:font-size-asian="11pt" style:font-name-complex="Mangal" style:font-size-complex="11pt"/>
    </style:style>
    <style:style style:name="P79" style:family="paragraph">
      <loext:graphic-properties draw:fill="none"/>
      <style:paragraph-properties fo:margin-left="0cm" fo:margin-right="0cm" fo:text-align="start" fo:text-indent="0cm" style:text-autospace="none"/>
      <style:text-properties style:font-name="HelveticaNeueLT Std" fo:font-size="10pt" style:font-size-asian="10pt" style:font-size-complex="10pt"/>
    </style:style>
    <style:style style:name="P80" style:family="paragraph">
      <loext:graphic-properties draw:fill="none"/>
      <style:paragraph-properties fo:margin-left="0cm" fo:margin-right="0cm" fo:text-align="start" fo:text-indent="0cm" style:text-autospace="none"/>
      <style:text-properties fo:font-size="15pt" fo:font-weight="bold" style:font-size-asian="15pt" style:font-weight-asian="bold" style:font-size-complex="15pt" style:font-weight-complex="bold"/>
    </style:style>
    <style:style style:name="P81" style:family="paragraph">
      <loext:graphic-properties draw:fill="none"/>
      <style:text-properties style:font-name="HelveticaNeueLT Std" fo:font-size="11pt" style:font-size-asian="11pt" style:font-size-complex="11pt"/>
    </style:style>
    <style:style style:name="P82" style:family="paragraph">
      <loext:graphic-properties draw:fill="none"/>
      <style:text-properties fo:font-size="10pt" style:font-size-asian="10pt" style:font-size-complex="10pt"/>
    </style:style>
    <style:style style:name="P83" style:family="paragraph">
      <loext:graphic-properties draw:fill="none"/>
      <style:text-properties fo:font-size="11pt" style:font-size-asian="11pt" style:font-size-complex="11pt"/>
    </style:style>
    <style:style style:name="P84" style:family="paragraph">
      <loext:graphic-properties draw:fill="none"/>
      <style:paragraph-properties fo:margin-left="0cm" fo:margin-right="0cm" fo:text-indent="0cm"/>
      <style:text-properties style:font-name="HelveticaNeueLT Std" fo:font-size="10pt" style:letter-kerning="true" style:font-name-asian="Microsoft YaHei" style:font-size-asian="10pt" style:font-name-complex="Mangal" style:font-size-complex="10pt"/>
    </style:style>
    <style:style style:name="P85" style:family="paragraph">
      <loext:graphic-properties draw:fill="none"/>
      <style:paragraph-properties fo:margin-left="0cm" fo:margin-right="0cm" fo:text-align="center" fo:text-indent="0cm" style:text-autospace="none"/>
      <style:text-properties style:font-name="HelveticaNeueLT Std Med C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6" style:family="paragraph">
      <loext:graphic-properties draw:fill="none"/>
      <style:paragraph-properties fo:margin-left="0cm" fo:margin-right="0cm" fo:text-align="center" fo:text-indent="0cm" style:text-autospace="none"/>
      <style:text-properties style:font-name="HelveticaNeueLT Std Med Cn" fo:font-size="9pt" style:font-size-asian="9pt" style:font-size-complex="9pt"/>
    </style:style>
    <style:style style:name="P87" style:family="paragraph">
      <loext:graphic-properties draw:fill="none"/>
      <style:paragraph-properties fo:margin-left="0cm" fo:margin-right="0cm" fo:text-align="center" fo:text-indent="0cm" style:text-autospace="none"/>
      <style:text-properties style:font-name="HelveticaNeueLT Std Med Cn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88" style:family="paragraph">
      <loext:graphic-properties draw:fill="none"/>
      <style:paragraph-properties fo:margin-left="0cm" fo:margin-right="0cm" fo:text-align="start" fo:text-indent="0cm" style:text-autospace="non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89" style:family="paragraph">
      <loext:graphic-properties draw:fill="none"/>
      <style:paragraph-properties fo:margin-left="0cm" fo:margin-right="0cm" fo:text-align="start" fo:text-indent="0cm" style:text-autospace="none"/>
      <style:text-properties fo:font-size="9pt" fo:font-weight="bold" style:font-size-asian="9pt" style:font-weight-asian="bold" style:font-size-complex="9pt" style:font-weight-complex="bold"/>
    </style:style>
    <style:style style:name="P90" style:family="paragraph">
      <loext:graphic-properties draw:fill="none"/>
      <style:paragraph-properties fo:margin-left="0cm" fo:margin-right="0cm" fo:text-align="start" fo:text-indent="0cm" style:text-autospace="none"/>
      <style:text-properties fo:color="#ff0000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999999" style:font-name="Swis721 BdOul BT1" fo:font-size="80pt" style:text-underline-style="none" fo:font-weight="normal" style:font-size-asian="18pt" style:font-weight-asian="normal" style:font-size-complex="18pt" style:font-weight-complex="normal"/>
    </style:style>
    <style:style style:name="T2" style:family="text">
      <style:text-properties fo:color="#ffffff" style:font-name="Liberation Sans" fo:font-size="9pt" fo:font-style="italic" style:text-underline-style="solid" style:text-underline-width="auto" style:text-underline-color="font-color" fo:font-weight="bold" style:letter-kerning="true" style:font-name-asian="Microsoft YaHei" style:font-size-asian="9pt" style:font-weight-asian="bold" style:font-name-complex="Mangal" style:font-size-complex="9pt" style:font-weight-complex="bold"/>
    </style:style>
    <style:style style:name="T3" style:family="text">
      <style:text-properties fo:color="#ffffff" style:font-name="Liberation Sans" fo:font-size="9pt" fo:font-style="italic" style:text-underline-style="solid" style:text-underline-width="auto" style:text-underline-color="font-color" style:letter-kerning="true" style:font-name-asian="Microsoft YaHei" style:font-size-asian="9pt" style:font-name-complex="Mangal" style:font-size-complex="9pt"/>
    </style:style>
    <style:style style:name="T4" style:family="text">
      <style:text-properties style:font-name="Liberation Sans" fo:font-size="10pt" fo:font-style="italic" style:letter-kerning="true" style:font-name-asian="Microsoft YaHei" style:font-size-asian="18pt" style:font-style-asian="italic" style:font-name-complex="Mangal" style:font-size-complex="18pt" style:font-style-complex="italic"/>
    </style:style>
    <style:style style:name="T5" style:family="text">
      <style:text-properties style:font-name="Arial1" fo:font-size="9pt" fo:font-style="italic" style:text-underline-style="solid" style:text-underline-width="auto" style:text-underline-color="font-color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/>
    </style:style>
    <style:style style:name="T6" style:family="text">
      <style:text-properties style:font-name="Liberation Sans" fo:font-size="9pt" fo:font-style="italic" style:text-underline-style="solid" style:text-underline-width="auto" style:text-underline-color="font-color" style:letter-kerning="true" style:font-name-asian="Microsoft YaHei" style:font-size-asian="18pt" style:font-name-complex="Mangal" style:font-size-complex="18pt"/>
    </style:style>
    <style:style style:name="T7" style:family="text">
      <style:text-properties fo:font-size="9pt" style:font-size-asian="18pt" style:font-size-complex="18pt"/>
    </style:style>
    <style:style style:name="T8" style:family="text">
      <style:text-properties fo:font-size="9pt" fo:font-style="italic" style:font-size-asian="18pt" style:font-style-asian="italic" style:font-size-complex="18pt" style:font-style-complex="italic"/>
    </style:style>
    <style:style style:name="T9" style:family="text">
      <style:text-properties fo:font-size="9pt" fo:font-style="italic" style:font-size-asian="18pt" style:font-size-complex="18pt"/>
    </style:style>
    <style:style style:name="T10" style:family="text">
      <style:text-properties fo:color="#ffffff" style:font-name="Liberation Sans" fo:font-size="9pt" fo:font-style="italic" style:text-underline-style="solid" style:text-underline-width="auto" style:text-underline-color="font-color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/>
    </style:style>
    <style:style style:name="T11" style:family="text">
      <style:text-properties fo:color="#ffffff" style:font-name="Liberation Sans" fo:font-size="9pt" fo:font-style="italic" style:text-underline-style="solid" style:text-underline-width="auto" style:text-underline-color="font-color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/>
    </style:style>
    <style:style style:name="T12" style:family="text">
      <style:text-properties fo:font-size="9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ffffff" style:font-name="Arial1" fo:font-size="9pt" fo:font-style="italic" style:text-underline-style="solid" style:text-underline-width="auto" style:text-underline-color="font-color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/>
    </style:style>
    <style:style style:name="T14" style:family="text">
      <style:text-properties fo:color="#ffffff" style:font-name="Liberation Sans" fo:font-size="9pt" fo:font-style="italic" style:text-underline-style="solid" style:text-underline-width="auto" style:text-underline-color="font-color" style:letter-kerning="true" style:font-name-asian="Microsoft YaHei" style:font-size-asian="18pt" style:font-name-complex="Mangal" style:font-size-complex="18pt"/>
    </style:style>
    <style:style style:name="T15" style:family="text">
      <style:text-properties fo:font-size="9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fo:color="#000080" style:font-name="Arial Narrow1" fo:font-size="9pt" fo:font-weight="normal" style:font-size-asian="16pt" style:font-weight-asian="bold" style:font-size-complex="16pt" style:font-weight-complex="bold"/>
    </style:style>
    <style:style style:name="T21" style:family="text">
      <style:text-properties style:use-window-font-color="true" style:font-name="Times New Roman1" fo:font-size="9pt" style:font-size-asian="9pt" style:font-size-complex="9pt"/>
    </style:style>
    <style:style style:name="T22" style:family="text">
      <style:text-properties style:font-name="Times New Roman1" fo:font-size="9pt" style:font-size-asian="9pt" style:font-size-complex="9pt"/>
    </style:style>
    <style:style style:name="T23" style:family="text">
      <style:text-properties style:font-name="Times New Roman1" fo:font-size="9pt" style:letter-kerning="true" style:font-name-asian="Microsoft YaHei" style:font-size-asian="9pt" style:font-name-complex="Mangal" style:font-size-complex="9pt"/>
    </style:style>
    <style:style style:name="T24" style:family="text">
      <style:text-properties style:font-name="Times New Roman1" fo:font-size="10pt" style:letter-kerning="true" style:font-name-asian="Microsoft YaHei" style:font-size-asian="18pt" style:font-name-complex="Mangal" style:font-size-complex="18pt"/>
    </style:style>
    <style:style style:name="T25" style:family="text">
      <style:text-properties style:font-name="Times New Roman1" fo:font-size="10pt" style:font-size-asian="18pt" style:font-size-complex="18pt"/>
    </style:style>
    <style:style style:name="T26" style:family="text">
      <style:text-properties fo:color="#000080" style:font-name="Arial Narrow1" fo:font-size="9pt" fo:font-weight="normal" style:font-size-asian="9pt" style:font-weight-asian="bold" style:font-size-complex="9pt" style:font-weight-complex="bold"/>
    </style:style>
    <style:style style:name="T27" style:family="text">
      <style:text-properties style:font-name="Liberation Sans" fo:font-size="9pt" style:letter-kerning="true" style:font-name-asian="Microsoft YaHei" style:font-size-asian="9pt" style:font-name-complex="Mangal" style:font-size-complex="9pt"/>
    </style:style>
    <style:style style:name="T28" style:family="text">
      <style:text-properties fo:color="#ff0000" style:font-name="Times New Roman1" fo:font-size="10pt" style:letter-kerning="true" style:font-name-asian="Microsoft YaHei" style:font-size-asian="9pt" style:font-name-complex="Mangal" style:font-size-complex="9pt"/>
    </style:style>
    <style:style style:name="T29" style:family="text">
      <style:text-properties fo:color="#ff0000" fo:font-size="9pt" style:font-size-asian="9pt" style:font-size-complex="9pt"/>
    </style:style>
    <style:style style:name="T30" style:family="text">
      <style:text-properties fo:font-size="8pt" style:font-size-asian="18pt" style:font-size-complex="18pt"/>
    </style:style>
    <style:style style:name="T31" style:family="text">
      <style:text-properties fo:color="#ffffff" style:font-name="Arial Black1" fo:font-size="18pt" fo:font-weight="900" style:font-size-asian="18pt" style:font-size-complex="18pt"/>
    </style:style>
    <style:style style:name="T32" style:family="text">
      <style:text-properties fo:color="#ffffff" fo:font-size="8pt" style:font-size-asian="18pt" style:font-size-complex="18pt"/>
    </style:style>
    <style:style style:name="T33" style:family="text">
      <style:text-properties fo:color="#008000" fo:font-size="7pt" fo:font-style="italic" style:font-size-asian="18pt" style:font-style-asian="italic" style:font-size-complex="18pt" style:font-style-complex="italic"/>
    </style:style>
    <style:style style:name="T34" style:family="text">
      <style:text-properties fo:color="#008000" fo:font-size="7pt" style:font-size-asian="18pt" style:font-size-complex="18pt"/>
    </style:style>
    <style:style style:name="T35" style:family="text">
      <style:text-properties fo:color="#008000" fo:font-size="7pt" fo:font-weight="bold" style:font-size-asian="18pt" style:font-weight-asian="bold" style:font-size-complex="18pt" style:font-weight-complex="bold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000000" style:font-name="HelveticaNeueLT Std Med Cn" fo:font-size="10pt" fo:font-weight="normal" style:font-size-asian="10pt" style:font-weight-asian="bold" style:font-size-complex="10pt" style:font-weight-complex="bold"/>
    </style:style>
    <style:style style:name="T39" style:family="text">
      <style:text-properties fo:color="#000080" style:font-name="HelveticaNeueLT Std Med Cn" fo:font-size="10pt" style:letter-kerning="true" style:font-name-asian="Microsoft YaHei" style:font-size-asian="10pt" style:font-weight-asian="bold" style:font-name-complex="Mangal" style:font-size-complex="10pt" style:font-weight-complex="bold"/>
    </style:style>
    <style:style style:name="T40" style:family="text">
      <style:text-properties style:font-name="HelveticaNeueLT Std Med Cn" fo:font-size="10pt" style:font-size-asian="10pt" style:font-size-complex="10pt"/>
    </style:style>
    <style:style style:name="T41" style:family="text">
      <style:text-properties fo:color="#000080" style:font-name="HelveticaNeueLT Std Med Cn" fo:font-size="10pt" style:font-size-asian="10pt" style:font-size-complex="10pt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font-size="8pt" fo:font-style="italic" style:font-size-asian="8pt" style:font-style-asian="italic" style:font-size-complex="8pt" style:font-style-complex="italic"/>
    </style:style>
    <style:style style:name="T44" style:family="text">
      <style:text-properties fo:font-size="7pt" fo:font-style="italic" style:font-size-asian="7pt" style:font-style-asian="italic" style:font-size-complex="7pt" style:font-style-complex="italic"/>
    </style:style>
    <style:style style:name="T45" style:family="text">
      <style:text-properties style:use-window-font-color="true" style:font-name="Times New Roman1" fo:font-size="10pt" style:font-size-asian="10pt" style:font-size-complex="10pt"/>
    </style:style>
    <style:style style:name="T46" style:family="text">
      <style:text-properties fo:color="#000000" style:font-name="Times New Roman1" fo:font-size="10pt" style:font-size-asian="10pt" style:font-size-complex="10pt"/>
    </style:style>
    <style:style style:name="T47" style:family="text">
      <style:text-properties fo:color="#cccccc" fo:font-size="18pt" fo:font-style="italic" style:font-size-asian="18pt" style:font-size-complex="18pt"/>
    </style:style>
    <style:style style:name="T48" style:family="text">
      <style:text-properties fo:color="#999999" style:font-name="Swis721 BdOul BT1" fo:font-size="80pt" style:font-size-asian="18pt" style:font-size-complex="18pt"/>
    </style:style>
    <style:style style:name="T49" style:family="text">
      <style:text-properties fo:color="#000080" fo:font-size="9pt" style:font-size-asian="9pt" style:font-size-complex="9pt"/>
    </style:style>
    <style:style style:name="T50" style:family="text">
      <style:text-properties style:font-name="Times New Roman1" fo:font-size="10pt" style:letter-kerning="true" style:font-name-asian="Microsoft YaHei" style:font-size-asian="9pt" style:font-name-complex="Mangal" style:font-size-complex="9pt"/>
    </style:style>
    <style:style style:name="T51" style:family="text">
      <style:text-properties style:font-name="Liberation Sans" fo:font-size="9pt" style:letter-kerning="true" style:font-name-asian="Microsoft YaHei" style:font-size-asian="18pt" style:font-name-complex="Mangal" style:font-size-complex="18pt"/>
    </style:style>
    <style:style style:name="T52" style:family="text">
      <style:text-properties style:font-name="Times New Roman1" fo:font-size="10pt" style:font-size-asian="9pt" style:font-size-complex="9pt"/>
    </style:style>
    <style:style style:name="T53" style:family="text">
      <style:text-properties style:font-name="Liberation Sans" fo:font-size="9pt" fo:font-style="normal" style:letter-kerning="true" style:font-name-asian="Microsoft YaHei" style:font-size-asian="9pt" style:font-name-complex="Mangal" style:font-size-complex="9pt"/>
    </style:style>
    <style:style style:name="T54" style:family="text">
      <style:text-properties fo:color="#000080" style:font-name="Liberation Sans" fo:font-size="9pt" style:letter-kerning="true" style:font-name-asian="Microsoft YaHei" style:font-size-asian="9pt" style:font-name-complex="Mangal" style:font-size-complex="9pt"/>
    </style:style>
    <style:style style:name="T55" style:family="text">
      <style:text-properties style:use-window-font-color="true" style:font-name="Times New Roman1" fo:font-size="10pt" style:font-size-asian="9pt" style:font-size-complex="9pt"/>
    </style:style>
    <style:style style:name="T56" style:family="text">
      <style:text-properties style:use-window-font-color="true" fo:font-size="9pt" style:font-size-asian="9pt" style:font-size-complex="9pt"/>
    </style:style>
    <style:style style:name="T57" style:family="text">
      <style:text-properties fo:color="#666666" fo:font-size="11pt" fo:font-style="italic" style:font-size-asian="11pt" style:font-style-asian="italic" style:font-size-complex="18pt" style:font-style-complex="italic"/>
    </style:style>
    <style:style style:name="T58" style:family="text">
      <style:text-properties fo:color="#666666" fo:font-size="11pt" style:font-size-asian="11pt" style:font-size-complex="18pt"/>
    </style:style>
    <style:style style:name="T59" style:family="text">
      <style:text-properties fo:color="#666666" fo:font-size="11pt" style:font-size-asian="9pt" style:font-size-complex="9pt"/>
    </style:style>
    <style:style style:name="T60" style:family="text">
      <style:text-properties fo:color="#ff0000" fo:font-size="16pt" fo:font-style="italic" fo:font-weight="bold" style:font-size-asian="16pt" style:font-weight-asian="bold" style:font-size-complex="16pt" style:font-weight-complex="bold"/>
    </style:style>
    <style:style style:name="T61" style:family="text">
      <style:text-properties style:font-name="HelveticaNeueLT Std" fo:font-size="10pt" style:letter-kerning="true" style:font-name-asian="Microsoft YaHei" style:font-size-asian="10pt" style:font-name-complex="Mangal" style:font-size-complex="10pt"/>
    </style:style>
    <style:style style:name="T62" style:family="text">
      <style:text-properties style:font-name="HelveticaNeueLT Std" fo:font-size="11pt" style:font-size-asian="11pt" style:font-size-complex="11pt"/>
    </style:style>
    <style:style style:name="T63" style:family="text">
      <style:text-properties style:font-name="HelveticaNeueLT Std" fo:font-size="11pt" fo:font-weight="normal" style:letter-kerning="true" style:font-name-asian="Microsoft YaHei" style:font-size-asian="11pt" style:font-weight-asian="normal" style:font-name-complex="Mangal" style:font-size-complex="11pt" style:font-weight-complex="normal"/>
    </style:style>
    <style:style style:name="T64" style:family="text">
      <style:text-properties style:font-name="HelveticaNeueLT Std" fo:font-size="11pt" fo:font-style="italic" fo:font-weight="bold" style:letter-kerning="true" style:font-name-asian="Microsoft YaHei" style:font-size-asian="11pt" style:font-style-asian="italic" style:font-weight-asian="bold" style:font-name-complex="Mangal" style:font-size-complex="11pt" style:font-style-complex="italic" style:font-weight-complex="bold"/>
    </style:style>
    <style:style style:name="T65" style:family="text">
      <style:text-properties style:font-name="HelveticaNeueLT St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6" style:family="text">
      <style:text-properties style:font-name="HelveticaNeueLT Std" fo:font-size="11pt" fo:font-weight="bold" style:font-size-asian="11pt" style:font-weight-asian="bold" style:font-size-complex="11pt" style:font-weight-complex="bold"/>
    </style:style>
    <style:style style:name="T67" style:family="text">
      <style:text-properties style:font-name="HelveticaNeueLT Std" fo:font-size="11pt" style:letter-kerning="true" style:font-name-asian="Microsoft YaHei" style:font-size-asian="11pt" style:font-name-complex="Mangal" style:font-size-complex="11pt"/>
    </style:style>
    <style:style style:name="T68" style:family="text">
      <style:text-properties style:font-name="HelveticaNeueLT Std" fo:font-size="10pt" style:font-size-asian="10pt" style:font-size-complex="10pt"/>
    </style:style>
    <style:style style:name="T69" style:family="text">
      <style:text-properties fo:font-size="15pt" fo:font-weight="bold" style:font-size-asian="15pt" style:font-weight-asian="bold" style:font-size-complex="15pt" style:font-weight-complex="bold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style:font-name="HelveticaNeueLT Std Med Cn" fo:font-size="9pt" fo:font-style="normal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T72" style:family="text">
      <style:text-properties style:font-name="HelveticaNeueLT Std Med Cn" fo:font-size="8pt" style:font-size-asian="18pt" style:font-size-complex="18pt"/>
    </style:style>
    <style:style style:name="T73" style:family="text">
      <style:text-properties style:font-name="HelveticaNeueLT Std Med Cn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4" style:family="text">
      <style:text-properties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5" style:family="text">
      <style:text-properties fo:font-size="8pt" fo:font-weight="bold" style:font-size-asian="18pt" style:font-weight-asian="bold" style:font-size-complex="18pt" style:font-weight-complex="bold"/>
    </style:style>
    <style:style style:name="T76" style:family="text">
      <style:text-properties fo:color="#ff0000" fo:font-size="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[1] Tilbud" draw:style-name="dp1" draw:master-page-name="Standard">
        <office:forms form:automatic-focus="false" form:apply-design-mode="false"/>
        <draw:custom-shape draw:style-name="gr1" draw:text-style-name="P1" draw:layer="Saldi-System" svg:width="11.434cm" svg:height="3.095cm" svg:x="23.978cm" svg:y="22.9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Saldi-System" svg:width="15.504cm" svg:height="3.6cm" draw:transform="skewX (-6.67214121424387E-017) rotate (0.788888821901437) translate (2.389cm 20.371cm)">
          <draw:text-box>
            <text:p text:style-name="P2"><text:span text:style-name="T1">1: Tilbud</text:span></text:p>
          </draw:text-box>
        </draw:frame>
        <draw:frame draw:style-name="standard" draw:layer="Saldi-System" svg:width="3.895cm" svg:height="6.791cm" svg:x="-4.075cm" svg:y="23.6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>
                <text:p text:style-name="P4"><text:span text:style-name="T2">Ordrelinier</text:span><text:span text:style-name="T3">:</text:span></text:p>
              </table:table-cell>
              <table:table-cell/>
            </table:table-row>
            <table:table-row table:style-name="ro2">
              <table:table-cell table:style-name="ce3"/>
              <table:table-cell table:style-name="ce4">
                <text:p text:style-name="P5"><text:span text:style-name="T4">@posnr</text:span></text:p>
                <text:p text:style-name="P5"><text:span text:style-name="T4">@varenr</text:span></text:p>
                <text:p text:style-name="P5"><text:span text:style-name="T4">@antal</text:span></text:p>
                <text:p text:style-name="P5"><text:span text:style-name="T4">@enhed</text:span></text:p>
                <text:p text:style-name="P5"><text:span text:style-name="T4">@beskrivelse</text:span></text:p>
                <text:p text:style-name="P5"><text:span text:style-name="T4">@pris</text:span></text:p>
                <text:p text:style-name="P5"><text:span text:style-name="T4">@rabat</text:span></text:p>
                <text:p text:style-name="P5"><text:span text:style-name="T4">@momssats</text:span></text:p>
                <text:p text:style-name="P5"><text:span text:style-name="T4">@linjemoms</text:span></text:p>
                <text:p text:style-name="P5"><text:span text:style-name="T4">@varemomssats</text:span></text:p>
                <text:p text:style-name="P5"><text:span text:style-name="T4">@linjesum</text:span></text:p>
                <text:p text:style-name="P5"><text:span text:style-name="T4">@projekt</text:span></text:p>
                <text:p text:style-name="P5"><text:span text:style-name="T4">@procent</text:span></text:p>
              </table:table-cell>
              <table:table-cell table:style-name="ce5"/>
            </table:table-row>
            <table:table-row table:style-name="ro3"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standard" draw:layer="Saldi-System" svg:width="8.868cm" svg:height="14.133cm" svg:x="-9.018cm" svg:y="0.0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9">
              <table:table-cell/>
              <table:table-cell table:style-name="ce10">
                <text:p><text:span text:style-name="T5">Udarbejdelse / tilpasning af formulardesign:</text:span><text:span text:style-name="T6">:</text:span></text:p>
              </table:table-cell>
              <table:table-cell/>
            </table:table-row>
            <table:table-row table:style-name="ro5">
              <table:table-cell table:style-name="ce11"/>
              <table:table-cell table:style-name="ce12">
                <text:p><text:span text:style-name="T7">Flyt rundt med de eksisterende felter og tekster.</text:span></text:p>
                <text:p><text:span text:style-name="T7"/></text:p>
                <text:p><text:span text:style-name="T7">Slet de overflødige og opret andre felter, men sørg for at de alle befinder sig i relevant lag, efter hvilken side de skal udskrives. Kun objekter i lag med navne der starter med [X] medtages i SALDI's formularimport. Disse lagnavne må ikke ændres!</text:span></text:p>
                <text:p><text:span text:style-name="T7"/></text:p>
                <text:p><text:span text:style-name="T8">TIP: Tænd/sluk lag med SHIFT-klik på fanenavn.</text:span></text:p>
                <text:p><text:span text:style-name="T8">TIP: Flyt til andet lag</text:span><text:span text:style-name="T7"> – Marker og træk til en ønsket fane.</text:span></text:p>
                <text:p><text:span text:style-name="T7"/></text:p>
                <text:p><text:span text:style-name="T8">Nye felter</text:span><text:span text:style-name="T7">: Det nemmeste er at tage en kopi af et eksisterende objekt og rette det til.</text:span></text:p>
                <text:p><text:span text:style-name="T7"/></text:p>
                <text:p><text:span text:style-name="T9">Simple Tekst-Labeler (f.eks. faste overskrifter):</text:span><text:span text:style-name="T7"> oprettes som tekster.</text:span></text:p>
                <text:p><text:span text:style-name="T7"/></text:p>
                <text:p><text:span text:style-name="T9">DataVariabler: </text:span><text:span text:style-name="T7">oprettes som rektangler uden udfyldt flade, men med ramme og tekst.</text:span></text:p>
                <text:p><text:span text:style-name="T7"/></text:p>
                <text:p><text:span text:style-name="T7">Sørg for at feltet får tilstrækkelig bredde og højde, samt at justering er valgt: Venstre - Centreret - Højre</text:span></text:p>
                <text:p><text:span text:style-name="T7"/></text:p>
                <text:p><text:span text:style-name="T7">Sidens navn bestemmer hvilken formular det angår.</text:span></text:p>
                <text:p><text:span text:style-name="T7">Navnene må ikke rettes! Eksempel: ”[4] Faktura”.</text:span></text:p>
                <text:p><text:span text:style-name="T7"/></text:p>
                <text:p><text:span text:style-name="T7">Systemet antager at sproget er ”Dansk”.</text:span></text:p>
                <text:p><text:span text:style-name="T7"/></text:p>
                <text:p><text:span text:style-name="T8">EXPORT:</text:span></text:p>
                <text:p><text:span text:style-name="T7">Når du er færdig med tilretninger, gemmes data således:</text:span></text:p>
                <text:p><text:span text:style-name="T7">Filer – Gem en kopi – Filtype: Flat XML….fodg</text:span></text:p>
                <text:p><text:span text:style-name="T7"/></text:p>
                <text:p><text:span text:style-name="T7">Denne fil benytter SALDI efterfølgende til at importere de nødvendige data for placeringer.</text:span></text:p>
                <text:p><text:span text:style-name="T7"/></text:p>
              </table:table-cell>
              <table:table-cell table:style-name="ce13"/>
            </table:table-row>
            <table:table-row table:style-name="ro3">
              <table:table-cell table:style-name="ce14"/>
              <table:table-cell table:style-name="ce7"/>
              <table:table-cell table:style-name="ce15"/>
            </table:table-row>
          </table:table>
          <draw:image xlink:href="Pictures/TablePreview2.svm" xlink:type="simple" xlink:show="embed" xlink:actuate="onLoad"/>
        </draw:frame>
        <draw:frame draw:style-name="standard" draw:layer="Saldi-System" svg:width="8.868cm" svg:height="13.422cm" svg:x="-9.018cm" svg:y="0.0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9">
              <table:table-cell/>
              <table:table-cell table:style-name="ce10"/>
              <table:table-cell/>
            </table:table-row>
            <table:table-row table:style-name="ro6">
              <table:table-cell table:style-name="ce11"/>
              <table:table-cell table:style-name="ce12"/>
              <table:table-cell table:style-name="ce13"/>
            </table:table-row>
            <table:table-row table:style-name="ro3">
              <table:table-cell table:style-name="ce14"/>
              <table:table-cell table:style-name="ce7"/>
              <table:table-cell table:style-name="ce15"/>
            </table:table-row>
          </table:table>
          <draw:image xlink:href="Pictures/TablePreview3.svm" xlink:type="simple" xlink:show="embed" xlink:actuate="onLoad"/>
        </draw:frame>
        <draw:frame draw:style-name="standard" draw:layer="Saldi-System" svg:width="8.87cm" svg:height="13.424cm" svg:x="-9.017cm" svg:y="0.034cm">
          <table:table table:template-name="default" table:use-first-row-styles="true" table:use-banding-rows-styles="true">
            <table:table-column table:style-name="co4"/>
            <table:table-column table:style-name="co7"/>
            <table:table-column table:style-name="co8"/>
            <table:table-row table:style-name="ro3" table:default-cell-style-name="ce9">
              <table:table-cell/>
              <table:table-cell table:style-name="ce10"/>
              <table:table-cell/>
            </table:table-row>
            <table:table-row table:style-name="ro7">
              <table:table-cell table:style-name="ce11"/>
              <table:table-cell table:style-name="ce12"/>
              <table:table-cell table:style-name="ce13"/>
            </table:table-row>
            <table:table-row table:style-name="ro3">
              <table:table-cell table:style-name="ce14"/>
              <table:table-cell table:style-name="ce7"/>
              <table:table-cell table:style-name="ce15"/>
            </table:table-row>
          </table:table>
          <draw:image xlink:href="Pictures/TablePreview4.svm" xlink:type="simple" xlink:show="embed" xlink:actuate="onLoad"/>
        </draw:frame>
        <draw:frame draw:style-name="standard" draw:layer="Saldi-System" svg:width="6.203cm" svg:height="31.217cm" svg:x="-15.375cm" svg:y="0.02cm">
          <table:table table:template-name="default" table:use-first-row-styles="true" table:use-banding-rows-styles="true">
            <table:table-column table:style-name="co4"/>
            <table:table-column table:style-name="co9"/>
            <table:table-column table:style-name="co10"/>
            <table:table-row table:style-name="ro1" table:default-cell-style-name="ce1">
              <table:table-cell/>
              <table:table-cell table:style-name="ce2">
                <text:p><text:span text:style-name="T10">lnavne</text:span><text:span text:style-name="T11">:</text:span><text:span text:style-name="T3">:</text:span></text:p>
              </table:table-cell>
              <table:table-cell/>
            </table:table-row>
            <table:table-row table:style-name="ro8">
              <table:table-cell table:style-name="ce3"/>
              <table:table-cell table:style-name="ce4">
                <text:p><text:span text:style-name="T8">På: </text:span><text:span text:style-name="T12">Alle formulare</text:span><text:span text:style-name="T8">r</text:span></text:p>
                <text:p text:style-name="P6"><text:span text:style-name="T9">$eget_firmanavn</text:span></text:p>
                <text:p text:style-name="P6"><text:span text:style-name="T9">$egen_addr1</text:span></text:p>
                <text:p text:style-name="P6"><text:span text:style-name="T9">$egen_addr2</text:span></text:p>
                <text:p text:style-name="P6"><text:span text:style-name="T9">$eget_postnr</text:span></text:p>
                <text:p text:style-name="P6"><text:span text:style-name="T9">$eget_bynavn</text:span></text:p>
                <text:p text:style-name="P6"><text:span text:style-name="T9">$eget_land</text:span></text:p>
                <text:p text:style-name="P6"><text:span text:style-name="T9">$eget_cvrnr</text:span></text:p>
                <text:p text:style-name="P6"><text:span text:style-name="T9">$egen_tlf</text:span></text:p>
                <text:p text:style-name="P6"><text:span text:style-name="T9">$egen_fax</text:span></text:p>
                <text:p text:style-name="P6"><text:span text:style-name="T9">$egen_bank_navn</text:span></text:p>
                <text:p text:style-name="P6"><text:span text:style-name="T9">$egen_bank_reg</text:span></text:p>
                <text:p text:style-name="P6"><text:span text:style-name="T9">$egen_bank_konto</text:span></text:p>
                <text:p text:style-name="P6"><text:span text:style-name="T9">$egen_email</text:span></text:p>
                <text:p text:style-name="P6"><text:span text:style-name="T9">$egen_web</text:span></text:p>
                <text:p text:style-name="P6"><text:span text:style-name="T9">$formular_side</text:span></text:p>
                <text:p text:style-name="P6"><text:span text:style-name="T9">$formular_nextside</text:span></text:p>
                <text:p text:style-name="P6"><text:span text:style-name="T9">$formular_preside</text:span></text:p>
                <text:p text:style-name="P6"><text:span text:style-name="T9">$formular_transportsum</text:span></text:p>
                <text:p text:style-name="P6"><text:span text:style-name="T9">$formular_betalingsid(9,5)</text:span></text:p>
                <text:p text:style-name="P7"><text:span text:style-name="T8">ikke: </text:span><text:span text:style-name="T12">Rykkere</text:span><text:span text:style-name="T8"> og </text:span><text:span text:style-name="T12">Plukliste</text:span><text:span text:style-name="T8"> men </text:span><text:span text:style-name="T12">Pos</text:span><text:span text:style-name="T8"> og </text:span><text:span text:style-name="T12">Indkøbsforslag</text:span></text:p>
                <text:p text:style-name="P6"><text:span text:style-name="T9">$ansat_initialer</text:span></text:p>
                <text:p text:style-name="P6"><text:span text:style-name="T9">$ansat_navn</text:span></text:p>
                <text:p text:style-name="P6"><text:span text:style-name="T9">$ansat_addr1</text:span></text:p>
                <text:p text:style-name="P6"><text:span text:style-name="T9">$ansat_addr2</text:span></text:p>
                <text:p text:style-name="P6"><text:span text:style-name="T9">$ansat_postnr</text:span></text:p>
                <text:p text:style-name="P6"><text:span text:style-name="T9">$ansat_by</text:span></text:p>
                <text:p text:style-name="P6"><text:span text:style-name="T9">$ansat_email</text:span></text:p>
                <text:p text:style-name="P6"><text:span text:style-name="T9">$ansat_mobil</text:span></text:p>
                <text:p text:style-name="P6"><text:span text:style-name="T9">$ansat_tlf</text:span></text:p>
                <text:p text:style-name="P6"><text:span text:style-name="T9">$ansat_fax</text:span></text:p>
                <text:p text:style-name="P6"><text:span text:style-name="T9">$ansat_privattlf</text:span></text:p>
                <text:p text:style-name="P8"><text:span text:style-name="T8">På: </text:span><text:span text:style-name="T12">Kontokort</text:span></text:p>
                <text:p text:style-name="P6"><text:span text:style-name="T9">$adresser_firmanavn</text:span></text:p>
                <text:p text:style-name="P6"><text:span text:style-name="T9">$adresser_addr1</text:span></text:p>
                <text:p text:style-name="P6"><text:span text:style-name="T9">$adresser_addr2</text:span></text:p>
                <text:p text:style-name="P6"><text:span text:style-name="T9">$adresser_postnr</text:span></text:p>
                <text:p text:style-name="P6"><text:span text:style-name="T9">$adresser_bynavn</text:span></text:p>
                <text:p text:style-name="P6"><text:span text:style-name="T9">$adresser_land</text:span></text:p>
                <text:p text:style-name="P6"><text:span text:style-name="T9">$adresser_kontakt</text:span></text:p>
                <text:p text:style-name="P6"><text:span text:style-name="T9">$adresser_cvrnr</text:span></text:p>
                <text:p text:style-name="P8"><text:span text:style-name="T8">ikke: </text:span><text:span text:style-name="T12">Kontokort</text:span></text:p>
                <text:p text:style-name="P6"><text:span text:style-name="T9">$ordre_firmanavn</text:span></text:p>
                <text:p text:style-name="P6"><text:span text:style-name="T9">$ordre_addr1</text:span></text:p>
                <text:p text:style-name="P6"><text:span text:style-name="T9">$ordre_addr2</text:span></text:p>
                <text:p text:style-name="P6"><text:span text:style-name="T9">$ordre_postnr</text:span></text:p>
                <text:p text:style-name="P6"><text:span text:style-name="T9">$ordre_bynavn</text:span></text:p>
                <text:p text:style-name="P6"><text:span text:style-name="T9">$ordre_land</text:span></text:p>
                <text:p text:style-name="P6"><text:span text:style-name="T9">$ordre_kontakt</text:span></text:p>
                <text:p text:style-name="P6"><text:span text:style-name="T9">$ordre_cvrnr</text:span></text:p>
                <text:p text:style-name="P8"><text:span text:style-name="T8">ikke: </text:span><text:span text:style-name="T12">Rykkere</text:span><text:span text:style-name="T8"> og </text:span><text:span text:style-name="T12">Plukliste</text:span><text:span text:style-name="T8"> men </text:span><text:span text:style-name="T12">Pos</text:span><text:span text:style-name="T8"> og </text:span><text:span text:style-name="T12">Indkøbsforslag</text:span></text:p>
                <text:p text:style-name="P6"><text:span text:style-name="T9">$ordre_ordredate</text:span></text:p>
                <text:p text:style-name="P6"><text:span text:style-name="T9">$ordre_levdate</text:span></text:p>
                <text:p text:style-name="P6"><text:span text:style-name="T9">$ordre_notes</text:span></text:p>
                <text:p text:style-name="P6"><text:span text:style-name="T9">$ordre_ordrenr</text:span></text:p>
                <text:p text:style-name="P6"><text:span text:style-name="T9">$ordre_momssats</text:span></text:p>
                <text:p text:style-name="P6"><text:span text:style-name="T9">$ordre_kundeordnr</text:span></text:p>
                <text:p text:style-name="P6"><text:span text:style-name="T9">$ordre_projekt</text:span></text:p>
                <text:p text:style-name="P6"><text:span text:style-name="T9">$ordre_lev_navn</text:span></text:p>
                <text:p text:style-name="P6"><text:span text:style-name="T9">$ordre_lev_addr1</text:span></text:p>
                <text:p text:style-name="P6"><text:span text:style-name="T9">$ordre_lev_addr2</text:span></text:p>
                <text:p text:style-name="P6"><text:span text:style-name="T9">$ordre_lev_postnr</text:span></text:p>
                <text:p text:style-name="P6"><text:span text:style-name="T9">$ordre_lev_bynavn</text:span></text:p>
                <text:p text:style-name="P6"><text:span text:style-name="T9">$ordre_lev_kontakt</text:span></text:p>
                <text:p text:style-name="P6"><text:span text:style-name="T9">$ordre_ean</text:span></text:p>
                <text:p text:style-name="P6"><text:span text:style-name="T9">$ordre_institution</text:span></text:p>
                <text:p text:style-name="P6"><text:span text:style-name="T9">$ordre_lev_kontakt</text:span></text:p>
                <text:p text:style-name="P8"><text:span text:style-name="T8">På: </text:span><text:span text:style-name="T12">Faktura</text:span><text:span text:style-name="T8"> og </text:span><text:span text:style-name="T12">Rekvisition</text:span></text:p>
                <text:p text:style-name="P6"><text:span text:style-name="T9">$ordre_fakturanr</text:span></text:p>
                <text:p text:style-name="P6"><text:span text:style-name="T9">$ordre_fakturadate</text:span></text:p>
                <text:p text:style-name="P8"><text:span text:style-name="T8">ikke: </text:span><text:span text:style-name="T12">Rykkere</text:span><text:span text:style-name="T8"> og </text:span><text:span text:style-name="T12">Plukliste</text:span><text:span text:style-name="T8"> men </text:span><text:span text:style-name="T12">Pos</text:span><text:span text:style-name="T8"> og </text:span><text:span text:style-name="T12">Indkøbsforslag</text:span></text:p>
                <text:p text:style-name="P6"><text:span text:style-name="T9">$formular_moms</text:span></text:p>
                <text:p text:style-name="P6"><text:span text:style-name="T9">$formular_momsgrundlag</text:span></text:p>
                <text:p text:style-name="P6"><text:span text:style-name="T9">$formular_ialt</text:span></text:p>
                <text:p text:style-name="P8"><text:span text:style-name="T8">På: </text:span><text:span text:style-name="T12">Følgeseddel</text:span></text:p>
                <text:p text:style-name="P6"><text:span text:style-name="T9">$levering_lev_nr</text:span></text:p>
                <text:p text:style-name="P6"><text:span text:style-name="T9">$levering_salgsdate</text:span></text:p>
                <text:p text:style-name="P8"><text:span text:style-name="T8">På </text:span><text:span text:style-name="T12">Rykkere</text:span></text:p>
                <text:p text:style-name="P6"><text:span text:style-name="T9">$forfalden_sum</text:span></text:p>
                <text:p text:style-name="P9"><text:span text:style-name="T9">$rykker_gebyr</text:span></text:p>
              </table:table-cell>
              <table:table-cell table:style-name="ce5"/>
            </table:table-row>
            <table:table-row table:style-name="ro3"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5.svm" xlink:type="simple" xlink:show="embed" xlink:actuate="onLoad"/>
        </draw:frame>
        <draw:frame draw:style-name="standard" draw:layer="Saldi-System" svg:width="8.868cm" svg:height="23.033cm" svg:x="-9.018cm" svg:y="0.03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9">
              <table:table-cell/>
              <table:table-cell table:style-name="ce16">
                <text:p><text:span text:style-name="T13">Udarbejdelse / tilpasning af formulardesign:</text:span><text:span text:style-name="T14">:</text:span></text:p>
              </table:table-cell>
              <table:table-cell/>
            </table:table-row>
            <table:table-row table:style-name="ro9">
              <table:table-cell table:style-name="ce11"/>
              <table:table-cell table:style-name="ce12">
                <text:p><text:span text:style-name="T15">REDIGERING:</text:span></text:p>
                <text:p><text:span text:style-name="T7">Flyt rundt med de eksisterende felter og tekster.</text:span></text:p>
                <text:p><text:span text:style-name="T7"/></text:p>
                <text:p><text:span text:style-name="T7">Slet de overflødige og opret andre felter, men sørg for at de alle befinder sig i relevant lag, efter på hvilken side de skal udskrives. Kun objekter i lag med navne der starter med: [1], [A], [S], [!S] eller [M] medtages i SALDI's formularimport. Disse lagnavne må ikke ændres!</text:span></text:p>
                <text:p><text:span text:style-name="T7"/></text:p>
                <text:p><text:span text:style-name="T7">Lag med navne der starter med: [M] angår mail-tekster.</text:span></text:p>
                <text:p><text:span text:style-name="T7">Kun tekster i de 2 rektangel-felter benyttes, og placeringen har ingen betydning.</text:span></text:p>
                <text:p><text:span text:style-name="T7"/></text:p>
                <text:p><text:span text:style-name="T7">SALDI benytter kun 2 </text:span><text:span text:style-name="T8">tekstfonte</text:span><text:span text:style-name="T7">: Helvetica eller Times.</text:span></text:p>
                <text:p><text:span text:style-name="T7">Helvetica benyttes som standard, hvis fonten er angivet som noget andet!</text:span></text:p>
                <text:p><text:span text:style-name="T7"/></text:p>
                <text:p><text:span text:style-name="T7"/></text:p>
                <text:p><text:span text:style-name="T12">TIP</text:span><text:span text:style-name="T8">: Tænd/sluk lag med SHIFT-klik på fanenavn.</text:span></text:p>
                <text:p><text:span text:style-name="T12">TIP</text:span><text:span text:style-name="T8">: Flyt til andet lag</text:span><text:span text:style-name="T7"> – Marker og træk til en ønsket fane.</text:span></text:p>
                <text:p><text:span text:style-name="T7"/></text:p>
                <text:p><text:span text:style-name="T8">Nye felter</text:span><text:span text:style-name="T7">: Det nemmeste er at tage en kopi af et eksisterende objekt eller fra objekt-paletten på denne side, og rette det til.</text:span></text:p>
                <text:p><text:span text:style-name="T7"/></text:p>
                <text:p><text:span text:style-name="T9">Simple Tekst-Labeler (f.eks. faste overskrifter):</text:span><text:span text:style-name="T7"> oprettes som tekster.</text:span></text:p>
                <text:p><text:span text:style-name="T7"/></text:p>
                <text:p><text:span text:style-name="T9">DataVariabler: </text:span><text:span text:style-name="T7">oprettes som rektangler uden udfyldt flade, men med ramme og tekst. Ord startende med $ erstattes med værdier hentet i databasen. Ord startende med @ er varedata, som kun benyttes i ordrelinier.</text:span></text:p>
                <text:p><text:span text:style-name="T7"/></text:p>
                <text:p><text:span text:style-name="T7">Sørg for at feltet får tilstrækkelig bredde og højde, samt at justering er valgt: Venstre - Centreret - Højre</text:span></text:p>
                <text:p><text:span text:style-name="T7"/></text:p>
                <text:p><text:span text:style-name="T7">Sidens navn bestemmer hvilken formular det angår.</text:span></text:p>
                <text:p><text:span text:style-name="T7">Navnene må ikke rettes! Eksempel: ”[4] Faktura”.</text:span></text:p>
                <text:p><text:span text:style-name="T7"/></text:p>
                <text:p><text:span text:style-name="T7">Systemet antager at sproget er ”Dansk”.</text:span></text:p>
                <text:p><text:span text:style-name="T7"/></text:p>
                <text:p><text:span text:style-name="T12">EXPORT:</text:span><text:span text:style-name="T16"> (fra LO til Saldi-import)</text:span></text:p>
                <text:p><text:span text:style-name="T7">Når du er færdig med tilretninger, gemmes data således:</text:span></text:p>
                <text:list text:style-name="L3">
                  <text:list-item>
                    <text:p><text:span text:style-name="T7">Filer / Gem en kopi / Filtype: Flat XML….fodg</text:span></text:p>
                  </text:list-item>
                </text:list>
                <text:p><text:span text:style-name="T7"/></text:p>
                <text:p><text:span text:style-name="T7">Denne fil benytter SALDI efterfølgende til at importere de nødvendige data for placeringer. </text:span></text:p>
                <text:p><text:span text:style-name="T7">Den hentes ind i menuen:</text:span></text:p>
                <text:p><text:span text:style-name="T7">Gitter-Menu / Indstillinger / Formularer / Upload / ...</text:span></text:p>
                <text:p><text:span text:style-name="T7"/></text:p>
                <text:p><text:span text:style-name="T7"/></text:p>
                <text:p><text:span text:style-name="T7">Grafik importeres i SALDI således:</text:span></text:p>
                <text:list text:continue-numbering="true" text:style-name="L3">
                  <text:list-item>
                    <text:p><text:span text:style-name="T7">Sluk alle lag undtagen [PDF] Baggrund.</text:span></text:p>
                  </text:list-item>
                  <text:list-item>
                    <text:p><text:span text:style-name="T7">Filer / Eksporter som PDF / Eksporter</text:span></text:p>
                  </text:list-item>
                  <text:list-item>
                    <text:p><text:span text:style-name="T7">Sider: 1</text:span></text:p>
                  </text:list-item>
                  <text:list-item>
                    <text:p><text:span text:style-name="T7">Vælg filnavn: Baggrund.pdf</text:span></text:p>
                  </text:list-item>
                </text:list>
                <text:p><text:span text:style-name="T7">Denne fil benytter SALDI efterfølgende til at vise som baggrund (Vandmærke) Den hentes ind i menuen: </text:span></text:p>
                <text:p><text:span text:style-name="T7">Gitter-Menu / Indstillinger / Formularer / Upload / PDF</text:span></text:p>
                <text:p><text:span text:style-name="T7"/></text:p>
              </table:table-cell>
              <table:table-cell table:style-name="ce13"/>
            </table:table-row>
            <table:table-row table:style-name="ro3">
              <table:table-cell table:style-name="ce14"/>
              <table:table-cell table:style-name="ce7"/>
              <table:table-cell table:style-name="ce15"/>
            </table:table-row>
          </table:table>
          <draw:image xlink:href="Pictures/TablePreview6.svm" xlink:type="simple" xlink:show="embed" xlink:actuate="onLoad"/>
        </draw:frame>
        <draw:custom-shape draw:style-name="gr3" draw:text-style-name="P11" draw:layer="[A] Alle sider" svg:width="5.856cm" svg:height="0.5cm" svg:x="14.544cm" svg:y="3.264cm">
          <text:p text:style-name="P10"><text:span text:style-name="T17">$eget_firmanavn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6.388cm">
          <text:p text:style-name="P10"><text:span text:style-name="T17">CVR nr: $eget_cvrn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4.829cm">
          <text:p text:style-name="P10"><text:span text:style-name="T17">DK-$eget_postnr $eget_bynavn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[A] Alle sider" svg:width="3.493cm" svg:height="0.5cm" svg:x="10.097cm" svg:y="5.326cm">
          <text:p text:style-name="P8"><text:span text:style-name="T17">if($ordre_kontakt)Att: $ordre_kontakt;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5.355cm">
          <text:p text:style-name="P8"><text:span text:style-name="T17">Tlf:. $egen_tlf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5.875cm">
          <text:p text:style-name="P8"><text:span text:style-name="T17">Fax: $egen_fax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[1] Kun forside" svg:width="3cm" svg:height="0.888cm" svg:x="9.086cm" svg:y="2.425cm">
          <draw:text-box>
            <text:p text:style-name="P8"><text:span text:style-name="T18">Tilbud</text:span></text:p>
          </draw:text-box>
        </draw:frame>
        <draw:custom-shape draw:style-name="gr6" draw:text-style-name="P11" draw:layer="[A] Alle sider" svg:width="3.5cm" svg:height="0.5cm" svg:x="10.097cm" svg:y="3.326cm">
          <text:p text:style-name="P8"><text:span text:style-name="T17">$ordre_</text:span><text:span text:style-name="T19">ordrenr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10.097cm" svg:y="4.326cm">
          <text:p text:style-name="P8"><text:span text:style-name="T17">$ordre_kundeordnr;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10.097cm" svg:y="3.826cm">
          <text:p text:style-name="P8"><text:span text:style-name="T17">$ordre_ordre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10.097cm" svg:y="4.826cm">
          <text:p text:style-name="P8"><text:span text:style-name="T17">$ordre_ordren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4.289cm">
          <text:p text:style-name="P8"><text:span text:style-name="T17">$egen_addr2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3.776cm">
          <text:p text:style-name="P8"><text:span text:style-name="T17">$egen_addr1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A] Alle sider" svg:width="1.694cm" svg:height="0.624cm" svg:x="8.534cm" svg:y="3.283cm">
          <draw:text-box>
            <text:p text:style-name="P13"><text:span text:style-name="T20">Nummer:</text:span></text:p>
          </draw:text-box>
        </draw:frame>
        <draw:frame draw:style-name="gr7" draw:text-style-name="P14" draw:layer="[A] Alle sider" svg:width="1.694cm" svg:height="0.624cm" svg:x="8.534cm" svg:y="3.783cm">
          <draw:text-box>
            <text:p text:style-name="P13"><text:span text:style-name="T20">Dato:</text:span></text:p>
          </draw:text-box>
        </draw:frame>
        <draw:frame draw:style-name="gr7" draw:text-style-name="P14" draw:layer="[A] Alle sider" svg:width="1.694cm" svg:height="0.624cm" svg:x="8.534cm" svg:y="4.783cm">
          <draw:text-box>
            <text:p text:style-name="P13"><text:span text:style-name="T20">Ordrenr:</text:span></text:p>
          </draw:text-box>
        </draw:frame>
        <draw:line draw:style-name="gr8" draw:text-style-name="P15" draw:layer="[A] Alle sider" svg:x1="0.392cm" svg:y1="7.523cm" svg:x2="20.751cm" svg:y2="7.523cm">
          <text:p/>
        </draw:line>
        <draw:line draw:style-name="gr8" draw:text-style-name="P15" draw:layer="[A] Alle sider" svg:x1="0.433cm" svg:y1="22.113cm" svg:x2="20.792cm" svg:y2="22.113cm">
          <text:p/>
        </draw:line>
        <draw:custom-shape draw:style-name="gr9" draw:text-style-name="P17" draw:layer="[A] Alle sider" svg:width="11.106cm" svg:height="0.49cm" svg:x="5.354cm" svg:y="8.314cm">
          <text:p text:style-name="P16"><text:span text:style-name="T21">@beskrivelse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[A] Alle sider" svg:width="1.418cm" svg:height="0.5cm" svg:x="2.743cm" svg:y="8.314cm">
          <text:p text:style-name="P18"><text:span text:style-name="T22">@varenr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[A] Alle sider" svg:width="0.961cm" svg:height="0.496cm" svg:x="1.579cm" svg:y="8.314cm">
          <text:p text:style-name="P16"><text:span text:style-name="T23">@posnr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[A] Alle sider" svg:width="0.913cm" svg:height="0.5cm" svg:x="4.335cm" svg:y="8.314cm">
          <text:p text:style-name="P16"><text:span text:style-name="T23">@antal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[A] Alle sider" svg:width="2.16cm" svg:height="0.5cm" svg:x="18.84cm" svg:y="8.314cm">
          <text:p text:style-name="P21"><text:span text:style-name="T24">@linjesum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[A] Alle sider" svg:width="1.369cm" svg:height="0.5cm" svg:x="16.831cm" svg:y="8.314cm">
          <text:p text:style-name="P18"><text:span text:style-name="T25">@pris</text:span></text:p>
          <draw:enhanced-geometry svg:viewBox="0 0 21600 21600" draw:type="rectangle" draw:enhanced-path="M 0 0 L 21600 0 21600 21600 0 21600 0 0 Z N"/>
        </draw:custom-shape>
        <draw:frame draw:style-name="gr7" draw:text-style-name="P23" draw:layer="[A] Alle sider" svg:width="1.246cm" svg:height="0.624cm" svg:x="2.699cm" svg:y="7.709cm">
          <draw:text-box>
            <text:p text:style-name="P8"><text:span text:style-name="T20">Varenr:</text:span></text:p>
          </draw:text-box>
        </draw:frame>
        <draw:frame draw:style-name="gr7" draw:text-style-name="P23" draw:layer="[A] Alle sider" svg:width="1.001cm" svg:height="0.624cm" svg:x="1.5cm" svg:y="7.709cm">
          <draw:text-box>
            <text:p text:style-name="P8"><text:span text:style-name="T20">Pos:</text:span></text:p>
          </draw:text-box>
        </draw:frame>
        <draw:frame draw:style-name="gr7" draw:text-style-name="P23" draw:layer="[A] Alle sider" svg:width="1.139cm" svg:height="0.624cm" svg:x="4.3cm" svg:y="7.709cm">
          <draw:text-box>
            <text:p text:style-name="P8"><text:span text:style-name="T20">Antal:</text:span></text:p>
          </draw:text-box>
        </draw:frame>
        <draw:frame draw:style-name="gr7" draw:text-style-name="P14" draw:layer="[A] Alle sider" svg:width="1.472cm" svg:height="0.624cm" svg:x="16.5cm" svg:y="7.709cm">
          <draw:text-box>
            <text:p text:style-name="P13"><text:span text:style-name="T20">à pris</text:span></text:p>
          </draw:text-box>
        </draw:frame>
        <draw:frame draw:style-name="gr7" draw:text-style-name="P14" draw:layer="[A] Alle sider" svg:width="2.167cm" svg:height="0.624cm" svg:x="18.833cm" svg:y="7.709cm">
          <draw:text-box>
            <text:p text:style-name="P18"><text:span text:style-name="T26">Sum</text:span></text:p>
          </draw:text-box>
        </draw:frame>
        <draw:frame draw:style-name="gr7" draw:text-style-name="P23" draw:layer="[A] Alle sider" svg:width="4.855cm" svg:height="0.624cm" svg:x="5.401cm" svg:y="7.709cm">
          <draw:text-box>
            <text:p text:style-name="P8"><text:span text:style-name="T20">Produkt beskrivelse:</text:span></text:p>
          </draw:text-box>
        </draw:frame>
        <draw:custom-shape draw:style-name="gr15" draw:text-style-name="P11" draw:layer="[A] Alle sider" svg:width="6.326cm" svg:height="0.501cm" svg:x="1.956cm" svg:y="4.826cm">
          <text:p text:style-name="P7"><text:span text:style-name="T27">$ordre_postnr $ordre_bynavn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[A] Alle sider" svg:width="6.326cm" svg:height="0.5cm" svg:x="1.956cm" svg:y="3.325cm">
          <text:p text:style-name="P8"><text:span text:style-name="T17">$ordre_firmanavn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[A] Alle sider" svg:width="6.326cm" svg:height="0.5cm" svg:x="1.956cm" svg:y="4.326cm">
          <text:p text:style-name="P7"><text:span text:style-name="T27">$ordre_addr2;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[A] Alle sider" svg:width="6.326cm" svg:height="0.501cm" svg:x="1.956cm" svg:y="3.825cm">
          <text:p text:style-name="P7"><text:span text:style-name="T27">$ordre_addr1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[A] Alle sider" svg:width="22.248cm" svg:height="0.496cm" svg:x="-1.155cm" svg:y="8.801cm">
          <text:p text:style-name="P4"><text:span text:style-name="T28">@generelt linie2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[A] Alle sider" svg:width="22.248cm" svg:height="0.496cm" svg:x="-1.155cm" svg:y="8.301cm">
          <text:p text:style-name="P4"><text:span text:style-name="T28">@generelt linie1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[A] Alle sider" svg:width="5.914cm" svg:height="0.5cm" svg:x="1.177cm" svg:y="26.319cm">
          <text:p text:style-name="P7"><text:span text:style-name="T27">$egen_bank_reg $egen_bank_konto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[A] Alle sider" svg:width="3.877cm" svg:height="0.5cm" svg:x="1.177cm" svg:y="25.819cm">
          <text:p text:style-name="P7"><text:span text:style-name="T27">$egen_bank_navn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[A] Alle sider" svg:width="3.85cm" svg:height="0.5cm" svg:x="16.441cm" svg:y="28.451cm">
          <text:p text:style-name="P13"><text:span text:style-name="T17">Side $formular_side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[A] Alle sider" svg:width="17.661cm" svg:height="1.047cm" svg:x="1.177cm" svg:y="27.14cm">
          <text:p text:style-name="P8"><text:span text:style-name="T29">$ordre_betalingsbet $ordre_betalingsdage dage</text:span></text:p>
          <text:p text:style-name="P8"><text:span text:style-name="T17"/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[A] Alle sider" svg:width="3.373cm" svg:height="0.5cm" svg:x="12.357cm" svg:y="23.215cm">
          <text:p text:style-name="P26"><text:span text:style-name="T27">$formular_moms</text:span></text:p>
          <draw:enhanced-geometry svg:viewBox="0 0 21600 21600" draw:type="rectangle" draw:enhanced-path="M 0 0 L 21600 0 21600 21600 0 21600 0 0 Z N"/>
        </draw:custom-shape>
        <draw:custom-shape draw:style-name="gr24" draw:text-style-name="P25" draw:layer="[A] Alle sider" svg:width="2.448cm" svg:height="0.5cm" svg:x="4.075cm" svg:y="23.215cm">
          <text:p text:style-name="P13"><text:span text:style-name="T17">$formular_ialt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[A] Alle sider" svg:width="3.877cm" svg:height="0.5cm" svg:x="16.088cm" svg:y="23.215cm">
          <text:p text:style-name="P26"><text:span text:style-name="T27">$formular_sum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[A] Alle sider" svg:width="4.234cm" svg:height="0.5cm" svg:x="6.98cm" svg:y="23.215cm">
          <text:p text:style-name="P26"><text:span text:style-name="T27">$ordre_momssats;% moms</text:span></text:p>
          <draw:enhanced-geometry svg:viewBox="0 0 21600 21600" draw:type="rectangle" draw:enhanced-path="M 0 0 L 21600 0 21600 21600 0 21600 0 0 Z N"/>
        </draw:custom-shape>
        <draw:frame draw:style-name="gr7" draw:text-style-name="P23" draw:layer="[A] Alle sider" svg:width="2.073cm" svg:height="0.624cm" svg:x="4.023cm" svg:y="22.566cm">
          <draw:text-box>
            <text:p text:style-name="P8"><text:span text:style-name="T20">Netto beløb:</text:span></text:p>
          </draw:text-box>
        </draw:frame>
        <draw:frame draw:style-name="gr7" draw:text-style-name="P23" draw:layer="[A] Alle sider" svg:width="2.073cm" svg:height="0.624cm" svg:x="7.024cm" svg:y="22.566cm">
          <draw:text-box>
            <text:p text:style-name="P8"><text:span text:style-name="T20">Momssats:</text:span></text:p>
          </draw:text-box>
        </draw:frame>
        <draw:frame draw:style-name="gr7" draw:text-style-name="P23" draw:layer="[A] Alle sider" svg:width="2.779cm" svg:height="0.624cm" svg:x="12.618cm" svg:y="22.566cm">
          <draw:text-box>
            <text:p text:style-name="P8"><text:span text:style-name="T20">Momsbeløb:</text:span></text:p>
          </draw:text-box>
        </draw:frame>
        <draw:frame draw:style-name="gr7" draw:text-style-name="P23" draw:layer="[A] Alle sider" svg:width="2.779cm" svg:height="0.624cm" svg:x="17.219cm" svg:y="22.566cm">
          <draw:text-box>
            <text:p text:style-name="P8"><text:span text:style-name="T20">Beløb i alt:</text:span></text:p>
          </draw:text-box>
        </draw:frame>
        <draw:custom-shape draw:style-name="gr26" draw:text-style-name="P27" draw:layer="[A] Alle sider" svg:width="2.469cm" svg:height="0.5cm" svg:x="17.661cm" svg:y="22.39cm">
          <text:p text:style-name="P26"><text:span text:style-name="T27">$formular_transportsum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[A] Alle sider" svg:width="5.769cm" svg:height="0.5cm" svg:x="11.534cm" svg:y="22.39cm">
          <text:p text:style-name="P26"><text:span text:style-name="T27">Transport til side $formular_nextside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[A] Alle sider" svg:width="22.25cm" svg:height="0.496cm" svg:x="-1.155cm" svg:y="21.301cm">
          <text:p text:style-name="P16"><text:span text:style-name="T28">@generelt linieMax</text:span></text:p>
          <draw:enhanced-geometry svg:viewBox="0 0 21600 21600" draw:type="rectangle" draw:enhanced-path="M 0 0 L 21600 0 21600 21600 0 21600 0 0 Z N"/>
        </draw:custom-shape>
        <draw:frame draw:style-name="gr29" draw:text-style-name="P29" draw:layer="Saldi-System" svg:width="13.843cm" svg:height="18.695cm" svg:x="21.155cm" svg:y="1.264cm">
          <draw:text-box>
            <text:p><text:span text:style-name="T30">F:1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><text:span text:style-name="T30">F:1 A:1</text:span><text:span text:style-name="T30"><text:tab/></text:span><text:span text:style-name="T30">X/Y: 16.6 / 22.8</text:span><text:span text:style-name="T30"><text:tab/></text:span><text:span text:style-name="T30">A/B: 18.4 / 22.8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1</text:span><text:span text:style-name="T30"><text:tab/></text:span><text:span text:style-name="T30">X/Y: 2.3 / 10.7</text:span><text:span text:style-name="T30"><text:tab/></text:span><text:span text:style-name="T30">A/B: 2.3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1</text:span><text:span text:style-name="T30"><text:tab/></text:span><text:span text:style-name="T30">X/Y: 2.3 / 22.1</text:span><text:span text:style-name="T30"><text:tab/></text:span><text:span text:style-name="T30">A/B: 18.4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1</text:span><text:span text:style-name="T30"><text:tab/></text:span><text:span text:style-name="T30">X/Y: 2.3 / 10.7</text:span><text:span text:style-name="T30"><text:tab/></text:span><text:span text:style-name="T30">A/B: 18.4 / 10.7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1</text:span><text:span text:style-name="T30"><text:tab/></text:span><text:span text:style-name="T30">X/Y: 16.6 / 24.2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1</text:span><text:span text:style-name="T30"><text:tab/></text:span><text:span text:style-name="T30">X/Y: 16.6 / 10.7</text:span><text:span text:style-name="T30"><text:tab/></text:span><text:span text:style-name="T30">A/B: 16.6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1</text:span><text:span text:style-name="T30"><text:tab/></text:span><text:span text:style-name="T30">X/Y: 16.6 / 23.5</text:span><text:span text:style-name="T30"><text:tab/></text:span><text:span text:style-name="T30">A/B: 18.4 / 23.5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1</text:span><text:span text:style-name="T30"><text:tab/></text:span><text:span text:style-name="T30">X/Y: 18.4 / 10.7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 A:2</text:span><text:span text:style-name="T30"><text:tab/></text:span><text:span text:style-name="T30">X/Y: 2.6 / 2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addr1</text:span></text:p>
            <text:p><text:span text:style-name="T30">F:1 A:2</text:span><text:span text:style-name="T30"><text:tab/></text:span><text:span text:style-name="T30">X/Y: 18.3 / 27.6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</text:span></text:p>
            <text:p><text:span text:style-name="T30">F:1 A:2</text:span><text:span text:style-name="T30"><text:tab/></text:span><text:span text:style-name="T30">X/Y: 18.3 / 2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reg $egen_bank_konto</text:span></text:p>
            <text:p><text:span text:style-name="T30">F:1 A:2</text:span><text:span text:style-name="T30"><text:tab/></text:span><text:span text:style-name="T30">X/Y: 2.6 / 25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</text:span></text:p>
            <text:p><text:span text:style-name="T30">F:1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1 A:2</text:span><text:span text:style-name="T30"><text:tab/></text:span><text:span text:style-name="T30">X/Y: 18.3 / 24.1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ialt</text:span></text:p>
            <text:p><text:span text:style-name="T30">F:1 A:2</text:span><text:span text:style-name="T30"><text:tab/></text:span><text:span text:style-name="T30">X/Y: 18.3 / 23.4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moms</text:span></text:p>
            <text:p><text:span text:style-name="T30">F:1 A:2</text:span><text:span text:style-name="T30"><text:tab/></text:span><text:span text:style-name="T30">X/Y: 1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side</text:span></text:p>
            <text:p><text:span text:style-name="T30">F:1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sum</text:span></text:p>
            <text:p><text:span text:style-name="T30">F:1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$formular_transportsum</text:span></text:p>
            <text:p><text:span text:style-name="T30">F:1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1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;</text:span></text:p>
            <text:p><text:span text:style-name="T30">F:1 A:2</text:span><text:span text:style-name="T30"><text:tab/></text:span><text:span text:style-name="T30">X/Y: 1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akturanr</text:span></text:p>
            <text:p><text:span text:style-name="T30">F:1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1 A:2</text:span><text:span text:style-name="T30"><text:tab/></text:span><text:span text:style-name="T30">X/Y: 13.2 / 23.4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ordre_momssats;% moms</text:span></text:p>
            <text:p><text:span text:style-name="T30">F:1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date;</text:span></text:p>
            <text:p><text:span text:style-name="T30">F:1 A:2</text:span><text:span text:style-name="T30"><text:tab/></text:span><text:span text:style-name="T30">X/Y: 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><text:span text:style-name="T30">F:1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1 A:2</text:span><text:span text:style-name="T30"><text:tab/></text:span><text:span text:style-name="T30">X/Y: 14.8 / 10.4</text:span><text:span text:style-name="T30"><text:tab/></text:span><text:span text:style-name="T30">A/B: 0 / 0</text:span><text:span text:style-name="T30"><text:tab/></text:span><text:span text:style-name="T30">J:C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ntal</text:span></text:p>
            <text:p><text:span text:style-name="T30">F:1 A:2</text:span><text:span text:style-name="T30"><text:tab/></text:span><text:span text:style-name="T30">X/Y: 5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><text:span text:style-name="T30">F:1 A:2</text:span><text:span text:style-name="T30"><text:tab/></text:span><text:span text:style-name="T30">X/Y: 18.3 / 26.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 nr: $eget_cvrnr</text:span></text:p>
            <text:p><text:span text:style-name="T30">F:1 A:2</text:span><text:span text:style-name="T30"><text:tab/></text:span><text:span text:style-name="T30">X/Y: 2.6 / 26.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nmark</text:span></text:p>
            <text:p><text:span text:style-name="T30">F:1 A:2</text:span><text:span text:style-name="T30"><text:tab/></text:span><text:span text:style-name="T30">X/Y: 12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1 A:2</text:span><text:span text:style-name="T30"><text:tab/></text:span><text:span text:style-name="T30">X/Y: 2.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ordre nr</text:span></text:p>
            <text:p><text:span text:style-name="T30">F:1 A:2</text:span><text:span text:style-name="T30"><text:tab/></text:span><text:span text:style-name="T30">X/Y: 2.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ref:</text:span></text:p>
            <text:p><text:span text:style-name="T30">F:1 A:2</text:span><text:span text:style-name="T30"><text:tab/></text:span><text:span text:style-name="T30">X/Y: 2.6 / 26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K-$eget_postnr $eget_bynavn</text:span></text:p>
            <text:p><text:span text:style-name="T30">F:1 A:2</text:span><text:span text:style-name="T30"><text:tab/></text:span><text:span text:style-name="T30">X/Y: 2.6 / 2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x: $egen_fax</text:span></text:p>
            <text:p><text:span text:style-name="T30">F:1 A:2</text:span><text:span text:style-name="T30"><text:tab/></text:span><text:span text:style-name="T30">X/Y: 13.2 / 24.1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I alt</text:span></text:p>
            <text:p><text:span text:style-name="T30">F:1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Nettosum</text:span></text:p>
            <text:p><text:span text:style-name="T30">F:1 A:2</text:span><text:span text:style-name="T30"><text:tab/></text:span><text:span text:style-name="T30">X/Y: 12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Nummer</text:span></text:p>
            <text:p><text:span text:style-name="T30">F:1 A:2</text:span><text:span text:style-name="T30"><text:tab/></text:span><text:span text:style-name="T30">X/Y: 15.8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Pris</text:span></text:p>
            <text:p><text:span text:style-name="T30">F:1 A:2</text:span><text:span text:style-name="T30"><text:tab/></text:span><text:span text:style-name="T30">X/Y: 12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ide</text:span></text:p>
            <text:p><text:span text:style-name="T30">F:1 A:2</text:span><text:span text:style-name="T30"><text:tab/></text:span><text:span text:style-name="T30">X/Y: 17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um</text:span></text:p>
            <text:p><text:span text:style-name="T30">F:1 A:2</text:span><text:span text:style-name="T30"><text:tab/></text:span><text:span text:style-name="T30">X/Y: 12 / 5.3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ilbud</text:span></text:p>
            <text:p><text:span text:style-name="T30">F:1 A:2</text:span><text:span text:style-name="T30"><text:tab/></text:span><text:span text:style-name="T30">X/Y: 2.6 / 27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. $egen_tlf</text:span></text:p>
            <text:p><text:span text:style-name="T30">F:1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Transport til side $formular_nextside</text:span></text:p>
            <text:p><text:span text:style-name="T30">F:1 A:2</text:span><text:span text:style-name="T30"><text:tab/></text:span><text:span text:style-name="T30">X/Y: 2.6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arenr</text:span></text:p>
            <text:p><text:span text:style-name="T30">F:1 A:3</text:span><text:span text:style-name="T30"><text:tab/></text:span><text:span text:style-name="T30">X/Y: 14.8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antal</text:span></text:p>
            <text:p><text:span text:style-name="T30">F:1 A:3</text:span><text:span text:style-name="T30"><text:tab/></text:span><text:span text:style-name="T30">X/Y: 5.6 / 0</text:span><text:span text:style-name="T30"><text:tab/></text:span><text:span text:style-name="T30">A/B: 5.2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><text:span text:style-name="T30">F:1 A:3</text:span><text:span text:style-name="T30"><text:tab/></text:span><text:span text:style-name="T30">X/Y: 2.8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><text:span text:style-name="T30">F:1 A:3</text:span><text:span text:style-name="T30"><text:tab/></text:span><text:span text:style-name="T30">X/Y: 18.3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injesum</text:span></text:p>
            <text:p><text:span text:style-name="T30">F:1 A:3</text:span><text:span text:style-name="T30"><text:tab/></text:span><text:span text:style-name="T30">X/Y: 16.5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pris</text:span></text:p>
            <text:p><text:span text:style-name="T30">F:1 A:3</text:span><text:span text:style-name="T30"><text:tab/></text:span><text:span text:style-name="T30">X/Y: 2.6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varenr</text:span></text:p>
          </draw:text-box>
        </draw:frame>
        <draw:ellipse draw:style-name="gr30" draw:text-style-name="P30" draw:layer="[PDF] Baggrund" svg:width="4.962cm" svg:height="1.995cm" svg:x="15.364cm" svg:y="0.568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8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.155cm" svg:y="0.321cm">
          <draw:text-box>
            <text:p>Indhold på Saldi systemblanket:</text:p>
          </draw:text-box>
        </draw:frame>
        <draw:custom-shape draw:name="MAIL_EMNE" draw:style-name="gr32" draw:text-style-name="P33" draw:layer="[M] Mail Tekster" svg:width="7.968cm" svg:height="0.5cm" svg:x="11.65cm" svg:y="17.606cm">
          <text:p text:style-name="P32">Tilbud</text:p>
          <draw:enhanced-geometry svg:viewBox="0 0 21600 21600" draw:type="rectangle" draw:enhanced-path="M 0 0 L 21600 0 21600 21600 0 21600 0 0 Z N"/>
        </draw:custom-shape>
        <draw:custom-shape draw:name="MAIL_BESKED" draw:style-name="gr33" draw:text-style-name="P33" draw:layer="[M] Mail Tekster" svg:width="7.968cm" svg:height="1.759cm" svg:x="11.65cm" svg:y="18.106cm">
          <text:p text:style-name="P32">Hermed fremsendes tilbud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9.902cm" svg:y="17.563cm">
          <draw:text-box>
            <text:p text:style-name="P13"><text:span text:style-name="T20">Emne:</text:span></text:p>
          </draw:text-box>
        </draw:frame>
        <draw:frame draw:style-name="gr7" draw:text-style-name="P14" draw:layer="[M] Mail Tekster" svg:width="1.694cm" svg:height="0.624cm" svg:x="9.916cm" svg:y="18.063cm">
          <draw:text-box>
            <text:p text:style-name="P13"><text:span text:style-name="T20">Besked:</text:span></text:p>
          </draw:text-box>
        </draw:frame>
        <draw:frame draw:style-name="gr34" draw:text-style-name="P34" draw:layer="Saldi-System" svg:width="10.742cm" svg:height="0.526cm" svg:x="10.258cm" svg:y="17.02cm">
          <draw:text-box>
            <text:p><text:span text:style-name="T33">Disse indtastnings felter SKAL have navnene:</text:span><text:span text:style-name="T34"> </text:span><text:span text:style-name="T35">MAIL_EMNE,</text:span><text:span text:style-name="T33">.</text:span><text:span text:style-name="T34"> </text:span><text:span text:style-name="T35">MAIL_BESKED, MAIL_BILAG</text:span></text:p>
          </draw:text-box>
        </draw:frame>
        <draw:frame draw:style-name="gr35" draw:text-style-name="P35" draw:layer="Saldi-System" svg:width="2.333cm" svg:height="0.683cm" svg:x="21.3cm" svg:y="23.039cm">
          <draw:text-box>
            <text:p><text:span text:style-name="T36">Tekst-felter:</text:span></text:p>
          </draw:text-box>
        </draw:frame>
        <draw:frame draw:style-name="gr35" draw:text-style-name="P35" draw:layer="Saldi-System" svg:width="3.282cm" svg:height="0.683cm" svg:x="32.3cm" svg:y="22.44cm">
          <draw:text-box>
            <text:p><text:span text:style-name="T36">Højrestillet:</text:span></text:p>
          </draw:text-box>
        </draw:frame>
        <draw:frame draw:style-name="gr35" draw:text-style-name="P35" draw:layer="Saldi-System" svg:width="3.282cm" svg:height="0.683cm" svg:x="28.9cm" svg:y="22.44cm">
          <draw:text-box>
            <text:p><text:span text:style-name="T36">Centreret:</text:span></text:p>
          </draw:text-box>
        </draw:frame>
        <draw:frame draw:style-name="gr35" draw:text-style-name="P36" draw:layer="Saldi-System" svg:width="3.282cm" svg:height="0.683cm" svg:x="21.3cm" svg:y="21.64cm">
          <draw:text-box>
            <text:p><text:span text:style-name="T37">Objekt-palette:</text:span></text:p>
          </draw:text-box>
        </draw:frame>
        <draw:frame draw:style-name="gr35" draw:text-style-name="P35" draw:layer="Saldi-System" svg:width="3.282cm" svg:height="0.683cm" svg:x="25cm" svg:y="22.44cm">
          <draw:text-box>
            <text:p><text:span text:style-name="T36">Venstrestillet:</text:span></text:p>
          </draw:text-box>
        </draw:frame>
        <draw:frame draw:style-name="gr35" draw:text-style-name="P35" draw:layer="Saldi-System" svg:width="2.445cm" svg:height="0.683cm" svg:x="21.3cm" svg:y="24.446cm">
          <draw:text-box>
            <text:p><text:span text:style-name="T36">Data-felter:</text:span></text:p>
          </draw:text-box>
        </draw:frame>
        <draw:frame draw:style-name="gr36" draw:text-style-name="P37" draw:layer="[A] Alle sider" svg:width="2.116cm" svg:height="0.662cm" svg:x="32.521cm" svg:y="23.048cm">
          <draw:text-box>
            <text:p text:style-name="P13"><text:span text:style-name="T38">Sort tekst:</text:span></text:p>
          </draw:text-box>
        </draw:frame>
        <draw:frame draw:style-name="gr37" draw:text-style-name="P38" draw:layer="[A] Alle sider" svg:width="2.107cm" svg:height="0.662cm" svg:x="32.53cm" svg:y="23.548cm">
          <draw:text-box>
            <text:p text:style-name="P26"><text:span text:style-name="T39">Blå tekst:</text:span></text:p>
          </draw:text-box>
        </draw:frame>
        <draw:frame draw:style-name="gr36" draw:text-style-name="P40" draw:layer="[A] Alle sider" svg:width="2.116cm" svg:height="0.662cm" svg:x="28.745cm" svg:y="23.048cm">
          <draw:text-box>
            <text:p text:style-name="P39"><text:span text:style-name="T38">Sort tekst:</text:span></text:p>
          </draw:text-box>
        </draw:frame>
        <draw:frame draw:style-name="gr38" draw:text-style-name="P42" draw:layer="[A] Alle sider" svg:width="2.107cm" svg:height="0.662cm" svg:x="28.754cm" svg:y="23.548cm">
          <draw:text-box>
            <text:p text:style-name="P41"><text:span text:style-name="T39">Blå tekst:</text:span></text:p>
          </draw:text-box>
        </draw:frame>
        <draw:frame draw:style-name="gr36" draw:text-style-name="P43" draw:layer="[A] Alle sider" svg:width="2.116cm" svg:height="0.662cm" svg:x="24.945cm" svg:y="23.048cm">
          <draw:text-box>
            <text:p text:style-name="P10"><text:span text:style-name="T38">Sort tekst:</text:span></text:p>
          </draw:text-box>
        </draw:frame>
        <draw:frame draw:style-name="gr39" draw:text-style-name="P45" draw:layer="[A] Alle sider" svg:width="2.107cm" svg:height="0.662cm" svg:x="24.945cm" svg:y="23.548cm">
          <draw:text-box>
            <text:p text:style-name="P44"><text:span text:style-name="T39">Blå tekst:</text:span></text:p>
          </draw:text-box>
        </draw:frame>
        <draw:custom-shape draw:style-name="gr40" draw:text-style-name="P46" draw:layer="[A] Alle sider" svg:width="2.792cm" svg:height="0.419cm" svg:x="24.945cm" svg:y="24.682cm">
          <text:p text:style-name="P10"><text:span text:style-name="T40">$formelNavn</text:span></text:p>
          <draw:enhanced-geometry svg:viewBox="0 0 21600 21600" draw:type="rectangle" draw:enhanced-path="M 0 0 L 21600 0 21600 21600 0 21600 0 0 Z N"/>
        </draw:custom-shape>
        <draw:custom-shape draw:style-name="gr40" draw:text-style-name="P47" draw:layer="[A] Alle sider" svg:width="2.792cm" svg:height="0.419cm" svg:x="24.945cm" svg:y="25.282cm">
          <text:p text:style-name="P10"><text:span text:style-name="T41">$formelNavn</text:span></text:p>
          <draw:enhanced-geometry svg:viewBox="0 0 21600 21600" draw:type="rectangle" draw:enhanced-path="M 0 0 L 21600 0 21600 21600 0 21600 0 0 Z N"/>
        </draw:custom-shape>
        <draw:custom-shape draw:style-name="gr40" draw:text-style-name="P48" draw:layer="[A] Alle sider" svg:width="2.792cm" svg:height="0.419cm" svg:x="28.545cm" svg:y="24.682cm">
          <text:p text:style-name="P39"><text:span text:style-name="T40">$formelNavn</text:span></text:p>
          <draw:enhanced-geometry svg:viewBox="0 0 21600 21600" draw:type="rectangle" draw:enhanced-path="M 0 0 L 21600 0 21600 21600 0 21600 0 0 Z N"/>
        </draw:custom-shape>
        <draw:custom-shape draw:style-name="gr40" draw:text-style-name="P49" draw:layer="[A] Alle sider" svg:width="2.792cm" svg:height="0.419cm" svg:x="28.545cm" svg:y="25.282cm">
          <text:p text:style-name="P39"><text:span text:style-name="T41">$formelNavn</text:span></text:p>
          <draw:enhanced-geometry svg:viewBox="0 0 21600 21600" draw:type="rectangle" draw:enhanced-path="M 0 0 L 21600 0 21600 21600 0 21600 0 0 Z N"/>
        </draw:custom-shape>
        <draw:custom-shape draw:style-name="gr40" draw:text-style-name="P50" draw:layer="[A] Alle sider" svg:width="2.792cm" svg:height="0.419cm" svg:x="31.845cm" svg:y="24.682cm">
          <text:p text:style-name="P13"><text:span text:style-name="T40">$formelNavn</text:span></text:p>
          <draw:enhanced-geometry svg:viewBox="0 0 21600 21600" draw:type="rectangle" draw:enhanced-path="M 0 0 L 21600 0 21600 21600 0 21600 0 0 Z N"/>
        </draw:custom-shape>
        <draw:custom-shape draw:style-name="gr40" draw:text-style-name="P51" draw:layer="[A] Alle sider" svg:width="2.792cm" svg:height="0.419cm" svg:x="31.845cm" svg:y="25.282cm">
          <text:p text:style-name="P13"><text:span text:style-name="T41">$formelNavn</text:span></text:p>
          <draw:enhanced-geometry svg:viewBox="0 0 21600 21600" draw:type="rectangle" draw:enhanced-path="M 0 0 L 21600 0 21600 21600 0 21600 0 0 Z N"/>
        </draw:custom-shape>
        <draw:frame draw:style-name="gr35" draw:text-style-name="P52" draw:layer="Saldi-System" svg:width="8.576cm" svg:height="0.683cm" svg:x="25.277cm" svg:y="21.641cm">
          <draw:text-box>
            <text:p text:style-name="P2"><text:span text:style-name="T36">Font: Helvetica 10 pt – [A] Alle sider</text:span></text:p>
          </draw:text-box>
        </draw:frame>
        <draw:frame draw:style-name="gr41" draw:text-style-name="P53" draw:layer="Saldi-System" svg:width="2.356cm" svg:height="0.569cm" svg:x="25cm" svg:y="26.6cm">
          <draw:text-box>
            <text:p><text:span text:style-name="T42">Venstre / Top</text:span></text:p>
          </draw:text-box>
        </draw:frame>
        <draw:frame draw:style-name="gr41" draw:text-style-name="P53" draw:layer="Saldi-System" svg:width="2.167cm" svg:height="0.569cm" svg:x="25cm" svg:y="27.601cm">
          <draw:text-box>
            <text:p><text:span text:style-name="T42">Venstre / Top</text:span></text:p>
          </draw:text-box>
        </draw:frame>
        <draw:frame draw:style-name="gr41" draw:text-style-name="P54" draw:layer="Saldi-System" svg:width="6.638cm" svg:height="0.569cm" svg:x="21.3cm" svg:y="26.2cm">
          <draw:text-box>
            <text:p><text:span text:style-name="T43">DATA: Placering og størrelse / Forankringspunkt:</text:span></text:p>
          </draw:text-box>
        </draw:frame>
        <draw:frame draw:style-name="gr41" draw:text-style-name="P54" draw:layer="Saldi-System" svg:width="5.74cm" svg:height="0.569cm" svg:x="21.3cm" svg:y="27.201cm">
          <draw:text-box>
            <text:p><text:span text:style-name="T43">TEXT: Formater / Afsnit / Justering:</text:span></text:p>
          </draw:text-box>
        </draw:frame>
        <draw:frame draw:style-name="gr41" draw:text-style-name="P53" draw:layer="Saldi-System" svg:width="2.356cm" svg:height="0.569cm" svg:x="28.8cm" svg:y="26.6cm">
          <draw:text-box>
            <text:p><text:span text:style-name="T42">Center / Top</text:span></text:p>
          </draw:text-box>
        </draw:frame>
        <draw:frame draw:style-name="gr41" draw:text-style-name="P53" draw:layer="Saldi-System" svg:width="2.167cm" svg:height="0.569cm" svg:x="28.8cm" svg:y="27.601cm">
          <draw:text-box>
            <text:p><text:span text:style-name="T42">Centreret</text:span></text:p>
          </draw:text-box>
        </draw:frame>
        <draw:frame draw:style-name="gr41" draw:text-style-name="P53" draw:layer="Saldi-System" svg:width="2.356cm" svg:height="0.569cm" svg:x="32.5cm" svg:y="26.6cm">
          <draw:text-box>
            <text:p><text:span text:style-name="T42">Højre / Top</text:span></text:p>
          </draw:text-box>
        </draw:frame>
        <draw:frame draw:style-name="gr41" draw:text-style-name="P53" draw:layer="Saldi-System" svg:width="2.167cm" svg:height="0.569cm" svg:x="32.5cm" svg:y="27.601cm">
          <draw:text-box>
            <text:p><text:span text:style-name="T42">Højre / Bund</text:span></text:p>
          </draw:text-box>
        </draw:frame>
        <draw:frame draw:style-name="gr42" draw:text-style-name="P54" draw:layer="Saldi-System" svg:width="14.154cm" svg:height="1.119cm" svg:x="21.3cm" svg:y="28.102cm">
          <draw:text-box>
            <text:p><text:span text:style-name="T43">HUSK: </text:span></text:p>
            <text:p><text:span text:style-name="T44">Tekster skal have en pt højde og justering skal være angivet. Ellers kan linier og tekster blive misopfattet i konverteringen.!</text:span></text:p>
            <text:p><text:span text:style-name="T44">Mangler højden sættes den til 8 pt! - <text:s/>Mangler tekst justering sættes den til V</text:span></text:p>
          </draw:text-box>
        </draw:frame>
        <draw:custom-shape draw:style-name="gr43" draw:text-style-name="P55" draw:layer="Saldi-System" svg:width="10cm" svg:height="0.49cm" svg:x="5.354cm" svg:y="9.414cm">
          <text:p text:style-name="P16"><text:span text:style-name="T45">1234567890123456789012345678901234567890</text:span><text:span text:style-name="T46">1234567890123456</text:span></text:p>
          <draw:enhanced-geometry svg:viewBox="0 0 21600 21600" draw:type="rectangle" draw:enhanced-path="M 0 0 L 21600 0 21600 21600 0 21600 0 0 Z N"/>
        </draw:custom-shape>
        <draw:custom-shape draw:name="MAIL_BILAG" draw:style-name="gr44" draw:text-style-name="P33" draw:layer="[M] Mail Tekster" svg:width="7.968cm" svg:height="0.5cm" svg:x="11.65cm" svg:y="19.878cm">
          <text:p><text:span text:style-name="T30">tilbud.pdf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9.92cm" svg:y="19.835cm">
          <draw:text-box>
            <text:p text:style-name="P13"><text:span text:style-name="T20">Bilag:</text:span></text:p>
          </draw:text-box>
        </draw:frame>
      </draw:page>
      <draw:page draw:name="[2] Ordrebekræftelse" draw:style-name="dp1" draw:master-page-name="Standard">
        <office:forms form:automatic-focus="false" form:apply-design-mode="false"/>
        <draw:custom-shape draw:style-name="gr45" draw:text-style-name="P56" draw:layer="controls" svg:width="21.4cm" svg:height="27.7cm" svg:x="0.109cm" svg:y="2.001cm">
          <svg:title>Udskrivningsområde</svg:title>
          <svg:desc>Faktisk område i SALDI</svg:desc>
          <text:p text:style-name="P2"><text:span text:style-name="T47">Blåtonet område:</text:span></text:p>
          <text:p text:style-name="P2"><text:span text:style-name="T47">Faktisk udskrivningsområde i SALDI</text:span></text:p>
          <draw:enhanced-geometry svg:viewBox="0 0 21600 21600" draw:type="rectangle" draw:enhanced-path="M 0 0 L 21600 0 21600 21600 0 21600 0 0 Z N"/>
        </draw:custom-shape>
        <draw:custom-shape draw:style-name="gr46" draw:text-style-name="P57" draw:layer="controls" svg:width="21.634cm" svg:height="27.832cm" svg:x="-0.049cm" svg:y="1.879cm">
          <text:p/>
          <draw:enhanced-geometry svg:viewBox="0 0 21600 21600" draw:type="rectangle" draw:enhanced-path="M 0 0 L 21600 0 21600 21600 0 21600 0 0 Z N"/>
        </draw:custom-shape>
        <draw:frame draw:style-name="gr2" draw:text-style-name="P58" draw:layer="Saldi-System" svg:width="27.809cm" svg:height="3.6cm" draw:transform="skewX (-7.43988130362109E-017) rotate (0.788888821901437) translate (-0.586cm 23.244cm)">
          <draw:text-box>
            <text:p text:style-name="P2"><text:span text:style-name="T48">2: Ordrebekræftelse</text:span></text:p>
          </draw:text-box>
        </draw:frame>
        <draw:custom-shape draw:style-name="gr3" draw:text-style-name="P59" draw:layer="[A] Alle sider" svg:width="5.856cm" svg:height="0.5cm" svg:x="14.544cm" svg:y="3.264cm">
          <text:p text:style-name="P10"><text:span text:style-name="T49">$eget_firmanavn</text:span></text:p>
          <draw:enhanced-geometry svg:viewBox="0 0 21600 21600" draw:type="rectangle" draw:enhanced-path="M 0 0 L 21600 0 21600 21600 0 21600 0 0 Z N"/>
        </draw:custom-shape>
        <draw:custom-shape draw:style-name="gr47" draw:text-style-name="P59" draw:layer="[A] Alle sider" svg:width="5.876cm" svg:height="0.5cm" svg:x="14.544cm" svg:y="5.84cm">
          <text:p text:style-name="P10"><text:span text:style-name="T49">CVR nr: $eget_cvrnr</text:span></text:p>
          <draw:enhanced-geometry svg:viewBox="0 0 21600 21600" draw:type="rectangle" draw:enhanced-path="M 0 0 L 21600 0 21600 21600 0 21600 0 0 Z N"/>
        </draw:custom-shape>
        <draw:custom-shape draw:style-name="gr48" draw:text-style-name="P59" draw:layer="[A] Alle sider" svg:width="5.877cm" svg:height="0.5cm" svg:x="14.544cm" svg:y="4.281cm">
          <text:p text:style-name="P10"><text:span text:style-name="T49">DK-$eget_postnr $eget_bynavn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[A] Alle sider" svg:width="3.493cm" svg:height="0.5cm" svg:x="10.097cm" svg:y="5.326cm">
          <text:p text:style-name="P8"><text:span text:style-name="T17">if($ordre_kontakt)Att: $ordre_kontakt;</text:span></text:p>
          <draw:enhanced-geometry svg:viewBox="0 0 21600 21600" draw:type="rectangle" draw:enhanced-path="M 0 0 L 21600 0 21600 21600 0 21600 0 0 Z N"/>
        </draw:custom-shape>
        <draw:custom-shape draw:style-name="gr47" draw:text-style-name="P59" draw:layer="[A] Alle sider" svg:width="5.876cm" svg:height="0.5cm" svg:x="14.544cm" svg:y="4.807cm">
          <text:p text:style-name="P8"><text:span text:style-name="T49">Tlf: $egen_tlf</text:span></text:p>
          <draw:enhanced-geometry svg:viewBox="0 0 21600 21600" draw:type="rectangle" draw:enhanced-path="M 0 0 L 21600 0 21600 21600 0 21600 0 0 Z N"/>
        </draw:custom-shape>
        <draw:custom-shape draw:style-name="gr47" draw:text-style-name="P59" draw:layer="[A] Alle sider" svg:width="5.876cm" svg:height="0.5cm" svg:x="14.544cm" svg:y="5.327cm">
          <text:p text:style-name="P8"><text:span text:style-name="T49">Fax: $egen_fax</text:span></text:p>
          <draw:enhanced-geometry svg:viewBox="0 0 21600 21600" draw:type="rectangle" draw:enhanced-path="M 0 0 L 21600 0 21600 21600 0 21600 0 0 Z N"/>
        </draw:custom-shape>
        <draw:frame draw:style-name="gr49" draw:text-style-name="P12" draw:layer="[1] Kun forside" svg:width="4.99cm" svg:height="0.878cm" svg:x="8.696cm" svg:y="2.425cm">
          <draw:text-box>
            <text:p text:style-name="P8"><text:span text:style-name="T18">Ordrebekræftelse</text:span></text:p>
          </draw:text-box>
        </draw:frame>
        <draw:custom-shape draw:style-name="gr6" draw:text-style-name="P11" draw:layer="[A] Alle sider" svg:width="3.5cm" svg:height="0.5cm" svg:x="10.097cm" svg:y="3.326cm">
          <text:p text:style-name="P8"><text:span text:style-name="T17">$ordre_fakturanr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10.097cm" svg:y="4.326cm">
          <text:p text:style-name="P8"><text:span text:style-name="T17">$ordre_kundeordnr;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10.097cm" svg:y="3.826cm">
          <text:p text:style-name="P8"><text:span text:style-name="T17">$ordre_faktura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10.097cm" svg:y="4.826cm">
          <text:p text:style-name="P8"><text:span text:style-name="T17">$ordre_ordrenr</text:span></text:p>
          <draw:enhanced-geometry svg:viewBox="0 0 21600 21600" draw:type="rectangle" draw:enhanced-path="M 0 0 L 21600 0 21600 21600 0 21600 0 0 Z N"/>
        </draw:custom-shape>
        <draw:custom-shape draw:style-name="gr3" draw:text-style-name="P59" draw:layer="Saldi-System" svg:width="5.856cm" svg:height="0.5cm" svg:x="22.144cm" svg:y="4.289cm">
          <text:p text:style-name="P8"><text:span text:style-name="T49">$egen_addr2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A] Alle sider" svg:width="1.694cm" svg:height="0.624cm" svg:x="8.534cm" svg:y="3.283cm">
          <draw:text-box>
            <text:p text:style-name="P13"><text:span text:style-name="T20">Nummer:</text:span></text:p>
          </draw:text-box>
        </draw:frame>
        <draw:frame draw:style-name="gr7" draw:text-style-name="P14" draw:layer="[A] Alle sider" svg:width="1.694cm" svg:height="0.624cm" svg:x="8.534cm" svg:y="3.783cm">
          <draw:text-box>
            <text:p text:style-name="P13"><text:span text:style-name="T20">Dato:</text:span></text:p>
          </draw:text-box>
        </draw:frame>
        <draw:frame draw:style-name="gr7" draw:text-style-name="P14" draw:layer="[A] Alle sider" svg:width="1.694cm" svg:height="0.624cm" svg:x="8.534cm" svg:y="4.783cm">
          <draw:text-box>
            <text:p text:style-name="P13"><text:span text:style-name="T20">Ordrenr:</text:span></text:p>
          </draw:text-box>
        </draw:frame>
        <draw:line draw:style-name="gr8" draw:text-style-name="P15" draw:layer="[A] Alle sider" svg:x1="0.393cm" svg:y1="7.407cm" svg:x2="20.752cm" svg:y2="7.407cm">
          <text:p/>
        </draw:line>
        <draw:line draw:style-name="gr8" draw:text-style-name="P15" draw:layer="[A] Alle sider" svg:x1="0.434cm" svg:y1="22.197cm" svg:x2="20.793cm" svg:y2="22.197cm">
          <text:p/>
        </draw:line>
        <draw:custom-shape draw:style-name="gr50" draw:text-style-name="P17" draw:layer="[A] Alle sider" svg:width="9.016cm" svg:height="0.49cm" svg:x="5.354cm" svg:y="8.314cm">
          <text:p text:style-name="P16"><text:span text:style-name="T21">@beskrivelse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[A] Alle sider" svg:width="1.418cm" svg:height="0.5cm" svg:x="2.743cm" svg:y="8.314cm">
          <text:p text:style-name="P18"><text:span text:style-name="T22">@varenr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[A] Alle sider" svg:width="0.961cm" svg:height="0.496cm" svg:x="1.579cm" svg:y="8.314cm">
          <text:p text:style-name="P16"><text:span text:style-name="T23">@posnr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[A] Alle sider" svg:width="0.913cm" svg:height="0.5cm" svg:x="4.335cm" svg:y="8.314cm">
          <text:p text:style-name="P16"><text:span text:style-name="T23">@antal</text:span></text:p>
          <draw:enhanced-geometry svg:viewBox="0 0 21600 21600" draw:type="rectangle" draw:enhanced-path="M 0 0 L 21600 0 21600 21600 0 21600 0 0 Z N"/>
        </draw:custom-shape>
        <draw:custom-shape draw:style-name="gr51" draw:text-style-name="P22" draw:layer="[A] Alle sider" svg:width="2.16cm" svg:height="0.5cm" svg:x="18.84cm" svg:y="8.314cm">
          <text:p text:style-name="P21"><text:span text:style-name="T24">@linjesum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[A] Alle sider" svg:width="1.369cm" svg:height="0.5cm" svg:x="14.731cm" svg:y="8.314cm">
          <text:p text:style-name="P18"><text:span text:style-name="T25">@pris</text:span></text:p>
          <draw:enhanced-geometry svg:viewBox="0 0 21600 21600" draw:type="rectangle" draw:enhanced-path="M 0 0 L 21600 0 21600 21600 0 21600 0 0 Z N"/>
        </draw:custom-shape>
        <draw:frame draw:style-name="gr7" draw:text-style-name="P23" draw:layer="[A] Alle sider" svg:width="1.246cm" svg:height="0.624cm" svg:x="2.699cm" svg:y="7.709cm">
          <draw:text-box>
            <text:p text:style-name="P8"><text:span text:style-name="T20">Varenr:</text:span></text:p>
          </draw:text-box>
        </draw:frame>
        <draw:frame draw:style-name="gr7" draw:text-style-name="P23" draw:layer="[A] Alle sider" svg:width="1.001cm" svg:height="0.624cm" svg:x="1.5cm" svg:y="7.709cm">
          <draw:text-box>
            <text:p text:style-name="P8"><text:span text:style-name="T20">Pos:</text:span></text:p>
          </draw:text-box>
        </draw:frame>
        <draw:frame draw:style-name="gr7" draw:text-style-name="P23" draw:layer="[A] Alle sider" svg:width="1.139cm" svg:height="0.624cm" svg:x="4.3cm" svg:y="7.709cm">
          <draw:text-box>
            <text:p text:style-name="P8"><text:span text:style-name="T20">Antal:</text:span></text:p>
          </draw:text-box>
        </draw:frame>
        <draw:frame draw:style-name="gr7" draw:text-style-name="P14" draw:layer="[A] Alle sider" svg:width="1.472cm" svg:height="0.624cm" svg:x="14.4cm" svg:y="7.709cm">
          <draw:text-box>
            <text:p text:style-name="P13"><text:span text:style-name="T20">à pris</text:span></text:p>
          </draw:text-box>
        </draw:frame>
        <draw:frame draw:style-name="gr7" draw:text-style-name="P14" draw:layer="[A] Alle sider" svg:width="2.167cm" svg:height="0.624cm" svg:x="18.833cm" svg:y="7.709cm">
          <draw:text-box>
            <text:p text:style-name="P13"><text:span text:style-name="T20">Beløb</text:span></text:p>
          </draw:text-box>
        </draw:frame>
        <draw:custom-shape draw:style-name="gr52" draw:text-style-name="P60" draw:layer="[A] Alle sider" svg:width="0.939cm" svg:height="0.5cm" svg:x="16.244cm" svg:y="8.314cm">
          <text:p text:style-name="P21"><text:span text:style-name="T50">@rabat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A] Alle sider" svg:width="1.233cm" svg:height="0.624cm" svg:x="15.752cm" svg:y="7.709cm">
          <draw:text-box>
            <text:p text:style-name="P13"><text:span text:style-name="T20">Rabat</text:span></text:p>
          </draw:text-box>
        </draw:frame>
        <draw:custom-shape draw:style-name="gr53" draw:text-style-name="P61" draw:layer="[A] Alle sider" svg:width="1.374cm" svg:height="0.896cm" svg:x="17.318cm" svg:y="8.314cm">
          <text:p text:style-name="P18"><text:span text:style-name="T51"/></text:p>
          <text:p text:style-name="P18"><text:span text:style-name="T52">@varemomssats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A] Alle sider" svg:width="1.257cm" svg:height="0.624cm" svg:x="17.322cm" svg:y="7.723cm">
          <draw:text-box>
            <text:p text:style-name="P13"><text:span text:style-name="T20">Moms%</text:span></text:p>
          </draw:text-box>
        </draw:frame>
        <draw:line draw:style-name="gr54" draw:text-style-name="P15" draw:layer="[A] Alle sider" svg:x1="1.274cm" svg:y1="8.225cm" svg:x2="20.712cm" svg:y2="8.225cm">
          <text:p text:style-name="P2"><text:line-break/><text:line-break/><text:line-break/><text:line-break/><text:line-break/><text:line-break/><text:line-break/><text:line-break/></text:p>
        </draw:line>
        <draw:frame draw:style-name="gr7" draw:text-style-name="P23" draw:layer="[A] Alle sider" svg:width="4.855cm" svg:height="0.624cm" svg:x="5.401cm" svg:y="7.709cm">
          <draw:text-box>
            <text:p text:style-name="P8"><text:span text:style-name="T20">Produkt beskrivelse:</text:span></text:p>
          </draw:text-box>
        </draw:frame>
        <draw:custom-shape draw:style-name="gr15" draw:text-style-name="P11" draw:layer="[1] Kun forside" svg:width="6.326cm" svg:height="0.501cm" svg:x="1.956cm" svg:y="4.226cm">
          <text:p text:style-name="P7"><text:span text:style-name="T27">$ordre_postnr $ordre_bynavn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[1] Kun forside" svg:width="6.326cm" svg:height="0.5cm" svg:x="1.956cm" svg:y="2.725cm">
          <text:p text:style-name="P8"><text:span text:style-name="T17">$ordre_firmanavn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[1] Kun forside" svg:width="6.326cm" svg:height="0.5cm" svg:x="1.956cm" svg:y="3.726cm">
          <text:p text:style-name="P7"><text:span text:style-name="T27">$ordre_addr2;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[1] Kun forside" svg:width="6.326cm" svg:height="0.501cm" svg:x="1.956cm" svg:y="3.225cm">
          <text:p text:style-name="P7"><text:span text:style-name="T27">$ordre_addr1</text:span></text:p>
          <draw:enhanced-geometry svg:viewBox="0 0 21600 21600" draw:type="rectangle" draw:enhanced-path="M 0 0 L 21600 0 21600 21600 0 21600 0 0 Z N"/>
        </draw:custom-shape>
        <draw:custom-shape draw:style-name="gr55" draw:text-style-name="P62" draw:layer="[1] Kun forside" svg:width="6.362cm" svg:height="0.501cm" svg:x="1.956cm" svg:y="5.013cm">
          <text:p text:style-name="P44"><text:span text:style-name="T53">if($ordre_lev_addr1)Leveringsadresse:</text:span></text:p>
          <draw:enhanced-geometry svg:viewBox="0 0 21600 21600" draw:type="rectangle" draw:enhanced-path="M 0 0 L 21600 0 21600 21600 0 21600 0 0 Z N"/>
        </draw:custom-shape>
        <draw:custom-shape draw:style-name="gr56" draw:text-style-name="P62" draw:layer="[1] Kun forside" svg:width="6.362cm" svg:height="0.5cm" svg:x="1.956cm" svg:y="5.514cm">
          <text:p text:style-name="P7"><text:span text:style-name="T27">$ordre_lev_navn</text:span></text:p>
          <draw:enhanced-geometry svg:viewBox="0 0 21600 21600" draw:type="rectangle" draw:enhanced-path="M 0 0 L 21600 0 21600 21600 0 21600 0 0 Z N"/>
        </draw:custom-shape>
        <draw:custom-shape draw:style-name="gr55" draw:text-style-name="P62" draw:layer="[1] Kun forside" svg:width="6.362cm" svg:height="0.501cm" svg:x="1.956cm" svg:y="6.014cm">
          <text:p text:style-name="P7"><text:span text:style-name="T27">$ordre_lev_addr1;</text:span></text:p>
          <draw:enhanced-geometry svg:viewBox="0 0 21600 21600" draw:type="rectangle" draw:enhanced-path="M 0 0 L 21600 0 21600 21600 0 21600 0 0 Z N"/>
        </draw:custom-shape>
        <draw:custom-shape draw:style-name="gr56" draw:text-style-name="P62" draw:layer="[1] Kun forside" svg:width="6.362cm" svg:height="0.5cm" svg:x="1.956cm" svg:y="6.515cm">
          <text:p text:style-name="P7"><text:span text:style-name="T27">$ordre_lev_postnr $ordre_lev_bynavn;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[A] Alle sider" svg:width="5.914cm" svg:height="0.5cm" svg:x="1.177cm" svg:y="26.319cm">
          <text:p text:style-name="P7"><text:span text:style-name="T27">$egen_bank_reg $egen_bank_konto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[A] Alle sider" svg:width="3.877cm" svg:height="0.5cm" svg:x="1.177cm" svg:y="25.819cm">
          <text:p text:style-name="P7"><text:span text:style-name="T27">$egen_bank_navn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[A] Alle sider" svg:width="3.85cm" svg:height="0.5cm" svg:x="16.441cm" svg:y="28.451cm">
          <text:p text:style-name="P13"><text:span text:style-name="T17">Side $formular_side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[A] Alle sider" svg:width="17.661cm" svg:height="1.047cm" svg:x="1.177cm" svg:y="27.14cm">
          <text:p text:style-name="P8"><text:span text:style-name="T29">$ordre_betalingsbet $ordre_betalingsdage dage</text:span></text:p>
          <text:p text:style-name="P8"><text:span text:style-name="T17"/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[A] Alle sider" svg:width="3.373cm" svg:height="0.5cm" svg:x="12.356cm" svg:y="23.201cm">
          <text:p text:style-name="P26"><text:span text:style-name="T27">$formular_moms</text:span></text:p>
          <draw:enhanced-geometry svg:viewBox="0 0 21600 21600" draw:type="rectangle" draw:enhanced-path="M 0 0 L 21600 0 21600 21600 0 21600 0 0 Z N"/>
        </draw:custom-shape>
        <draw:custom-shape draw:style-name="gr24" draw:text-style-name="P25" draw:layer="[A] Alle sider" svg:width="2.448cm" svg:height="0.5cm" svg:x="4.074cm" svg:y="23.201cm">
          <text:p text:style-name="P13"><text:span text:style-name="T17">$formular_ialt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[A] Alle sider" svg:width="3.877cm" svg:height="0.5cm" svg:x="16.087cm" svg:y="23.201cm">
          <text:p text:style-name="P26"><text:span text:style-name="T27">$formular_sum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[A] Alle sider" svg:width="4.234cm" svg:height="0.5cm" svg:x="6.979cm" svg:y="23.201cm">
          <text:p text:style-name="P26"><text:span text:style-name="T27">$ordre_momssats;% moms</text:span></text:p>
          <draw:enhanced-geometry svg:viewBox="0 0 21600 21600" draw:type="rectangle" draw:enhanced-path="M 0 0 L 21600 0 21600 21600 0 21600 0 0 Z N"/>
        </draw:custom-shape>
        <draw:frame draw:style-name="gr7" draw:text-style-name="P23" draw:layer="[A] Alle sider" svg:width="2.073cm" svg:height="0.624cm" svg:x="4.022cm" svg:y="22.552cm">
          <draw:text-box>
            <text:p text:style-name="P8"><text:span text:style-name="T20">Netto beløb:</text:span></text:p>
          </draw:text-box>
        </draw:frame>
        <draw:frame draw:style-name="gr7" draw:text-style-name="P23" draw:layer="[A] Alle sider" svg:width="2.073cm" svg:height="0.624cm" svg:x="7.023cm" svg:y="22.552cm">
          <draw:text-box>
            <text:p text:style-name="P8"><text:span text:style-name="T20">Momssats:</text:span></text:p>
          </draw:text-box>
        </draw:frame>
        <draw:frame draw:style-name="gr7" draw:text-style-name="P23" draw:layer="[A] Alle sider" svg:width="2.779cm" svg:height="0.624cm" svg:x="12.617cm" svg:y="22.552cm">
          <draw:text-box>
            <text:p text:style-name="P8"><text:span text:style-name="T20">Momsbeløb:</text:span></text:p>
          </draw:text-box>
        </draw:frame>
        <draw:custom-shape draw:style-name="gr3" draw:text-style-name="P59" draw:layer="[A] Alle sider" svg:width="5.856cm" svg:height="0.5cm" svg:x="14.544cm" svg:y="3.764cm">
          <text:p text:style-name="P7"><text:span text:style-name="T54">$egen_addr1</text:span></text:p>
          <draw:enhanced-geometry svg:viewBox="0 0 21600 21600" draw:type="rectangle" draw:enhanced-path="M 0 0 L 21600 0 21600 21600 0 21600 0 0 Z N"/>
        </draw:custom-shape>
        <draw:frame draw:style-name="gr7" draw:text-style-name="P23" draw:layer="[A] Alle sider" svg:width="2.779cm" svg:height="0.624cm" svg:x="17.218cm" svg:y="22.552cm">
          <draw:text-box>
            <text:p text:style-name="P8"><text:span text:style-name="T20">Beløb i alt:</text:span></text:p>
          </draw:text-box>
        </draw:frame>
        <draw:line draw:style-name="gr57" draw:text-style-name="P15" draw:layer="[A] Alle sider" svg:x1="0.138cm" svg:y1="0.588cm" svg:x2="0.138cm" svg:y2="29.163cm">
          <text:p/>
        </draw:line>
        <draw:line draw:style-name="gr57" draw:text-style-name="P15" draw:layer="[A] Alle sider" svg:x1="20.95cm" svg:y1="0.588cm" svg:x2="20.95cm" svg:y2="29.163cm">
          <text:p/>
        </draw:line>
        <draw:line draw:style-name="gr57" draw:text-style-name="P15" draw:layer="[A] Alle sider" svg:x1="0.186cm" svg:y1="29.663cm" svg:x2="20.75cm" svg:y2="29.663cm">
          <text:p/>
        </draw:line>
        <draw:line draw:style-name="gr57" draw:text-style-name="P15" draw:layer="[A] Alle sider" svg:x1="0.186cm" svg:y1="0.088cm" svg:x2="20.75cm" svg:y2="0.088cm">
          <text:p/>
        </draw:line>
        <draw:frame draw:style-name="gr58" draw:text-style-name="P29" draw:layer="Saldi-System" svg:width="13.424cm" svg:height="20.603cm" svg:x="21.612cm" svg:y="6.084cm">
          <draw:text-box>
            <text:p><text:span text:style-name="T30">F:2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><text:span text:style-name="T30">F:2 A:1</text:span><text:span text:style-name="T30"><text:tab/></text:span><text:span text:style-name="T30">X/Y: 16.6 / 23.5</text:span><text:span text:style-name="T30"><text:tab/></text:span><text:span text:style-name="T30">A/B: 18.4 / 23.5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1</text:span><text:span text:style-name="T30"><text:tab/></text:span><text:span text:style-name="T30">X/Y: 16.6 / 22.8</text:span><text:span text:style-name="T30"><text:tab/></text:span><text:span text:style-name="T30">A/B: 18.4 / 22.8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1</text:span><text:span text:style-name="T30"><text:tab/></text:span><text:span text:style-name="T30">X/Y: 2.3 / 10.7</text:span><text:span text:style-name="T30"><text:tab/></text:span><text:span text:style-name="T30">A/B: 2.3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1</text:span><text:span text:style-name="T30"><text:tab/></text:span><text:span text:style-name="T30">X/Y: 16.6 / 24.2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1</text:span><text:span text:style-name="T30"><text:tab/></text:span><text:span text:style-name="T30">X/Y: 18.4 / 10.7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1</text:span><text:span text:style-name="T30"><text:tab/></text:span><text:span text:style-name="T30">X/Y: 2.3 / 22.1</text:span><text:span text:style-name="T30"><text:tab/></text:span><text:span text:style-name="T30">A/B: 18.4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1</text:span><text:span text:style-name="T30"><text:tab/></text:span><text:span text:style-name="T30">X/Y: 2.3 / 10.7</text:span><text:span text:style-name="T30"><text:tab/></text:span><text:span text:style-name="T30">A/B: 18.4 / 10.7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1</text:span><text:span text:style-name="T30"><text:tab/></text:span><text:span text:style-name="T30">X/Y: 16.6 / 10.7</text:span><text:span text:style-name="T30"><text:tab/></text:span><text:span text:style-name="T30">A/B: 16.6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2 A:2</text:span><text:span text:style-name="T30"><text:tab/></text:span><text:span text:style-name="T30">X/Y: 2.6 / 2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addr1</text:span></text:p>
            <text:p><text:span text:style-name="T30">F:2 A:2</text:span><text:span text:style-name="T30"><text:tab/></text:span><text:span text:style-name="T30">X/Y: 18.3 / 27.6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</text:span></text:p>
            <text:p><text:span text:style-name="T30">F:2 A:2</text:span><text:span text:style-name="T30"><text:tab/></text:span><text:span text:style-name="T30">X/Y: 18.3 / 2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reg $egen_bank_konto</text:span></text:p>
            <text:p><text:span text:style-name="T30">F:2 A:2</text:span><text:span text:style-name="T30"><text:tab/></text:span><text:span text:style-name="T30">X/Y: 2.6 / 25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</text:span></text:p>
            <text:p><text:span text:style-name="T30">F:2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2 A:2</text:span><text:span text:style-name="T30"><text:tab/></text:span><text:span text:style-name="T30">X/Y: 18.3 / 24.1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ialt</text:span></text:p>
            <text:p><text:span text:style-name="T30">F:2 A:2</text:span><text:span text:style-name="T30"><text:tab/></text:span><text:span text:style-name="T30">X/Y: 18.3 / 23.4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moms</text:span></text:p>
            <text:p><text:span text:style-name="T30">F:2 A:2</text:span><text:span text:style-name="T30"><text:tab/></text:span><text:span text:style-name="T30">X/Y: 1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side</text:span></text:p>
            <text:p><text:span text:style-name="T30">F:2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sum</text:span></text:p>
            <text:p><text:span text:style-name="T30">F:2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$formular_transportsum</text:span></text:p>
            <text:p><text:span text:style-name="T30">F:2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2 A:2</text:span><text:span text:style-name="T30"><text:tab/></text:span><text:span text:style-name="T30">X/Y: 1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betalingsbet $ordre_betalingsdage dage</text:span></text:p>
            <text:p><text:span text:style-name="T30">F:2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</text:span></text:p>
            <text:p><text:span text:style-name="T30">F:2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2 A:2</text:span><text:span text:style-name="T30"><text:tab/></text:span><text:span text:style-name="T30">X/Y: 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kontakt;</text:span></text:p>
            <text:p><text:span text:style-name="T30">F:2 A:2</text:span><text:span text:style-name="T30"><text:tab/></text:span><text:span text:style-name="T30">X/Y: 1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levdate;</text:span></text:p>
            <text:p><text:span text:style-name="T30">F:2 A:2</text:span><text:span text:style-name="T30"><text:tab/></text:span><text:span text:style-name="T30">X/Y: 13.2 / 23.4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ordre_momssats;% moms</text:span></text:p>
            <text:p><text:span text:style-name="T30">F:2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date;</text:span></text:p>
            <text:p><text:span text:style-name="T30">F:2 A:2</text:span><text:span text:style-name="T30"><text:tab/></text:span><text:span text:style-name="T30">X/Y: 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><text:span text:style-name="T30">F:2 A:2</text:span><text:span text:style-name="T30"><text:tab/></text:span><text:span text:style-name="T30">X/Y: 1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;</text:span></text:p>
            <text:p><text:span text:style-name="T30">F:2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2 A:2</text:span><text:span text:style-name="T30"><text:tab/></text:span><text:span text:style-name="T30">X/Y: 5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><text:span text:style-name="T30">F:2 A:2</text:span><text:span text:style-name="T30"><text:tab/></text:span><text:span text:style-name="T30">X/Y: 12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talingsbet</text:span></text:p>
            <text:p><text:span text:style-name="T30">F:2 A:2</text:span><text:span text:style-name="T30"><text:tab/></text:span><text:span text:style-name="T30">X/Y: 18.3 / 26.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 nr: $eget_cvrnr</text:span></text:p>
            <text:p><text:span text:style-name="T30">F:2 A:2</text:span><text:span text:style-name="T30"><text:tab/></text:span><text:span text:style-name="T30">X/Y: 2.6 / 26.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nmark</text:span></text:p>
            <text:p><text:span text:style-name="T30">F:2 A:2</text:span><text:span text:style-name="T30"><text:tab/></text:span><text:span text:style-name="T30">X/Y: 12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2 A:2</text:span><text:span text:style-name="T30"><text:tab/></text:span><text:span text:style-name="T30">X/Y: 2.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ordre nr</text:span></text:p>
            <text:p><text:span text:style-name="T30">F:2 A:2</text:span><text:span text:style-name="T30"><text:tab/></text:span><text:span text:style-name="T30">X/Y: 2.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ref</text:span></text:p>
            <text:p><text:span text:style-name="T30">F:2 A:2</text:span><text:span text:style-name="T30"><text:tab/></text:span><text:span text:style-name="T30">X/Y: 2.6 / 26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K-$eget_postnr $eget_bynavn</text:span></text:p>
            <text:p><text:span text:style-name="T30">F:2 A:2</text:span><text:span text:style-name="T30"><text:tab/></text:span><text:span text:style-name="T30">X/Y: 2.6 / 2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x: $egen_fax</text:span></text:p>
            <text:p><text:span text:style-name="T30">F:2 A:2</text:span><text:span text:style-name="T30"><text:tab/></text:span><text:span text:style-name="T30">X/Y: 12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orventet lev.</text:span></text:p>
            <text:p><text:span text:style-name="T30">F:2 A:2</text:span><text:span text:style-name="T30"><text:tab/></text:span><text:span text:style-name="T30">X/Y: 13.2 / 24.1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I alt</text:span></text:p>
            <text:p><text:span text:style-name="T30">F:2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Nettosum</text:span></text:p>
            <text:p><text:span text:style-name="T30">F:2 A:2</text:span><text:span text:style-name="T30"><text:tab/></text:span><text:span text:style-name="T30">X/Y: 12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Nummer</text:span></text:p>
            <text:p><text:span text:style-name="T30">F:2 A:2</text:span><text:span text:style-name="T30"><text:tab/></text:span><text:span text:style-name="T30">X/Y: 12 / 5.3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Ordrebekræftelse</text:span></text:p>
            <text:p><text:span text:style-name="T30">F:2 A:2</text:span><text:span text:style-name="T30"><text:tab/></text:span><text:span text:style-name="T30">X/Y: 15.8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Pris</text:span></text:p>
            <text:p><text:span text:style-name="T30">F:2 A:2</text:span><text:span text:style-name="T30"><text:tab/></text:span><text:span text:style-name="T30">X/Y: 12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ide</text:span></text:p>
            <text:p><text:span text:style-name="T30">F:2 A:2</text:span><text:span text:style-name="T30"><text:tab/></text:span><text:span text:style-name="T30">X/Y: 17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um</text:span></text:p>
            <text:p><text:span text:style-name="T30">F:2 A:2</text:span><text:span text:style-name="T30"><text:tab/></text:span><text:span text:style-name="T30">X/Y: 2.6 / 27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. $egen_tlf</text:span></text:p>
            <text:p><text:span text:style-name="T30">F:2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Transport til side $formular_nextside</text:span></text:p>
            <text:p><text:span text:style-name="T30">F:2 A:2</text:span><text:span text:style-name="T30"><text:tab/></text:span><text:span text:style-name="T30">X/Y: 2.6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arenr</text:span></text:p>
            <text:p><text:span text:style-name="T30">F:2 A:3</text:span><text:span text:style-name="T30"><text:tab/></text:span><text:span text:style-name="T30">X/Y: 14.6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antal</text:span></text:p>
            <text:p><text:span text:style-name="T30">F:2 A:3</text:span><text:span text:style-name="T30"><text:tab/></text:span><text:span text:style-name="T30">X/Y: 5.6 / 0</text:span><text:span text:style-name="T30"><text:tab/></text:span><text:span text:style-name="T30">A/B: 5.2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><text:span text:style-name="T30">F:2 A:3</text:span><text:span text:style-name="T30"><text:tab/></text:span><text:span text:style-name="T30">X/Y: 2.8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><text:span text:style-name="T30">F:2 A:3</text:span><text:span text:style-name="T30"><text:tab/></text:span><text:span text:style-name="T30">X/Y: 18.3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injesum</text:span></text:p>
            <text:p><text:span text:style-name="T30">F:2 A:3</text:span><text:span text:style-name="T30"><text:tab/></text:span><text:span text:style-name="T30">X/Y: 16.5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pris</text:span></text:p>
            <text:p><text:span text:style-name="T30">F:2 A:3</text:span><text:span text:style-name="T30"><text:tab/></text:span><text:span text:style-name="T30">X/Y: 2.6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varenr</text:span></text:p>
          </draw:text-box>
        </draw:frame>
        <draw:ellipse draw:style-name="gr30" draw:text-style-name="P30" draw:layer="[PDF] Baggrund" svg:width="4.962cm" svg:height="1.995cm" svg:x="15.364cm" svg:y="0.2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2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.612cm" svg:y="5.121cm">
          <draw:text-box>
            <text:p>Indhold på Saldi systemblanket:</text:p>
          </draw:text-box>
        </draw:frame>
        <draw:custom-shape draw:name="MAIL_EMNE" draw:style-name="gr44" draw:text-style-name="P33" draw:layer="[M] Mail Tekster" svg:width="7.968cm" svg:height="0.5cm" svg:x="12.156cm" svg:y="17.822cm">
          <text:p text:style-name="P32">Ordrebekræftelse</text:p>
          <draw:enhanced-geometry svg:viewBox="0 0 21600 21600" draw:type="rectangle" draw:enhanced-path="M 0 0 L 21600 0 21600 21600 0 21600 0 0 Z N"/>
        </draw:custom-shape>
        <draw:custom-shape draw:name="MAIL_BESKED" draw:style-name="gr59" draw:text-style-name="P63" draw:layer="[M] Mail Tekster" svg:width="7.968cm" svg:height="1.759cm" svg:x="12.156cm" svg:y="18.322cm">
          <text:p text:style-name="P32">Hermed fremsendes ordrebekræftelse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10.408cm" svg:y="17.779cm">
          <draw:text-box>
            <text:p text:style-name="P13"><text:span text:style-name="T20">Emne:</text:span></text:p>
          </draw:text-box>
        </draw:frame>
        <draw:frame draw:style-name="gr7" draw:text-style-name="P14" draw:layer="[M] Mail Tekster" svg:width="1.694cm" svg:height="0.624cm" svg:x="10.422cm" svg:y="18.279cm">
          <draw:text-box>
            <text:p text:style-name="P13"><text:span text:style-name="T20">Besked:</text:span></text:p>
          </draw:text-box>
        </draw:frame>
        <draw:custom-shape draw:style-name="gr60" draw:text-style-name="P24" draw:layer="[A] Alle sider" svg:width="22.248cm" svg:height="0.496cm" svg:x="-1.155cm" svg:y="8.801cm">
          <text:p text:style-name="P4"><text:span text:style-name="T28">@generelt linie2</text:span></text:p>
          <draw:enhanced-geometry svg:viewBox="0 0 21600 21600" draw:type="rectangle" draw:enhanced-path="M 0 0 L 21600 0 21600 21600 0 21600 0 0 Z N"/>
        </draw:custom-shape>
        <draw:custom-shape draw:style-name="gr61" draw:text-style-name="P24" draw:layer="[A] Alle sider" svg:width="22.248cm" svg:height="0.496cm" svg:x="-1.155cm" svg:y="8.301cm">
          <text:p text:style-name="P4"><text:span text:style-name="T28">@generelt linie1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[A] Alle sider" svg:width="22.25cm" svg:height="0.496cm" svg:x="-1.155cm" svg:y="21.301cm">
          <text:p text:style-name="P16"><text:span text:style-name="T28">@generelt linieMax</text:span></text:p>
          <draw:enhanced-geometry svg:viewBox="0 0 21600 21600" draw:type="rectangle" draw:enhanced-path="M 0 0 L 21600 0 21600 21600 0 21600 0 0 Z N"/>
        </draw:custom-shape>
        <draw:custom-shape draw:name="MAIL_BILAG" draw:style-name="gr62" draw:text-style-name="P63" draw:layer="[M] Mail Tekster" svg:width="7.968cm" svg:height="0.5cm" svg:x="12.156cm" svg:y="20.094cm">
          <text:p text:style-name="P32">ordre.pdf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10.44cm" svg:y="20.051cm">
          <draw:text-box>
            <text:p text:style-name="P13"><text:span text:style-name="T20">Bilag:</text:span></text:p>
          </draw:text-box>
        </draw:frame>
        <draw:frame draw:style-name="gr34" draw:text-style-name="P34" draw:layer="Saldi-System" svg:width="10.742cm" svg:height="0.526cm" svg:x="10.764cm" svg:y="17.236cm">
          <draw:text-box>
            <text:p><text:span text:style-name="T33">Disse indtastnings felter SKAL have navnene:</text:span><text:span text:style-name="T34"> </text:span><text:span text:style-name="T35">MAIL_EMNE,</text:span><text:span text:style-name="T33">.</text:span><text:span text:style-name="T34"> </text:span><text:span text:style-name="T35">MAIL_BESKED, MAIL_BILAG</text:span></text:p>
          </draw:text-box>
        </draw:frame>
      </draw:page>
      <draw:page draw:name="[3] Følgeseddel" draw:style-name="dp1" draw:master-page-name="Standard">
        <office:forms form:automatic-focus="false" form:apply-design-mode="false"/>
        <draw:frame draw:style-name="gr2" draw:text-style-name="P58" draw:layer="Saldi-System" svg:width="20.915cm" svg:height="3.6cm" draw:transform="rotate (0.788888821901437) translate (1.39cm 21.235cm)">
          <draw:text-box>
            <text:p text:style-name="P2"><text:span text:style-name="T48">3: Følgeseddel</text:span></text:p>
          </draw:text-box>
        </draw:frame>
        <draw:frame draw:style-name="gr49" draw:text-style-name="P12" draw:layer="[1] Kun forside" svg:width="3.566cm" svg:height="0.878cm" svg:x="8.129cm" svg:y="3.928cm">
          <draw:text-box>
            <text:p text:style-name="P8"><text:span text:style-name="T18">Følgeseddel</text:span></text:p>
          </draw:text-box>
        </draw:frame>
        <draw:frame draw:style-name="gr63" draw:text-style-name="P29" draw:layer="Saldi-System" svg:width="14.058cm" svg:height="15.833cm" svg:x="21cm" svg:y="6.156cm">
          <draw:text-box>
            <text:p><text:span text:style-name="T30">F:3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><text:span text:style-name="T30">F:3 A:1</text:span><text:span text:style-name="T30"><text:tab/></text:span><text:span text:style-name="T30">X/Y: 2.3 / 10.7</text:span><text:span text:style-name="T30"><text:tab/></text:span><text:span text:style-name="T30">A/B: 2.3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1</text:span><text:span text:style-name="T30"><text:tab/></text:span><text:span text:style-name="T30">X/Y: 2.3 / 22.1</text:span><text:span text:style-name="T30"><text:tab/></text:span><text:span text:style-name="T30">A/B: 18.4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1</text:span><text:span text:style-name="T30"><text:tab/></text:span><text:span text:style-name="T30">X/Y: 2.3 / 10.7</text:span><text:span text:style-name="T30"><text:tab/></text:span><text:span text:style-name="T30">A/B: 18.4 / 10.7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1</text:span><text:span text:style-name="T30"><text:tab/></text:span><text:span text:style-name="T30">X/Y: 16.6 / 24.2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1</text:span><text:span text:style-name="T30"><text:tab/></text:span><text:span text:style-name="T30">X/Y: 16.6 / 10.7</text:span><text:span text:style-name="T30"><text:tab/></text:span><text:span text:style-name="T30">A/B: 16.6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1</text:span><text:span text:style-name="T30"><text:tab/></text:span><text:span text:style-name="T30">X/Y: 16.6 / 22.8</text:span><text:span text:style-name="T30"><text:tab/></text:span><text:span text:style-name="T30">A/B: 18.4 / 22.8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1</text:span><text:span text:style-name="T30"><text:tab/></text:span><text:span text:style-name="T30">X/Y: 16.6 / 23.5</text:span><text:span text:style-name="T30"><text:tab/></text:span><text:span text:style-name="T30">A/B: 18.4 / 23.5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1</text:span><text:span text:style-name="T30"><text:tab/></text:span><text:span text:style-name="T30">X/Y: 18.4 / 10.7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3 A:2</text:span><text:span text:style-name="T30"><text:tab/></text:span><text:span text:style-name="T30">X/Y: 2.6 / 2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addr1</text:span></text:p>
            <text:p><text:span text:style-name="T30">F:3 A:2</text:span><text:span text:style-name="T30"><text:tab/></text:span><text:span text:style-name="T30">X/Y: 18.3 / 27.6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</text:span></text:p>
            <text:p><text:span text:style-name="T30">F:3 A:2</text:span><text:span text:style-name="T30"><text:tab/></text:span><text:span text:style-name="T30">X/Y: 18.3 / 2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reg $egen_bank_konto</text:span></text:p>
            <text:p><text:span text:style-name="T30">F:3 A:2</text:span><text:span text:style-name="T30"><text:tab/></text:span><text:span text:style-name="T30">X/Y: 2.6 / 25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</text:span></text:p>
            <text:p><text:span text:style-name="T30">F:3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3 A:2</text:span><text:span text:style-name="T30"><text:tab/></text:span><text:span text:style-name="T30">X/Y: 1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side</text:span></text:p>
            <text:p><text:span text:style-name="T30">F:3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levering_salgsdate;</text:span></text:p>
            <text:p><text:span text:style-name="T30">F:3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lev_addr1;</text:span></text:p>
            <text:p><text:span text:style-name="T30">F:3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lev_addr2;</text:span></text:p>
            <text:p><text:span text:style-name="T30">F:3 A:2</text:span><text:span text:style-name="T30"><text:tab/></text:span><text:span text:style-name="T30">X/Y: 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lev_kontakt;</text:span></text:p>
            <text:p><text:span text:style-name="T30">F:3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lev_navn;</text:span></text:p>
            <text:p><text:span text:style-name="T30">F:3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lev_postnr $ordre_lev_bynavn;</text:span></text:p>
            <text:p><text:span text:style-name="T30">F:3 A:2</text:span><text:span text:style-name="T30"><text:tab/></text:span><text:span text:style-name="T30">X/Y: 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><text:span text:style-name="T30">F:3 A:2</text:span><text:span text:style-name="T30"><text:tab/></text:span><text:span text:style-name="T30">X/Y: 1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;-$formular_lev_nr;</text:span></text:p>
            <text:p><text:span text:style-name="T30">F:3 A:2</text:span><text:span text:style-name="T30"><text:tab/></text:span><text:span text:style-name="T30">X/Y: 15.8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ntal</text:span></text:p>
            <text:p><text:span text:style-name="T30">F:3 A:2</text:span><text:span text:style-name="T30"><text:tab/></text:span><text:span text:style-name="T30">X/Y: 5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><text:span text:style-name="T30">F:3 A:2</text:span><text:span text:style-name="T30"><text:tab/></text:span><text:span text:style-name="T30">X/Y: 18.3 / 26.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 nr: $eget_cvrnr</text:span></text:p>
            <text:p><text:span text:style-name="T30">F:3 A:2</text:span><text:span text:style-name="T30"><text:tab/></text:span><text:span text:style-name="T30">X/Y: 2.6 / 26.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nmark</text:span></text:p>
            <text:p><text:span text:style-name="T30">F:3 A:2</text:span><text:span text:style-name="T30"><text:tab/></text:span><text:span text:style-name="T30">X/Y: 12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3 A:2</text:span><text:span text:style-name="T30"><text:tab/></text:span><text:span text:style-name="T30">X/Y: 2.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ordre nr</text:span></text:p>
            <text:p><text:span text:style-name="T30">F:3 A:2</text:span><text:span text:style-name="T30"><text:tab/></text:span><text:span text:style-name="T30">X/Y: 2.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ref:</text:span></text:p>
            <text:p><text:span text:style-name="T30">F:3 A:2</text:span><text:span text:style-name="T30"><text:tab/></text:span><text:span text:style-name="T30">X/Y: 2.6 / 26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K-$eget_postnr $eget_bynavn</text:span></text:p>
            <text:p><text:span text:style-name="T30">F:3 A:2</text:span><text:span text:style-name="T30"><text:tab/></text:span><text:span text:style-name="T30">X/Y: 2.6 / 2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x: $egen_fax</text:span></text:p>
            <text:p><text:span text:style-name="T30">F:3 A:2</text:span><text:span text:style-name="T30"><text:tab/></text:span><text:span text:style-name="T30">X/Y: 12 / 5.3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ølgeseddel</text:span></text:p>
            <text:p><text:span text:style-name="T30">F:3 A:2</text:span><text:span text:style-name="T30"><text:tab/></text:span><text:span text:style-name="T30">X/Y: 12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Nummer</text:span></text:p>
            <text:p><text:span text:style-name="T30">F:3 A:2</text:span><text:span text:style-name="T30"><text:tab/></text:span><text:span text:style-name="T30">X/Y: 17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Rest</text:span></text:p>
            <text:p><text:span text:style-name="T30">F:3 A:2</text:span><text:span text:style-name="T30"><text:tab/></text:span><text:span text:style-name="T30">X/Y: 12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ide</text:span></text:p>
            <text:p><text:span text:style-name="T30">F:3 A:2</text:span><text:span text:style-name="T30"><text:tab/></text:span><text:span text:style-name="T30">X/Y: 2.6 / 27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. $egen_tlf</text:span></text:p>
            <text:p><text:span text:style-name="T30">F:3 A:2</text:span><text:span text:style-name="T30"><text:tab/></text:span><text:span text:style-name="T30">X/Y: 2.6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arenr</text:span></text:p>
            <text:p><text:span text:style-name="T30">F:3 A:3</text:span><text:span text:style-name="T30"><text:tab/></text:span><text:span text:style-name="T30">X/Y: 5.6 / 0</text:span><text:span text:style-name="T30"><text:tab/></text:span><text:span text:style-name="T30">A/B: 5.2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><text:span text:style-name="T30">F:3 A:3</text:span><text:span text:style-name="T30"><text:tab/></text:span><text:span text:style-name="T30">X/Y: 2.8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><text:span text:style-name="T30">F:3 A:3</text:span><text:span text:style-name="T30"><text:tab/></text:span><text:span text:style-name="T30">X/Y: 16.5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ev_antal</text:span></text:p>
            <text:p><text:span text:style-name="T30">F:3 A:3</text:span><text:span text:style-name="T30"><text:tab/></text:span><text:span text:style-name="T30">X/Y: 18.3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ev_rest</text:span></text:p>
            <text:p><text:span text:style-name="T30">F:3 A:3</text:span><text:span text:style-name="T30"><text:tab/></text:span><text:span text:style-name="T30">X/Y: 2.6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varenr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cm" svg:y="5.121cm">
          <draw:text-box>
            <text:p>Indhold på Saldi systemblanket:</text:p>
          </draw:text-box>
        </draw:frame>
      </draw:page>
      <draw:page draw:name="[4] Faktura" draw:style-name="dp1" draw:master-page-name="Standard">
        <office:forms form:automatic-focus="false" form:apply-design-mode="false">
          <form:form form:name="Formular" form:command="Varedata" form:datasource="TelefonOrdrer" form:apply-filter="true" form:enctype="application/tex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Kombinationsfelt 2" form:control-implementation="ooo:com.sun.star.form.component.ComboBox" xml:id="control1" form:id="control1" form:dropdown="true" form:printable="false" form:size="6" form:max-length="19" form:current-value="Vælg sprog..." form:convert-empty-to-null="true" form:list-source-type="table-fields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2"/>
                <form:property form:property-name="ObjIDinMSO" office:value-type="float" office:value="65535"/>
              </form:properties>
              <form:item form:label="Vælg sprog..."/>
              <form:item form:label="Dansk"/>
            </form:combobox>
          </form:form>
        </office:forms>
        <draw:custom-shape draw:style-name="gr3" draw:text-style-name="P11" draw:layer="[A] Alle sider" svg:width="5.856cm" svg:height="0.5cm" svg:x="14.544cm" svg:y="3.263cm">
          <text:p text:style-name="P10"><text:span text:style-name="T17">$eget_firmanavn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6.387cm">
          <text:p text:style-name="P10"><text:span text:style-name="T17">CVR nr: $eget_cvrn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4.828cm">
          <text:p text:style-name="P10"><text:span text:style-name="T17">DK-$eget_postnr $eget_bynavn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[A] Alle sider" svg:width="3.493cm" svg:height="0.5cm" svg:x="10.097cm" svg:y="5.325cm">
          <text:p text:style-name="P8"><text:span text:style-name="T17">if($ordre_kontakt)Att: $ordre_kontakt;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5.354cm">
          <text:p text:style-name="P8"><text:span text:style-name="T17">Tlf:. $egen_tlf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5.874cm">
          <text:p text:style-name="P8"><text:span text:style-name="T17">Fax: $egen_fax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[1] Kun forside" svg:width="3cm" svg:height="0.888cm" svg:x="8.986cm" svg:y="2.424cm">
          <draw:text-box>
            <text:p text:style-name="P8"><text:span text:style-name="T18">Faktura</text:span></text:p>
          </draw:text-box>
        </draw:frame>
        <draw:custom-shape draw:style-name="gr19" draw:text-style-name="P11" draw:layer="[S] Kun sidste" svg:width="5.914cm" svg:height="0.5cm" svg:x="1.177cm" svg:y="26.319cm">
          <text:p text:style-name="P7"><text:span text:style-name="T27">$egen_bank_reg $egen_bank_konto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[S] Kun sidste" svg:width="3.877cm" svg:height="0.5cm" svg:x="1.177cm" svg:y="25.819cm">
          <text:p text:style-name="P7"><text:span text:style-name="T27">$egen_bank_navn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[S] Kun sidste" svg:width="8.533cm" svg:height="0.5cm" svg:x="11.758cm" svg:y="24.172cm">
          <text:p text:style-name="P7"><text:span text:style-name="T27">Betales inden: $formular_forfaldsda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[S] Kun sidste" svg:width="3.373cm" svg:height="0.5cm" svg:x="12.343cm" svg:y="23.188cm">
          <text:p text:style-name="P26"><text:span text:style-name="T27">$formular_moms</text:span></text:p>
          <draw:enhanced-geometry svg:viewBox="0 0 21600 21600" draw:type="rectangle" draw:enhanced-path="M 0 0 L 21600 0 21600 21600 0 21600 0 0 Z N"/>
        </draw:custom-shape>
        <draw:custom-shape draw:style-name="gr24" draw:text-style-name="P25" draw:layer="[S] Kun sidste" svg:width="2.448cm" svg:height="0.5cm" svg:x="4.061cm" svg:y="23.188cm">
          <text:p text:style-name="P13"><text:span text:style-name="T17">$formular_ialt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[1] Kun forside" svg:width="6.326cm" svg:height="0.501cm" svg:x="1.956cm" svg:y="4.026cm">
          <text:p text:style-name="P7"><text:span text:style-name="T27">$ordre_postnr $ordre_bynavn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[1] Kun forside" svg:width="6.326cm" svg:height="0.5cm" svg:x="1.956cm" svg:y="2.525cm">
          <text:p text:style-name="P8"><text:span text:style-name="T17">$ordre_firmanavn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[1] Kun forside" svg:width="6.326cm" svg:height="0.5cm" svg:x="1.956cm" svg:y="3.526cm">
          <text:p text:style-name="P7"><text:span text:style-name="T27">$ordre_addr2;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[1] Kun forside" svg:width="6.326cm" svg:height="0.501cm" svg:x="1.956cm" svg:y="3.025cm">
          <text:p text:style-name="P7"><text:span text:style-name="T27">$ordre_addr1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[A] Alle sider" svg:width="3.493cm" svg:height="0.5cm" svg:x="10.097cm" svg:y="3.325cm">
          <text:p text:style-name="P8"><text:span text:style-name="T17">$ordre_fakturanr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[A] Alle sider" svg:width="3.493cm" svg:height="0.5cm" svg:x="10.097cm" svg:y="4.325cm">
          <text:p text:style-name="P8"><text:span text:style-name="T17">$ordre_kundeordnr;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[A] Alle sider" svg:width="3.493cm" svg:height="0.5cm" svg:x="10.097cm" svg:y="3.825cm">
          <text:p text:style-name="P8"><text:span text:style-name="T17">$ordre_faktura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[A] Alle sider" svg:width="3.493cm" svg:height="0.5cm" svg:x="10.097cm" svg:y="4.825cm">
          <text:p text:style-name="P8"><text:span text:style-name="T17">$ordre_ordrenr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[A] Alle sider" svg:width="9.016cm" svg:height="0.939cm" svg:x="5.354cm" svg:y="8.301cm">
          <text:p><text:span text:style-name="T55">@beskrivelse</text:span></text:p>
          <text:p text:style-name="P16"><text:span text:style-name="T56"/></text:p>
          <draw:enhanced-geometry svg:viewBox="0 0 21600 21600" draw:type="rectangle" draw:enhanced-path="M 0 0 L 21600 0 21600 21600 0 21600 0 0 Z N"/>
        </draw:custom-shape>
        <draw:frame draw:style-name="gr35" draw:text-style-name="P64" draw:layer="Saldi-System" svg:width="2.488cm" svg:height="0.683cm" svg:x="0.144cm" svg:y="6.929cm">
          <draw:text-box>
            <text:p><text:span text:style-name="T57">Ordrelinier</text:span><text:span text:style-name="T58">:</text:span></text:p>
          </draw:text-box>
        </draw:frame>
        <draw:frame draw:style-name="gr35" draw:text-style-name="P64" draw:layer="Saldi-System" svg:width="2.74cm" svg:height="0.683cm" svg:x="0.144cm" svg:y="22.004cm">
          <draw:text-box>
            <text:p><text:span text:style-name="T57">SideFooter</text:span><text:span text:style-name="T58">:</text:span></text:p>
          </draw:text-box>
        </draw:frame>
        <draw:frame draw:style-name="gr35" draw:text-style-name="P64" draw:layer="Saldi-System" svg:width="2.873cm" svg:height="0.683cm" svg:x="0.144cm" svg:y="0.13cm">
          <draw:text-box>
            <text:p><text:span text:style-name="T57">SideHeader</text:span><text:span text:style-name="T58">:</text:span></text:p>
          </draw:text-box>
        </draw:frame>
        <draw:custom-shape draw:style-name="gr3" draw:text-style-name="P11" draw:layer="[A] Alle sider" svg:width="5.856cm" svg:height="0.5cm" svg:x="14.544cm" svg:y="4.288cm">
          <text:p text:style-name="P8"><text:span text:style-name="T17">$egen_addr2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14.544cm" svg:y="3.775cm">
          <text:p text:style-name="P8"><text:span text:style-name="T17">$egen_addr1</text:span></text:p>
          <draw:enhanced-geometry svg:viewBox="0 0 21600 21600" draw:type="rectangle" draw:enhanced-path="M 0 0 L 21600 0 21600 21600 0 21600 0 0 Z N"/>
        </draw:custom-shape>
        <draw:custom-shape draw:style-name="gr66" draw:text-style-name="P65" draw:layer="controls" svg:width="20.741cm" svg:height="13.628cm" svg:x="0.108cm" svg:y="8.2cm">
          <text:p text:style-name="P39"><text:span text:style-name="T59">Blå ramme: Pladsreservation til ordrelinier på siden!</text:span></text:p>
          <draw:enhanced-geometry svg:viewBox="0 0 21600 21600" draw:type="rectangle" draw:enhanced-path="M 0 0 L 21600 0 21600 21600 0 21600 0 0 Z N"/>
        </draw:custom-shape>
        <draw:custom-shape draw:style-name="gr67" draw:text-style-name="P19" draw:layer="[A] Alle sider" svg:width="1.549cm" svg:height="0.5cm" svg:x="2.743cm" svg:y="8.301cm">
          <text:p><text:span text:style-name="T52">@varenr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[A] Alle sider" svg:width="0.961cm" svg:height="0.496cm" svg:x="1.579cm" svg:y="8.301cm">
          <text:p text:style-name="P16"><text:span text:style-name="T50">@posnr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[A] Alle sider" svg:width="0.913cm" svg:height="0.5cm" svg:x="4.335cm" svg:y="8.301cm">
          <text:p text:style-name="P16"><text:span text:style-name="T23">@antal</text:span></text:p>
          <draw:enhanced-geometry svg:viewBox="0 0 21600 21600" draw:type="rectangle" draw:enhanced-path="M 0 0 L 21600 0 21600 21600 0 21600 0 0 Z N"/>
        </draw:custom-shape>
        <draw:custom-shape draw:style-name="gr68" draw:text-style-name="P22" draw:layer="[A] Alle sider" svg:width="2.16cm" svg:height="0.5cm" svg:x="18.06cm" svg:y="8.301cm">
          <text:p text:style-name="P21"><text:span text:style-name="T24">@linjesum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[A] Alle sider" svg:width="1.369cm" svg:height="0.5cm" svg:x="14.531cm" svg:y="8.301cm">
          <text:p text:style-name="P18"><text:span text:style-name="T25">@pris</text:span></text:p>
          <draw:enhanced-geometry svg:viewBox="0 0 21600 21600" draw:type="rectangle" draw:enhanced-path="M 0 0 L 21600 0 21600 21600 0 21600 0 0 Z N"/>
        </draw:custom-shape>
        <draw:frame draw:style-name="gr7" draw:text-style-name="P23" draw:layer="[A] Alle sider" svg:width="2.073cm" svg:height="0.624cm" svg:x="2.499cm" svg:y="7.696cm">
          <draw:text-box>
            <text:p text:style-name="P8"><text:span text:style-name="T20">Varenummer</text:span></text:p>
          </draw:text-box>
        </draw:frame>
        <draw:frame draw:style-name="gr7" draw:text-style-name="P23" draw:layer="[A] Alle sider" svg:width="1.117cm" svg:height="0.624cm" svg:x="1.5cm" svg:y="7.696cm">
          <draw:text-box>
            <text:p text:style-name="P8"><text:span text:style-name="T20">Pos.</text:span></text:p>
          </draw:text-box>
        </draw:frame>
        <draw:frame draw:style-name="gr7" draw:text-style-name="P23" draw:layer="[A] Alle sider" svg:width="1.139cm" svg:height="0.624cm" svg:x="4.3cm" svg:y="7.696cm">
          <draw:text-box>
            <text:p text:style-name="P8"><text:span text:style-name="T20">Antal</text:span></text:p>
          </draw:text-box>
        </draw:frame>
        <draw:frame draw:style-name="gr7" draw:text-style-name="P23" draw:layer="[A] Alle sider" svg:width="4.855cm" svg:height="0.624cm" svg:x="5.2cm" svg:y="7.696cm">
          <draw:text-box>
            <text:p text:style-name="P8"><text:span text:style-name="T20">Produkt beskrivelse</text:span></text:p>
          </draw:text-box>
        </draw:frame>
        <draw:frame draw:style-name="gr7" draw:text-style-name="P14" draw:layer="[A] Alle sider" svg:width="1.472cm" svg:height="0.624cm" svg:x="14.4cm" svg:y="7.696cm">
          <draw:text-box>
            <text:p text:style-name="P13"><text:span text:style-name="T20">à pris</text:span></text:p>
          </draw:text-box>
        </draw:frame>
        <draw:frame draw:style-name="gr7" draw:text-style-name="P14" draw:layer="[A] Alle sider" svg:width="2.305cm" svg:height="0.624cm" svg:x="18.201cm" svg:y="7.696cm">
          <draw:text-box>
            <text:p text:style-name="P13"><text:span text:style-name="T20">Beløb u. moms</text:span></text:p>
          </draw:text-box>
        </draw:frame>
        <draw:custom-shape draw:style-name="gr21" draw:text-style-name="P25" draw:layer="[A] Alle sider" svg:width="3.85cm" svg:height="0.5cm" svg:x="16.441cm" svg:y="28.451cm">
          <text:p text:style-name="P13"><text:span text:style-name="T17">Side $formular_side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[S] Kun sidste" svg:width="3.877cm" svg:height="0.5cm" svg:x="16.074cm" svg:y="23.188cm">
          <text:p text:style-name="P26"><text:span text:style-name="T27">$formular_sum</text:span></text:p>
          <draw:enhanced-geometry svg:viewBox="0 0 21600 21600" draw:type="rectangle" draw:enhanced-path="M 0 0 L 21600 0 21600 21600 0 21600 0 0 Z N"/>
        </draw:custom-shape>
        <draw:custom-shape draw:style-name="gr69" draw:text-style-name="P27" draw:layer="[!S] Ikke sidste" svg:width="2.469cm" svg:height="0.5cm" svg:x="17.463cm" svg:y="22.39cm">
          <text:p text:style-name="P26"><text:span text:style-name="T27">$formular_transportsum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[S] Kun sidste" svg:width="4.234cm" svg:height="0.5cm" svg:x="6.966cm" svg:y="23.188cm">
          <text:p text:style-name="P26"><text:span text:style-name="T27">$ordre_momssats;% moms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[S] Kun sidste" svg:width="17.661cm" svg:height="1.047cm" svg:x="1.177cm" svg:y="27.14cm">
          <text:p text:style-name="P8"><text:span text:style-name="T29">$ordre_betalingsbet $ordre_betalingsdage dage</text:span></text:p>
          <text:p text:style-name="P8"><text:span text:style-name="T17"/>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[!S] Ikke sidste" svg:width="5.769cm" svg:height="0.5cm" svg:x="11.336cm" svg:y="22.39cm">
          <text:p text:style-name="P26"><text:span text:style-name="T27">Transport til side $formular_nextside</text:span></text:p>
          <draw:enhanced-geometry svg:viewBox="0 0 21600 21600" draw:type="rectangle" draw:enhanced-path="M 0 0 L 21600 0 21600 21600 0 21600 0 0 Z N"/>
        </draw:custom-shape>
        <draw:custom-shape draw:style-name="gr15" draw:text-style-name="P62" draw:layer="[1] Kun forside" svg:width="6.326cm" svg:height="0.501cm" svg:x="1.956cm" svg:y="5.013cm">
          <text:p text:style-name="P44"><text:span text:style-name="T53">if($ordre_lev_addr1)Leveringsadresse:</text:span></text:p>
          <draw:enhanced-geometry svg:viewBox="0 0 21600 21600" draw:type="rectangle" draw:enhanced-path="M 0 0 L 21600 0 21600 21600 0 21600 0 0 Z N"/>
        </draw:custom-shape>
        <draw:custom-shape draw:style-name="gr52" draw:text-style-name="P60" draw:layer="[A] Alle sider" svg:width="0.939cm" svg:height="0.5cm" svg:x="15.944cm" svg:y="8.301cm">
          <text:p text:style-name="P21"><text:span text:style-name="T50">@rabat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A] Alle sider" svg:width="1.233cm" svg:height="0.624cm" svg:x="15.752cm" svg:y="7.696cm">
          <draw:text-box>
            <text:p text:style-name="P13"><text:span text:style-name="T20">Rabat</text:span></text:p>
          </draw:text-box>
        </draw:frame>
        <draw:frame draw:style-name="gr7" draw:text-style-name="P14" draw:layer="[A] Alle sider" svg:width="1.694cm" svg:height="0.624cm" svg:x="8.534cm" svg:y="3.282cm">
          <draw:text-box>
            <text:p text:style-name="P13"><text:span text:style-name="T20">Nummer:</text:span></text:p>
          </draw:text-box>
        </draw:frame>
        <draw:frame draw:style-name="gr7" draw:text-style-name="P14" draw:layer="[A] Alle sider" svg:width="1.694cm" svg:height="0.624cm" svg:x="8.534cm" svg:y="3.782cm">
          <draw:text-box>
            <text:p text:style-name="P13"><text:span text:style-name="T20">Dato:</text:span></text:p>
          </draw:text-box>
        </draw:frame>
        <draw:custom-shape draw:style-name="gr16" draw:text-style-name="P62" draw:layer="[1] Kun forside" svg:width="6.326cm" svg:height="0.5cm" svg:x="1.956cm" svg:y="5.514cm">
          <text:p text:style-name="P7"><text:span text:style-name="T27">$ordre_lev_navn</text:span></text:p>
          <draw:enhanced-geometry svg:viewBox="0 0 21600 21600" draw:type="rectangle" draw:enhanced-path="M 0 0 L 21600 0 21600 21600 0 21600 0 0 Z N"/>
        </draw:custom-shape>
        <draw:custom-shape draw:style-name="gr15" draw:text-style-name="P62" draw:layer="[1] Kun forside" svg:width="6.326cm" svg:height="0.501cm" svg:x="1.956cm" svg:y="6.014cm">
          <text:p text:style-name="P7"><text:span text:style-name="T27">$ordre_lev_addr1;</text:span></text:p>
          <draw:enhanced-geometry svg:viewBox="0 0 21600 21600" draw:type="rectangle" draw:enhanced-path="M 0 0 L 21600 0 21600 21600 0 21600 0 0 Z N"/>
        </draw:custom-shape>
        <draw:custom-shape draw:style-name="gr16" draw:text-style-name="P62" draw:layer="[1] Kun forside" svg:width="6.326cm" svg:height="0.5cm" svg:x="1.956cm" svg:y="6.515cm">
          <text:p text:style-name="P7"><text:span text:style-name="T27">$ordre_lev_postnr $ordre_lev_bynavn;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A] Alle sider" svg:width="2.185cm" svg:height="0.624cm" svg:x="8.043cm" svg:y="4.282cm">
          <draw:text-box>
            <text:p text:style-name="P13"><text:span text:style-name="T20">Deres Ref.</text:span></text:p>
          </draw:text-box>
        </draw:frame>
        <draw:frame draw:style-name="gr7" draw:text-style-name="P14" draw:layer="[A] Alle sider" svg:width="1.694cm" svg:height="0.624cm" svg:x="8.534cm" svg:y="4.782cm">
          <draw:text-box>
            <text:p text:style-name="P13"><text:span text:style-name="T20">Ordrenr:</text:span></text:p>
          </draw:text-box>
        </draw:frame>
        <draw:custom-shape draw:style-name="gr71" draw:text-style-name="P61" draw:layer="[A] Alle sider" svg:width="1.047cm" svg:height="0.896cm" svg:x="16.945cm" svg:y="8.301cm">
          <text:p><text:span text:style-name="T51"/></text:p>
          <text:p><text:span text:style-name="T52">@varemomssats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A] Alle sider" svg:width="1.504cm" svg:height="0.624cm" svg:x="16.675cm" svg:y="7.71cm">
          <draw:text-box>
            <text:p text:style-name="P13"><text:span text:style-name="T20">Moms%</text:span></text:p>
          </draw:text-box>
        </draw:frame>
        <draw:frame draw:style-name="gr41" draw:text-style-name="P66" draw:layer="controls" svg:width="3.414cm" svg:height="0.569cm" draw:transform="rotate (1.5707963267949) translate (0.987cm 12.833cm)">
          <draw:text-box>
            <text:p text:style-name="P2"><text:span text:style-name="T30">Højden af en ordrelinie</text:span></text:p>
          </draw:text-box>
        </draw:frame>
        <draw:frame draw:style-name="gr72" draw:text-style-name="P66" draw:layer="controls" svg:width="3.3cm" svg:height="0.887cm" draw:transform="rotate (1.5707963267949) translate (0.339cm 16.391cm)">
          <draw:text-box>
            <text:p text:style-name="P2"><text:span text:style-name="T30">Reserveret plads til ordrelinier</text:span></text:p>
          </draw:text-box>
        </draw:frame>
        <draw:control draw:style-name="gr73" draw:text-style-name="P67" draw:layer="Saldi-System" svg:width="3.077cm" svg:height="0.647cm" svg:x="17.924cm" svg:y="-0.699cm" draw:control="control1"/>
        <draw:frame draw:style-name="gr2" draw:text-style-name="P58" draw:layer="Saldi-System" svg:width="15.698cm" svg:height="3.6cm" draw:transform="skewX (-6.58969039600301E-017) rotate (0.788888821901437) translate (3.493cm 18.248cm)">
          <draw:text-box>
            <text:p text:style-name="P2"><text:span text:style-name="T48">4: Faktura</text:span></text:p>
          </draw:text-box>
        </draw:frame>
        <draw:line draw:style-name="gr8" draw:text-style-name="P15" draw:layer="[A] Alle sider" svg:x1="0.372cm" svg:y1="7.545cm" svg:x2="20.731cm" svg:y2="7.545cm">
          <text:p/>
        </draw:line>
        <draw:line draw:style-name="gr8" draw:text-style-name="P15" draw:layer="[A] Alle sider" svg:x1="0.413cm" svg:y1="25.535cm" svg:x2="20.772cm" svg:y2="25.535cm">
          <text:p/>
        </draw:line>
        <draw:line draw:style-name="gr74" draw:text-style-name="P15" draw:layer="Saldi-System" svg:x1="0.108cm" svg:y1="7.002cm" svg:x2="21cm" svg:y2="7.002cm">
          <text:p/>
        </draw:line>
        <draw:line draw:style-name="gr74" draw:text-style-name="P15" draw:layer="Saldi-System" svg:x1="0.108cm" svg:y1="22.013cm" svg:x2="21cm" svg:y2="22.013cm">
          <text:p/>
        </draw:line>
        <draw:line draw:style-name="gr75" draw:text-style-name="P15" draw:layer="[A] Alle sider" svg:x1="20.003cm" svg:y1="23.838cm" svg:x2="20.003cm" svg:y2="8.175cm">
          <text:p/>
        </draw:line>
        <draw:line draw:style-name="gr76" draw:text-style-name="P15" draw:layer="[A] Alle sider" svg:x1="2.646cm" svg:y1="8.229cm" svg:x2="2.646cm" svg:y2="21.907cm">
          <text:p/>
        </draw:line>
        <draw:line draw:style-name="gr76" draw:text-style-name="P15" draw:layer="[A] Alle sider" svg:x1="18.042cm" svg:y1="23.838cm" svg:x2="18.042cm" svg:y2="8.175cm">
          <text:p/>
        </draw:line>
        <draw:line draw:style-name="gr54" draw:text-style-name="P15" draw:layer="[A] Alle sider" svg:x1="2.631cm" svg:y1="8.197cm" svg:x2="20cm" svg:y2="8.197cm">
          <text:p text:style-name="P2"><text:line-break/><text:line-break/><text:line-break/><text:line-break/><text:line-break/><text:line-break/><text:line-break/><text:line-break/></text:p>
        </draw:line>
        <draw:line draw:style-name="gr75" draw:text-style-name="P15" draw:layer="[A] Alle sider" svg:x1="2.646cm" svg:y1="21.894cm" svg:x2="19.993cm" svg:y2="21.894cm">
          <text:p/>
        </draw:line>
        <draw:line draw:style-name="gr77" draw:text-style-name="P15" draw:layer="[A] Alle sider" svg:x1="18.04cm" svg:y1="23.801cm" svg:x2="20.012cm" svg:y2="23.801cm">
          <text:p/>
        </draw:line>
        <draw:line draw:style-name="gr77" draw:text-style-name="P15" draw:layer="[A] Alle sider" svg:x1="18.023cm" svg:y1="22.99cm" svg:x2="19.995cm" svg:y2="22.99cm">
          <text:p/>
        </draw:line>
        <draw:frame draw:style-name="gr7" draw:text-style-name="P23" draw:layer="[S] Kun sidste" svg:width="2.073cm" svg:height="0.624cm" svg:x="4.009cm" svg:y="22.539cm">
          <draw:text-box>
            <text:p text:style-name="P8"><text:span text:style-name="T20">Faktura netto:</text:span></text:p>
          </draw:text-box>
        </draw:frame>
        <draw:frame draw:style-name="gr7" draw:text-style-name="P23" draw:layer="[S] Kun sidste" svg:width="2.073cm" svg:height="0.624cm" svg:x="7.01cm" svg:y="22.539cm">
          <draw:text-box>
            <text:p text:style-name="P8"><text:span text:style-name="T20">Momssats:</text:span></text:p>
          </draw:text-box>
        </draw:frame>
        <draw:frame draw:style-name="gr7" draw:text-style-name="P23" draw:layer="[S] Kun sidste" svg:width="2.779cm" svg:height="0.624cm" svg:x="12.604cm" svg:y="22.539cm">
          <draw:text-box>
            <text:p text:style-name="P8"><text:span text:style-name="T20">Faktura momsbeløb:</text:span></text:p>
          </draw:text-box>
        </draw:frame>
        <draw:frame draw:style-name="gr58" draw:text-style-name="P69" draw:layer="Saldi-System" svg:width="14.08cm" svg:height="20.603cm" svg:x="21cm" svg:y="6.057cm">
          <draw:text-box>
            <text:p text:style-name="P68"><text:span text:style-name="T30">F:4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 text:style-name="P68"><text:span text:style-name="T30">F:4 A:1</text:span><text:span text:style-name="T30"><text:tab/></text:span><text:span text:style-name="T30">X/Y: 16.6 / 23.5</text:span><text:span text:style-name="T30"><text:tab/></text:span><text:span text:style-name="T30">A/B: 18.4 / 23.5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1</text:span><text:span text:style-name="T30"><text:tab/></text:span><text:span text:style-name="T30">X/Y: 16.6 / 22.8</text:span><text:span text:style-name="T30"><text:tab/></text:span><text:span text:style-name="T30">A/B: 18.4 / 22.8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1</text:span><text:span text:style-name="T30"><text:tab/></text:span><text:span text:style-name="T30">X/Y: 16.6 / 24.2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1</text:span><text:span text:style-name="T30"><text:tab/></text:span><text:span text:style-name="T30">X/Y: 2.3 / 22.1</text:span><text:span text:style-name="T30"><text:tab/></text:span><text:span text:style-name="T30">A/B: 18.4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1</text:span><text:span text:style-name="T30"><text:tab/></text:span><text:span text:style-name="T30">X/Y: 2.3 / 10.7</text:span><text:span text:style-name="T30"><text:tab/></text:span><text:span text:style-name="T30">A/B: 18.4 / 10.7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1</text:span><text:span text:style-name="T30"><text:tab/></text:span><text:span text:style-name="T30">X/Y: 16.6 / 10.7</text:span><text:span text:style-name="T30"><text:tab/></text:span><text:span text:style-name="T30">A/B: 16.6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1</text:span><text:span text:style-name="T30"><text:tab/></text:span><text:span text:style-name="T30">X/Y: 2.3 / 10.7</text:span><text:span text:style-name="T30"><text:tab/></text:span><text:span text:style-name="T30">A/B: 2.3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1</text:span><text:span text:style-name="T30"><text:tab/></text:span><text:span text:style-name="T30">X/Y: 18.4 / 10.7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 text:style-name="P68"><text:span text:style-name="T30">F:4 A:2</text:span><text:span text:style-name="T30"><text:tab/></text:span><text:span text:style-name="T30">X/Y: 2.6 / 2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addr1</text:span></text:p>
            <text:p text:style-name="P68"><text:span text:style-name="T30">F:4 A:2</text:span><text:span text:style-name="T30"><text:tab/></text:span><text:span text:style-name="T30">X/Y: 18.3 / 27.6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</text:span></text:p>
            <text:p text:style-name="P68"><text:span text:style-name="T30">F:4 A:2</text:span><text:span text:style-name="T30"><text:tab/></text:span><text:span text:style-name="T30">X/Y: 18.3 / 2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reg $egen_bank_konto</text:span></text:p>
            <text:p text:style-name="P68"><text:span text:style-name="T30">F:4 A:2</text:span><text:span text:style-name="T30"><text:tab/></text:span><text:span text:style-name="T30">X/Y: 2.6 / 25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</text:span></text:p>
            <text:p text:style-name="P68"><text:span text:style-name="T30">F:4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 text:style-name="P68"><text:span text:style-name="T30">F:4 A:2</text:span><text:span text:style-name="T30"><text:tab/></text:span><text:span text:style-name="T30">X/Y: 1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forfaldsdato</text:span></text:p>
            <text:p text:style-name="P68"><text:span text:style-name="T30">F:4 A:2</text:span><text:span text:style-name="T30"><text:tab/></text:span><text:span text:style-name="T30">X/Y: 18.3 / 24.1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ialt</text:span></text:p>
            <text:p text:style-name="P68"><text:span text:style-name="T30">F:4 A:2</text:span><text:span text:style-name="T30"><text:tab/></text:span><text:span text:style-name="T30">X/Y: 18.3 / 23.4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moms</text:span></text:p>
            <text:p text:style-name="P68"><text:span text:style-name="T30">F:4 A:2</text:span><text:span text:style-name="T30"><text:tab/></text:span><text:span text:style-name="T30">X/Y: 1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side</text:span></text:p>
            <text:p text:style-name="P68"><text:span text:style-name="T30">F:4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sum</text:span></text:p>
            <text:p text:style-name="P68"><text:span text:style-name="T30">F:4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$formular_transportsum</text:span></text:p>
            <text:p text:style-name="P68"><text:span text:style-name="T30">F:4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 text:style-name="P68"><text:span text:style-name="T30">F:4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;</text:span></text:p>
            <text:p text:style-name="P68"><text:span text:style-name="T30">F:4 A:2</text:span><text:span text:style-name="T30"><text:tab/></text:span><text:span text:style-name="T30">X/Y: 1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betalingsbet $ordre_betalingsdage dage</text:span></text:p>
            <text:p text:style-name="P68"><text:span text:style-name="T30">F:4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akturadate</text:span></text:p>
            <text:p text:style-name="P68"><text:span text:style-name="T30">F:4 A:2</text:span><text:span text:style-name="T30"><text:tab/></text:span><text:span text:style-name="T30">X/Y: 1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akturanr</text:span></text:p>
            <text:p text:style-name="P68"><text:span text:style-name="T30">F:4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 text:style-name="P68"><text:span text:style-name="T30">F:4 A:2</text:span><text:span text:style-name="T30"><text:tab/></text:span><text:span text:style-name="T30">X/Y: 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kundeordnr;</text:span></text:p>
            <text:p text:style-name="P68"><text:span text:style-name="T30">F:4 A:2</text:span><text:span text:style-name="T30"><text:tab/></text:span><text:span text:style-name="T30">X/Y: 13.2 / 23.4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ordre_momssats;% moms</text:span></text:p>
            <text:p text:style-name="P68"><text:span text:style-name="T30">F:4 A:2</text:span><text:span text:style-name="T30"><text:tab/></text:span><text:span text:style-name="T30">X/Y: 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 text:style-name="P68"><text:span text:style-name="T30">F:4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 text:style-name="P68"><text:span text:style-name="T30">F:4 A:2</text:span><text:span text:style-name="T30"><text:tab/></text:span><text:span text:style-name="T30">X/Y: 14.8 / 10.4</text:span><text:span text:style-name="T30"><text:tab/></text:span><text:span text:style-name="T30">A/B: 0 / 0</text:span><text:span text:style-name="T30"><text:tab/></text:span><text:span text:style-name="T30">J:C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ntal</text:span></text:p>
            <text:p text:style-name="P68"><text:span text:style-name="T30">F:4 A:2</text:span><text:span text:style-name="T30"><text:tab/></text:span><text:span text:style-name="T30">X/Y: 2.6 / 7.1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tt: $ordre_kontakt;</text:span></text:p>
            <text:p text:style-name="P68"><text:span text:style-name="T30">F:4 A:2</text:span><text:span text:style-name="T30"><text:tab/></text:span><text:span text:style-name="T30">X/Y: 5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 text:style-name="P68"><text:span text:style-name="T30">F:4 A:2</text:span><text:span text:style-name="T30"><text:tab/></text:span><text:span text:style-name="T30">X/Y: 12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talingsbet</text:span></text:p>
            <text:p text:style-name="P68"><text:span text:style-name="T30">F:4 A:2</text:span><text:span text:style-name="T30"><text:tab/></text:span><text:span text:style-name="T30">X/Y: 18.3 / 26.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 nr: $eget_cvrnr</text:span></text:p>
            <text:p text:style-name="P68"><text:span text:style-name="T30">F:4 A:2</text:span><text:span text:style-name="T30"><text:tab/></text:span><text:span text:style-name="T30">X/Y: 2.6 / 26.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nmark</text:span></text:p>
            <text:p text:style-name="P68"><text:span text:style-name="T30">F:4 A:2</text:span><text:span text:style-name="T30"><text:tab/></text:span><text:span text:style-name="T30">X/Y: 12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 text:style-name="P68"><text:span text:style-name="T30">F:4 A:2</text:span><text:span text:style-name="T30"><text:tab/></text:span><text:span text:style-name="T30">X/Y: 2.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ref:</text:span></text:p>
            <text:p text:style-name="P68"><text:span text:style-name="T30">F:4 A:2</text:span><text:span text:style-name="T30"><text:tab/></text:span><text:span text:style-name="T30">X/Y: 2.6 / 26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K-$eget_postnr $eget_bynavn</text:span></text:p>
            <text:p text:style-name="P68"><text:span text:style-name="T30">F:4 A:2</text:span><text:span text:style-name="T30"><text:tab/></text:span><text:span text:style-name="T30">X/Y: 12 / 5.3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ktura</text:span></text:p>
            <text:p text:style-name="P68"><text:span text:style-name="T30">F:4 A:2</text:span><text:span text:style-name="T30"><text:tab/></text:span><text:span text:style-name="T30">X/Y: 2.6 / 2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x: $egen_fax</text:span></text:p>
            <text:p text:style-name="P68"><text:span text:style-name="T30">F:4 A:2</text:span><text:span text:style-name="T30"><text:tab/></text:span><text:span text:style-name="T30">X/Y: 12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orfaldsdato</text:span></text:p>
            <text:p text:style-name="P68"><text:span text:style-name="T30">F:4 A:2</text:span><text:span text:style-name="T30"><text:tab/></text:span><text:span text:style-name="T30">X/Y: 13.2 / 24.1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I alt</text:span></text:p>
            <text:p text:style-name="P68"><text:span text:style-name="T30">F:4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Nettosum</text:span></text:p>
            <text:p text:style-name="P68"><text:span text:style-name="T30">F:4 A:2</text:span><text:span text:style-name="T30"><text:tab/></text:span><text:span text:style-name="T30">X/Y: 12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Nummer</text:span></text:p>
            <text:p text:style-name="P68"><text:span text:style-name="T30">F:4 A:2</text:span><text:span text:style-name="T30"><text:tab/></text:span><text:span text:style-name="T30">X/Y: 15.8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Pris</text:span></text:p>
            <text:p text:style-name="P68"><text:span text:style-name="T30">F:4 A:2</text:span><text:span text:style-name="T30"><text:tab/></text:span><text:span text:style-name="T30">X/Y: 12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ide</text:span></text:p>
            <text:p text:style-name="P68"><text:span text:style-name="T30">F:4 A:2</text:span><text:span text:style-name="T30"><text:tab/></text:span><text:span text:style-name="T30">X/Y: 17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um</text:span></text:p>
            <text:p text:style-name="P68"><text:span text:style-name="T30">F:4 A:2</text:span><text:span text:style-name="T30"><text:tab/></text:span><text:span text:style-name="T30">X/Y: 2.6 / 27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. $egen_tlf</text:span></text:p>
            <text:p text:style-name="P68"><text:span text:style-name="T30">F:4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Transport til side $formular_nextside</text:span></text:p>
            <text:p text:style-name="P68"><text:span text:style-name="T30">F:4 A:2</text:span><text:span text:style-name="T30"><text:tab/></text:span><text:span text:style-name="T30">X/Y: 2.6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arenr</text:span></text:p>
            <text:p text:style-name="P68"><text:span text:style-name="T30">F:4 A:2</text:span><text:span text:style-name="T30"><text:tab/></text:span><text:span text:style-name="T30">X/Y: 2.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ores ordre nr</text:span></text:p>
            <text:p text:style-name="P68"><text:span text:style-name="T30">F:4 A:3</text:span><text:span text:style-name="T30"><text:tab/></text:span><text:span text:style-name="T30">X/Y: 14.8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antal</text:span></text:p>
            <text:p text:style-name="P68"><text:span text:style-name="T30">F:4 A:3</text:span><text:span text:style-name="T30"><text:tab/></text:span><text:span text:style-name="T30">X/Y: 5.6 / 0</text:span><text:span text:style-name="T30"><text:tab/></text:span><text:span text:style-name="T30">A/B: 4.8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 text:style-name="P68"><text:span text:style-name="T30">F:4 A:3</text:span><text:span text:style-name="T30"><text:tab/></text:span><text:span text:style-name="T30">X/Y: 2.8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 text:style-name="P68"><text:span text:style-name="T30">F:4 A:3</text:span><text:span text:style-name="T30"><text:tab/></text:span><text:span text:style-name="T30">X/Y: 18.3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injesum</text:span></text:p>
            <text:p text:style-name="P68"><text:span text:style-name="T30">F:4 A:3</text:span><text:span text:style-name="T30"><text:tab/></text:span><text:span text:style-name="T30">X/Y: 16.5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pris</text:span></text:p>
            <text:p text:style-name="P68"><text:span text:style-name="T30">F:4 A:3</text:span><text:span text:style-name="T30"><text:tab/></text:span><text:span text:style-name="T30">X/Y: 2.6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varenr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cm" svg:y="5.121cm">
          <draw:text-box>
            <text:p>Indhold på Saldi systemblanket:</text:p>
          </draw:text-box>
        </draw:frame>
        <draw:custom-shape draw:name="MAIL_EMNE" draw:style-name="gr78" draw:text-style-name="P33" draw:layer="[M] Mail Tekster" svg:width="7.968cm" svg:height="0.5cm" svg:x="11.15cm" svg:y="17.87cm">
          <text:p text:style-name="P32">Faktura</text:p>
          <draw:enhanced-geometry svg:viewBox="0 0 21600 21600" draw:type="rectangle" draw:enhanced-path="M 0 0 L 21600 0 21600 21600 0 21600 0 0 Z N"/>
        </draw:custom-shape>
        <draw:custom-shape draw:name="MAIL_BESKED" draw:style-name="gr79" draw:text-style-name="P63" draw:layer="[M] Mail Tekster" svg:width="7.968cm" svg:height="1.759cm" svg:x="11.15cm" svg:y="18.37cm">
          <text:p text:style-name="P32">Hermed fremsendes faktura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9.402cm" svg:y="17.827cm">
          <draw:text-box>
            <text:p text:style-name="P13"><text:span text:style-name="T20">Emne:</text:span></text:p>
          </draw:text-box>
        </draw:frame>
        <draw:frame draw:style-name="gr7" draw:text-style-name="P14" draw:layer="[M] Mail Tekster" svg:width="1.694cm" svg:height="0.624cm" svg:x="9.416cm" svg:y="18.327cm">
          <draw:text-box>
            <text:p text:style-name="P13"><text:span text:style-name="T20">Besked:</text:span></text:p>
          </draw:text-box>
        </draw:frame>
        <draw:custom-shape draw:style-name="gr80" draw:text-style-name="P24" draw:layer="[A] Alle sider" svg:width="22.248cm" svg:height="0.496cm" svg:x="-1.155cm" svg:y="8.801cm">
          <text:p text:style-name="P4"><text:span text:style-name="T28">@generelt linie2</text:span></text:p>
          <draw:enhanced-geometry svg:viewBox="0 0 21600 21600" draw:type="rectangle" draw:enhanced-path="M 0 0 L 21600 0 21600 21600 0 21600 0 0 Z N"/>
        </draw:custom-shape>
        <draw:custom-shape draw:style-name="gr81" draw:text-style-name="P24" draw:layer="[A] Alle sider" svg:width="22.248cm" svg:height="0.496cm" svg:x="-1.155cm" svg:y="8.301cm">
          <text:p text:style-name="P4"><text:span text:style-name="T28">@generelt linie1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[A] Alle sider" svg:width="22.25cm" svg:height="0.496cm" svg:x="-1.155cm" svg:y="21.301cm">
          <text:p text:style-name="P16"><text:span text:style-name="T28">@generelt linieMax</text:span></text:p>
          <draw:enhanced-geometry svg:viewBox="0 0 21600 21600" draw:type="rectangle" draw:enhanced-path="M 0 0 L 21600 0 21600 21600 0 21600 0 0 Z N"/>
        </draw:custom-shape>
        <draw:custom-shape draw:name="MAIL_BILAG" draw:style-name="gr82" draw:text-style-name="P63" draw:layer="[M] Mail Tekster" svg:width="7.968cm" svg:height="0.5cm" svg:x="11.15cm" svg:y="20.142cm">
          <text:p text:style-name="P32">faktura.pdf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9.434cm" svg:y="20.099cm">
          <draw:text-box>
            <text:p text:style-name="P13"><text:span text:style-name="T20">Bilag:</text:span></text:p>
          </draw:text-box>
        </draw:frame>
        <draw:frame draw:style-name="gr34" draw:text-style-name="P34" draw:layer="Saldi-System" svg:width="10.742cm" svg:height="0.526cm" svg:x="10.258cm" svg:y="17.284cm">
          <draw:text-box>
            <text:p><text:span text:style-name="T33">Disse indtastnings felter SKAL have navnene:</text:span><text:span text:style-name="T34"> </text:span><text:span text:style-name="T35">MAIL_EMNE,</text:span><text:span text:style-name="T33">.</text:span><text:span text:style-name="T34"> </text:span><text:span text:style-name="T35">MAIL_BESKED, MAIL_BILAG</text:span></text:p>
          </draw:text-box>
        </draw:frame>
        <draw:line draw:style-name="gr83" draw:text-style-name="P2" draw:layer="controls" svg:x1="0.773cm" svg:y1="21.784cm" svg:x2="0.773cm" svg:y2="8.158cm">
          <text:p/>
        </draw:line>
        <draw:line draw:style-name="gr83" draw:text-style-name="P2" draw:layer="controls" svg:x1="1.264cm" svg:y1="9.365cm" svg:x2="1.264cm" svg:y2="8.158cm">
          <text:p/>
        </draw:line>
      </draw:page>
      <draw:page draw:name="[5] Kreditnota" draw:style-name="dp1" draw:master-page-name="Standard">
        <office:forms form:automatic-focus="false" form:apply-design-mode="false"/>
        <draw:frame draw:style-name="gr2" draw:text-style-name="P58" draw:layer="Saldi-System" svg:width="18.297cm" svg:height="3.6cm" draw:transform="skewX (-1.13074160593345E-016) rotate (0.788888821901437) translate (3.176cm 19.571cm)">
          <draw:text-box>
            <text:p text:style-name="P2"><text:span text:style-name="T48">5: Kreditnota</text:span></text:p>
          </draw:text-box>
        </draw:frame>
        <draw:custom-shape draw:style-name="gr84" draw:text-style-name="P25" draw:layer="[A] Alle sider" svg:width="2.908cm" svg:height="0.5cm" svg:x="15.5cm" svg:y="24.1cm">
          <text:p text:style-name="P18"><text:span text:style-name="T30">$formular_ialt</text:span>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[A] Alle sider" svg:width="4.209cm" svg:height="0.5cm" svg:x="14.199cm" svg:y="26.8cm">
          <text:p text:style-name="P13"><text:span text:style-name="T17">CVR nr: $eget_cvrnr</text:span>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[A] Alle sider" svg:width="5.877cm" svg:height="0.5cm" svg:x="28.261cm" svg:y="3.572cm">
          <text:p text:style-name="P10"><text:span text:style-name="T17">DK-$eget_postnr $eget_bynavn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[A] Alle sider" svg:width="3.493cm" svg:height="0.5cm" svg:x="23.814cm" svg:y="4.069cm">
          <text:p text:style-name="P8"><text:span text:style-name="T17">if($ordre_kontakt)Att: $ordre_kontakt;</text:span></text:p>
          <draw:enhanced-geometry svg:viewBox="0 0 21600 21600" draw:type="rectangle" draw:enhanced-path="M 0 0 L 21600 0 21600 21600 0 21600 0 0 Z N"/>
        </draw:custom-shape>
        <draw:custom-shape draw:style-name="gr47" draw:text-style-name="P11" draw:layer="[A] Alle sider" svg:width="5.876cm" svg:height="0.5cm" svg:x="28.261cm" svg:y="4.098cm">
          <text:p text:style-name="P8"><text:span text:style-name="T17">Tlf:. $egen_tlf</text:span></text:p>
          <draw:enhanced-geometry svg:viewBox="0 0 21600 21600" draw:type="rectangle" draw:enhanced-path="M 0 0 L 21600 0 21600 21600 0 21600 0 0 Z N"/>
        </draw:custom-shape>
        <draw:custom-shape draw:style-name="gr86" draw:text-style-name="P11" draw:layer="[A] Alle sider" svg:width="10.079cm" svg:height="0.5cm" svg:x="2.708cm" svg:y="2.9cm">
          <text:p><text:span text:style-name="T30">$eget_firmanavn * $egen_addr1 * $eget_postnr $eget_bynavn * Danmark</text:span></text:p>
          <draw:enhanced-geometry svg:viewBox="0 0 21600 21600" draw:type="rectangle" draw:enhanced-path="M 0 0 L 21600 0 21600 21600 0 21600 0 0 Z N"/>
        </draw:custom-shape>
        <draw:frame draw:style-name="gr49" draw:text-style-name="P70" draw:layer="[1] Kun forside" svg:width="3.593cm" svg:height="0.878cm" svg:x="8.986cm" svg:y="1.925cm">
          <draw:text-box>
            <text:p text:style-name="P8"><text:span text:style-name="T60">Kreditnota</text:span></text:p>
          </draw:text-box>
        </draw:frame>
        <draw:custom-shape draw:style-name="gr6" draw:text-style-name="P11" draw:layer="[A] Alle sider" svg:width="3.5cm" svg:height="0.5cm" svg:x="23.814cm" svg:y="2.069cm">
          <text:p text:style-name="P8"><text:span text:style-name="T17">$ordre_fakturanr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23.814cm" svg:y="3.069cm">
          <text:p text:style-name="P8"><text:span text:style-name="T17">$ordre_kundeordnr;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23.814cm" svg:y="2.569cm">
          <text:p text:style-name="P8"><text:span text:style-name="T17">$ordre_fakturadat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6.108cm" svg:y="8.7cm">
          <text:p text:style-name="P8"><text:span text:style-name="T17">$ordre_ordren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[A] Alle sider" svg:width="5.856cm" svg:height="0.5cm" svg:x="28.261cm" svg:y="3.032cm">
          <text:p text:style-name="P8"><text:span text:style-name="T17">$egen_addr2</text:span></text:p>
          <draw:enhanced-geometry svg:viewBox="0 0 21600 21600" draw:type="rectangle" draw:enhanced-path="M 0 0 L 21600 0 21600 21600 0 21600 0 0 Z N"/>
        </draw:custom-shape>
        <draw:custom-shape draw:style-name="gr87" draw:text-style-name="P11" draw:layer="[A] Alle sider" svg:width="4.613cm" svg:height="0.5cm" svg:x="2.708cm" svg:y="26cm">
          <text:p text:style-name="P8"><text:span text:style-name="T17">$egen_addr1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[A] Alle sider" svg:width="1.694cm" svg:height="0.624cm" svg:x="22.251cm" svg:y="2.026cm">
          <draw:text-box>
            <text:p text:style-name="P13"><text:span text:style-name="T20">Nummer:</text:span></text:p>
          </draw:text-box>
        </draw:frame>
        <draw:frame draw:style-name="gr7" draw:text-style-name="P14" draw:layer="[A] Alle sider" svg:width="1.694cm" svg:height="0.624cm" svg:x="22.251cm" svg:y="2.526cm">
          <draw:text-box>
            <text:p text:style-name="P13"><text:span text:style-name="T20">Dato:</text:span></text:p>
          </draw:text-box>
        </draw:frame>
        <draw:frame draw:style-name="gr7" draw:text-style-name="P14" draw:layer="[A] Alle sider" svg:width="1.694cm" svg:height="0.624cm" svg:x="22.251cm" svg:y="3.526cm">
          <draw:text-box>
            <text:p text:style-name="P13"><text:span text:style-name="T20">Ordrenr:</text:span></text:p>
          </draw:text-box>
        </draw:frame>
        <draw:line draw:style-name="gr8" draw:text-style-name="P15" draw:layer="[A] Alle sider" svg:x1="0.33cm" svg:y1="7.343cm" svg:x2="20.689cm" svg:y2="7.343cm">
          <text:p/>
        </draw:line>
        <draw:line draw:style-name="gr8" draw:text-style-name="P15" draw:layer="[A] Alle sider" svg:x1="0.371cm" svg:y1="24.832cm" svg:x2="20.73cm" svg:y2="24.832cm">
          <text:p/>
        </draw:line>
        <draw:frame draw:style-name="gr88" draw:text-style-name="P29" draw:layer="Saldi-System" svg:width="14.142cm" svg:height="19.649cm" svg:x="21.026cm" svg:y="6.052cm">
          <draw:text-box>
            <text:p><text:span text:style-name="T30">F:5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><text:span text:style-name="T30">F:5 A:1</text:span><text:span text:style-name="T30"><text:tab/></text:span><text:span text:style-name="T30">X/Y: 16.6 / 24.2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1</text:span><text:span text:style-name="T30"><text:tab/></text:span><text:span text:style-name="T30">X/Y: 16.6 / 22.8</text:span><text:span text:style-name="T30"><text:tab/></text:span><text:span text:style-name="T30">A/B: 18.4 / 22.8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1</text:span><text:span text:style-name="T30"><text:tab/></text:span><text:span text:style-name="T30">X/Y: 16.6 / 23.5</text:span><text:span text:style-name="T30"><text:tab/></text:span><text:span text:style-name="T30">A/B: 18.4 / 23.5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1</text:span><text:span text:style-name="T30"><text:tab/></text:span><text:span text:style-name="T30">X/Y: 2.3 / 10.7</text:span><text:span text:style-name="T30"><text:tab/></text:span><text:span text:style-name="T30">A/B: 2.3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1</text:span><text:span text:style-name="T30"><text:tab/></text:span><text:span text:style-name="T30">X/Y: 16.6 / 10.7</text:span><text:span text:style-name="T30"><text:tab/></text:span><text:span text:style-name="T30">A/B: 16.6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1</text:span><text:span text:style-name="T30"><text:tab/></text:span><text:span text:style-name="T30">X/Y: 2.3 / 22.1</text:span><text:span text:style-name="T30"><text:tab/></text:span><text:span text:style-name="T30">A/B: 18.4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1</text:span><text:span text:style-name="T30"><text:tab/></text:span><text:span text:style-name="T30">X/Y: 2.3 / 10.7</text:span><text:span text:style-name="T30"><text:tab/></text:span><text:span text:style-name="T30">A/B: 18.4 / 10.7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1</text:span><text:span text:style-name="T30"><text:tab/></text:span><text:span text:style-name="T30">X/Y: 18.4 / 10.7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5 A:2</text:span><text:span text:style-name="T30"><text:tab/></text:span><text:span text:style-name="T30">X/Y: 2.6 / 2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addr1</text:span></text:p>
            <text:p><text:span text:style-name="T30">F:5 A:2</text:span><text:span text:style-name="T30"><text:tab/></text:span><text:span text:style-name="T30">X/Y: 18.3 / 27.6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</text:span></text:p>
            <text:p><text:span text:style-name="T30">F:5 A:2</text:span><text:span text:style-name="T30"><text:tab/></text:span><text:span text:style-name="T30">X/Y: 18.3 / 2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reg $egen_bank_konto</text:span></text:p>
            <text:p><text:span text:style-name="T30">F:5 A:2</text:span><text:span text:style-name="T30"><text:tab/></text:span><text:span text:style-name="T30">X/Y: 2.6 / 25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</text:span></text:p>
            <text:p><text:span text:style-name="T30">F:5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5 A:2</text:span><text:span text:style-name="T30"><text:tab/></text:span><text:span text:style-name="T30">X/Y: 1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forfaldsdato</text:span></text:p>
            <text:p><text:span text:style-name="T30">F:5 A:2</text:span><text:span text:style-name="T30"><text:tab/></text:span><text:span text:style-name="T30">X/Y: 18.3 / 24.1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ialt</text:span></text:p>
            <text:p><text:span text:style-name="T30">F:5 A:2</text:span><text:span text:style-name="T30"><text:tab/></text:span><text:span text:style-name="T30">X/Y: 18.3 / 23.4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moms</text:span></text:p>
            <text:p><text:span text:style-name="T30">F:5 A:2</text:span><text:span text:style-name="T30"><text:tab/></text:span><text:span text:style-name="T30">X/Y: 1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side</text:span></text:p>
            <text:p><text:span text:style-name="T30">F:5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sum</text:span></text:p>
            <text:p><text:span text:style-name="T30">F:5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$formular_transportsum</text:span></text:p>
            <text:p><text:span text:style-name="T30">F:5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5 A:2</text:span><text:span text:style-name="T30"><text:tab/></text:span><text:span text:style-name="T30">X/Y: 1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betalingsbet $ordre_betalingsdage dage</text:span></text:p>
            <text:p><text:span text:style-name="T30">F:5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bynavn</text:span></text:p>
            <text:p><text:span text:style-name="T30">F:5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akturadate</text:span></text:p>
            <text:p><text:span text:style-name="T30">F:5 A:2</text:span><text:span text:style-name="T30"><text:tab/></text:span><text:span text:style-name="T30">X/Y: 1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akturanr</text:span></text:p>
            <text:p><text:span text:style-name="T30">F:5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5 A:2</text:span><text:span text:style-name="T30"><text:tab/></text:span><text:span text:style-name="T30">X/Y: 13.2 / 23.4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ordre_momssats;% moms</text:span></text:p>
            <text:p><text:span text:style-name="T30">F:5 A:2</text:span><text:span text:style-name="T30"><text:tab/></text:span><text:span text:style-name="T30">X/Y: 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><text:span text:style-name="T30">F:5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5 A:2</text:span><text:span text:style-name="T30"><text:tab/></text:span><text:span text:style-name="T30">X/Y: 5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><text:span text:style-name="T30">F:5 A:2</text:span><text:span text:style-name="T30"><text:tab/></text:span><text:span text:style-name="T30">X/Y: 12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talingsbet</text:span></text:p>
            <text:p><text:span text:style-name="T30">F:5 A:2</text:span><text:span text:style-name="T30"><text:tab/></text:span><text:span text:style-name="T30">X/Y: 18.3 / 26.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 nr: $eget_cvrnr</text:span></text:p>
            <text:p><text:span text:style-name="T30">F:5 A:2</text:span><text:span text:style-name="T30"><text:tab/></text:span><text:span text:style-name="T30">X/Y: 2.6 / 26.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nmark</text:span></text:p>
            <text:p><text:span text:style-name="T30">F:5 A:2</text:span><text:span text:style-name="T30"><text:tab/></text:span><text:span text:style-name="T30">X/Y: 12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5 A:2</text:span><text:span text:style-name="T30"><text:tab/></text:span><text:span text:style-name="T30">X/Y: 2.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ordre nr</text:span></text:p>
            <text:p><text:span text:style-name="T30">F:5 A:2</text:span><text:span text:style-name="T30"><text:tab/></text:span><text:span text:style-name="T30">X/Y: 2.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ref:</text:span></text:p>
            <text:p><text:span text:style-name="T30">F:5 A:2</text:span><text:span text:style-name="T30"><text:tab/></text:span><text:span text:style-name="T30">X/Y: 2.6 / 26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K-$eget_postnr $eget_bynavn</text:span></text:p>
            <text:p><text:span text:style-name="T30">F:5 A:2</text:span><text:span text:style-name="T30"><text:tab/></text:span><text:span text:style-name="T30">X/Y: 2.6 / 2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x: $egen_fax</text:span></text:p>
            <text:p><text:span text:style-name="T30">F:5 A:2</text:span><text:span text:style-name="T30"><text:tab/></text:span><text:span text:style-name="T30">X/Y: 12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orfaldsdato</text:span></text:p>
            <text:p><text:span text:style-name="T30">F:5 A:2</text:span><text:span text:style-name="T30"><text:tab/></text:span><text:span text:style-name="T30">X/Y: 13.2 / 24.1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I alt</text:span></text:p>
            <text:p><text:span text:style-name="T30">F:5 A:2</text:span><text:span text:style-name="T30"><text:tab/></text:span><text:span text:style-name="T30">X/Y: 12 / 5.3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Kreditnota</text:span></text:p>
            <text:p><text:span text:style-name="T30">F:5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Nettosum</text:span></text:p>
            <text:p><text:span text:style-name="T30">F:5 A:2</text:span><text:span text:style-name="T30"><text:tab/></text:span><text:span text:style-name="T30">X/Y: 12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Nummer</text:span></text:p>
            <text:p><text:span text:style-name="T30">F:5 A:2</text:span><text:span text:style-name="T30"><text:tab/></text:span><text:span text:style-name="T30">X/Y: 15.8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Pris</text:span></text:p>
            <text:p><text:span text:style-name="T30">F:5 A:2</text:span><text:span text:style-name="T30"><text:tab/></text:span><text:span text:style-name="T30">X/Y: 12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ide</text:span></text:p>
            <text:p><text:span text:style-name="T30">F:5 A:2</text:span><text:span text:style-name="T30"><text:tab/></text:span><text:span text:style-name="T30">X/Y: 17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um</text:span></text:p>
            <text:p><text:span text:style-name="T30">F:5 A:2</text:span><text:span text:style-name="T30"><text:tab/></text:span><text:span text:style-name="T30">X/Y: 2.6 / 27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. $egen_tlf</text:span></text:p>
            <text:p><text:span text:style-name="T30">F:5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Transport til side $formular_nextside</text:span></text:p>
            <text:p><text:span text:style-name="T30">F:5 A:2</text:span><text:span text:style-name="T30"><text:tab/></text:span><text:span text:style-name="T30">X/Y: 2.6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arenr</text:span></text:p>
            <text:p><text:span text:style-name="T30">F:5 A:3</text:span><text:span text:style-name="T30"><text:tab/></text:span><text:span text:style-name="T30">X/Y: 14.6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antal</text:span></text:p>
            <text:p><text:span text:style-name="T30">F:5 A:3</text:span><text:span text:style-name="T30"><text:tab/></text:span><text:span text:style-name="T30">X/Y: 5.6 / 0</text:span><text:span text:style-name="T30"><text:tab/></text:span><text:span text:style-name="T30">A/B: 5.2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><text:span text:style-name="T30">F:5 A:3</text:span><text:span text:style-name="T30"><text:tab/></text:span><text:span text:style-name="T30">X/Y: 2.8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><text:span text:style-name="T30">F:5 A:3</text:span><text:span text:style-name="T30"><text:tab/></text:span><text:span text:style-name="T30">X/Y: 18.3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injesum</text:span></text:p>
            <text:p><text:span text:style-name="T30">F:5 A:3</text:span><text:span text:style-name="T30"><text:tab/></text:span><text:span text:style-name="T30">X/Y: 16.5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pris</text:span></text:p>
            <text:p><text:span text:style-name="T30">F:5 A:3</text:span><text:span text:style-name="T30"><text:tab/></text:span><text:span text:style-name="T30">X/Y: 2.6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varenr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.026cm" svg:y="5.121cm">
          <draw:text-box>
            <text:p>Indhold på Saldi systemblanket:</text:p>
          </draw:text-box>
        </draw:frame>
        <draw:custom-shape draw:name="MAIL_EMNE" draw:style-name="gr89" draw:text-style-name="P33" draw:layer="[M] Mail Tekster" svg:width="7.968cm" svg:height="0.5cm" svg:x="11.843cm" svg:y="17.895cm">
          <text:p text:style-name="P32">Kreditnota</text:p>
          <draw:enhanced-geometry svg:viewBox="0 0 21600 21600" draw:type="rectangle" draw:enhanced-path="M 0 0 L 21600 0 21600 21600 0 21600 0 0 Z N"/>
        </draw:custom-shape>
        <draw:custom-shape draw:name="MAIL_BESKED" draw:style-name="gr90" draw:text-style-name="P63" draw:layer="[M] Mail Tekster" svg:width="7.968cm" svg:height="1.759cm" svg:x="11.843cm" svg:y="18.395cm">
          <text:p text:style-name="P32">Hermed fremsendes kreditnota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10.095cm" svg:y="17.852cm">
          <draw:text-box>
            <text:p text:style-name="P13"><text:span text:style-name="T20">Emne:</text:span></text:p>
          </draw:text-box>
        </draw:frame>
        <draw:frame draw:style-name="gr7" draw:text-style-name="P14" draw:layer="[M] Mail Tekster" svg:width="1.694cm" svg:height="0.624cm" svg:x="10.109cm" svg:y="18.352cm">
          <draw:text-box>
            <text:p text:style-name="P13"><text:span text:style-name="T20">Besked:</text:span></text:p>
          </draw:text-box>
        </draw:frame>
        <draw:custom-shape draw:style-name="gr91" draw:text-style-name="P25" draw:layer="[M] Mail Tekster" svg:width="3.944cm" svg:height="0.5cm" svg:x="14.464cm" svg:y="27.6cm">
          <text:p text:style-name="P18"><text:span text:style-name="T30">$egen_bank_navn</text:span></text:p>
          <draw:enhanced-geometry svg:viewBox="0 0 21600 21600" draw:type="rectangle" draw:enhanced-path="M 0 0 L 21600 0 21600 21600 0 21600 0 0 Z N"/>
        </draw:custom-shape>
        <draw:custom-shape draw:style-name="gr92" draw:text-style-name="P25" draw:layer="[M] Mail Tekster" svg:width="5.841cm" svg:height="0.5cm" svg:x="12.567cm" svg:y="28cm">
          <text:p text:style-name="P18"><text:span text:style-name="T30">$egen_bank_reg $egen_bank_konto</text:span></text:p>
          <draw:enhanced-geometry svg:viewBox="0 0 21600 21600" draw:type="rectangle" draw:enhanced-path="M 0 0 L 21600 0 21600 21600 0 21600 0 0 Z N"/>
        </draw:custom-shape>
        <draw:custom-shape draw:style-name="gr93" draw:text-style-name="P11" draw:layer="[M] Mail Tekster" svg:width="3.405cm" svg:height="0.5cm" svg:x="16.108cm" svg:y="8.7cm">
          <text:p><text:span text:style-name="T30">$formular_forfaldsdato</text:span></text:p>
          <draw:enhanced-geometry svg:viewBox="0 0 21600 21600" draw:type="rectangle" draw:enhanced-path="M 0 0 L 21600 0 21600 21600 0 21600 0 0 Z N"/>
        </draw:custom-shape>
        <draw:custom-shape draw:style-name="gr94" draw:text-style-name="P11" draw:layer="[M] Mail Tekster" svg:width="4.635cm" svg:height="0.5cm" svg:x="2.708cm" svg:y="25.6cm">
          <text:p text:style-name="P10"><text:span text:style-name="T17">$eget_firmanavn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M] Mail Tekster" svg:width="2.908cm" svg:height="0.5cm" svg:x="15.5cm" svg:y="24.1cm">
          <text:p text:style-name="P18"><text:span text:style-name="T30">$formular_ialt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M] Mail Tekster" svg:width="2.908cm" svg:height="0.5cm" svg:x="15.5cm" svg:y="23.4cm">
          <text:p text:style-name="P18"><text:span text:style-name="T30">$formular_moms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M] Mail Tekster" svg:width="2.908cm" svg:height="0.5cm" svg:x="16.108cm" svg:y="6.7cm">
          <text:p><text:span text:style-name="T30">$formular_side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!S] Ikke sidste" svg:width="2.908cm" svg:height="0.5cm" svg:x="15.23cm" svg:y="22.7cm">
          <text:p text:style-name="P18"><text:span text:style-name="T30">$formular_transports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5" draw:layer="[M] Mail Tekster" svg:width="4.877cm" svg:height="0.5cm" svg:x="2.708cm" svg:y="5.9cm">
          <text:p><text:span text:style-name="T30">$ordre_addr1</text:span></text:p>
          <draw:enhanced-geometry svg:viewBox="0 0 21600 21600" draw:type="rectangle" draw:enhanced-path="M 0 0 L 21600 0 21600 21600 0 21600 0 0 Z N"/>
        </draw:custom-shape>
        <draw:custom-shape draw:style-name="gr96" draw:text-style-name="P25" draw:layer="[M] Mail Tekster" svg:width="4.892cm" svg:height="0.5cm" svg:x="16.108cm" svg:y="8.3cm">
          <text:p><text:span text:style-name="T30">$ordre_betalingsbet $ordre_betalingsdage dage</text:span></text:p>
          <draw:enhanced-geometry svg:viewBox="0 0 21600 21600" draw:type="rectangle" draw:enhanced-path="M 0 0 L 21600 0 21600 21600 0 21600 0 0 Z N"/>
        </draw:custom-shape>
        <draw:custom-shape draw:style-name="gr95" draw:text-style-name="P25" draw:layer="[M] Mail Tekster" svg:width="4.877cm" svg:height="0.5cm" svg:x="2.708cm" svg:y="6.3cm">
          <text:p><text:span text:style-name="T30">$ordre_bynavn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M] Mail Tekster" svg:width="2.908cm" svg:height="0.5cm" svg:x="16.108cm" svg:y="6.3cm">
          <text:p><text:span text:style-name="T30">$ordre_fakturadate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M] Mail Tekster" svg:width="2.908cm" svg:height="0.5cm" svg:x="16.108cm" svg:y="5.9cm">
          <text:p><text:span text:style-name="T30">$ordre_fakturanr</text:span></text:p>
          <draw:enhanced-geometry svg:viewBox="0 0 21600 21600" draw:type="rectangle" draw:enhanced-path="M 0 0 L 21600 0 21600 21600 0 21600 0 0 Z N"/>
        </draw:custom-shape>
        <draw:custom-shape draw:style-name="gr97" draw:text-style-name="P25" draw:layer="[M] Mail Tekster" svg:width="3.538cm" svg:height="0.5cm" svg:x="13.308cm" svg:y="23.4cm">
          <text:p><text:span text:style-name="T30">$ordre_momssats;% moms</text:span></text:p>
          <draw:enhanced-geometry svg:viewBox="0 0 21600 21600" draw:type="rectangle" draw:enhanced-path="M 0 0 L 21600 0 21600 21600 0 21600 0 0 Z N"/>
        </draw:custom-shape>
        <draw:custom-shape draw:style-name="gr95" draw:text-style-name="P25" draw:layer="[M] Mail Tekster" svg:width="4.877cm" svg:height="0.5cm" svg:x="2.708cm" svg:y="6.7cm">
          <text:p><text:span text:style-name="T30">$ordre_postnr $ordre_bynavn</text:span></text:p>
          <draw:enhanced-geometry svg:viewBox="0 0 21600 21600" draw:type="rectangle" draw:enhanced-path="M 0 0 L 21600 0 21600 21600 0 21600 0 0 Z N"/>
        </draw:custom-shape>
        <draw:custom-shape draw:style-name="gr94" draw:text-style-name="P25" draw:layer="[M] Mail Tekster" svg:width="4.635cm" svg:height="0.5cm" svg:x="2.708cm" svg:y="26.4cm">
          <text:p><text:span text:style-name="T30">DK-$eget_postnr $eget_bynavn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M] Mail Tekster" svg:width="2.908cm" svg:height="0.5cm" svg:x="2.708cm" svg:y="28cm">
          <text:p><text:span text:style-name="T30">Fax: $egen_fax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M] Mail Tekster" svg:width="2.908cm" svg:height="0.5cm" svg:x="2.708cm" svg:y="27.6cm">
          <text:p><text:span text:style-name="T30">Tlf:. $egen_tlf</text:span></text:p>
          <draw:enhanced-geometry svg:viewBox="0 0 21600 21600" draw:type="rectangle" draw:enhanced-path="M 0 0 L 21600 0 21600 21600 0 21600 0 0 Z N"/>
        </draw:custom-shape>
        <draw:custom-shape draw:style-name="gr98" draw:text-style-name="P25" draw:layer="[!S] Ikke sidste" svg:width="4.012cm" svg:height="0.5cm" svg:x="13.308cm" svg:y="22.7cm">
          <text:p><text:span text:style-name="T30">Transport til side $formular_nextside</text:span></text:p>
          <draw:enhanced-geometry svg:viewBox="0 0 21600 21600" draw:type="rectangle" draw:enhanced-path="M 0 0 L 21600 0 21600 21600 0 21600 0 0 Z N"/>
        </draw:custom-shape>
        <draw:custom-shape draw:style-name="gr84" draw:text-style-name="P25" draw:layer="[S] Kun sidste" svg:width="2.908cm" svg:height="0.5cm" svg:x="15.5cm" svg:y="22.7cm">
          <text:p text:style-name="P18"><text:span text:style-name="T30">$formular_sum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[!S] Ikke sidste" svg:width="8.693cm" svg:height="0.5cm" svg:x="5.708cm" svg:y="11.2cm">
          <text:p><text:span text:style-name="T30">@beskrivelse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[!S] Ikke sidste" svg:width="1.305cm" svg:height="0.5cm" svg:x="17.103cm" svg:y="11.2cm">
          <text:p><text:span text:style-name="T30">@linjesum</text:span></text:p>
          <draw:enhanced-geometry svg:viewBox="0 0 21600 21600" draw:type="rectangle" draw:enhanced-path="M 0 0 L 21600 0 21600 21600 0 21600 0 0 Z N"/>
        </draw:custom-shape>
        <draw:custom-shape draw:style-name="gr101" draw:text-style-name="P25" draw:layer="[!S] Ikke sidste" svg:width="1.07cm" svg:height="0.5cm" svg:x="15.908cm" svg:y="11.2cm">
          <text:p><text:span text:style-name="T30">@pris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[!S] Ikke sidste" svg:width="1.305cm" svg:height="0.5cm" svg:x="2.708cm" svg:y="11.2cm">
          <text:p><text:span text:style-name="T30">@varenr</text:span></text:p>
          <draw:enhanced-geometry svg:viewBox="0 0 21600 21600" draw:type="rectangle" draw:enhanced-path="M 0 0 L 21600 0 21600 21600 0 21600 0 0 Z N"/>
        </draw:custom-shape>
        <draw:custom-shape draw:style-name="gr100" draw:text-style-name="P25" draw:layer="[!S] Ikke sidste" svg:width="1.305cm" svg:height="0.5cm" svg:x="14.708cm" svg:y="11.2cm">
          <text:p><text:span text:style-name="T30">@antal</text:span></text:p>
          <draw:enhanced-geometry svg:viewBox="0 0 21600 21600" draw:type="rectangle" draw:enhanced-path="M 0 0 L 21600 0 21600 21600 0 21600 0 0 Z N"/>
        </draw:custom-shape>
        <draw:frame draw:style-name="gr102" draw:text-style-name="P71" draw:layer="[!S] Ikke sidste" svg:width="1.654cm" svg:height="0.57cm" svg:x="5.608cm" svg:y="10.4cm">
          <draw:text-box>
            <text:p><text:span text:style-name="T30">Beskrivelse</text:span></text:p>
          </draw:text-box>
        </draw:frame>
        <draw:frame draw:style-name="gr102" draw:text-style-name="P71" draw:layer="[!S] Ikke sidste" svg:width="1.764cm" svg:height="0.57cm" svg:x="12.108cm" svg:y="8.3cm">
          <draw:text-box>
            <text:p><text:span text:style-name="T30">Betalingsbet</text:span></text:p>
          </draw:text-box>
        </draw:frame>
        <draw:frame draw:style-name="gr102" draw:text-style-name="P71" draw:layer="[!S] Ikke sidste" svg:width="1.353cm" svg:height="0.57cm" svg:x="2.708cm" svg:y="26.8cm">
          <draw:text-box>
            <text:p><text:span text:style-name="T30">Danmark</text:span></text:p>
          </draw:text-box>
        </draw:frame>
        <draw:frame draw:style-name="gr102" draw:text-style-name="P71" draw:layer="[!S] Ikke sidste" svg:width="0.799cm" svg:height="0.57cm" svg:x="12.108cm" svg:y="6.3cm">
          <draw:text-box>
            <text:p><text:span text:style-name="T30">Dato</text:span></text:p>
          </draw:text-box>
        </draw:frame>
        <draw:frame draw:style-name="gr102" draw:text-style-name="P71" draw:layer="[!S] Ikke sidste" svg:width="2.022cm" svg:height="0.57cm" svg:x="2.708cm" svg:y="8.7cm">
          <draw:text-box>
            <text:p><text:span text:style-name="T30">Deres ordre nr</text:span></text:p>
          </draw:text-box>
        </draw:frame>
        <draw:frame draw:style-name="gr102" draw:text-style-name="P71" draw:layer="[!S] Ikke sidste" svg:width="1.447cm" svg:height="0.57cm" svg:x="2.708cm" svg:y="8.3cm">
          <draw:text-box>
            <text:p><text:span text:style-name="T30">Deres ref:</text:span></text:p>
          </draw:text-box>
        </draw:frame>
        <draw:frame draw:style-name="gr102" draw:text-style-name="P71" draw:layer="[!S] Ikke sidste" svg:width="1.777cm" svg:height="0.57cm" svg:x="12.108cm" svg:y="8.7cm">
          <draw:text-box>
            <text:p><text:span text:style-name="T30">Forfaldsdato</text:span></text:p>
          </draw:text-box>
        </draw:frame>
        <draw:frame draw:style-name="gr102" draw:text-style-name="P71" draw:layer="[!S] Ikke sidste" svg:width="0.663cm" svg:height="0.57cm" svg:x="13.308cm" svg:y="24.1cm">
          <draw:text-box>
            <text:p><text:span text:style-name="T30">I alt</text:span></text:p>
          </draw:text-box>
        </draw:frame>
        <draw:frame draw:style-name="gr102" draw:text-style-name="P71" draw:layer="[!S] Ikke sidste" svg:width="1.493cm" svg:height="0.57cm" svg:x="12.108cm" svg:y="5.3cm">
          <draw:text-box>
            <text:p><text:span text:style-name="T30">Kreditnota</text:span></text:p>
          </draw:text-box>
        </draw:frame>
        <draw:frame draw:style-name="gr102" draw:text-style-name="P71" draw:layer="[S] Kun sidste" svg:width="1.421cm" svg:height="0.57cm" svg:x="13.308cm" svg:y="22.7cm">
          <draw:text-box>
            <text:p><text:span text:style-name="T30">Nettosum</text:span></text:p>
          </draw:text-box>
        </draw:frame>
        <draw:frame draw:style-name="gr102" draw:text-style-name="P71" draw:layer="[!S] Ikke sidste" svg:width="1.294cm" svg:height="0.57cm" svg:x="12.108cm" svg:y="5.9cm">
          <draw:text-box>
            <text:p><text:span text:style-name="T30">Nummer</text:span></text:p>
          </draw:text-box>
        </draw:frame>
        <draw:frame draw:style-name="gr102" draw:text-style-name="P71" draw:layer="[!S] Ikke sidste" svg:width="0.693cm" svg:height="0.57cm" svg:x="15.908cm" svg:y="10.4cm">
          <draw:text-box>
            <text:p><text:span text:style-name="T30">Pris</text:span></text:p>
          </draw:text-box>
        </draw:frame>
        <draw:frame draw:style-name="gr102" draw:text-style-name="P71" draw:layer="[!S] Ikke sidste" svg:width="0.79cm" svg:height="0.57cm" svg:x="17.608cm" svg:y="10.4cm">
          <draw:text-box>
            <text:p><text:span text:style-name="T30">Sum</text:span></text:p>
          </draw:text-box>
        </draw:frame>
        <draw:frame draw:style-name="gr102" draw:text-style-name="P71" draw:layer="[!S] Ikke sidste" svg:width="1.028cm" svg:height="0.57cm" svg:x="2.708cm" svg:y="10.4cm">
          <draw:text-box>
            <text:p><text:span text:style-name="T30">Varenr</text:span></text:p>
          </draw:text-box>
        </draw:frame>
        <draw:line draw:style-name="gr103" draw:text-style-name="P15" draw:layer="[A] Alle sider" svg:x1="18.508cm" svg:y1="24.2cm" svg:x2="18.52cm" svg:y2="10.936cm">
          <text:p/>
        </draw:line>
        <draw:custom-shape draw:style-name="gr104" draw:text-style-name="P24" draw:layer="[A] Alle sider" svg:width="22.248cm" svg:height="0.496cm" svg:x="-1.155cm" svg:y="11.701cm">
          <text:p text:style-name="P4"><text:span text:style-name="T28">@generelt linie2</text:span></text:p>
          <draw:enhanced-geometry svg:viewBox="0 0 21600 21600" draw:type="rectangle" draw:enhanced-path="M 0 0 L 21600 0 21600 21600 0 21600 0 0 Z N"/>
        </draw:custom-shape>
        <draw:custom-shape draw:style-name="gr105" draw:text-style-name="P24" draw:layer="[A] Alle sider" svg:width="22.248cm" svg:height="0.496cm" svg:x="-1.155cm" svg:y="11.201cm">
          <text:p text:style-name="P4"><text:span text:style-name="T28">@generelt linie1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[A] Alle sider" svg:width="22.25cm" svg:height="0.496cm" svg:x="-1.155cm" svg:y="21.301cm">
          <text:p text:style-name="P16"><text:span text:style-name="T28">@generelt linieMax</text:span></text:p>
          <draw:enhanced-geometry svg:viewBox="0 0 21600 21600" draw:type="rectangle" draw:enhanced-path="M 0 0 L 21600 0 21600 21600 0 21600 0 0 Z N"/>
        </draw:custom-shape>
        <draw:custom-shape draw:name="MAIL_BILAG" draw:style-name="gr106" draw:text-style-name="P63" draw:layer="[M] Mail Tekster" svg:width="7.968cm" svg:height="0.5cm" svg:x="11.843cm" svg:y="20.152cm">
          <text:p text:style-name="P32">krediteres.pdf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10.109cm" svg:y="20.109cm">
          <draw:text-box>
            <text:p text:style-name="P13"><text:span text:style-name="T20">Bilag:</text:span></text:p>
          </draw:text-box>
        </draw:frame>
        <draw:frame draw:style-name="gr34" draw:text-style-name="P34" draw:layer="Saldi-System" svg:width="10.742cm" svg:height="0.526cm" svg:x="10.253cm" svg:y="17.399cm">
          <draw:text-box>
            <text:p><text:span text:style-name="T33">Disse indtastnings felter SKAL have navnene:</text:span><text:span text:style-name="T34"> </text:span><text:span text:style-name="T35">MAIL_EMNE,</text:span><text:span text:style-name="T33">.</text:span><text:span text:style-name="T34"> </text:span><text:span text:style-name="T35">MAIL_BESKED, MAIL_BILAG</text:span></text:p>
          </draw:text-box>
        </draw:frame>
      </draw:page>
      <draw:page draw:name="[6] Rykker 1" draw:style-name="dp1" draw:master-page-name="Standard">
        <office:forms form:automatic-focus="false" form:apply-design-mode="false"/>
        <draw:frame draw:style-name="gr107" draw:text-style-name="P58" draw:layer="Saldi-System" svg:width="17.098cm" svg:height="3.817cm" draw:transform="skewX (5.70628534647582E-017) rotate (0.788888821901437) translate (3.177cm 19.571cm)">
          <draw:text-box>
            <text:p><text:span text:style-name="T48">6: Rykker 1</text:span></text:p>
          </draw:text-box>
        </draw:frame>
        <draw:frame draw:style-name="gr108" draw:text-style-name="P29" draw:layer="Saldi-System" svg:width="14.014cm" svg:height="10.427cm" svg:x="21cm" svg:y="6.112cm">
          <draw:text-box>
            <text:p><text:span text:style-name="T30">F:6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><text:span text:style-name="T30">F:6 A:1</text:span><text:span text:style-name="T30"><text:tab/></text:span><text:span text:style-name="T30">X/Y: 2.6 / 28.2</text:span><text:span text:style-name="T30"><text:tab/></text:span><text:span text:style-name="T30">A/B: 18.4 / 28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6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6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date;</text:span></text:p>
            <text:p><text:span text:style-name="T30">F:6 A:2</text:span><text:span text:style-name="T30"><text:tab/></text:span><text:span text:style-name="T30">X/Y: 2.6 / 16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;, kontonummer: $egen_bank_reg; $egen_bank_konto;</text:span></text:p>
            <text:p><text:span text:style-name="T30">F:6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6 A:2</text:span><text:span text:style-name="T30"><text:tab/></text:span><text:span text:style-name="T30">X/Y: 2.6 / 19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;</text:span></text:p>
            <text:p><text:span text:style-name="T30">F:6 A:2</text:span><text:span text:style-name="T30"><text:tab/></text:span><text:span text:style-name="T30">X/Y: 10.5 / 28.8</text:span><text:span text:style-name="T30"><text:tab/></text:span><text:span text:style-name="T30">A/B: 0 / 0</text:span><text:span text:style-name="T30"><text:tab/></text:span><text:span text:style-name="T30">J:C H:8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; * $egen_addr1; * $eget_postnr; * $eget_bynavn;</text:span></text:p>
            <text:p><text:span text:style-name="T30">F:6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6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;</text:span></text:p>
            <text:p><text:span text:style-name="T30">F:6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6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6 A:2</text:span><text:span text:style-name="T30"><text:tab/></text:span><text:span text:style-name="T30">X/Y: 10.5 / 29.2</text:span><text:span text:style-name="T30"><text:tab/></text:span><text:span text:style-name="T30">A/B: 0 / 0</text:span><text:span text:style-name="T30"><text:tab/></text:span><text:span text:style-name="T30">J:C H:8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.: $eget_cvrnr; * Tlf: $egen_tlf; * Fax: $egen_fax; * $egen_bank_navn; $egen_bank_reg; $egen_bank_konto;</text:span></text:p>
            <text:p><text:span text:style-name="T30">F:6 A:2</text:span><text:span text:style-name="T30"><text:tab/></text:span><text:span text:style-name="T30">X/Y: 15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6 A:2</text:span><text:span text:style-name="T30"><text:tab/></text:span><text:span text:style-name="T30">X/Y: 0 / 0</text:span><text:span text:style-name="T30"><text:tab/></text:span><text:span text:style-name="T30">A/B: 10 / 0</text:span><text:span text:style-name="T30"><text:tab/></text:span><text:span text:style-name="T30">J: H: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BYR</text:span></text:p>
            <text:p><text:span text:style-name="T30">F:6 A:2</text:span><text:span text:style-name="T30"><text:tab/></text:span><text:span text:style-name="T30">X/Y: 2.6 / 15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Gebyr for denne skrivelse udgør kr. $rykker_gebyr;.</text:span></text:p>
            <text:p><text:span text:style-name="T30">F:6 A:2</text:span><text:span text:style-name="T30"><text:tab/></text:span><text:span text:style-name="T30">X/Y: 2.6 / 14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I så fald beder vi Dem se bort fra dette brev.</text:span></text:p>
            <text:p><text:span text:style-name="T30">F:6 A:2</text:span><text:span text:style-name="T30"><text:tab/></text:span><text:span text:style-name="T30">X/Y: 2.6 / 19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Med venlig hilsen</text:span></text:p>
            <text:p><text:span text:style-name="T30">F:6 A:2</text:span><text:span text:style-name="T30"><text:tab/></text:span><text:span text:style-name="T30">X/Y: 2.6 / 11.7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Rykkerbrev</text:span></text:p>
            <text:p><text:span text:style-name="T30">F:6 A:2</text:span><text:span text:style-name="T30"><text:tab/></text:span><text:span text:style-name="T30">X/Y: 2.6 / 14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åfremt beløbet er indbetalt inden for de seneste dage, kan indbetalingen have krydset dette brev.</text:span></text:p>
            <text:p><text:span text:style-name="T30">F:6 A:2</text:span><text:span text:style-name="T30"><text:tab/></text:span><text:span text:style-name="T30">X/Y: 2.6 / 13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ed gennemgang af vores bogholderi, har vi konstateret et forfaldent tilgodehavende på kr. $forfalden_sum</text:span></text:p>
            <text:p><text:span text:style-name="T30">F:6 A:2</text:span><text:span text:style-name="T30"><text:tab/></text:span><text:span text:style-name="T30">X/Y: 2.6 / 15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Vores samlede tilgodehavende udgør herefter kr. $formular_ialt;, som bedes indbetalt inden 8 dage til</text:span></text:p>
            <text:p><text:span text:style-name="T30">F:6 A:3</text:span><text:span text:style-name="T30"><text:tab/></text:span><text:span text:style-name="T30">X/Y: 3.4 / 11.2</text:span><text:span text:style-name="T30"><text:tab/></text:span><text:span text:style-name="T30">A/B: 0.4 / 0</text:span><text:span text:style-name="T30"><text:tab/></text:span><text:span text:style-name="T30">J: H: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cm" svg:y="5.121cm">
          <draw:text-box>
            <text:p>Indhold på Saldi systemblanket:</text:p>
          </draw:text-box>
        </draw:frame>
        <draw:custom-shape draw:name="MAIL_EMNE" draw:style-name="gr109" draw:text-style-name="P33" draw:layer="[M] Mail Tekster" svg:width="7.968cm" svg:height="0.5cm" svg:x="12.172cm" svg:y="7.851cm">
          <text:p text:style-name="P32">Rykker</text:p>
          <draw:enhanced-geometry svg:viewBox="0 0 21600 21600" draw:type="rectangle" draw:enhanced-path="M 0 0 L 21600 0 21600 21600 0 21600 0 0 Z N"/>
        </draw:custom-shape>
        <draw:custom-shape draw:name="MAIL_BESKED" draw:style-name="gr110" draw:text-style-name="P63" draw:layer="[M] Mail Tekster" svg:width="7.968cm" svg:height="1.759cm" svg:x="12.172cm" svg:y="8.351cm">
          <text:p text:style-name="P32">Hermed fremsendes rykker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10.424cm" svg:y="7.808cm">
          <draw:text-box>
            <text:p text:style-name="P13"><text:span text:style-name="T20">Emne:</text:span></text:p>
          </draw:text-box>
        </draw:frame>
        <draw:frame draw:style-name="gr7" draw:text-style-name="P14" draw:layer="[M] Mail Tekster" svg:width="1.694cm" svg:height="0.624cm" svg:x="10.438cm" svg:y="8.308cm">
          <draw:text-box>
            <text:p text:style-name="P13"><text:span text:style-name="T20">Besked:</text:span></text:p>
          </draw:text-box>
        </draw:frame>
        <draw:frame draw:style-name="gr49" draw:text-style-name="P72" draw:layer="[A] Alle sider" svg:width="5.984cm" svg:height="0.878cm" svg:x="7.562cm" svg:y="2.439cm">
          <draw:text-box>
            <text:p text:style-name="P39"><text:span text:style-name="T18">Rykkerskrivelse</text:span></text:p>
          </draw:text-box>
        </draw:frame>
        <draw:custom-shape draw:style-name="gr111" draw:text-style-name="P73" draw:layer="[A] Alle sider" svg:width="17.356cm" svg:height="0.5cm" svg:x="2.708cm" svg:y="16.214cm">
          <text:p text:style-name="P7"><text:span text:style-name="T61">$egen_bank_navn;, kontonummer: $egen_bank_reg; $egen_bank_konto;</text:span></text:p>
          <draw:enhanced-geometry svg:viewBox="0 0 21600 21600" draw:type="rectangle" draw:enhanced-path="M 0 0 L 21600 0 21600 21600 0 21600 0 0 Z N"/>
        </draw:custom-shape>
        <draw:custom-shape draw:style-name="gr112" draw:text-style-name="P74" draw:layer="[A] Alle sider" svg:width="4.05cm" svg:height="0.5cm" svg:x="16.108cm" svg:y="6.314cm">
          <text:p><text:span text:style-name="T62">$ordre_ordredate;</text:span></text:p>
          <draw:enhanced-geometry svg:viewBox="0 0 21600 21600" draw:type="rectangle" draw:enhanced-path="M 0 0 L 21600 0 21600 21600 0 21600 0 0 Z N"/>
        </draw:custom-shape>
        <draw:custom-shape draw:style-name="gr113" draw:text-style-name="P73" draw:layer="[A] Alle sider" svg:width="17.356cm" svg:height="0.5cm" svg:x="2.708cm" svg:y="15.714cm">
          <text:p text:style-name="P7"><text:span text:style-name="T61">Vores samlede tilgodehavende udgør herefter kr. $formular_ialt;, som bedes indbetalt inden 8 dage til</text:span></text:p>
          <draw:enhanced-geometry svg:viewBox="0 0 21600 21600" draw:type="rectangle" draw:enhanced-path="M 0 0 L 21600 0 21600 21600 0 21600 0 0 Z N"/>
        </draw:custom-shape>
        <draw:custom-shape draw:style-name="gr114" draw:text-style-name="P75" draw:layer="[A] Alle sider" svg:width="6.62cm" svg:height="0.5cm" svg:x="2.708cm" svg:y="5.914cm">
          <text:p text:style-name="P7"><text:span text:style-name="T63">$ordre_addr1</text:span></text:p>
          <draw:enhanced-geometry svg:viewBox="0 0 21600 21600" draw:type="rectangle" draw:enhanced-path="M 0 0 L 21600 0 21600 21600 0 21600 0 0 Z N"/>
        </draw:custom-shape>
        <draw:custom-shape draw:style-name="gr6" draw:text-style-name="P76" draw:layer="[A] Alle sider" svg:width="3.5cm" svg:height="0.5cm" svg:x="2.708cm" svg:y="19.714cm">
          <text:p text:style-name="P7"><text:span text:style-name="T64">$eget_firmanavn;</text:span></text:p>
          <draw:enhanced-geometry svg:viewBox="0 0 21600 21600" draw:type="rectangle" draw:enhanced-path="M 0 0 L 21600 0 21600 21600 0 21600 0 0 Z N"/>
        </draw:custom-shape>
        <draw:custom-shape draw:style-name="gr115" draw:text-style-name="P76" draw:layer="[A] Alle sider" svg:width="13.865cm" svg:height="0.5cm" svg:x="2.708cm" svg:y="3.914cm">
          <text:p><text:span text:style-name="T65">$eget_firmanavn * $egen_addr1 * $eget_postnr $eget_bynavn * Danmark</text:span></text:p>
          <draw:enhanced-geometry svg:viewBox="0 0 21600 21600" draw:type="rectangle" draw:enhanced-path="M 0 0 L 21600 0 21600 21600 0 21600 0 0 Z N"/>
        </draw:custom-shape>
        <draw:custom-shape draw:style-name="gr116" draw:text-style-name="P77" draw:layer="[A] Alle sider" svg:width="6.62cm" svg:height="0.5cm" svg:x="2.708cm" svg:y="5.514cm">
          <text:p><text:span text:style-name="T66">$ordre_firmanavn</text:span></text:p>
          <draw:enhanced-geometry svg:viewBox="0 0 21600 21600" draw:type="rectangle" draw:enhanced-path="M 0 0 L 21600 0 21600 21600 0 21600 0 0 Z N"/>
        </draw:custom-shape>
        <draw:custom-shape draw:style-name="gr117" draw:text-style-name="P78" draw:layer="[A] Alle sider" svg:width="6.62cm" svg:height="0.5cm" svg:x="2.708cm" svg:y="6.314cm">
          <text:p text:style-name="P7"><text:span text:style-name="T67">$ordre_addr2;</text:span></text:p>
          <draw:enhanced-geometry svg:viewBox="0 0 21600 21600" draw:type="rectangle" draw:enhanced-path="M 0 0 L 21600 0 21600 21600 0 21600 0 0 Z N"/>
        </draw:custom-shape>
        <draw:custom-shape draw:style-name="gr118" draw:text-style-name="P79" draw:layer="[A] Alle sider" svg:width="17.356cm" svg:height="0.5cm" svg:x="2.708cm" svg:y="13.714cm">
          <text:p><text:span text:style-name="T68">Ved gennemgang af vores bogholderi, har vi konstateret et forfaldent tilgodehavende på kr. $forfalden_sum</text:span></text:p>
          <draw:enhanced-geometry svg:viewBox="0 0 21600 21600" draw:type="rectangle" draw:enhanced-path="M 0 0 L 21600 0 21600 21600 0 21600 0 0 Z N"/>
        </draw:custom-shape>
        <draw:custom-shape draw:style-name="gr119" draw:text-style-name="P73" draw:layer="[A] Alle sider" svg:width="17.356cm" svg:height="0.5cm" svg:x="2.708cm" svg:y="15.214cm">
          <text:p text:style-name="P7"><text:span text:style-name="T61">Gebyr for denne skrivelse udgør kr. $rykker_gebyr;.</text:span></text:p>
          <draw:enhanced-geometry svg:viewBox="0 0 21600 21600" draw:type="rectangle" draw:enhanced-path="M 0 0 L 21600 0 21600 21600 0 21600 0 0 Z N"/>
        </draw:custom-shape>
        <draw:custom-shape draw:style-name="gr6" draw:text-style-name="P80" draw:layer="[A] Alle sider" svg:width="3.5cm" svg:height="0.5cm" svg:x="2.708cm" svg:y="11.714cm">
          <text:p><text:span text:style-name="T69">Rykkerbrev</text:span></text:p>
          <draw:enhanced-geometry svg:viewBox="0 0 21600 21600" draw:type="rectangle" draw:enhanced-path="M 0 0 L 21600 0 21600 21600 0 21600 0 0 Z N"/>
        </draw:custom-shape>
        <draw:custom-shape draw:style-name="gr120" draw:text-style-name="P78" draw:layer="[A] Alle sider" svg:width="6.62cm" svg:height="0.5cm" svg:x="2.708cm" svg:y="6.714cm">
          <text:p text:style-name="P7"><text:span text:style-name="T67">$ordre_postnr $ordre_bynavn</text:span></text:p>
          <draw:enhanced-geometry svg:viewBox="0 0 21600 21600" draw:type="rectangle" draw:enhanced-path="M 0 0 L 21600 0 21600 21600 0 21600 0 0 Z N"/>
        </draw:custom-shape>
        <draw:frame draw:style-name="gr121" draw:text-style-name="P81" draw:layer="[A] Alle sider" svg:width="1.215cm" svg:height="0.704cm" svg:x="15.108cm" svg:y="6.314cm">
          <draw:text-box>
            <text:p><text:span text:style-name="T62">Dato</text:span></text:p>
          </draw:text-box>
        </draw:frame>
        <draw:frame draw:style-name="gr122" draw:text-style-name="P82" draw:layer="[A] Alle sider" svg:width="17.356cm" svg:height="0.645cm" svg:x="2.708cm" svg:y="14.703cm">
          <draw:text-box>
            <text:p><text:span text:style-name="T70">I så fald beder vi Dem se bort fra dette brev.</text:span></text:p>
          </draw:text-box>
        </draw:frame>
        <draw:frame draw:style-name="gr121" draw:text-style-name="P83" draw:layer="[A] Alle sider" svg:width="4.237cm" svg:height="0.704cm" svg:x="2.708cm" svg:y="19.214cm">
          <draw:text-box>
            <text:p text:style-name="P4"><text:span text:style-name="T67">Med venlig hilsen</text:span></text:p>
          </draw:text-box>
        </draw:frame>
        <draw:frame draw:style-name="gr123" draw:text-style-name="P84" draw:layer="[A] Alle sider" svg:width="17.356cm" svg:height="1.039cm" svg:x="2.708cm" svg:y="14.214cm">
          <draw:text-box>
            <text:p text:style-name="P4"><text:span text:style-name="T61">Såfremt beløbet er indbetalt inden for de seneste dage, kan indbetalingen have krydset dette brev.</text:span></text:p>
          </draw:text-box>
        </draw:frame>
        <draw:custom-shape draw:style-name="gr124" draw:text-style-name="P85" draw:layer="Saldi-System" svg:width="9.48cm" svg:height="0.5cm" svg:x="5.814cm" svg:y="28.814cm">
          <text:p text:style-name="P41"><text:span text:style-name="T71">$eget_firmanavn; * $egen_addr1; * $eget_postnr; * $eget_bynavn;</text:span></text:p>
          <draw:enhanced-geometry svg:viewBox="0 0 21600 21600" draw:type="rectangle" draw:enhanced-path="M 0 0 L 21600 0 21600 21600 0 21600 0 0 Z N"/>
        </draw:custom-shape>
        <draw:custom-shape draw:style-name="gr125" draw:text-style-name="P86" draw:layer="Saldi-System" svg:width="14.432cm" svg:height="0.5cm" svg:x="3.338cm" svg:y="29.214cm">
          <text:p text:style-name="P2"><text:span text:style-name="T72">Cvr.: $eget_cvrnr; * Tlf: $egen_tlf; * Fax: $egen_fax; * $egen_bank_navn; $egen_bank_reg; $egen_bank_konto;</text:span></text:p>
          <draw:enhanced-geometry svg:viewBox="0 0 21600 21600" draw:type="rectangle" draw:enhanced-path="M 0 0 L 21600 0 21600 21600 0 21600 0 0 Z N"/>
        </draw:custom-shape>
        <draw:line draw:style-name="gr103" draw:text-style-name="P15" draw:layer="Saldi-System" svg:x1="2.708cm" svg:y1="28.2cm" svg:x2="18.432cm" svg:y2="28.2cm">
          <text:p/>
        </draw:line>
        <draw:line draw:style-name="gr103" draw:text-style-name="P15" draw:layer="Saldi-System" svg:x1="2.688cm" svg:y1="4.418cm" svg:x2="18.412cm" svg:y2="4.418cm">
          <text:p/>
        </draw:line>
        <draw:custom-shape draw:name="MAIL_BILAG" draw:style-name="gr126" draw:text-style-name="P63" draw:layer="[M] Mail Tekster" svg:width="7.968cm" svg:height="0.5cm" svg:x="12.172cm" svg:y="10.117cm">
          <text:p text:style-name="P32">rykker.pdf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10.459cm" svg:y="10.074cm">
          <draw:text-box>
            <text:p text:style-name="P13"><text:span text:style-name="T20">Bilag:</text:span></text:p>
          </draw:text-box>
        </draw:frame>
        <draw:custom-shape draw:style-name="gr124" draw:text-style-name="P87" draw:layer="layout" svg:width="9.48cm" svg:height="0.5cm" svg:x="5.814cm" svg:y="28.814cm">
          <text:p text:style-name="P2"><text:span text:style-name="T73">$eget_firmanavn; * $egen_addr1; * $eget_postnr; * $eget_bynavn;</text:span></text:p>
          <draw:enhanced-geometry svg:viewBox="0 0 21600 21600" draw:type="rectangle" draw:enhanced-path="M 0 0 L 21600 0 21600 21600 0 21600 0 0 Z N"/>
        </draw:custom-shape>
        <draw:custom-shape draw:style-name="gr125" draw:text-style-name="P86" draw:layer="layout" svg:width="14.432cm" svg:height="0.5cm" svg:x="3.338cm" svg:y="29.214cm">
          <text:p text:style-name="P2"><text:span text:style-name="T72">Cvr.: $eget_cvrnr; * Tlf: $egen_tlf; * Fax: $egen_fax; * $egen_bank_navn; $egen_bank_reg; $egen_bank_konto;</text:span></text:p>
          <draw:enhanced-geometry svg:viewBox="0 0 21600 21600" draw:type="rectangle" draw:enhanced-path="M 0 0 L 21600 0 21600 21600 0 21600 0 0 Z N"/>
        </draw:custom-shape>
        <draw:frame draw:style-name="gr34" draw:text-style-name="P34" draw:layer="Saldi-System" svg:width="10.742cm" svg:height="0.526cm" svg:x="10.267cm" svg:y="7.371cm">
          <draw:text-box>
            <text:p><text:span text:style-name="T33">Disse indtastnings felter SKAL have navnene:</text:span><text:span text:style-name="T34"> </text:span><text:span text:style-name="T35">MAIL_EMNE,</text:span><text:span text:style-name="T33">.</text:span><text:span text:style-name="T34"> </text:span><text:span text:style-name="T35">MAIL_BESKED, MAIL_BILAG</text:span></text:p>
          </draw:text-box>
        </draw:frame>
      </draw:page>
      <draw:page draw:name="[7] Rykker 2" draw:style-name="dp1" draw:master-page-name="Standard">
        <office:forms form:automatic-focus="false" form:apply-design-mode="false"/>
        <draw:frame draw:style-name="gr107" draw:text-style-name="P58" draw:layer="Saldi-System" svg:width="17.098cm" svg:height="3.817cm" draw:transform="skewX (5.70628534647582E-017) rotate (0.788888821901437) translate (3.177cm 19.571cm)">
          <draw:text-box>
            <text:p><text:span text:style-name="T48">7: Rykker 2</text:span></text:p>
          </draw:text-box>
        </draw:frame>
        <draw:frame draw:style-name="gr127" draw:text-style-name="P29" draw:layer="Saldi-System" svg:width="14.036cm" svg:height="10.16cm" svg:x="21cm" svg:y="5.826cm">
          <draw:text-box>
            <text:p><text:span text:style-name="T30">F:7 A:1</text:span><text:span text:style-name="T30"><text:tab/></text:span><text:span text:style-name="T30">X/Y: 2.6 / 28.2</text:span><text:span text:style-name="T30"><text:tab/></text:span><text:span text:style-name="T30">A/B: 18.4 / 28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7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7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date;</text:span></text:p>
            <text:p><text:span text:style-name="T30">F:7 A:2</text:span><text:span text:style-name="T30"><text:tab/></text:span><text:span text:style-name="T30">X/Y: 2.6 / 16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;, kontonummer: $egen_bank_reg; $egen_bank_konto;</text:span></text:p>
            <text:p><text:span text:style-name="T30">F:7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7 A:2</text:span><text:span text:style-name="T30"><text:tab/></text:span><text:span text:style-name="T30">X/Y: 2.6 / 19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;</text:span></text:p>
            <text:p><text:span text:style-name="T30">F:7 A:2</text:span><text:span text:style-name="T30"><text:tab/></text:span><text:span text:style-name="T30">X/Y: 10.5 / 28.8</text:span><text:span text:style-name="T30"><text:tab/></text:span><text:span text:style-name="T30">A/B: 0 / 0</text:span><text:span text:style-name="T30"><text:tab/></text:span><text:span text:style-name="T30">J:C H:8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; * $egen_addr1; * $eget_postnr; * $eget_bynavn;</text:span></text:p>
            <text:p><text:span text:style-name="T30">F:7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7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;</text:span></text:p>
            <text:p><text:span text:style-name="T30">F:7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7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7 A:2</text:span><text:span text:style-name="T30"><text:tab/></text:span><text:span text:style-name="T30">X/Y: 10.5 / 29.2</text:span><text:span text:style-name="T30"><text:tab/></text:span><text:span text:style-name="T30">A/B: 0 / 0</text:span><text:span text:style-name="T30"><text:tab/></text:span><text:span text:style-name="T30">J:C H:8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.: $eget_cvrnr; * Tlf: $egen_tlf; * Fax: $egen_fax; * $egen_bank_navn; $egen_bank_reg; $egen_bank_konto;</text:span></text:p>
            <text:p><text:span text:style-name="T30">F:7 A:2</text:span><text:span text:style-name="T30"><text:tab/></text:span><text:span text:style-name="T30">X/Y: 15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7 A:2</text:span><text:span text:style-name="T30"><text:tab/></text:span><text:span text:style-name="T30">X/Y: 0 / 0</text:span><text:span text:style-name="T30"><text:tab/></text:span><text:span text:style-name="T30">A/B: 10 / 0</text:span><text:span text:style-name="T30"><text:tab/></text:span><text:span text:style-name="T30">J: H: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BYR</text:span></text:p>
            <text:p><text:span text:style-name="T30">F:7 A:2</text:span><text:span text:style-name="T30"><text:tab/></text:span><text:span text:style-name="T30">X/Y: 2.6 / 15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Gebyr for denne skrivelse udgør kr. $rykker_gebyr;.</text:span></text:p>
            <text:p><text:span text:style-name="T30">F:7 A:2</text:span><text:span text:style-name="T30"><text:tab/></text:span><text:span text:style-name="T30">X/Y: 2.6 / 14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I så fald beder vi Dem se bort fra dette brev.</text:span></text:p>
            <text:p><text:span text:style-name="T30">F:7 A:2</text:span><text:span text:style-name="T30"><text:tab/></text:span><text:span text:style-name="T30">X/Y: 2.6 / 19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Med venlig hilsen</text:span></text:p>
            <text:p><text:span text:style-name="T30">F:7 A:2</text:span><text:span text:style-name="T30"><text:tab/></text:span><text:span text:style-name="T30">X/Y: 2.6 / 11.7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2. Rykker</text:span></text:p>
            <text:p><text:span text:style-name="T30">F:7 A:2</text:span><text:span text:style-name="T30"><text:tab/></text:span><text:span text:style-name="T30">X/Y: 2.6 / 14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åfremt beløbet er indbetalt inden for de seneste dage, kan indbetalingen have krydset dette brev.</text:span></text:p>
            <text:p><text:span text:style-name="T30">F:7 A:2</text:span><text:span text:style-name="T30"><text:tab/></text:span><text:span text:style-name="T30">X/Y: 2.6 / 13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ed gennemgang af vores bogholderi, har vi konstateret et forfaldent tilgodehavende på kr. $forfalden_sum</text:span></text:p>
            <text:p><text:span text:style-name="T30">F:7 A:2</text:span><text:span text:style-name="T30"><text:tab/></text:span><text:span text:style-name="T30">X/Y: 2.6 / 15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Vores samlede tilgodehavende udgør herefter kr. $formular_ialt;, som bedes indbetalt inden 8 dage til</text:span></text:p>
            <text:p><text:span text:style-name="T30">F:7 A:3</text:span><text:span text:style-name="T30"><text:tab/></text:span><text:span text:style-name="T30">X/Y: 3.4 / 11.2</text:span><text:span text:style-name="T30"><text:tab/></text:span><text:span text:style-name="T30">A/B: 0.4 / 0</text:span><text:span text:style-name="T30"><text:tab/></text:span><text:span text:style-name="T30">J: H: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cm" svg:y="5.121cm">
          <draw:text-box>
            <text:p>Indhold på Saldi systemblanket:</text:p>
          </draw:text-box>
        </draw:frame>
        <draw:custom-shape draw:name="MAIL_EMNE" draw:style-name="gr109" draw:text-style-name="P33" draw:layer="[M] Mail Tekster" svg:width="7.968cm" svg:height="0.5cm" svg:x="11.718cm" svg:y="7.758cm">
          <text:p text:style-name="P32">2. <text:s/>Rykker!</text:p>
          <draw:enhanced-geometry svg:viewBox="0 0 21600 21600" draw:type="rectangle" draw:enhanced-path="M 0 0 L 21600 0 21600 21600 0 21600 0 0 Z N"/>
        </draw:custom-shape>
        <draw:custom-shape draw:name="MAIL_BESKED" draw:style-name="gr128" draw:text-style-name="P63" draw:layer="[M] Mail Tekster" svg:width="7.968cm" svg:height="1.759cm" svg:x="11.718cm" svg:y="8.249cm">
          <text:p text:style-name="P32">Hermed fremsendes rykker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9.97cm" svg:y="7.706cm">
          <draw:text-box>
            <text:p text:style-name="P13"><text:span text:style-name="T20">Emne:</text:span></text:p>
          </draw:text-box>
        </draw:frame>
        <draw:frame draw:style-name="gr7" draw:text-style-name="P14" draw:layer="[M] Mail Tekster" svg:width="1.694cm" svg:height="0.624cm" svg:x="9.984cm" svg:y="8.206cm">
          <draw:text-box>
            <text:p text:style-name="P13"><text:span text:style-name="T20">Besked:</text:span></text:p>
          </draw:text-box>
        </draw:frame>
        <draw:frame draw:style-name="gr49" draw:text-style-name="P72" draw:layer="[A] Alle sider" svg:width="5.984cm" svg:height="0.878cm" svg:x="7.562cm" svg:y="2.439cm">
          <draw:text-box>
            <text:p text:style-name="P39"><text:span text:style-name="T18">Rykkerskrivelse</text:span></text:p>
          </draw:text-box>
        </draw:frame>
        <draw:custom-shape draw:style-name="gr6" draw:text-style-name="P11" draw:layer="[A] Alle sider" svg:width="3.5cm" svg:height="0.5cm" svg:x="16.108cm" svg:y="6.314cm">
          <text:p><text:span text:style-name="T30">$ordre_ordredate;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[A] Alle sider" svg:width="14.148cm" svg:height="0.5cm" svg:x="2.708cm" svg:y="16.214cm">
          <text:p><text:span text:style-name="T30">$egen_bank_navn;, kontonummer: $egen_bank_reg; $egen_bank_konto;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16.108cm" svg:y="6.314cm">
          <text:p><text:span text:style-name="T30">$ordre_ordredate;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[A] Alle sider" svg:width="14.148cm" svg:height="0.5cm" svg:x="2.708cm" svg:y="15.714cm">
          <text:p><text:span text:style-name="T30">Vores samlede tilgodehavende udgør herefter kr. $formular_ialt;, som bedes indbetalt inden 8 dage til</text:span></text:p>
          <draw:enhanced-geometry svg:viewBox="0 0 21600 21600" draw:type="rectangle" draw:enhanced-path="M 0 0 L 21600 0 21600 21600 0 21600 0 0 Z N"/>
        </draw:custom-shape>
        <draw:custom-shape draw:style-name="gr124" draw:text-style-name="P87" draw:layer="[A] Alle sider" svg:width="9.48cm" svg:height="0.5cm" svg:x="5.814cm" svg:y="28.814cm">
          <text:p text:style-name="P2"><text:span text:style-name="T73">$eget_firmanavn; * $egen_addr1; * $eget_postnr; * $eget_bynavn;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[A] Alle sider" svg:width="4.436cm" svg:height="0.5cm" svg:x="2.708cm" svg:y="5.914cm">
          <text:p><text:span text:style-name="T30">$ordre_addr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2.708cm" svg:y="19.714cm">
          <text:p><text:span text:style-name="T30">$eget_firmanavn;</text:span></text:p>
          <draw:enhanced-geometry svg:viewBox="0 0 21600 21600" draw:type="rectangle" draw:enhanced-path="M 0 0 L 21600 0 21600 21600 0 21600 0 0 Z N"/>
        </draw:custom-shape>
        <draw:custom-shape draw:style-name="gr115" draw:text-style-name="P88" draw:layer="[A] Alle sider" svg:width="13.865cm" svg:height="0.5cm" svg:x="2.708cm" svg:y="3.914cm">
          <text:p><text:span text:style-name="T74">$eget_firmanavn * $egen_addr1 * $eget_postnr $eget_bynavn * Danmark</text:span></text:p>
          <draw:enhanced-geometry svg:viewBox="0 0 21600 21600" draw:type="rectangle" draw:enhanced-path="M 0 0 L 21600 0 21600 21600 0 21600 0 0 Z N"/>
        </draw:custom-shape>
        <draw:custom-shape draw:style-name="gr130" draw:text-style-name="P89" draw:layer="[A] Alle sider" svg:width="4.436cm" svg:height="0.5cm" svg:x="2.708cm" svg:y="5.514cm">
          <text:p><text:span text:style-name="T75">$ordre_firmanavn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[A] Alle sider" svg:width="4.436cm" svg:height="0.5cm" svg:x="2.708cm" svg:y="6.314cm">
          <text:p><text:span text:style-name="T30">$ordre_addr2;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[A] Alle sider" svg:width="14.148cm" svg:height="0.5cm" svg:x="2.708cm" svg:y="13.714cm">
          <text:p><text:span text:style-name="T30">Ved gennemgang af vores bogholderi, har vi konstateret et forfaldent tilgodehavende på kr. $forfalden_sum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[A] Alle sider" svg:width="14.148cm" svg:height="0.5cm" svg:x="2.708cm" svg:y="15.214cm">
          <text:p><text:span text:style-name="T30">Gebyr for denne skrivelse udgør kr. $rykker_gebyr;.</text:span></text:p>
          <draw:enhanced-geometry svg:viewBox="0 0 21600 21600" draw:type="rectangle" draw:enhanced-path="M 0 0 L 21600 0 21600 21600 0 21600 0 0 Z N"/>
        </draw:custom-shape>
        <draw:custom-shape draw:style-name="gr6" draw:text-style-name="P88" draw:layer="[A] Alle sider" svg:width="3.5cm" svg:height="0.5cm" svg:x="2.708cm" svg:y="11.714cm">
          <text:p><text:span text:style-name="T74">2. Rykker</text:span></text:p>
          <draw:enhanced-geometry svg:viewBox="0 0 21600 21600" draw:type="rectangle" draw:enhanced-path="M 0 0 L 21600 0 21600 21600 0 21600 0 0 Z N"/>
        </draw:custom-shape>
        <draw:custom-shape draw:style-name="gr125" draw:text-style-name="P86" draw:layer="[A] Alle sider" svg:width="14.432cm" svg:height="0.5cm" svg:x="3.338cm" svg:y="29.214cm">
          <text:p text:style-name="P2"><text:span text:style-name="T72">Cvr.: $eget_cvrnr; * Tlf: $egen_tlf; * Fax: $egen_fax; * $egen_bank_navn; $egen_bank_reg; $egen_bank_konto;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[A] Alle sider" svg:width="4.436cm" svg:height="0.5cm" svg:x="2.708cm" svg:y="6.714cm">
          <text:p><text:span text:style-name="T30">$ordre_postnr $ordre_bynavn</text:span></text:p>
          <draw:enhanced-geometry svg:viewBox="0 0 21600 21600" draw:type="rectangle" draw:enhanced-path="M 0 0 L 21600 0 21600 21600 0 21600 0 0 Z N"/>
        </draw:custom-shape>
        <draw:frame draw:style-name="gr102" draw:text-style-name="P71" draw:layer="[A] Alle sider" svg:width="0.799cm" svg:height="0.57cm" svg:x="15.108cm" svg:y="6.314cm">
          <draw:text-box>
            <text:p><text:span text:style-name="T30">Dato</text:span></text:p>
          </draw:text-box>
        </draw:frame>
        <draw:frame draw:style-name="gr102" draw:text-style-name="P71" draw:layer="[A] Alle sider" svg:width="14.148cm" svg:height="0.57cm" svg:x="2.708cm" svg:y="14.714cm">
          <draw:text-box>
            <text:p><text:span text:style-name="T30">I så fald beder vi Dem se bort fra dette brev.</text:span></text:p>
          </draw:text-box>
        </draw:frame>
        <draw:frame draw:style-name="gr102" draw:text-style-name="P71" draw:layer="[A] Alle sider" svg:width="2.386cm" svg:height="0.57cm" svg:x="2.708cm" svg:y="19.214cm">
          <draw:text-box>
            <text:p><text:span text:style-name="T30">Med venlig hilsen</text:span></text:p>
          </draw:text-box>
        </draw:frame>
        <draw:frame draw:style-name="gr102" draw:text-style-name="P71" draw:layer="[A] Alle sider" svg:width="14.148cm" svg:height="0.57cm" svg:x="2.708cm" svg:y="14.214cm">
          <draw:text-box>
            <text:p><text:span text:style-name="T30">Såfremt beløbet er indbetalt inden for de seneste dage, kan indbetalingen have krydset dette brev.</text:span></text:p>
          </draw:text-box>
        </draw:frame>
        <draw:custom-shape draw:name="MAIL_BILAG" draw:style-name="gr131" draw:text-style-name="P63" draw:layer="[M] Mail Tekster" svg:width="7.968cm" svg:height="0.5cm" svg:x="11.718cm" svg:y="10.002cm">
          <text:p text:style-name="P32">rykker2.pdf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9.985cm" svg:y="9.959cm">
          <draw:text-box>
            <text:p text:style-name="P13"><text:span text:style-name="T20">Bilag:</text:span></text:p>
          </draw:text-box>
        </draw:frame>
        <draw:frame draw:style-name="gr34" draw:text-style-name="P34" draw:layer="Saldi-System" svg:width="10.742cm" svg:height="0.526cm" svg:x="9.827cm" svg:y="7.212cm">
          <draw:text-box>
            <text:p><text:span text:style-name="T33">Disse indtastnings felter SKAL have navnene:</text:span><text:span text:style-name="T34"> </text:span><text:span text:style-name="T35">MAIL_EMNE,</text:span><text:span text:style-name="T33">.</text:span><text:span text:style-name="T34"> </text:span><text:span text:style-name="T35">MAIL_BESKED, MAIL_BILAG</text:span></text:p>
          </draw:text-box>
        </draw:frame>
      </draw:page>
      <draw:page draw:name="[8] Rykker 3" draw:style-name="dp1" draw:master-page-name="Standard">
        <office:forms form:automatic-focus="false" form:apply-design-mode="false"/>
        <draw:frame draw:style-name="gr107" draw:text-style-name="P58" draw:layer="Saldi-System" svg:width="17.098cm" svg:height="3.817cm" draw:transform="skewX (5.70628534647582E-017) rotate (0.788888821901437) translate (3.177cm 19.571cm)">
          <draw:text-box>
            <text:p><text:span text:style-name="T48">8: Rykker 3</text:span></text:p>
          </draw:text-box>
        </draw:frame>
        <draw:frame draw:style-name="gr132" draw:text-style-name="P29" draw:layer="Saldi-System" svg:width="14.036cm" svg:height="10.109cm" svg:x="21cm" svg:y="2.725cm">
          <draw:text-box>
            <text:p><text:span text:style-name="T30">F:8 A:1</text:span><text:span text:style-name="T30"><text:tab/></text:span><text:span text:style-name="T30">X/Y: 2.6 / 28.2</text:span><text:span text:style-name="T30"><text:tab/></text:span><text:span text:style-name="T30">A/B: 18.4 / 28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8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8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date;</text:span></text:p>
            <text:p><text:span text:style-name="T30">F:8 A:2</text:span><text:span text:style-name="T30"><text:tab/></text:span><text:span text:style-name="T30">X/Y: 2.6 / 16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;, kontonummer: $egen_bank_reg; $egen_bank_konto;</text:span></text:p>
            <text:p><text:span text:style-name="T30">F:8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8 A:2</text:span><text:span text:style-name="T30"><text:tab/></text:span><text:span text:style-name="T30">X/Y: 2.6 / 19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;</text:span></text:p>
            <text:p><text:span text:style-name="T30">F:8 A:2</text:span><text:span text:style-name="T30"><text:tab/></text:span><text:span text:style-name="T30">X/Y: 10.5 / 28.8</text:span><text:span text:style-name="T30"><text:tab/></text:span><text:span text:style-name="T30">A/B: 0 / 0</text:span><text:span text:style-name="T30"><text:tab/></text:span><text:span text:style-name="T30">J:C H:8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; * $egen_addr1; * $eget_postnr; * $eget_bynavn;</text:span></text:p>
            <text:p><text:span text:style-name="T30">F:8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8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;</text:span></text:p>
            <text:p><text:span text:style-name="T30">F:8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8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8 A:2</text:span><text:span text:style-name="T30"><text:tab/></text:span><text:span text:style-name="T30">X/Y: 10.5 / 29.2</text:span><text:span text:style-name="T30"><text:tab/></text:span><text:span text:style-name="T30">A/B: 0 / 0</text:span><text:span text:style-name="T30"><text:tab/></text:span><text:span text:style-name="T30">J:C H:8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.: $eget_cvrnr; * Tlf: $egen_tlf; * Fax: $egen_fax; * $egen_bank_navn; $egen_bank_reg; $egen_bank_konto;</text:span></text:p>
            <text:p><text:span text:style-name="T30">F:8 A:2</text:span><text:span text:style-name="T30"><text:tab/></text:span><text:span text:style-name="T30">X/Y: 15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8 A:2</text:span><text:span text:style-name="T30"><text:tab/></text:span><text:span text:style-name="T30">X/Y: 0 / 0</text:span><text:span text:style-name="T30"><text:tab/></text:span><text:span text:style-name="T30">A/B: 10 / 0</text:span><text:span text:style-name="T30"><text:tab/></text:span><text:span text:style-name="T30">J: H: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BYR</text:span></text:p>
            <text:p><text:span text:style-name="T30">F:8 A:2</text:span><text:span text:style-name="T30"><text:tab/></text:span><text:span text:style-name="T30">X/Y: 2.6 / 15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Gebyr for denne skrivelse udgør kr. $rykker_gebyr;.</text:span></text:p>
            <text:p><text:span text:style-name="T30">F:8 A:2</text:span><text:span text:style-name="T30"><text:tab/></text:span><text:span text:style-name="T30">X/Y: 2.6 / 14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I så fald beder vi Dem se bort fra dette brev.</text:span></text:p>
            <text:p><text:span text:style-name="T30">F:8 A:2</text:span><text:span text:style-name="T30"><text:tab/></text:span><text:span text:style-name="T30">X/Y: 2.6 / 19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Med venlig hilsen</text:span></text:p>
            <text:p><text:span text:style-name="T30">F:8 A:2</text:span><text:span text:style-name="T30"><text:tab/></text:span><text:span text:style-name="T30">X/Y: 2.6 / 11.7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3. Rykker</text:span></text:p>
            <text:p><text:span text:style-name="T30">F:8 A:2</text:span><text:span text:style-name="T30"><text:tab/></text:span><text:span text:style-name="T30">X/Y: 2.6 / 14.2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åfremt beløbet er indbetalt inden for de seneste dage, kan indbetalingen have krydset dette brev.</text:span></text:p>
            <text:p><text:span text:style-name="T30">F:8 A:2</text:span><text:span text:style-name="T30"><text:tab/></text:span><text:span text:style-name="T30">X/Y: 2.6 / 13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ed gennemgang af vores bogholderi, har vi konstateret et forfaldent tilgodehavende på kr. $forfalden_sum</text:span></text:p>
            <text:p><text:span text:style-name="T30">F:8 A:2</text:span><text:span text:style-name="T30"><text:tab/></text:span><text:span text:style-name="T30">X/Y: 2.6 / 15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Vores samlede tilgodehavende udgør herefter kr. $formular_ialt;, som bedes indbetalt inden 8 dage til</text:span></text:p>
            <text:p><text:span text:style-name="T30">F:8 A:3</text:span><text:span text:style-name="T30"><text:tab/></text:span><text:span text:style-name="T30">X/Y: 3.4 / 11.2</text:span><text:span text:style-name="T30"><text:tab/></text:span><text:span text:style-name="T30">A/B: 0.4 / 0</text:span><text:span text:style-name="T30"><text:tab/></text:span><text:span text:style-name="T30">J: H: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custom-shape draw:name="MAIL_EMNE" draw:style-name="gr109" draw:text-style-name="P33" draw:layer="[M] Mail Tekster" svg:width="7.968cm" svg:height="0.5cm" svg:x="11.673cm" svg:y="7.433cm">
          <text:p text:style-name="P32">3. <text:s/>Rykker!</text:p>
          <draw:enhanced-geometry svg:viewBox="0 0 21600 21600" draw:type="rectangle" draw:enhanced-path="M 0 0 L 21600 0 21600 21600 0 21600 0 0 Z N"/>
        </draw:custom-shape>
        <draw:custom-shape draw:name="MAIL_BESKED" draw:style-name="gr133" draw:text-style-name="P63" draw:layer="[M] Mail Tekster" svg:width="7.968cm" svg:height="1.759cm" svg:x="11.673cm" svg:y="7.933cm">
          <text:p text:style-name="P32">Hermed fremsendes rykker</text:p>
          <draw:enhanced-geometry svg:viewBox="0 0 21600 21600" draw:type="rectangle" draw:enhanced-path="M 0 0 L 21600 0 21600 21600 0 21600 0 0 Z N"/>
        </draw:custom-shape>
        <draw:frame draw:style-name="gr31" draw:text-style-name="P31" draw:layer="Saldi-System" svg:width="11.514cm" svg:height="0.962cm" svg:x="21cm" svg:y="1.821cm">
          <draw:text-box>
            <text:p>Indhold på Saldi systemblanket:</text:p>
          </draw:text-box>
        </draw:frame>
        <draw:frame draw:style-name="gr49" draw:text-style-name="P72" draw:layer="[A] Alle sider" svg:width="5.984cm" svg:height="0.878cm" svg:x="7.562cm" svg:y="2.425cm">
          <draw:text-box>
            <text:p text:style-name="P39"><text:span text:style-name="T18">Rykkerskrivelse</text:span></text:p>
          </draw:text-box>
        </draw:frame>
        <draw:frame draw:style-name="gr7" draw:text-style-name="P14" draw:layer="[M] Mail Tekster" svg:width="1.694cm" svg:height="0.624cm" svg:x="9.925cm" svg:y="7.39cm">
          <draw:text-box>
            <text:p text:style-name="P13"><text:span text:style-name="T20">Emne:</text:span></text:p>
          </draw:text-box>
        </draw:frame>
        <draw:frame draw:style-name="gr7" draw:text-style-name="P14" draw:layer="[M] Mail Tekster" svg:width="1.694cm" svg:height="0.624cm" svg:x="9.939cm" svg:y="7.89cm">
          <draw:text-box>
            <text:p text:style-name="P13"><text:span text:style-name="T20">Besked:</text:span></text:p>
          </draw:text-box>
        </draw:frame>
        <draw:custom-shape draw:style-name="gr6" draw:text-style-name="P11" draw:layer="[A] Alle sider" svg:width="3.5cm" svg:height="0.5cm" svg:x="16.108cm" svg:y="6.3cm">
          <text:p><text:span text:style-name="T30">$ordre_ordredate;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[A] Alle sider" svg:width="14.148cm" svg:height="0.5cm" svg:x="2.708cm" svg:y="16.2cm">
          <text:p><text:span text:style-name="T30">$egen_bank_navn;, kontonummer: $egen_bank_reg; $egen_bank_konto;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16.108cm" svg:y="6.3cm">
          <text:p><text:span text:style-name="T30">$ordre_ordredate;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[A] Alle sider" svg:width="14.148cm" svg:height="0.5cm" svg:x="2.708cm" svg:y="15.7cm">
          <text:p><text:span text:style-name="T30">Vores samlede tilgodehavende udgør herefter kr. $formular_ialt;, som bedes indbetalt inden 8 dage til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[A] Alle sider" svg:width="4.436cm" svg:height="0.5cm" svg:x="2.708cm" svg:y="5.9cm">
          <text:p><text:span text:style-name="T30">$ordre_addr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[A] Alle sider" svg:width="3.5cm" svg:height="0.5cm" svg:x="2.708cm" svg:y="19.7cm">
          <text:p><text:span text:style-name="T30">$eget_firmanavn;</text:span></text:p>
          <draw:enhanced-geometry svg:viewBox="0 0 21600 21600" draw:type="rectangle" draw:enhanced-path="M 0 0 L 21600 0 21600 21600 0 21600 0 0 Z N"/>
        </draw:custom-shape>
        <draw:custom-shape draw:style-name="gr115" draw:text-style-name="P88" draw:layer="[A] Alle sider" svg:width="13.865cm" svg:height="0.5cm" svg:x="2.708cm" svg:y="3.9cm">
          <text:p><text:span text:style-name="T74">$eget_firmanavn * $egen_addr1 * $eget_postnr $eget_bynavn * Danmark</text:span></text:p>
          <draw:enhanced-geometry svg:viewBox="0 0 21600 21600" draw:type="rectangle" draw:enhanced-path="M 0 0 L 21600 0 21600 21600 0 21600 0 0 Z N"/>
        </draw:custom-shape>
        <draw:custom-shape draw:style-name="gr130" draw:text-style-name="P89" draw:layer="[A] Alle sider" svg:width="4.436cm" svg:height="0.5cm" svg:x="2.708cm" svg:y="5.5cm">
          <text:p><text:span text:style-name="T75">$ordre_firmanavn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[A] Alle sider" svg:width="4.436cm" svg:height="0.5cm" svg:x="2.708cm" svg:y="6.3cm">
          <text:p><text:span text:style-name="T30">$ordre_addr2;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[A] Alle sider" svg:width="14.148cm" svg:height="0.5cm" svg:x="2.708cm" svg:y="13.7cm">
          <text:p><text:span text:style-name="T30">Ved gennemgang af vores bogholderi, har vi konstateret et forfaldent tilgodehavende på kr. $forfalden_sum</text:span></text:p>
          <draw:enhanced-geometry svg:viewBox="0 0 21600 21600" draw:type="rectangle" draw:enhanced-path="M 0 0 L 21600 0 21600 21600 0 21600 0 0 Z N"/>
        </draw:custom-shape>
        <draw:custom-shape draw:style-name="gr134" draw:text-style-name="P11" draw:layer="[A] Alle sider" svg:width="14.148cm" svg:height="0.502cm" svg:x="2.708cm" svg:y="15.199cm">
          <text:p><text:span text:style-name="T30">Gebyr for denne skrivelse udgør kr. $rykker_gebyr;.</text:span></text:p>
          <draw:enhanced-geometry svg:viewBox="0 0 21600 21600" draw:type="rectangle" draw:enhanced-path="M 0 0 L 21600 0 21600 21600 0 21600 0 0 Z N"/>
        </draw:custom-shape>
        <draw:custom-shape draw:style-name="gr6" draw:text-style-name="P90" draw:layer="[A] Alle sider" svg:width="3.5cm" svg:height="0.5cm" svg:x="2.708cm" svg:y="11.7cm">
          <text:p><text:span text:style-name="T76">3. Rykker !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[A] Alle sider" svg:width="4.436cm" svg:height="0.5cm" svg:x="2.708cm" svg:y="6.7cm">
          <text:p><text:span text:style-name="T30">$ordre_postnr $ordre_bynavn</text:span></text:p>
          <draw:enhanced-geometry svg:viewBox="0 0 21600 21600" draw:type="rectangle" draw:enhanced-path="M 0 0 L 21600 0 21600 21600 0 21600 0 0 Z N"/>
        </draw:custom-shape>
        <draw:frame draw:style-name="gr102" draw:text-style-name="P71" draw:layer="[A] Alle sider" svg:width="0.799cm" svg:height="0.57cm" svg:x="15.108cm" svg:y="6.3cm">
          <draw:text-box>
            <text:p><text:span text:style-name="T30">Dato</text:span></text:p>
          </draw:text-box>
        </draw:frame>
        <draw:frame draw:style-name="gr102" draw:text-style-name="P71" draw:layer="[A] Alle sider" svg:width="14.148cm" svg:height="0.57cm" svg:x="2.708cm" svg:y="14.7cm">
          <draw:text-box>
            <text:p><text:span text:style-name="T30">I så fald beder vi Dem se bort fra dette brev.</text:span></text:p>
          </draw:text-box>
        </draw:frame>
        <draw:frame draw:style-name="gr102" draw:text-style-name="P71" draw:layer="[A] Alle sider" svg:width="2.386cm" svg:height="0.57cm" svg:x="2.708cm" svg:y="19.2cm">
          <draw:text-box>
            <text:p><text:span text:style-name="T30">Med venlig hilsen</text:span></text:p>
          </draw:text-box>
        </draw:frame>
        <draw:frame draw:style-name="gr102" draw:text-style-name="P71" draw:layer="[A] Alle sider" svg:width="14.148cm" svg:height="0.57cm" svg:x="2.708cm" svg:y="14.2cm">
          <draw:text-box>
            <text:p><text:span text:style-name="T30">Såfremt beløbet er indbetalt inden for de seneste dage, kan indbetalingen have krydset dette brev.</text:span></text:p>
          </draw:text-box>
        </draw:frame>
        <draw:custom-shape draw:name="MAIL_BILAG" draw:style-name="gr135" draw:text-style-name="P63" draw:layer="[M] Mail Tekster" svg:width="7.968cm" svg:height="0.5cm" svg:x="11.673cm" svg:y="9.693cm">
          <text:p text:style-name="P32">rykker3.pdf</text:p>
          <draw:enhanced-geometry svg:viewBox="0 0 21600 21600" draw:type="rectangle" draw:enhanced-path="M 0 0 L 21600 0 21600 21600 0 21600 0 0 Z N"/>
        </draw:custom-shape>
        <draw:frame draw:style-name="gr7" draw:text-style-name="P14" draw:layer="[M] Mail Tekster" svg:width="1.694cm" svg:height="0.624cm" svg:x="9.956cm" svg:y="9.65cm">
          <draw:text-box>
            <text:p text:style-name="P13"><text:span text:style-name="T20">Bilag:</text:span></text:p>
          </draw:text-box>
        </draw:frame>
        <draw:custom-shape draw:style-name="gr124" draw:text-style-name="P87" draw:layer="layout" svg:width="9.48cm" svg:height="0.5cm" svg:x="5.814cm" svg:y="28.814cm">
          <text:p text:style-name="P2"><text:span text:style-name="T73">$eget_firmanavn; * $egen_addr1; * $eget_postnr; * $eget_bynavn;</text:span></text:p>
          <draw:enhanced-geometry svg:viewBox="0 0 21600 21600" draw:type="rectangle" draw:enhanced-path="M 0 0 L 21600 0 21600 21600 0 21600 0 0 Z N"/>
        </draw:custom-shape>
        <draw:custom-shape draw:style-name="gr125" draw:text-style-name="P86" draw:layer="layout" svg:width="14.432cm" svg:height="0.5cm" svg:x="3.338cm" svg:y="29.214cm">
          <text:p text:style-name="P2"><text:span text:style-name="T72">Cvr.: $eget_cvrnr; * Tlf: $egen_tlf; * Fax: $egen_fax; * $egen_bank_navn; $egen_bank_reg; $egen_bank_konto;</text:span></text:p>
          <draw:enhanced-geometry svg:viewBox="0 0 21600 21600" draw:type="rectangle" draw:enhanced-path="M 0 0 L 21600 0 21600 21600 0 21600 0 0 Z N"/>
        </draw:custom-shape>
        <draw:frame draw:style-name="gr34" draw:text-style-name="P34" draw:layer="Saldi-System" svg:width="10.742cm" svg:height="0.526cm" svg:x="10.357cm" svg:y="6.967cm">
          <draw:text-box>
            <text:p><text:span text:style-name="T33">Disse indtastnings felter SKAL have navnene:</text:span><text:span text:style-name="T34"> </text:span><text:span text:style-name="T35">MAIL_EMNE,</text:span><text:span text:style-name="T33">.</text:span><text:span text:style-name="T34"> </text:span><text:span text:style-name="T35">MAIL_BESKED, MAIL_BILAG</text:span></text:p>
          </draw:text-box>
        </draw:frame>
      </draw:page>
      <draw:page draw:name="[9] Plukliste" draw:style-name="dp1" draw:master-page-name="Standard">
        <office:forms form:automatic-focus="false" form:apply-design-mode="false"/>
        <draw:frame draw:style-name="gr107" draw:text-style-name="P58" draw:layer="Saldi-System" svg:width="17.098cm" svg:height="3.817cm" draw:transform="skewX (5.70628534647582E-017) rotate (0.788888821901437) translate (3.177cm 19.571cm)">
          <draw:text-box>
            <text:p><text:span text:style-name="T48">9: Plukliste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5" draw:text-style-name="P12" draw:layer="[1] Kun forside" svg:width="4.011cm" svg:height="0.888cm" svg:x="9.075cm" svg:y="2.425cm">
          <draw:text-box>
            <text:p text:style-name="P8"><text:span text:style-name="T18">Plukliste</text:span></text:p>
          </draw:text-box>
        </draw:frame>
      </draw:page>
      <draw:page draw:name="[10] Pos" draw:style-name="dp1" draw:master-page-name="Standard">
        <office:forms form:automatic-focus="false" form:apply-design-mode="false"/>
        <draw:frame draw:style-name="gr107" draw:text-style-name="P58" draw:layer="Saldi-System" svg:width="17.098cm" svg:height="3.817cm" draw:transform="skewX (5.70628534647582E-017) rotate (0.788888821901437) translate (3.177cm 19.571cm)">
          <draw:text-box>
            <text:p><text:span text:style-name="T48">10: Pos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5" draw:text-style-name="P12" draw:layer="[1] Kun forside" svg:width="3.402cm" svg:height="0.888cm" svg:x="9.684cm" svg:y="2.425cm">
          <draw:text-box>
            <text:p text:style-name="P8"><text:span text:style-name="T18">Pos</text:span></text:p>
          </draw:text-box>
        </draw:frame>
      </draw:page>
      <draw:page draw:name="[11] Kontokort" draw:style-name="dp1" draw:master-page-name="Standard">
        <office:forms form:automatic-focus="false" form:apply-design-mode="false"/>
        <draw:frame draw:style-name="gr2" draw:text-style-name="P58" draw:layer="Saldi-System" svg:width="20.839cm" svg:height="3.6cm" draw:transform="skewX (-9.92817173962104E-017) rotate (0.788888821901437) translate (1.841cm 21.526cm)">
          <draw:text-box>
            <text:p><text:span text:style-name="T48">11: Kontokort</text:span></text:p>
          </draw:text-box>
        </draw:frame>
        <draw:frame draw:style-name="gr136" draw:text-style-name="P29" draw:layer="Saldi-System" svg:width="14.124cm" svg:height="8.201cm" svg:x="21cm" svg:y="1.896cm">
          <draw:text-box>
            <text:p><text:span text:style-name="T30">F:11 A:2</text:span><text:span text:style-name="T30"><text:tab/></text:span><text:span text:style-name="T30">X/Y: 2.3 / 7.7</text:span><text:span text:style-name="T30"><text:tab/></text:span><text:span text:style-name="T30">A/B: 0 / 0</text:span><text:span text:style-name="T30"><text:tab/></text:span><text:span text:style-name="T30">J: H:12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Kontoudtog</text:span></text:p>
            <text:p><text:span text:style-name="T30">F:11 A:2</text:span><text:span text:style-name="T30"><text:tab/></text:span><text:span text:style-name="T30">X/Y: 2.3 / 6.1</text:span><text:span text:style-name="T30"><text:tab/></text:span><text:span text:style-name="T30">A/B: 0 / 0</text:span><text:span text:style-name="T30"><text:tab/></text:span><text:span text:style-name="T30">J: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adresser_postnr; $adresser_bynavn</text:span></text:p>
            <text:p><text:span text:style-name="T30">F:11 A:2</text:span><text:span text:style-name="T30"><text:tab/></text:span><text:span text:style-name="T30">X/Y: 14 / 10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orfaldsdato</text:span></text:p>
            <text:p><text:span text:style-name="T30">F:11 A:2</text:span><text:span text:style-name="T30"><text:tab/></text:span><text:span text:style-name="T30">X/Y: 7 / 10.7</text:span><text:span text:style-name="T30"><text:tab/></text:span><text:span text:style-name="T30">A/B: 0 / 0</text:span><text:span text:style-name="T30"><text:tab/></text:span><text:span text:style-name="T30">J: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><text:span text:style-name="T30">F:11 A:2</text:span><text:span text:style-name="T30"><text:tab/></text:span><text:span text:style-name="T30">X/Y: 4.5 / 10.7</text:span><text:span text:style-name="T30"><text:tab/></text:span><text:span text:style-name="T30">A/B: 0 / 0</text:span><text:span text:style-name="T30"><text:tab/></text:span><text:span text:style-name="T30">J: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ktura</text:span></text:p>
            <text:p><text:span text:style-name="T30">F:11 A:2</text:span><text:span text:style-name="T30"><text:tab/></text:span><text:span text:style-name="T30">X/Y: 2.3 / 10.7</text:span><text:span text:style-name="T30"><text:tab/></text:span><text:span text:style-name="T30">A/B: 0 / 0</text:span><text:span text:style-name="T30"><text:tab/></text:span><text:span text:style-name="T30">J: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11 A:2</text:span><text:span text:style-name="T30"><text:tab/></text:span><text:span text:style-name="T30">X/Y: 16 / 10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bet</text:span></text:p>
            <text:p><text:span text:style-name="T30">F:11 A:2</text:span><text:span text:style-name="T30"><text:tab/></text:span><text:span text:style-name="T30">X/Y: 18 / 10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Kredit</text:span></text:p>
            <text:p><text:span text:style-name="T30">F:11 A:2</text:span><text:span text:style-name="T30"><text:tab/></text:span><text:span text:style-name="T30">X/Y: 2.3 / 4.9</text:span><text:span text:style-name="T30"><text:tab/></text:span><text:span text:style-name="T30">A/B: 0 / 0</text:span><text:span text:style-name="T30"><text:tab/></text:span><text:span text:style-name="T30">J: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adresser_firmanavn</text:span></text:p>
            <text:p><text:span text:style-name="T30">F:11 A:2</text:span><text:span text:style-name="T30"><text:tab/></text:span><text:span text:style-name="T30">X/Y: 20 / 10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aldo</text:span></text:p>
            <text:p><text:span text:style-name="T30">F:11 A:2</text:span><text:span text:style-name="T30"><text:tab/></text:span><text:span text:style-name="T30">X/Y: 2.3 / 5.3</text:span><text:span text:style-name="T30"><text:tab/></text:span><text:span text:style-name="T30">A/B: 0 / 0</text:span><text:span text:style-name="T30"><text:tab/></text:span><text:span text:style-name="T30">J: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adresser_addr1</text:span></text:p>
            <text:p><text:span text:style-name="T30">F:11 A:2</text:span><text:span text:style-name="T30"><text:tab/></text:span><text:span text:style-name="T30">X/Y: 2.3 / 5.7</text:span><text:span text:style-name="T30"><text:tab/></text:span><text:span text:style-name="T30">A/B: 0 / 0</text:span><text:span text:style-name="T30"><text:tab/></text:span><text:span text:style-name="T30">J: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adresser_addr2</text:span></text:p>
            <text:p><text:span text:style-name="T30">F:11 A:3</text:span><text:span text:style-name="T30"><text:tab/></text:span><text:span text:style-name="T30">X/Y: 2.2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dato</text:span></text:p>
            <text:p><text:span text:style-name="T30">F:11 A:3</text:span><text:span text:style-name="T30"><text:tab/></text:span><text:span text:style-name="T30">X/Y: 7 / 0</text:span><text:span text:style-name="T30"><text:tab/></text:span><text:span text:style-name="T30">A/B: 3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><text:span text:style-name="T30">F:11 A:3</text:span><text:span text:style-name="T30"><text:tab/></text:span><text:span text:style-name="T30">X/Y: 16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debet</text:span></text:p>
            <text:p><text:span text:style-name="T30">F:11 A:3</text:span><text:span text:style-name="T30"><text:tab/></text:span><text:span text:style-name="T30">X/Y: 18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kredit</text:span></text:p>
            <text:p><text:span text:style-name="T30">F:11 A:3</text:span><text:span text:style-name="T30"><text:tab/></text:span><text:span text:style-name="T30">X/Y: 3.4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><text:span text:style-name="T30">F:11 A:3</text:span><text:span text:style-name="T30"><text:tab/></text:span><text:span text:style-name="T30">X/Y: 14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forfaldsdato</text:span></text:p>
            <text:p><text:span text:style-name="T30">F:11 A:3</text:span><text:span text:style-name="T30"><text:tab/></text:span><text:span text:style-name="T30">X/Y: 20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saldo</text:span></text:p>
            <text:p><text:span text:style-name="T30">F:11 A:3</text:span><text:span text:style-name="T30"><text:tab/></text:span><text:span text:style-name="T30">X/Y: 4.8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faktnr</text:span></text:p>
            <text:p><text:span text:style-name="T30">F:11 A:2</text:span><text:span text:style-name="T30"><text:tab/></text:span><text:span text:style-name="T30">X/Y: 10.5 / 28.8</text:span><text:span text:style-name="T30"><text:tab/></text:span><text:span text:style-name="T30">A/B: 0 / 0</text:span><text:span text:style-name="T30"><text:tab/></text:span><text:span text:style-name="T30">J:C H:8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; * $egen_addr1; * $eget_postnr; * $eget_bynavn;</text:span></text:p>
            <text:p><text:span text:style-name="T30">F:11 A:2</text:span><text:span text:style-name="T30"><text:tab/></text:span><text:span text:style-name="T30">X/Y: 10.5 / 29.1</text:span><text:span text:style-name="T30"><text:tab/></text:span><text:span text:style-name="T30">A/B: 0 / 0</text:span><text:span text:style-name="T30"><text:tab/></text:span><text:span text:style-name="T30">J:C H:8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 $egen_tlf; * Cvr.nr: $eget_cvrnr * Bank: $egen_bank_navn; * Kontonummer: $egen_bank_reg; $egen_bank_konto;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cm" svg:y="1.021cm">
          <draw:text-box>
            <text:p>Indhold på Saldi systemblanket:</text:p>
          </draw:text-box>
        </draw:frame>
        <draw:frame draw:style-name="gr5" draw:text-style-name="P12" draw:layer="[1] Kun forside" svg:width="4.487cm" svg:height="0.888cm" svg:x="8.599cm" svg:y="2.425cm">
          <draw:text-box>
            <text:p text:style-name="P8"><text:span text:style-name="T18">Kontokort</text:span></text:p>
          </draw:text-box>
        </draw:frame>
      </draw:page>
      <draw:page draw:name="[12] Indkøbsforslag" draw:style-name="dp1" draw:master-page-name="Standard">
        <office:forms form:automatic-focus="false" form:apply-design-mode="false"/>
        <draw:frame draw:style-name="gr2" draw:text-style-name="P58" draw:layer="Saldi-System" svg:width="26.34cm" svg:height="3.6cm" draw:transform="skewX (-7.85479287246887E-017) rotate (0.788888821901437) translate (-0.607cm 23.382cm)">
          <draw:text-box>
            <text:p><text:span text:style-name="T48">12: Indkøbsforslag</text:span></text:p>
          </draw:text-box>
        </draw:frame>
        <draw:frame draw:style-name="gr137" draw:text-style-name="P29" draw:layer="Saldi-System" svg:width="14.036cm" svg:height="18.059cm" svg:x="21cm" svg:y="0.818cm">
          <draw:text-box>
            <text:p><text:span text:style-name="T30">F:12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><text:span text:style-name="T30">F:12 A:1</text:span><text:span text:style-name="T30"><text:tab/></text:span><text:span text:style-name="T30">X/Y: 16.6 / 22.8</text:span><text:span text:style-name="T30"><text:tab/></text:span><text:span text:style-name="T30">A/B: 18.4 / 22.8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1</text:span><text:span text:style-name="T30"><text:tab/></text:span><text:span text:style-name="T30">X/Y: 2.3 / 10.7</text:span><text:span text:style-name="T30"><text:tab/></text:span><text:span text:style-name="T30">A/B: 2.3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1</text:span><text:span text:style-name="T30"><text:tab/></text:span><text:span text:style-name="T30">X/Y: 2.3 / 22.1</text:span><text:span text:style-name="T30"><text:tab/></text:span><text:span text:style-name="T30">A/B: 18.4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1</text:span><text:span text:style-name="T30"><text:tab/></text:span><text:span text:style-name="T30">X/Y: 2.3 / 10.7</text:span><text:span text:style-name="T30"><text:tab/></text:span><text:span text:style-name="T30">A/B: 18.4 / 10.7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1</text:span><text:span text:style-name="T30"><text:tab/></text:span><text:span text:style-name="T30">X/Y: 16.6 / 24.2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1</text:span><text:span text:style-name="T30"><text:tab/></text:span><text:span text:style-name="T30">X/Y: 16.6 / 10.7</text:span><text:span text:style-name="T30"><text:tab/></text:span><text:span text:style-name="T30">A/B: 16.6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1</text:span><text:span text:style-name="T30"><text:tab/></text:span><text:span text:style-name="T30">X/Y: 16.6 / 23.5</text:span><text:span text:style-name="T30"><text:tab/></text:span><text:span text:style-name="T30">A/B: 18.4 / 23.5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1</text:span><text:span text:style-name="T30"><text:tab/></text:span><text:span text:style-name="T30">X/Y: 18.4 / 10.7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2 A:2</text:span><text:span text:style-name="T30"><text:tab/></text:span><text:span text:style-name="T30">X/Y: 2.6 / 2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addr1</text:span></text:p>
            <text:p><text:span text:style-name="T30">F:12 A:2</text:span><text:span text:style-name="T30"><text:tab/></text:span><text:span text:style-name="T30">X/Y: 18.3 / 27.6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</text:span></text:p>
            <text:p><text:span text:style-name="T30">F:12 A:2</text:span><text:span text:style-name="T30"><text:tab/></text:span><text:span text:style-name="T30">X/Y: 18.3 / 2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reg $egen_bank_konto</text:span></text:p>
            <text:p><text:span text:style-name="T30">F:12 A:2</text:span><text:span text:style-name="T30"><text:tab/></text:span><text:span text:style-name="T30">X/Y: 2.6 / 25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</text:span></text:p>
            <text:p><text:span text:style-name="T30">F:12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12 A:2</text:span><text:span text:style-name="T30"><text:tab/></text:span><text:span text:style-name="T30">X/Y: 18.3 / 24.1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ialt</text:span></text:p>
            <text:p><text:span text:style-name="T30">F:12 A:2</text:span><text:span text:style-name="T30"><text:tab/></text:span><text:span text:style-name="T30">X/Y: 18.3 / 23.4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moms</text:span></text:p>
            <text:p><text:span text:style-name="T30">F:12 A:2</text:span><text:span text:style-name="T30"><text:tab/></text:span><text:span text:style-name="T30">X/Y: 1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side</text:span></text:p>
            <text:p><text:span text:style-name="T30">F:12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sum</text:span></text:p>
            <text:p><text:span text:style-name="T30">F:12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$formular_transportsum</text:span></text:p>
            <text:p><text:span text:style-name="T30">F:12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12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;</text:span></text:p>
            <text:p><text:span text:style-name="T30">F:12 A:2</text:span><text:span text:style-name="T30"><text:tab/></text:span><text:span text:style-name="T30">X/Y: 1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><text:span text:style-name="T30">F:12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12 A:2</text:span><text:span text:style-name="T30"><text:tab/></text:span><text:span text:style-name="T30">X/Y: 13.2 / 23.4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ordre_momssats;% moms</text:span></text:p>
            <text:p><text:span text:style-name="T30">F:12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date;</text:span></text:p>
            <text:p><text:span text:style-name="T30">F:12 A:2</text:span><text:span text:style-name="T30"><text:tab/></text:span><text:span text:style-name="T30">X/Y: 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><text:span text:style-name="T30">F:12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12 A:2</text:span><text:span text:style-name="T30"><text:tab/></text:span><text:span text:style-name="T30">X/Y: 14.8 / 10.4</text:span><text:span text:style-name="T30"><text:tab/></text:span><text:span text:style-name="T30">A/B: 0 / 0</text:span><text:span text:style-name="T30"><text:tab/></text:span><text:span text:style-name="T30">J:C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ntal</text:span></text:p>
            <text:p><text:span text:style-name="T30">F:12 A:2</text:span><text:span text:style-name="T30"><text:tab/></text:span><text:span text:style-name="T30">X/Y: 5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><text:span text:style-name="T30">F:12 A:2</text:span><text:span text:style-name="T30"><text:tab/></text:span><text:span text:style-name="T30">X/Y: 18.3 / 26.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 nr: $eget_cvrnr</text:span></text:p>
            <text:p><text:span text:style-name="T30">F:12 A:2</text:span><text:span text:style-name="T30"><text:tab/></text:span><text:span text:style-name="T30">X/Y: 2.6 / 26.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nmark</text:span></text:p>
            <text:p><text:span text:style-name="T30">F:12 A:2</text:span><text:span text:style-name="T30"><text:tab/></text:span><text:span text:style-name="T30">X/Y: 12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12 A:2</text:span><text:span text:style-name="T30"><text:tab/></text:span><text:span text:style-name="T30">X/Y: 2.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ordre nr</text:span></text:p>
            <text:p><text:span text:style-name="T30">F:12 A:2</text:span><text:span text:style-name="T30"><text:tab/></text:span><text:span text:style-name="T30">X/Y: 2.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ref:</text:span></text:p>
            <text:p><text:span text:style-name="T30">F:12 A:2</text:span><text:span text:style-name="T30"><text:tab/></text:span><text:span text:style-name="T30">X/Y: 2.6 / 26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K-$eget_postnr $eget_bynavn</text:span></text:p>
            <text:p><text:span text:style-name="T30">F:12 A:2</text:span><text:span text:style-name="T30"><text:tab/></text:span><text:span text:style-name="T30">X/Y: 2.6 / 2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x: $egen_fax</text:span></text:p>
            <text:p><text:span text:style-name="T30">F:12 A:2</text:span><text:span text:style-name="T30"><text:tab/></text:span><text:span text:style-name="T30">X/Y: 13.2 / 24.1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I alt</text:span></text:p>
            <text:p><text:span text:style-name="T30">F:12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Nettosum</text:span></text:p>
            <text:p><text:span text:style-name="T30">F:12 A:2</text:span><text:span text:style-name="T30"><text:tab/></text:span><text:span text:style-name="T30">X/Y: 12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Nummer</text:span></text:p>
            <text:p><text:span text:style-name="T30">F:12 A:2</text:span><text:span text:style-name="T30"><text:tab/></text:span><text:span text:style-name="T30">X/Y: 15.8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Pris</text:span></text:p>
            <text:p><text:span text:style-name="T30">F:12 A:2</text:span><text:span text:style-name="T30"><text:tab/></text:span><text:span text:style-name="T30">X/Y: 12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ide</text:span></text:p>
            <text:p><text:span text:style-name="T30">F:12 A:2</text:span><text:span text:style-name="T30"><text:tab/></text:span><text:span text:style-name="T30">X/Y: 17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um</text:span></text:p>
            <text:p><text:span text:style-name="T30">F:12 A:2</text:span><text:span text:style-name="T30"><text:tab/></text:span><text:span text:style-name="T30">X/Y: 12 / 5.3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Indkøbsforslag</text:span></text:p>
            <text:p><text:span text:style-name="T30">F:12 A:2</text:span><text:span text:style-name="T30"><text:tab/></text:span><text:span text:style-name="T30">X/Y: 2.6 / 27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. $egen_tlf</text:span></text:p>
            <text:p><text:span text:style-name="T30">F:12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Transport til side $formular_nextside</text:span></text:p>
            <text:p><text:span text:style-name="T30">F:12 A:2</text:span><text:span text:style-name="T30"><text:tab/></text:span><text:span text:style-name="T30">X/Y: 2.6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arenr</text:span></text:p>
            <text:p><text:span text:style-name="T30">F:12 A:3</text:span><text:span text:style-name="T30"><text:tab/></text:span><text:span text:style-name="T30">X/Y: 14.8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antal</text:span></text:p>
            <text:p><text:span text:style-name="T30">F:12 A:3</text:span><text:span text:style-name="T30"><text:tab/></text:span><text:span text:style-name="T30">X/Y: 5.6 / 0</text:span><text:span text:style-name="T30"><text:tab/></text:span><text:span text:style-name="T30">A/B: 5.2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><text:span text:style-name="T30">F:12 A:3</text:span><text:span text:style-name="T30"><text:tab/></text:span><text:span text:style-name="T30">X/Y: 2.8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><text:span text:style-name="T30">F:12 A:3</text:span><text:span text:style-name="T30"><text:tab/></text:span><text:span text:style-name="T30">X/Y: 18.3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injesum</text:span></text:p>
            <text:p><text:span text:style-name="T30">F:12 A:3</text:span><text:span text:style-name="T30"><text:tab/></text:span><text:span text:style-name="T30">X/Y: 16.5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pris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cm" svg:y="-0.079cm">
          <draw:text-box>
            <text:p>Indhold på Saldi systemblanket:</text:p>
          </draw:text-box>
        </draw:frame>
        <draw:frame draw:style-name="gr5" draw:text-style-name="P12" draw:layer="[1] Kun forside" svg:width="4.778cm" svg:height="0.888cm" svg:x="8.308cm" svg:y="2.425cm">
          <draw:text-box>
            <text:p text:style-name="P8"><text:span text:style-name="T18">Indkøbsforslag</text:span></text:p>
          </draw:text-box>
        </draw:frame>
      </draw:page>
      <draw:page draw:name="[13] Rekvisition" draw:style-name="dp1" draw:master-page-name="Standard">
        <office:forms form:automatic-focus="false" form:apply-design-mode="false"/>
        <draw:frame draw:style-name="gr2" draw:text-style-name="P58" draw:layer="Saldi-System" svg:width="20.597cm" svg:height="3.6cm" draw:transform="skewX (-1.00448149846443E-016) rotate (0.788888821901437) translate (0.712cm 22.054cm)">
          <draw:text-box>
            <text:p><text:span text:style-name="T48">13: Rekvisition</text:span></text:p>
          </draw:text-box>
        </draw:frame>
        <draw:frame draw:style-name="gr138" draw:text-style-name="P29" draw:layer="Saldi-System" svg:width="14.08cm" svg:height="20.361cm" svg:x="21cm" svg:y="0.904cm">
          <draw:text-box>
            <text:p><text:span text:style-name="T30">F:13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><text:span text:style-name="T30">F:13 A:1</text:span><text:span text:style-name="T30"><text:tab/></text:span><text:span text:style-name="T30">X/Y: 16.6 / 23.5</text:span><text:span text:style-name="T30"><text:tab/></text:span><text:span text:style-name="T30">A/B: 18.4 / 23.5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1</text:span><text:span text:style-name="T30"><text:tab/></text:span><text:span text:style-name="T30">X/Y: 16.6 / 22.8</text:span><text:span text:style-name="T30"><text:tab/></text:span><text:span text:style-name="T30">A/B: 18.4 / 22.8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1</text:span><text:span text:style-name="T30"><text:tab/></text:span><text:span text:style-name="T30">X/Y: 16.6 / 24.2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1</text:span><text:span text:style-name="T30"><text:tab/></text:span><text:span text:style-name="T30">X/Y: 2.3 / 22.1</text:span><text:span text:style-name="T30"><text:tab/></text:span><text:span text:style-name="T30">A/B: 18.4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1</text:span><text:span text:style-name="T30"><text:tab/></text:span><text:span text:style-name="T30">X/Y: 2.3 / 10.7</text:span><text:span text:style-name="T30"><text:tab/></text:span><text:span text:style-name="T30">A/B: 18.4 / 10.7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1</text:span><text:span text:style-name="T30"><text:tab/></text:span><text:span text:style-name="T30">X/Y: 16.6 / 10.7</text:span><text:span text:style-name="T30"><text:tab/></text:span><text:span text:style-name="T30">A/B: 16.6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1</text:span><text:span text:style-name="T30"><text:tab/></text:span><text:span text:style-name="T30">X/Y: 2.3 / 10.7</text:span><text:span text:style-name="T30"><text:tab/></text:span><text:span text:style-name="T30">A/B: 2.3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1</text:span><text:span text:style-name="T30"><text:tab/></text:span><text:span text:style-name="T30">X/Y: 18.4 / 10.7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3 A:2</text:span><text:span text:style-name="T30"><text:tab/></text:span><text:span text:style-name="T30">X/Y: 2.6 / 2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addr1</text:span></text:p>
            <text:p><text:span text:style-name="T30">F:13 A:2</text:span><text:span text:style-name="T30"><text:tab/></text:span><text:span text:style-name="T30">X/Y: 18.3 / 27.6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</text:span></text:p>
            <text:p><text:span text:style-name="T30">F:13 A:2</text:span><text:span text:style-name="T30"><text:tab/></text:span><text:span text:style-name="T30">X/Y: 18.3 / 2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reg $egen_bank_konto</text:span></text:p>
            <text:p><text:span text:style-name="T30">F:13 A:2</text:span><text:span text:style-name="T30"><text:tab/></text:span><text:span text:style-name="T30">X/Y: 2.6 / 25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</text:span></text:p>
            <text:p><text:span text:style-name="T30">F:13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13 A:2</text:span><text:span text:style-name="T30"><text:tab/></text:span><text:span text:style-name="T30">X/Y: 1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forfaldsdato</text:span></text:p>
            <text:p><text:span text:style-name="T30">F:13 A:2</text:span><text:span text:style-name="T30"><text:tab/></text:span><text:span text:style-name="T30">X/Y: 18.3 / 24.1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ialt</text:span></text:p>
            <text:p><text:span text:style-name="T30">F:13 A:2</text:span><text:span text:style-name="T30"><text:tab/></text:span><text:span text:style-name="T30">X/Y: 18.3 / 23.4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moms</text:span></text:p>
            <text:p><text:span text:style-name="T30">F:13 A:2</text:span><text:span text:style-name="T30"><text:tab/></text:span><text:span text:style-name="T30">X/Y: 1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side</text:span></text:p>
            <text:p><text:span text:style-name="T30">F:13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sum</text:span></text:p>
            <text:p><text:span text:style-name="T30">F:13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$formular_transportsum</text:span></text:p>
            <text:p><text:span text:style-name="T30">F:13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13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;</text:span></text:p>
            <text:p><text:span text:style-name="T30">F:13 A:2</text:span><text:span text:style-name="T30"><text:tab/></text:span><text:span text:style-name="T30">X/Y: 1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betalingsbet $ordre_betalingsdage dage</text:span></text:p>
            <text:p><text:span text:style-name="T30">F:13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date</text:span></text:p>
            <text:p><text:span text:style-name="T30">F:13 A:2</text:span><text:span text:style-name="T30"><text:tab/></text:span><text:span text:style-name="T30">X/Y: 1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akturanr</text:span></text:p>
            <text:p><text:span text:style-name="T30">F:13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13 A:2</text:span><text:span text:style-name="T30"><text:tab/></text:span><text:span text:style-name="T30">X/Y: 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kundeordnr;</text:span></text:p>
            <text:p><text:span text:style-name="T30">F:13 A:2</text:span><text:span text:style-name="T30"><text:tab/></text:span><text:span text:style-name="T30">X/Y: 13.2 / 23.4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ordre_momssats;% moms</text:span></text:p>
            <text:p><text:span text:style-name="T30">F:13 A:2</text:span><text:span text:style-name="T30"><text:tab/></text:span><text:span text:style-name="T30">X/Y: 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><text:span text:style-name="T30">F:13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13 A:2</text:span><text:span text:style-name="T30"><text:tab/></text:span><text:span text:style-name="T30">X/Y: 14.8 / 10.4</text:span><text:span text:style-name="T30"><text:tab/></text:span><text:span text:style-name="T30">A/B: 0 / 0</text:span><text:span text:style-name="T30"><text:tab/></text:span><text:span text:style-name="T30">J:C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ntal</text:span></text:p>
            <text:p><text:span text:style-name="T30">F:13 A:2</text:span><text:span text:style-name="T30"><text:tab/></text:span><text:span text:style-name="T30">X/Y: 2.6 / 7.1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tt: $ordre_kontakt;</text:span></text:p>
            <text:p><text:span text:style-name="T30">F:13 A:2</text:span><text:span text:style-name="T30"><text:tab/></text:span><text:span text:style-name="T30">X/Y: 5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><text:span text:style-name="T30">F:13 A:2</text:span><text:span text:style-name="T30"><text:tab/></text:span><text:span text:style-name="T30">X/Y: 12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talingsbet</text:span></text:p>
            <text:p><text:span text:style-name="T30">F:13 A:2</text:span><text:span text:style-name="T30"><text:tab/></text:span><text:span text:style-name="T30">X/Y: 18.3 / 26.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 nr: $eget_cvrnr</text:span></text:p>
            <text:p><text:span text:style-name="T30">F:13 A:2</text:span><text:span text:style-name="T30"><text:tab/></text:span><text:span text:style-name="T30">X/Y: 2.6 / 26.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nmark</text:span></text:p>
            <text:p><text:span text:style-name="T30">F:13 A:2</text:span><text:span text:style-name="T30"><text:tab/></text:span><text:span text:style-name="T30">X/Y: 12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13 A:2</text:span><text:span text:style-name="T30"><text:tab/></text:span><text:span text:style-name="T30">X/Y: 2.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ref:</text:span></text:p>
            <text:p><text:span text:style-name="T30">F:13 A:2</text:span><text:span text:style-name="T30"><text:tab/></text:span><text:span text:style-name="T30">X/Y: 2.6 / 26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K-$eget_postnr $eget_bynavn</text:span></text:p>
            <text:p><text:span text:style-name="T30">F:13 A:2</text:span><text:span text:style-name="T30"><text:tab/></text:span><text:span text:style-name="T30">X/Y: 12 / 5.3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Rekvisition</text:span></text:p>
            <text:p><text:span text:style-name="T30">F:13 A:2</text:span><text:span text:style-name="T30"><text:tab/></text:span><text:span text:style-name="T30">X/Y: 2.6 / 2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x: $egen_fax</text:span></text:p>
            <text:p><text:span text:style-name="T30">F:13 A:2</text:span><text:span text:style-name="T30"><text:tab/></text:span><text:span text:style-name="T30">X/Y: 13.2 / 24.1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I alt</text:span></text:p>
            <text:p><text:span text:style-name="T30">F:13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Nettosum</text:span></text:p>
            <text:p><text:span text:style-name="T30">F:13 A:2</text:span><text:span text:style-name="T30"><text:tab/></text:span><text:span text:style-name="T30">X/Y: 12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Nummer</text:span></text:p>
            <text:p><text:span text:style-name="T30">F:13 A:2</text:span><text:span text:style-name="T30"><text:tab/></text:span><text:span text:style-name="T30">X/Y: 15.8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Pris</text:span></text:p>
            <text:p><text:span text:style-name="T30">F:13 A:2</text:span><text:span text:style-name="T30"><text:tab/></text:span><text:span text:style-name="T30">X/Y: 12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ide</text:span></text:p>
            <text:p><text:span text:style-name="T30">F:13 A:2</text:span><text:span text:style-name="T30"><text:tab/></text:span><text:span text:style-name="T30">X/Y: 17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um</text:span></text:p>
            <text:p><text:span text:style-name="T30">F:13 A:2</text:span><text:span text:style-name="T30"><text:tab/></text:span><text:span text:style-name="T30">X/Y: 2.6 / 27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. $egen_tlf</text:span></text:p>
            <text:p><text:span text:style-name="T30">F:13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Transport til side $formular_nextside</text:span></text:p>
            <text:p><text:span text:style-name="T30">F:13 A:2</text:span><text:span text:style-name="T30"><text:tab/></text:span><text:span text:style-name="T30">X/Y: 2.6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arenr</text:span></text:p>
            <text:p><text:span text:style-name="T30">F:13 A:2</text:span><text:span text:style-name="T30"><text:tab/></text:span><text:span text:style-name="T30">X/Y: 2.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ores ordre nr</text:span></text:p>
            <text:p><text:span text:style-name="T30">F:13 A:3</text:span><text:span text:style-name="T30"><text:tab/></text:span><text:span text:style-name="T30">X/Y: 14.8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antal</text:span></text:p>
            <text:p><text:span text:style-name="T30">F:13 A:3</text:span><text:span text:style-name="T30"><text:tab/></text:span><text:span text:style-name="T30">X/Y: 5.6 / 0</text:span><text:span text:style-name="T30"><text:tab/></text:span><text:span text:style-name="T30">A/B: 4.8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><text:span text:style-name="T30">F:13 A:3</text:span><text:span text:style-name="T30"><text:tab/></text:span><text:span text:style-name="T30">X/Y: 2.8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><text:span text:style-name="T30">F:13 A:3</text:span><text:span text:style-name="T30"><text:tab/></text:span><text:span text:style-name="T30">X/Y: 18.3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injesum</text:span></text:p>
            <text:p><text:span text:style-name="T30">F:13 A:3</text:span><text:span text:style-name="T30"><text:tab/></text:span><text:span text:style-name="T30">X/Y: 16.5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pris</text:span></text:p>
            <text:p><text:span text:style-name="T30">F:13 A:3</text:span><text:span text:style-name="T30"><text:tab/></text:span><text:span text:style-name="T30">X/Y: 2.6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varenr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cm" svg:y="0.021cm">
          <draw:text-box>
            <text:p>Indhold på Saldi systemblanket:</text:p>
          </draw:text-box>
        </draw:frame>
        <draw:frame draw:style-name="gr49" draw:text-style-name="P12" draw:layer="[1] Kun forside" svg:width="4.143cm" svg:height="0.878cm" svg:x="8.943cm" svg:y="2.425cm">
          <draw:text-box>
            <text:p text:style-name="P8"><text:span text:style-name="T18">Rekvisition</text:span></text:p>
          </draw:text-box>
        </draw:frame>
      </draw:page>
      <draw:page draw:name="[14] Købsfaktura" draw:style-name="dp1" draw:master-page-name="Standard">
        <office:forms form:automatic-focus="false" form:apply-design-mode="false"/>
        <draw:frame draw:style-name="gr2" draw:text-style-name="P58" draw:layer="Saldi-System" svg:width="22.687cm" svg:height="3.6cm" draw:transform="skewX (-9.11949484545586E-017) rotate (0.788888821901437) translate (0.684cm 22.082cm)">
          <draw:text-box>
            <text:p><text:span text:style-name="T48">14: Købsfaktura</text:span></text:p>
          </draw:text-box>
        </draw:frame>
        <draw:frame draw:style-name="gr139" draw:text-style-name="P29" draw:layer="Saldi-System" svg:width="14.058cm" svg:height="20.285cm" svg:x="21cm" svg:y="0.749cm">
          <draw:text-box>
            <text:p><text:span text:style-name="T30">F:14 A:1</text:span><text:span text:style-name="T30"><text:tab/></text:span><text:span text:style-name="T30">X/Y: 15 / 3.2</text:span><text:span text:style-name="T30"><text:tab/></text:span><text:span text:style-name="T30">A/B: 0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OGO</text:span></text:p>
            <text:p><text:span text:style-name="T30">F:14 A:1</text:span><text:span text:style-name="T30"><text:tab/></text:span><text:span text:style-name="T30">X/Y: 16.6 / 23.5</text:span><text:span text:style-name="T30"><text:tab/></text:span><text:span text:style-name="T30">A/B: 18.4 / 23.5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1</text:span><text:span text:style-name="T30"><text:tab/></text:span><text:span text:style-name="T30">X/Y: 2.6 / 4.2</text:span><text:span text:style-name="T30"><text:tab/></text:span><text:span text:style-name="T30">A/B: 18.4 / 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1</text:span><text:span text:style-name="T30"><text:tab/></text:span><text:span text:style-name="T30">X/Y: 16.6 / 22.8</text:span><text:span text:style-name="T30"><text:tab/></text:span><text:span text:style-name="T30">A/B: 18.4 / 22.8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1</text:span><text:span text:style-name="T30"><text:tab/></text:span><text:span text:style-name="T30">X/Y: 16.6 / 24.2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1</text:span><text:span text:style-name="T30"><text:tab/></text:span><text:span text:style-name="T30">X/Y: 2.3 / 22.1</text:span><text:span text:style-name="T30"><text:tab/></text:span><text:span text:style-name="T30">A/B: 18.4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1</text:span><text:span text:style-name="T30"><text:tab/></text:span><text:span text:style-name="T30">X/Y: 2.3 / 10.7</text:span><text:span text:style-name="T30"><text:tab/></text:span><text:span text:style-name="T30">A/B: 18.4 / 10.7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1</text:span><text:span text:style-name="T30"><text:tab/></text:span><text:span text:style-name="T30">X/Y: 16.6 / 10.7</text:span><text:span text:style-name="T30"><text:tab/></text:span><text:span text:style-name="T30">A/B: 16.6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1</text:span><text:span text:style-name="T30"><text:tab/></text:span><text:span text:style-name="T30">X/Y: 2.3 / 10.7</text:span><text:span text:style-name="T30"><text:tab/></text:span><text:span text:style-name="T30">A/B: 2.3 / 22.1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1</text:span><text:span text:style-name="T30"><text:tab/></text:span><text:span text:style-name="T30">X/Y: 18.4 / 10.7</text:span><text:span text:style-name="T30"><text:tab/></text:span><text:span text:style-name="T30">A/B: 18.4 / 24.2</text:span><text:span text:style-name="T30"><text:tab/></text:span><text:span text:style-name="T30">J: H: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/text:p>
            <text:p><text:span text:style-name="T30">F:14 A:2</text:span><text:span text:style-name="T30"><text:tab/></text:span><text:span text:style-name="T30">X/Y: 2.6 / 2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addr1</text:span></text:p>
            <text:p><text:span text:style-name="T30">F:14 A:2</text:span><text:span text:style-name="T30"><text:tab/></text:span><text:span text:style-name="T30">X/Y: 18.3 / 27.6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navn</text:span></text:p>
            <text:p><text:span text:style-name="T30">F:14 A:2</text:span><text:span text:style-name="T30"><text:tab/></text:span><text:span text:style-name="T30">X/Y: 18.3 / 2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n_bank_reg $egen_bank_konto</text:span></text:p>
            <text:p><text:span text:style-name="T30">F:14 A:2</text:span><text:span text:style-name="T30"><text:tab/></text:span><text:span text:style-name="T30">X/Y: 2.6 / 25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eget_firmanavn</text:span></text:p>
            <text:p><text:span text:style-name="T30">F:14 A:2</text:span><text:span text:style-name="T30"><text:tab/></text:span><text:span text:style-name="T30">X/Y: 2.6 / 3.9</text:span><text:span text:style-name="T30"><text:tab/></text:span><text:span text:style-name="T30">A/B: 0 / 0</text:span><text:span text:style-name="T30"><text:tab/></text:span><text:span text:style-name="T30">J:V H:12</text:span><text:span text:style-name="T30"><text:tab/></text:span><text:span text:style-name="T30">b:on</text:span><text:span text:style-name="T30"><text:tab/></text:span><text:span text:style-name="T30">i:on</text:span><text:span text:style-name="T30"><text:tab/></text:span><text:span text:style-name="T30">s:A</text:span><text:span text:style-name="T30"><text:tab/></text:span><text:span text:style-name="T30">$eget_firmanavn * $egen_addr1 * $eget_postnr $eget_bynavn * Danmark</text:span></text:p>
            <text:p><text:span text:style-name="T30">F:14 A:2</text:span><text:span text:style-name="T30"><text:tab/></text:span><text:span text:style-name="T30">X/Y: 18.3 / 24.1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ialt</text:span></text:p>
            <text:p><text:span text:style-name="T30">F:14 A:2</text:span><text:span text:style-name="T30"><text:tab/></text:span><text:span text:style-name="T30">X/Y: 18.3 / 23.4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moms</text:span></text:p>
            <text:p><text:span text:style-name="T30">F:14 A:2</text:span><text:span text:style-name="T30"><text:tab/></text:span><text:span text:style-name="T30">X/Y: 1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formular_side</text:span></text:p>
            <text:p><text:span text:style-name="T30">F:14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formular_sum</text:span></text:p>
            <text:p><text:span text:style-name="T30">F:14 A:2</text:span><text:span text:style-name="T30"><text:tab/></text:span><text:span text:style-name="T30">X/Y: 18.3 / 22.7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$formular_transportsum</text:span></text:p>
            <text:p><text:span text:style-name="T30">F:14 A:2</text:span><text:span text:style-name="T30"><text:tab/></text:span><text:span text:style-name="T30">X/Y: 2.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1</text:span></text:p>
            <text:p><text:span text:style-name="T30">F:14 A:2</text:span><text:span text:style-name="T30"><text:tab/></text:span><text:span text:style-name="T30">X/Y: 2.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addr2;</text:span></text:p>
            <text:p><text:span text:style-name="T30">F:14 A:2</text:span><text:span text:style-name="T30"><text:tab/></text:span><text:span text:style-name="T30">X/Y: 1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betalingsbet $ordre_betalingsdage dage</text:span></text:p>
            <text:p><text:span text:style-name="T30">F:14 A:2</text:span><text:span text:style-name="T30"><text:tab/></text:span><text:span text:style-name="T30">X/Y: 16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akturadate</text:span></text:p>
            <text:p><text:span text:style-name="T30">F:14 A:2</text:span><text:span text:style-name="T30"><text:tab/></text:span><text:span text:style-name="T30">X/Y: 16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akturanr</text:span></text:p>
            <text:p><text:span text:style-name="T30">F:14 A:2</text:span><text:span text:style-name="T30"><text:tab/></text:span><text:span text:style-name="T30">X/Y: 2.6 / 5.5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firmanavn</text:span></text:p>
            <text:p><text:span text:style-name="T30">F:14 A:2</text:span><text:span text:style-name="T30"><text:tab/></text:span><text:span text:style-name="T30">X/Y: 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kundeordnr;</text:span></text:p>
            <text:p><text:span text:style-name="T30">F:14 A:2</text:span><text:span text:style-name="T30"><text:tab/></text:span><text:span text:style-name="T30">X/Y: 13.2 / 23.4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$ordre_momssats;% moms</text:span></text:p>
            <text:p><text:span text:style-name="T30">F:14 A:2</text:span><text:span text:style-name="T30"><text:tab/></text:span><text:span text:style-name="T30">X/Y: 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ordrenr</text:span></text:p>
            <text:p><text:span text:style-name="T30">F:14 A:2</text:span><text:span text:style-name="T30"><text:tab/></text:span><text:span text:style-name="T30">X/Y: 2.6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$ordre_postnr $ordre_bynavn</text:span></text:p>
            <text:p><text:span text:style-name="T30">F:14 A:2</text:span><text:span text:style-name="T30"><text:tab/></text:span><text:span text:style-name="T30">X/Y: 14.8 / 10.4</text:span><text:span text:style-name="T30"><text:tab/></text:span><text:span text:style-name="T30">A/B: 0 / 0</text:span><text:span text:style-name="T30"><text:tab/></text:span><text:span text:style-name="T30">J:C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ntal</text:span></text:p>
            <text:p><text:span text:style-name="T30">F:14 A:2</text:span><text:span text:style-name="T30"><text:tab/></text:span><text:span text:style-name="T30">X/Y: 2.6 / 7.1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Att: $ordre_kontakt;</text:span></text:p>
            <text:p><text:span text:style-name="T30">F:14 A:2</text:span><text:span text:style-name="T30"><text:tab/></text:span><text:span text:style-name="T30">X/Y: 5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skrivelse</text:span></text:p>
            <text:p><text:span text:style-name="T30">F:14 A:2</text:span><text:span text:style-name="T30"><text:tab/></text:span><text:span text:style-name="T30">X/Y: 12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Betalingsbet</text:span></text:p>
            <text:p><text:span text:style-name="T30">F:14 A:2</text:span><text:span text:style-name="T30"><text:tab/></text:span><text:span text:style-name="T30">X/Y: 18.3 / 26.8</text:span><text:span text:style-name="T30"><text:tab/></text:span><text:span text:style-name="T30">A/B: 0 / 0</text:span><text:span text:style-name="T30"><text:tab/></text:span><text:span text:style-name="T30">J:H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CVR nr: $eget_cvrnr</text:span></text:p>
            <text:p><text:span text:style-name="T30">F:14 A:2</text:span><text:span text:style-name="T30"><text:tab/></text:span><text:span text:style-name="T30">X/Y: 2.6 / 26.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nmark</text:span></text:p>
            <text:p><text:span text:style-name="T30">F:14 A:2</text:span><text:span text:style-name="T30"><text:tab/></text:span><text:span text:style-name="T30">X/Y: 12 / 6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ato</text:span></text:p>
            <text:p><text:span text:style-name="T30">F:14 A:2</text:span><text:span text:style-name="T30"><text:tab/></text:span><text:span text:style-name="T30">X/Y: 2.6 / 8.3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eres ref:</text:span></text:p>
            <text:p><text:span text:style-name="T30">F:14 A:2</text:span><text:span text:style-name="T30"><text:tab/></text:span><text:span text:style-name="T30">X/Y: 2.6 / 26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DK-$eget_postnr $eget_bynavn</text:span></text:p>
            <text:p><text:span text:style-name="T30">F:14 A:2</text:span><text:span text:style-name="T30"><text:tab/></text:span><text:span text:style-name="T30">X/Y: 12 / 5.3</text:span><text:span text:style-name="T30"><text:tab/></text:span><text:span text:style-name="T30">A/B: 0 / 0</text:span><text:span text:style-name="T30"><text:tab/></text:span><text:span text:style-name="T30">J:V H:15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Købsfaktura</text:span></text:p>
            <text:p><text:span text:style-name="T30">F:14 A:2</text:span><text:span text:style-name="T30"><text:tab/></text:span><text:span text:style-name="T30">X/Y: 2.6 / 28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ax: $egen_fax</text:span></text:p>
            <text:p><text:span text:style-name="T30">F:14 A:2</text:span><text:span text:style-name="T30"><text:tab/></text:span><text:span text:style-name="T30">X/Y: 12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Forfaldsdato</text:span></text:p>
            <text:p><text:span text:style-name="T30">F:14 A:2</text:span><text:span text:style-name="T30"><text:tab/></text:span><text:span text:style-name="T30">X/Y: 13.2 / 24.1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I alt</text:span></text:p>
            <text:p><text:span text:style-name="T30">F:14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S</text:span><text:span text:style-name="T30"><text:tab/></text:span><text:span text:style-name="T30">Nettosum</text:span></text:p>
            <text:p><text:span text:style-name="T30">F:14 A:2</text:span><text:span text:style-name="T30"><text:tab/></text:span><text:span text:style-name="T30">X/Y: 12 / 5.9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Nummer</text:span></text:p>
            <text:p><text:span text:style-name="T30">F:14 A:2</text:span><text:span text:style-name="T30"><text:tab/></text:span><text:span text:style-name="T30">X/Y: 15.8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Pris</text:span></text:p>
            <text:p><text:span text:style-name="T30">F:14 A:2</text:span><text:span text:style-name="T30"><text:tab/></text:span><text:span text:style-name="T30">X/Y: 12 / 6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ide</text:span></text:p>
            <text:p><text:span text:style-name="T30">F:14 A:2</text:span><text:span text:style-name="T30"><text:tab/></text:span><text:span text:style-name="T30">X/Y: 17.5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Sum</text:span></text:p>
            <text:p><text:span text:style-name="T30">F:14 A:2</text:span><text:span text:style-name="T30"><text:tab/></text:span><text:span text:style-name="T30">X/Y: 2.6 / 27.6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Tlf:. $egen_tlf</text:span></text:p>
            <text:p><text:span text:style-name="T30">F:14 A:2</text:span><text:span text:style-name="T30"><text:tab/></text:span><text:span text:style-name="T30">X/Y: 13.2 / 22.7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!S</text:span><text:span text:style-name="T30"><text:tab/></text:span><text:span text:style-name="T30">Transport til side $formular_nextside</text:span></text:p>
            <text:p><text:span text:style-name="T30">F:14 A:2</text:span><text:span text:style-name="T30"><text:tab/></text:span><text:span text:style-name="T30">X/Y: 2.6 / 10.4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arenr</text:span></text:p>
            <text:p><text:span text:style-name="T30">F:14 A:2</text:span><text:span text:style-name="T30"><text:tab/></text:span><text:span text:style-name="T30">X/Y: 2.6 / 8.7</text:span><text:span text:style-name="T30"><text:tab/></text:span><text:span text:style-name="T30">A/B: 0 / 0</text:span><text:span text:style-name="T30"><text:tab/></text:span><text:span text:style-name="T30">J:V H:11</text:span><text:span text:style-name="T30"><text:tab/></text:span><text:span text:style-name="T30">b:on</text:span><text:span text:style-name="T30"><text:tab/></text:span><text:span text:style-name="T30">i:</text:span><text:span text:style-name="T30"><text:tab/></text:span><text:span text:style-name="T30">s:A</text:span><text:span text:style-name="T30"><text:tab/></text:span><text:span text:style-name="T30">Vores ordre nr</text:span></text:p>
            <text:p><text:span text:style-name="T30">F:14 A:3</text:span><text:span text:style-name="T30"><text:tab/></text:span><text:span text:style-name="T30">X/Y: 14.8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antal</text:span></text:p>
            <text:p><text:span text:style-name="T30">F:14 A:3</text:span><text:span text:style-name="T30"><text:tab/></text:span><text:span text:style-name="T30">X/Y: 5.6 / 0</text:span><text:span text:style-name="T30"><text:tab/></text:span><text:span text:style-name="T30">A/B: 4.8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beskrivelse</text:span></text:p>
            <text:p><text:span text:style-name="T30">F:14 A:3</text:span><text:span text:style-name="T30"><text:tab/></text:span><text:span text:style-name="T30">X/Y: 2.8 / 11.2</text:span><text:span text:style-name="T30"><text:tab/></text:span><text:span text:style-name="T30">A/B: 0.4 / 0</text:span><text:span text:style-name="T30"><text:tab/></text:span><text:span text:style-name="T30">J: H: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generelt</text:span></text:p>
            <text:p><text:span text:style-name="T30">F:14 A:3</text:span><text:span text:style-name="T30"><text:tab/></text:span><text:span text:style-name="T30">X/Y: 18.3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linjesum</text:span></text:p>
            <text:p><text:span text:style-name="T30">F:14 A:3</text:span><text:span text:style-name="T30"><text:tab/></text:span><text:span text:style-name="T30">X/Y: 16.5 / 0</text:span><text:span text:style-name="T30"><text:tab/></text:span><text:span text:style-name="T30">A/B: 0 / 0</text:span><text:span text:style-name="T30"><text:tab/></text:span><text:span text:style-name="T30">J:H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pris</text:span></text:p>
            <text:p><text:span text:style-name="T30">F:14 A:3</text:span><text:span text:style-name="T30"><text:tab/></text:span><text:span text:style-name="T30">X/Y: 2.6 / 0</text:span><text:span text:style-name="T30"><text:tab/></text:span><text:span text:style-name="T30">A/B: 0 / 0</text:span><text:span text:style-name="T30"><text:tab/></text:span><text:span text:style-name="T30">J:V H:10</text:span><text:span text:style-name="T30"><text:tab/></text:span><text:span text:style-name="T30">b:</text:span><text:span text:style-name="T30"><text:tab/></text:span><text:span text:style-name="T30">i:</text:span><text:span text:style-name="T30"><text:tab/></text:span><text:span text:style-name="T30">s:</text:span><text:span text:style-name="T30"><text:tab/></text:span><text:span text:style-name="T30">varenr</text:span></text:p>
          </draw:text-box>
        </draw:frame>
        <draw:ellipse draw:style-name="gr30" draw:text-style-name="P30" draw:layer="[PDF] Baggrund" svg:width="4.962cm" svg:height="1.995cm" svg:x="15.364cm" svg:y="0.569cm">
          <text:p text:style-name="P2"><text:span text:style-name="T31">SALDI</text:span></text:p>
          <text:p text:style-name="P2"><text:span text:style-name="T32">Alle bogholderens behov</text:span></text:p>
          <text:p text:style-name="P2"><text:span text:style-name="T32"/></text:p>
        </draw:ellipse>
        <draw:ellipse draw:style-name="gr30" draw:text-style-name="P30" draw:layer="[PDF] Baggrund" svg:width="4.985cm" svg:height="1.968cm" svg:x="0.698cm" svg:y="0.569cm">
          <text:p text:style-name="P2"><text:span text:style-name="T31">SALDI</text:span></text:p>
          <text:p text:style-name="P2"><text:span text:style-name="T32">Det frie danske økonomisystem</text:span></text:p>
          <text:p text:style-name="P2"><text:span text:style-name="T32"/></text:p>
        </draw:ellipse>
        <draw:frame draw:style-name="gr31" draw:text-style-name="P31" draw:layer="Saldi-System" svg:width="11.514cm" svg:height="0.962cm" svg:x="21cm" svg:y="-0.079cm">
          <draw:text-box>
            <text:p>Indhold på Saldi systemblanket:</text:p>
          </draw:text-box>
        </draw:frame>
        <draw:frame draw:style-name="gr49" draw:text-style-name="P12" draw:layer="[1] Kun forside" svg:width="4.91cm" svg:height="0.878cm" svg:x="8.176cm" svg:y="2.425cm">
          <draw:text-box>
            <text:p text:style-name="P8"><text:span text:style-name="T18">Købsfaktura</text:span></text:p>
          </draw:text-box>
        </draw:frame>
      </draw:page>
      <draw:page draw:name="Info" draw:style-name="dp1" draw:master-page-name="Standard">
        <office:forms form:automatic-focus="false" form:apply-design-mode="false"/>
        <draw:frame draw:style-name="gr140" draw:text-style-name="P71" draw:layer="Saldi-System" svg:width="14.012cm" svg:height="13.76cm" svg:x="1.101cm" svg:y="8.265cm">
          <draw:text-box>
            <text:p>SALDI kan håndtere følgende typer formularer:</text:p>
            <text:p/>
            <text:p><text:s text:c="3"/>1: Tilbud</text:p>
            <text:p><text:s text:c="3"/>2: Ordrebekræftelse</text:p>
            <text:p><text:s text:c="3"/>3: Følgeseddel</text:p>
            <text:p><text:s text:c="3"/>4: Faktura</text:p>
            <text:p><text:s text:c="3"/>5: Kreditnota</text:p>
            <text:p><text:s text:c="3"/>6: Rykker_1</text:p>
            <text:p><text:s text:c="3"/>7: Rykker_2</text:p>
            <text:p><text:s text:c="3"/>8: Rykker_3</text:p>
            <text:p><text:s text:c="3"/>9: Plukliste</text:p>
            <text:p><text:s/>10: Pos</text:p>
            <text:p><text:s/>11: Kontokort</text:p>
            <text:p><text:s/>12: Indkøbsforslag</text:p>
            <text:p><text:s/>13: Rekvisition</text:p>
            <text:p><text:s/>14: Købsfaktura</text:p>
            <text:p/>
            <text:p>Bemærk at blanket-numre er systemnumre, som ikke må ændres!</text:p>
          </draw:text-box>
        </draw:frame>
        <draw:frame draw:style-name="gr107" draw:text-style-name="P58" draw:layer="Saldi-System" svg:width="17.098cm" svg:height="3.817cm" draw:transform="skewX (5.70628534647582E-017) rotate (0.788888821901437) translate (3.177cm 19.571cm)">
          <draw:text-box>
            <text:p text:style-name="P2"><text:span text:style-name="T48">Info</text:span></text:p>
          </draw:text-box>
        </draw:frame>
      </draw:page>
      <draw:page draw:name="page16" draw:style-name="dp1" draw:master-page-name="Standard">
        <office:forms form:automatic-focus="false" form:apply-design-mode="false"/>
        <draw:frame draw:style-name="standard" draw:layer="Saldi-System" svg:width="25.754cm" svg:height="33.581cm" svg:x="0.097cm" svg:y="-0.156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row table:style-name="ro10" table:default-cell-style-name="ce18">
              <table:table-cell table:style-name="ce17">
                <text:p text:style-name="P8"><text:span text:style-name="T15">Alle formularer</text:span></text:p>
              </table:table-cell>
              <table:table-cell>
                <text:p text:style-name="P8"><text:span text:style-name="T12">Rykkere</text:span><text:span text:style-name="T8"> og </text:span><text:span text:style-name="T12">Plukliste</text:span></text:p>
              </table:table-cell>
              <table:table-cell>
                <text:p text:style-name="P8"><text:span text:style-name="T12">Kontokort</text:span></text:p>
              </table:table-cell>
              <table:table-cell>
                <text:p text:style-name="P8"><text:span text:style-name="T12">Pos</text:span><text:span text:style-name="T8"> og </text:span><text:span text:style-name="T12">Indkøbsforslag</text:span></text:p>
              </table:table-cell>
              <table:table-cell>
                <text:p text:style-name="P8"><text:span text:style-name="T12">Følgeseddel</text:span></text:p>
              </table:table-cell>
              <table:table-cell>
                <text:p text:style-name="P8"><text:span text:style-name="T12">Faktura</text:span><text:span text:style-name="T8"> og </text:span><text:span text:style-name="T12">Rekvisition</text:span></text:p>
              </table:table-cell>
            </table:table-row>
            <table:table-row table:style-name="ro11" table:default-cell-style-name="ce18">
              <table:table-cell>
                <text:p text:style-name="P8"><text:span text:style-name="T9">$eget_firmanavn</text:span></text:p>
                <text:p text:style-name="P8"><text:span text:style-name="T9">$egen_addr1</text:span></text:p>
                <text:p text:style-name="P8"><text:span text:style-name="T9">$egen_addr2</text:span></text:p>
                <text:p text:style-name="P8"><text:span text:style-name="T9">$eget_postnr</text:span></text:p>
                <text:p text:style-name="P8"><text:span text:style-name="T9">$eget_bynavn</text:span></text:p>
                <text:p text:style-name="P8"><text:span text:style-name="T9">$eget_land</text:span></text:p>
                <text:p text:style-name="P8"><text:span text:style-name="T9">$eget_cvrnr</text:span></text:p>
                <text:p text:style-name="P8"><text:span text:style-name="T9">$egen_tlf</text:span></text:p>
                <text:p text:style-name="P8"><text:span text:style-name="T9">$egen_fax</text:span></text:p>
                <text:p text:style-name="P8"><text:span text:style-name="T9">$egen_bank_navn</text:span></text:p>
                <text:p text:style-name="P8"><text:span text:style-name="T9">$egen_bank_reg</text:span></text:p>
                <text:p text:style-name="P8"><text:span text:style-name="T9">$egen_bank_konto</text:span></text:p>
                <text:p text:style-name="P8"><text:span text:style-name="T9">$egen_email</text:span></text:p>
                <text:p text:style-name="P8"><text:span text:style-name="T9">$egen_web</text:span></text:p>
                <text:p text:style-name="P8"><text:span text:style-name="T9">$formular_side</text:span></text:p>
                <text:p text:style-name="P8"><text:span text:style-name="T9">$formular_nextside</text:span></text:p>
                <text:p text:style-name="P8"><text:span text:style-name="T9">$formular_preside</text:span></text:p>
                <text:p text:style-name="P8"><text:span text:style-name="T9">$formular_transportsum</text:span></text:p>
                <text:p text:style-name="P8"><text:span text:style-name="T9">$formular_betalingsid(9,5)</text:span></text:p>
              </table:table-cell>
              <table:table-cell>
                <text:p text:style-name="P8"><text:span text:style-name="T9">$eget_firmanavn</text:span></text:p>
                <text:p text:style-name="P8"><text:span text:style-name="T9">$egen_addr1</text:span></text:p>
                <text:p text:style-name="P8"><text:span text:style-name="T9">$egen_addr2</text:span></text:p>
                <text:p text:style-name="P8"><text:span text:style-name="T9">$eget_postnr</text:span></text:p>
                <text:p text:style-name="P8"><text:span text:style-name="T9">$eget_bynavn</text:span></text:p>
                <text:p text:style-name="P8"><text:span text:style-name="T9">$eget_land</text:span></text:p>
                <text:p text:style-name="P8"><text:span text:style-name="T9">$eget_cvrnr</text:span></text:p>
                <text:p text:style-name="P8"><text:span text:style-name="T9">$egen_tlf</text:span></text:p>
                <text:p text:style-name="P8"><text:span text:style-name="T9">$egen_fax</text:span></text:p>
                <text:p text:style-name="P8"><text:span text:style-name="T9">$egen_bank_navn</text:span></text:p>
                <text:p text:style-name="P8"><text:span text:style-name="T9">$egen_bank_reg</text:span></text:p>
                <text:p text:style-name="P8"><text:span text:style-name="T9">$egen_bank_konto</text:span></text:p>
                <text:p text:style-name="P8"><text:span text:style-name="T9">$egen_email</text:span></text:p>
                <text:p text:style-name="P8"><text:span text:style-name="T9">$egen_web</text:span></text:p>
                <text:p text:style-name="P8"><text:span text:style-name="T9">$formular_side</text:span></text:p>
                <text:p text:style-name="P8"><text:span text:style-name="T9">$formular_nextside</text:span></text:p>
                <text:p text:style-name="P8"><text:span text:style-name="T9">$formular_preside</text:span></text:p>
                <text:p text:style-name="P8"><text:span text:style-name="T9">$formular_transportsum</text:span></text:p>
                <text:p text:style-name="P8"><text:span text:style-name="T9">$formular_betalingsid(9,5)</text:span></text:p>
              </table:table-cell>
              <table:table-cell>
                <text:p text:style-name="P8"><text:span text:style-name="T9">$eget_firmanavn</text:span></text:p>
                <text:p text:style-name="P8"><text:span text:style-name="T9">$egen_addr1</text:span></text:p>
                <text:p text:style-name="P8"><text:span text:style-name="T9">$egen_addr2</text:span></text:p>
                <text:p text:style-name="P8"><text:span text:style-name="T9">$eget_postnr</text:span></text:p>
                <text:p text:style-name="P8"><text:span text:style-name="T9">$eget_bynavn</text:span></text:p>
                <text:p text:style-name="P8"><text:span text:style-name="T9">$eget_land</text:span></text:p>
                <text:p text:style-name="P8"><text:span text:style-name="T9">$eget_cvrnr</text:span></text:p>
                <text:p text:style-name="P8"><text:span text:style-name="T9">$egen_tlf</text:span></text:p>
                <text:p text:style-name="P8"><text:span text:style-name="T9">$egen_fax</text:span></text:p>
                <text:p text:style-name="P8"><text:span text:style-name="T9">$egen_bank_navn</text:span></text:p>
                <text:p text:style-name="P8"><text:span text:style-name="T9">$egen_bank_reg</text:span></text:p>
                <text:p text:style-name="P8"><text:span text:style-name="T9">$egen_bank_konto</text:span></text:p>
                <text:p text:style-name="P8"><text:span text:style-name="T9">$egen_email</text:span></text:p>
                <text:p text:style-name="P8"><text:span text:style-name="T9">$egen_web</text:span></text:p>
                <text:p text:style-name="P8"><text:span text:style-name="T9">$formular_side</text:span></text:p>
                <text:p text:style-name="P8"><text:span text:style-name="T9">$formular_nextside</text:span></text:p>
                <text:p text:style-name="P8"><text:span text:style-name="T9">$formular_preside</text:span></text:p>
                <text:p text:style-name="P8"><text:span text:style-name="T9">$formular_transportsum</text:span></text:p>
                <text:p text:style-name="P8"><text:span text:style-name="T9">$formular_betalingsid(9,5)</text:span></text:p>
              </table:table-cell>
              <table:table-cell>
                <text:p text:style-name="P8"><text:span text:style-name="T9">$eget_firmanavn</text:span></text:p>
                <text:p text:style-name="P8"><text:span text:style-name="T9">$egen_addr1</text:span></text:p>
                <text:p text:style-name="P8"><text:span text:style-name="T9">$egen_addr2</text:span></text:p>
                <text:p text:style-name="P8"><text:span text:style-name="T9">$eget_postnr</text:span></text:p>
                <text:p text:style-name="P8"><text:span text:style-name="T9">$eget_bynavn</text:span></text:p>
                <text:p text:style-name="P8"><text:span text:style-name="T9">$eget_land</text:span></text:p>
                <text:p text:style-name="P8"><text:span text:style-name="T9">$eget_cvrnr</text:span></text:p>
                <text:p text:style-name="P8"><text:span text:style-name="T9">$egen_tlf</text:span></text:p>
                <text:p text:style-name="P8"><text:span text:style-name="T9">$egen_fax</text:span></text:p>
                <text:p text:style-name="P8"><text:span text:style-name="T9">$egen_bank_navn</text:span></text:p>
                <text:p text:style-name="P8"><text:span text:style-name="T9">$egen_bank_reg</text:span></text:p>
                <text:p text:style-name="P8"><text:span text:style-name="T9">$egen_bank_konto</text:span></text:p>
                <text:p text:style-name="P8"><text:span text:style-name="T9">$egen_email</text:span></text:p>
                <text:p text:style-name="P8"><text:span text:style-name="T9">$egen_web</text:span></text:p>
                <text:p text:style-name="P8"><text:span text:style-name="T9">$formular_side</text:span></text:p>
                <text:p text:style-name="P8"><text:span text:style-name="T9">$formular_nextside</text:span></text:p>
                <text:p text:style-name="P8"><text:span text:style-name="T9">$formular_preside</text:span></text:p>
                <text:p text:style-name="P8"><text:span text:style-name="T9">$formular_transportsum</text:span></text:p>
                <text:p text:style-name="P8"><text:span text:style-name="T9">$formular_betalingsid(9,5)</text:span></text:p>
              </table:table-cell>
              <table:table-cell>
                <text:p text:style-name="P8"><text:span text:style-name="T9">$eget_firmanavn</text:span></text:p>
                <text:p text:style-name="P8"><text:span text:style-name="T9">$egen_addr1</text:span></text:p>
                <text:p text:style-name="P8"><text:span text:style-name="T9">$egen_addr2</text:span></text:p>
                <text:p text:style-name="P8"><text:span text:style-name="T9">$eget_postnr</text:span></text:p>
                <text:p text:style-name="P8"><text:span text:style-name="T9">$eget_bynavn</text:span></text:p>
                <text:p text:style-name="P8"><text:span text:style-name="T9">$eget_land</text:span></text:p>
                <text:p text:style-name="P8"><text:span text:style-name="T9">$eget_cvrnr</text:span></text:p>
                <text:p text:style-name="P8"><text:span text:style-name="T9">$egen_tlf</text:span></text:p>
                <text:p text:style-name="P8"><text:span text:style-name="T9">$egen_fax</text:span></text:p>
                <text:p text:style-name="P8"><text:span text:style-name="T9">$egen_bank_navn</text:span></text:p>
                <text:p text:style-name="P8"><text:span text:style-name="T9">$egen_bank_reg</text:span></text:p>
                <text:p text:style-name="P8"><text:span text:style-name="T9">$egen_bank_konto</text:span></text:p>
                <text:p text:style-name="P8"><text:span text:style-name="T9">$egen_email</text:span></text:p>
                <text:p text:style-name="P8"><text:span text:style-name="T9">$egen_web</text:span></text:p>
                <text:p text:style-name="P8"><text:span text:style-name="T9">$formular_side</text:span></text:p>
                <text:p text:style-name="P8"><text:span text:style-name="T9">$formular_nextside</text:span></text:p>
                <text:p text:style-name="P8"><text:span text:style-name="T9">$formular_preside</text:span></text:p>
                <text:p text:style-name="P8"><text:span text:style-name="T9">$formular_transportsum</text:span></text:p>
                <text:p text:style-name="P8"><text:span text:style-name="T9">$formular_betalingsid(9,5)</text:span></text:p>
              </table:table-cell>
              <table:table-cell>
                <text:p text:style-name="P8"><text:span text:style-name="T9">$eget_firmanavn</text:span></text:p>
                <text:p text:style-name="P8"><text:span text:style-name="T9">$egen_addr1</text:span></text:p>
                <text:p text:style-name="P8"><text:span text:style-name="T9">$egen_addr2</text:span></text:p>
                <text:p text:style-name="P8"><text:span text:style-name="T9">$eget_postnr</text:span></text:p>
                <text:p text:style-name="P8"><text:span text:style-name="T9">$eget_bynavn</text:span></text:p>
                <text:p text:style-name="P8"><text:span text:style-name="T9">$eget_land</text:span></text:p>
                <text:p text:style-name="P8"><text:span text:style-name="T9">$eget_cvrnr</text:span></text:p>
                <text:p text:style-name="P8"><text:span text:style-name="T9">$egen_tlf</text:span></text:p>
                <text:p text:style-name="P8"><text:span text:style-name="T9">$egen_fax</text:span></text:p>
                <text:p text:style-name="P8"><text:span text:style-name="T9">$egen_bank_navn</text:span></text:p>
                <text:p text:style-name="P8"><text:span text:style-name="T9">$egen_bank_reg</text:span></text:p>
                <text:p text:style-name="P8"><text:span text:style-name="T9">$egen_bank_konto</text:span></text:p>
                <text:p text:style-name="P8"><text:span text:style-name="T9">$egen_email</text:span></text:p>
                <text:p text:style-name="P8"><text:span text:style-name="T9">$egen_web</text:span></text:p>
                <text:p text:style-name="P8"><text:span text:style-name="T9">$formular_side</text:span></text:p>
                <text:p text:style-name="P8"><text:span text:style-name="T9">$formular_nextside</text:span></text:p>
                <text:p text:style-name="P8"><text:span text:style-name="T9">$formular_preside</text:span></text:p>
                <text:p text:style-name="P8"><text:span text:style-name="T9">$formular_transportsum</text:span></text:p>
                <text:p text:style-name="P8"><text:span text:style-name="T9">$formular_betalingsid(9,5)</text:span></text:p>
              </table:table-cell>
            </table:table-row>
            <table:table-row table:style-name="ro12" table:default-cell-style-name="ce18">
              <table:table-cell>
                <text:p text:style-name="P8"><text:span text:style-name="T8">ikke: </text:span><text:span text:style-name="T12">Rykkere</text:span><text:span text:style-name="T8"> og </text:span><text:span text:style-name="T12">Plukliste</text:span><text:span text:style-name="T8"> men </text:span><text:span text:style-name="T12">Pos</text:span><text:span text:style-name="T8"> og </text:span><text:span text:style-name="T12">Indkøbsforslag</text:span></text:p>
                <text:p text:style-name="P8"><text:span text:style-name="T9">$ansat_initialer</text:span></text:p>
                <text:p text:style-name="P8"><text:span text:style-name="T9">$ansat_navn</text:span></text:p>
                <text:p text:style-name="P8"><text:span text:style-name="T9">$ansat_addr1</text:span></text:p>
                <text:p text:style-name="P8"><text:span text:style-name="T9">$ansat_addr2</text:span></text:p>
                <text:p text:style-name="P8"><text:span text:style-name="T9">$ansat_postnr</text:span></text:p>
                <text:p text:style-name="P8"><text:span text:style-name="T9">$ansat_by</text:span></text:p>
                <text:p text:style-name="P8"><text:span text:style-name="T9">$ansat_email</text:span></text:p>
                <text:p text:style-name="P8"><text:span text:style-name="T9">$ansat_mobil</text:span></text:p>
                <text:p text:style-name="P8"><text:span text:style-name="T9">$ansat_tlf</text:span></text:p>
                <text:p text:style-name="P8"><text:span text:style-name="T9">$ansat_fax</text:span></text:p>
                <text:p text:style-name="P8"><text:span text:style-name="T9">$ansat_privattlf</text:span></text:p>
              </table:table-cell>
              <table:table-cell/>
              <table:table-cell/>
              <table:table-cell>
                <text:p text:style-name="P8"><text:span text:style-name="T8">ikke: </text:span><text:span text:style-name="T12">Rykkere</text:span><text:span text:style-name="T8"> og </text:span><text:span text:style-name="T12">Plukliste</text:span><text:span text:style-name="T8"> men </text:span><text:span text:style-name="T12">Pos</text:span><text:span text:style-name="T8"> og </text:span><text:span text:style-name="T12">Indkøbsforslag</text:span></text:p>
                <text:p text:style-name="P8"><text:span text:style-name="T9">$ansat_initialer</text:span></text:p>
                <text:p text:style-name="P8"><text:span text:style-name="T9">$ansat_navn</text:span></text:p>
                <text:p text:style-name="P8"><text:span text:style-name="T9">$ansat_addr1</text:span></text:p>
                <text:p text:style-name="P8"><text:span text:style-name="T9">$ansat_addr2</text:span></text:p>
                <text:p text:style-name="P8"><text:span text:style-name="T9">$ansat_postnr</text:span></text:p>
                <text:p text:style-name="P8"><text:span text:style-name="T9">$ansat_by</text:span></text:p>
                <text:p text:style-name="P8"><text:span text:style-name="T9">$ansat_email</text:span></text:p>
                <text:p text:style-name="P8"><text:span text:style-name="T9">$ansat_mobil</text:span></text:p>
                <text:p text:style-name="P8"><text:span text:style-name="T9">$ansat_tlf</text:span></text:p>
                <text:p text:style-name="P8"><text:span text:style-name="T9">$ansat_fax</text:span></text:p>
                <text:p text:style-name="P8"><text:span text:style-name="T9">$ansat_privattlf</text:span></text:p>
              </table:table-cell>
              <table:table-cell/>
              <table:table-cell/>
            </table:table-row>
            <table:table-row table:style-name="ro13" table:default-cell-style-name="ce18">
              <table:table-cell>
                <text:p text:style-name="P8"><text:span text:style-name="T8">På: </text:span><text:span text:style-name="T12">Kontokort</text:span></text:p>
                <text:p text:style-name="P8"><text:span text:style-name="T9">$adresser_firmanavn</text:span></text:p>
                <text:p text:style-name="P8"><text:span text:style-name="T9">$adresser_addr1</text:span></text:p>
                <text:p text:style-name="P8"><text:span text:style-name="T9">$adresser_addr2</text:span></text:p>
                <text:p text:style-name="P8"><text:span text:style-name="T9">$adresser_postnr</text:span></text:p>
                <text:p text:style-name="P8"><text:span text:style-name="T9">$adresser_bynavn</text:span></text:p>
                <text:p text:style-name="P8"><text:span text:style-name="T9">$adresser_land</text:span></text:p>
                <text:p text:style-name="P8"><text:span text:style-name="T9">$adresser_kontakt</text:span></text:p>
                <text:p text:style-name="P8"><text:span text:style-name="T9">$adresser_cvrnr</text:span></text:p>
              </table:table-cell>
              <table:table-cell/>
              <table:table-cell>
                <text:p text:style-name="P8"><text:span text:style-name="T8">På: </text:span><text:span text:style-name="T12">Kontokort</text:span></text:p>
                <text:p text:style-name="P8"><text:span text:style-name="T9">$adresser_firmanavn</text:span></text:p>
                <text:p text:style-name="P8"><text:span text:style-name="T9">$adresser_addr1</text:span></text:p>
                <text:p text:style-name="P8"><text:span text:style-name="T9">$adresser_addr2</text:span></text:p>
                <text:p text:style-name="P8"><text:span text:style-name="T9">$adresser_postnr</text:span></text:p>
                <text:p text:style-name="P8"><text:span text:style-name="T9">$adresser_bynavn</text:span></text:p>
                <text:p text:style-name="P8"><text:span text:style-name="T9">$adresser_land</text:span></text:p>
                <text:p text:style-name="P8"><text:span text:style-name="T9">$adresser_kontakt</text:span></text:p>
                <text:p text:style-name="P8"><text:span text:style-name="T9">$adresser_cvrnr</text:span></text:p>
              </table:table-cell>
              <table:table-cell/>
              <table:table-cell/>
              <table:table-cell/>
            </table:table-row>
            <table:table-row table:style-name="ro13" table:default-cell-style-name="ce18">
              <table:table-cell>
                <text:p text:style-name="P8"><text:span text:style-name="T8">Ikke: </text:span><text:span text:style-name="T12">Kontokort</text:span></text:p>
                <text:p text:style-name="P8"><text:span text:style-name="T9">$ordre_firmanavn</text:span></text:p>
                <text:p text:style-name="P8"><text:span text:style-name="T9">$ordre_addr1</text:span></text:p>
                <text:p text:style-name="P8"><text:span text:style-name="T9">$ordre_addr2</text:span></text:p>
                <text:p text:style-name="P8"><text:span text:style-name="T9">$ordre_postnr</text:span></text:p>
                <text:p text:style-name="P8"><text:span text:style-name="T9">$ordre_bynavn</text:span></text:p>
                <text:p text:style-name="P8"><text:span text:style-name="T9">$ordre_land</text:span></text:p>
                <text:p text:style-name="P8"><text:span text:style-name="T9">$ordre_kontakt</text:span></text:p>
                <text:p text:style-name="P8"><text:span text:style-name="T9">$ordre_cvrnr</text:span></text:p>
              </table:table-cell>
              <table:table-cell>
                <text:p text:style-name="P8"><text:span text:style-name="T8">Ikke: </text:span><text:span text:style-name="T12">Kontokort</text:span></text:p>
                <text:p text:style-name="P8"><text:span text:style-name="T9">$ordre_firmanavn</text:span></text:p>
                <text:p text:style-name="P8"><text:span text:style-name="T9">$ordre_addr1</text:span></text:p>
                <text:p text:style-name="P8"><text:span text:style-name="T9">$ordre_addr2</text:span></text:p>
                <text:p text:style-name="P8"><text:span text:style-name="T9">$ordre_postnr</text:span></text:p>
                <text:p text:style-name="P8"><text:span text:style-name="T9">$ordre_bynavn</text:span></text:p>
                <text:p text:style-name="P8"><text:span text:style-name="T9">$ordre_land</text:span></text:p>
                <text:p text:style-name="P8"><text:span text:style-name="T9">$ordre_kontakt</text:span></text:p>
                <text:p text:style-name="P8"><text:span text:style-name="T9">$ordre_cvrnr</text:span></text:p>
              </table:table-cell>
              <table:table-cell/>
              <table:table-cell>
                <text:p text:style-name="P8"><text:span text:style-name="T8">Ikke: </text:span><text:span text:style-name="T12">Kontokort</text:span></text:p>
                <text:p text:style-name="P8"><text:span text:style-name="T9">$ordre_firmanavn</text:span></text:p>
                <text:p text:style-name="P8"><text:span text:style-name="T9">$ordre_addr1</text:span></text:p>
                <text:p text:style-name="P8"><text:span text:style-name="T9">$ordre_addr2</text:span></text:p>
                <text:p text:style-name="P8"><text:span text:style-name="T9">$ordre_postnr</text:span></text:p>
                <text:p text:style-name="P8"><text:span text:style-name="T9">$ordre_bynavn</text:span></text:p>
                <text:p text:style-name="P8"><text:span text:style-name="T9">$ordre_land</text:span></text:p>
                <text:p text:style-name="P8"><text:span text:style-name="T9">$ordre_kontakt</text:span></text:p>
                <text:p text:style-name="P8"><text:span text:style-name="T9">$ordre_cvrnr</text:span></text:p>
              </table:table-cell>
              <table:table-cell>
                <text:p text:style-name="P8"><text:span text:style-name="T8">Ikke: </text:span><text:span text:style-name="T12">Kontokort</text:span></text:p>
                <text:p text:style-name="P8"><text:span text:style-name="T9">$ordre_firmanavn</text:span></text:p>
                <text:p text:style-name="P8"><text:span text:style-name="T9">$ordre_addr1</text:span></text:p>
                <text:p text:style-name="P8"><text:span text:style-name="T9">$ordre_addr2</text:span></text:p>
                <text:p text:style-name="P8"><text:span text:style-name="T9">$ordre_postnr</text:span></text:p>
                <text:p text:style-name="P8"><text:span text:style-name="T9">$ordre_bynavn</text:span></text:p>
                <text:p text:style-name="P8"><text:span text:style-name="T9">$ordre_land</text:span></text:p>
                <text:p text:style-name="P8"><text:span text:style-name="T9">$ordre_kontakt</text:span></text:p>
                <text:p text:style-name="P8"><text:span text:style-name="T9">$ordre_cvrnr</text:span></text:p>
              </table:table-cell>
              <table:table-cell>
                <text:p text:style-name="P8"><text:span text:style-name="T8">Ikke: </text:span><text:span text:style-name="T12">Kontokort</text:span></text:p>
                <text:p text:style-name="P8"><text:span text:style-name="T9">$ordre_firmanavn</text:span></text:p>
                <text:p text:style-name="P8"><text:span text:style-name="T9">$ordre_addr1</text:span></text:p>
                <text:p text:style-name="P8"><text:span text:style-name="T9">$ordre_addr2</text:span></text:p>
                <text:p text:style-name="P8"><text:span text:style-name="T9">$ordre_postnr</text:span></text:p>
                <text:p text:style-name="P8"><text:span text:style-name="T9">$ordre_bynavn</text:span></text:p>
                <text:p text:style-name="P8"><text:span text:style-name="T9">$ordre_land</text:span></text:p>
                <text:p text:style-name="P8"><text:span text:style-name="T9">$ordre_kontakt</text:span></text:p>
                <text:p text:style-name="P8"><text:span text:style-name="T9">$ordre_cvrnr</text:span></text:p>
              </table:table-cell>
            </table:table-row>
            <table:table-row table:style-name="ro11" table:default-cell-style-name="ce18">
              <table:table-cell>
                <text:p text:style-name="P8"><text:span text:style-name="T8">Ikke: </text:span><text:span text:style-name="T12">Rykkere</text:span><text:span text:style-name="T8"> og </text:span><text:span text:style-name="T12">Plukliste</text:span><text:span text:style-name="T8"> men </text:span><text:span text:style-name="T12">Pos</text:span><text:span text:style-name="T8"> og </text:span><text:span text:style-name="T12">Indkøbsforslag</text:span></text:p>
                <text:p text:style-name="P8"><text:span text:style-name="T9">$ordre_ordredate</text:span></text:p>
                <text:p text:style-name="P8"><text:span text:style-name="T9">$ordre_levdate</text:span></text:p>
                <text:p text:style-name="P8"><text:span text:style-name="T9">$ordre_notes</text:span></text:p>
                <text:p text:style-name="P8"><text:span text:style-name="T9">$ordre_ordrenr</text:span></text:p>
                <text:p text:style-name="P8"><text:span text:style-name="T9">$ordre_momssats</text:span></text:p>
                <text:p text:style-name="P8"><text:span text:style-name="T9">$ordre_kundeordnr</text:span></text:p>
                <text:p text:style-name="P8"><text:span text:style-name="T9">$ordre_projekt</text:span></text:p>
                <text:p text:style-name="P8"><text:span text:style-name="T9">$ordre_lev_navn</text:span></text:p>
                <text:p text:style-name="P8"><text:span text:style-name="T9">$ordre_lev_addr1</text:span></text:p>
                <text:p text:style-name="P8"><text:span text:style-name="T9">$ordre_lev_addr2</text:span></text:p>
                <text:p text:style-name="P8"><text:span text:style-name="T9">$ordre_lev_postnr</text:span></text:p>
                <text:p text:style-name="P8"><text:span text:style-name="T9">$ordre_lev_bynavn</text:span></text:p>
                <text:p text:style-name="P8"><text:span text:style-name="T9">$ordre_lev_kontakt</text:span></text:p>
                <text:p text:style-name="P8"><text:span text:style-name="T9">$ordre_ean</text:span></text:p>
                <text:p text:style-name="P8"><text:span text:style-name="T9">$ordre_institution</text:span></text:p>
                <text:p text:style-name="P8"><text:span text:style-name="T9">$ordre_lev_kontakt</text:span></text:p>
              </table:table-cell>
              <table:table-cell/>
              <table:table-cell/>
              <table:table-cell>
                <text:p text:style-name="P8"><text:span text:style-name="T8">Ikke: </text:span><text:span text:style-name="T12">Rykkere</text:span><text:span text:style-name="T8"> og </text:span><text:span text:style-name="T12">Plukliste</text:span><text:span text:style-name="T8"> men </text:span><text:span text:style-name="T12">Pos</text:span><text:span text:style-name="T8"> og </text:span><text:span text:style-name="T12">Indkøbsforslag</text:span></text:p>
                <text:p text:style-name="P8"><text:span text:style-name="T9">$ordre_ordredate</text:span></text:p>
                <text:p text:style-name="P8"><text:span text:style-name="T9">$ordre_levdate</text:span></text:p>
                <text:p text:style-name="P8"><text:span text:style-name="T9">$ordre_notes</text:span></text:p>
                <text:p text:style-name="P8"><text:span text:style-name="T9">$ordre_ordrenr</text:span></text:p>
                <text:p text:style-name="P8"><text:span text:style-name="T9">$ordre_momssats</text:span></text:p>
                <text:p text:style-name="P8"><text:span text:style-name="T9">$ordre_kundeordnr</text:span></text:p>
                <text:p text:style-name="P8"><text:span text:style-name="T9">$ordre_projekt</text:span></text:p>
                <text:p text:style-name="P8"><text:span text:style-name="T9">$ordre_lev_navn</text:span></text:p>
                <text:p text:style-name="P8"><text:span text:style-name="T9">$ordre_lev_addr1</text:span></text:p>
                <text:p text:style-name="P8"><text:span text:style-name="T9">$ordre_lev_addr2</text:span></text:p>
                <text:p text:style-name="P8"><text:span text:style-name="T9">$ordre_lev_postnr</text:span></text:p>
                <text:p text:style-name="P8"><text:span text:style-name="T9">$ordre_lev_bynavn</text:span></text:p>
                <text:p text:style-name="P8"><text:span text:style-name="T9">$ordre_lev_kontakt</text:span></text:p>
                <text:p text:style-name="P8"><text:span text:style-name="T9">$ordre_ean</text:span></text:p>
                <text:p text:style-name="P8"><text:span text:style-name="T9">$ordre_institution</text:span></text:p>
                <text:p text:style-name="P8"><text:span text:style-name="T9">$ordre_lev_kontakt</text:span></text:p>
              </table:table-cell>
              <table:table-cell/>
              <table:table-cell/>
            </table:table-row>
            <table:table-row table:style-name="ro14" table:default-cell-style-name="ce18">
              <table:table-cell>
                <text:p text:style-name="P8"><text:span text:style-name="T8">På: </text:span><text:span text:style-name="T12">Faktura</text:span><text:span text:style-name="T8"> og </text:span><text:span text:style-name="T12">Rekvisition</text:span></text:p>
                <text:p text:style-name="P8"><text:span text:style-name="T9">$ordre_fakturanr</text:span></text:p>
                <text:p text:style-name="P8"><text:span text:style-name="T9">$ordre_fakturadat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18">
              <table:table-cell>
                <text:p text:style-name="P8"><text:span text:style-name="T8">ikke: </text:span><text:span text:style-name="T12">Rykkere</text:span><text:span text:style-name="T8"> og </text:span><text:span text:style-name="T12">Plukliste</text:span><text:span text:style-name="T8"> men </text:span><text:span text:style-name="T12">Pos</text:span><text:span text:style-name="T8"> og </text:span><text:span text:style-name="T12">Indkøbsforslag</text:span></text:p>
                <text:p text:style-name="P8"><text:span text:style-name="T9">$formular_moms</text:span></text:p>
                <text:p text:style-name="P8"><text:span text:style-name="T9">$formular_momsgrundlag</text:span></text:p>
                <text:p text:style-name="P8"><text:span text:style-name="T9">$formular_ial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ce18">
              <table:table-cell>
                <text:p text:style-name="P8"><text:span text:style-name="T8">På: </text:span><text:span text:style-name="T12">Følgeseddel</text:span></text:p>
                <text:p text:style-name="P8"><text:span text:style-name="T9">$levering_lev_nr</text:span></text:p>
                <text:p text:style-name="P8"><text:span text:style-name="T9">$levering_salgsdate</text:span></text:p>
              </table:table-cell>
              <table:table-cell/>
              <table:table-cell/>
              <table:table-cell/>
              <table:table-cell>
                <text:p text:style-name="P8"><text:span text:style-name="T8">På: </text:span><text:span text:style-name="T12">Følgeseddel</text:span></text:p>
                <text:p text:style-name="P8"><text:span text:style-name="T9">$levering_lev_nr</text:span></text:p>
                <text:p text:style-name="P8"><text:span text:style-name="T9">$levering_salgsdate</text:span></text:p>
              </table:table-cell>
              <table:table-cell/>
            </table:table-row>
            <table:table-row table:style-name="ro16" table:default-cell-style-name="ce18">
              <table:table-cell>
                <text:p text:style-name="P8"><text:span text:style-name="T8">På </text:span><text:span text:style-name="T12">Rykkere</text:span></text:p>
                <text:p text:style-name="P8"><text:span text:style-name="T9">$forfalden_sum</text:span></text:p>
                <text:p><text:span text:style-name="T9">$rykker_gebyr</text:span></text:p>
              </table:table-cell>
              <table:table-cell>
                <text:p text:style-name="P8"><text:span text:style-name="T8">På </text:span><text:span text:style-name="T12">Rykkere</text:span></text:p>
                <text:p text:style-name="P8"><text:span text:style-name="T9">$forfalden_sum</text:span></text:p>
                <text:p><text:span text:style-name="T9">$rykker_gebyr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07" draw:text-style-name="P58" draw:layer="Saldi-System" svg:width="17.098cm" svg:height="3.817cm" draw:transform="skewX (5.70628534647582E-017) rotate (0.788888821901437) translate (3.178cm 19.571cm)">
          <draw:text-box>
            <text:p text:style-name="P2"><text:span text:style-name="T48">Felt-oversig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Liberation Sans3" svg:font-family="'Liberation Sans'" style:font-family-generic="decorative" style:font-pitch="variable"/>
    <style:font-face style:name="Swis721 BdOul BT" svg:font-family="'Swis721 BdOul BT'" style:font-family-generic="decorative" style:font-pitch="variable"/>
    <style:font-face style:name="Swis721 BdOul BT1" svg:font-family="'Swis721 BdOul BT'" style:font-adornments="Fed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family-generic="swiss" style:font-pitch="variable"/>
    <style:font-face style:name="HelveticaNeueLT Std" svg:font-family="'HelveticaNeueLT Std'" style:font-family-generic="swiss" style:font-pitch="variable"/>
    <style:font-face style:name="HelveticaNeueLT Std Med Cn" svg:font-family="'HelveticaNeueLT Std Med Cn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a" fo:country="DK" style:letter-kerning="true" style:font-name-asian="Mangal1" style:font-family-asian="Mangal" style:font-pitch-asian="variable" style:font-size-asian="12pt" style:language-asian="hi" style:country-asian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Overskrift_20_2" style:display-name="Oversk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Overskrift_20_3" style:display-name="Oversk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Indeks" style:family="graphic">
      <style:paragraph-properties style:text-autospace="none"/>
      <style:text-properties style:font-name-asian="Mangal2" style:font-family-asian="Mangal" style:font-family-generic-asian="roman" style:font-pitch-asian="variable"/>
    </style:style>
    <style:style style:name="Billedtekst" style:family="graphic">
      <style:paragraph-properties fo:margin-top="0.374cm" fo:margin-bottom="0.374cm" style:text-autospace="none"/>
      <style:text-properties fo:font-style="italic" style:font-name-asian="Mangal2" style:font-family-asian="Mangal" style:font-family-generic-asian="roman" style:font-pitch-asian="variable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 style:font-family-generic-asian="roman" style:font-pitch-asian="variable"/>
    </style:style>
    <style:style style:name="Sidehoved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Tabelindhold" style:family="graphic">
      <style:paragraph-properties style:text-autospace="none"/>
    </style:style>
    <style:style style:name="Sidefod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Citater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.108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>
        <svg:title>RappSystem</svg:title>
        <svg:desc>Her befinder sig forklaringer m.v. til design-systemet.</svg:desc>
      </draw:layer>
      <draw:layer draw:name="Saldi-System">
        <svg:title>Titel</svg:title>
      </draw:layer>
      <draw:layer draw:name="[A] Alle sider">
        <svg:title>[A]</svg:title>
        <svg:desc>Dette lag medtages på alle sider</svg:desc>
      </draw:layer>
      <draw:layer draw:name="[1] Kun forside">
        <svg:title>[1]</svg:title>
        <svg:desc>Dette lag medtages kun på første side</svg:desc>
      </draw:layer>
      <draw:layer draw:name="[S] Kun sidste"/>
      <draw:layer draw:name="[!S] Ikke sidste"/>
      <draw:layer draw:name="[PDF] Baggrund">
        <svg:desc>Udskriv dette lags indhold til PDF-fil, og benyt det som baggrund på en side-blanket</svg:desc>
      </draw:layer>
      <draw:layer draw:name="[M] Mail Tekster">
        <svg:title>Mail</svg:title>
        <svg:desc>Tekster i dette lag, anvendes når du sender mail.</svg:desc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09:09:35.907000000</meta:creation-date>
    <dc:date>2016-04-18T09:28:34.544000000</dc:date>
    <meta:editing-duration>P21DT16H24M27S</meta:editing-duration>
    <meta:editing-cycles>126</meta:editing-cycles>
    <meta:generator>LibreOffice/5.1.2.2$Windows_x86 LibreOffice_project/d3bf12ecb743fc0d20e0be0c58ca359301eb705f</meta:generator>
    <meta:print-date>2015-11-28T11:50:41.611000000</meta:print-date>
    <meta:document-statistic meta:object-count="479"/>
  </office:meta>
</office:document-meta>
</file>

<file path=Basic/Standard/PlacerTxt.xml><?xml version="1.0" encoding="utf-8"?>
<!DOCTYPE module  PUBLIC '-//OpenOffice.org//DTD OfficeDocument 1.0//EN'  'module.dtd'>
<script:module xmlns:script="http://openoffice.org/2000/script" script:name="PlacerTxt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lacerTx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